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30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ed1c24"/>
    </style:style>
    <style:style style:name="ce5" style:family="table-cell" style:parent-style-name="Default">
      <style:table-cell-properties fo:background-color="#ed1c24"/>
      <style:text-properties fo:color="#ce181e"/>
    </style:style>
    <style:style style:name="ce1" style:family="table-cell" style:parent-style-name="Default" style:data-style-name="N11"/>
    <style:style style:name="ce7" style:family="table-cell" style:parent-style-name="Default" style:data-style-name="N1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3" table:default-cell-style-name="ce2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recio</text:p>
          </table:table-cell>
          <table:table-cell table:style-name="Default" office:value-type="string" calcext:value-type="string">
            <text:p>Precio %</text:p>
          </table:table-cell>
          <table:table-cell office:value-type="string" calcext:value-type="string">
            <text:p>mes</text:p>
          </table:table-cell>
          <table:table-cell table:style-name="Default" office:value-type="string" calcext:value-type="string">
            <text:p>%demanda</text:p>
          </table:table-cell>
          <table:table-cell table:style-name="Default" office:value-type="string" calcext:value-type="string">
            <text:p>Demanda % total</text:p>
          </table:table-cell>
          <table:table-cell table:style-name="Default" office:value-type="string" calcext:value-type="string">
            <text:p>demanda max</text:p>
          </table:table-cell>
          <table:table-cell table:style-name="Default" office:value-type="string" calcext:value-type="string">
            <text:p>demanda min</text:p>
          </table:table-cell>
          <table:table-cell office:value-type="string" calcext:value-type="string">
            <text:p>Demanda total</text:p>
          </table:table-cell>
          <table:table-cell/>
          <table:table-cell office:value-type="string" calcext:value-type="string">
            <text:p>Query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3]*100)/60)%" office:value-type="percentage" office:value="1" calcext:value-type="percentage">
            <text:p>100.00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3]" office:value-type="percentage" office:value="1.95" calcext:value-type="percentage">
            <text:p>195.00 %</text:p>
          </table:table-cell>
          <table:table-cell table:formula="of:=(9200*(100%+[.E3])) - (9200*(100%+[.E3]))*([.C3]-100%)" office:value-type="float" office:value="17940" calcext:value-type="float">
            <text:p>17940</text:p>
          </table:table-cell>
          <table:table-cell table:formula="of:=(RANDBETWEEN([.G3]-5000;[.G3]))" office:value-type="float" office:value="14662" calcext:value-type="float">
            <text:p>14662</text:p>
          </table:table-cell>
          <table:table-cell table:formula="of:=RANDBETWEEN([.H3];[.G3])" office:value-type="float" office:value="17302" calcext:value-type="float">
            <text:p>17302</text:p>
          </table:table-cell>
          <table:table-cell/>
          <table:table-cell table:formula="of:=&quot;insert into demanda (precio,mes,demanda) values (&quot;&amp;[.B3]&amp;&quot;,&quot;&amp;[.D3]&amp;&quot;,&quot;&amp;[.I3]&amp;&quot;);&quot;" office:value-type="string" office:string-value="insert into demanda (precio,mes,demanda) values (60,1,17302);" calcext:value-type="string">
            <text:p>insert into demanda (precio,mes,demanda) values (60,1,17302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4]*100)/60)%" office:value-type="percentage" office:value="1" calcext:value-type="percentage">
            <text:p>100.00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4]" office:value-type="percentage" office:value="1.6" calcext:value-type="percentage">
            <text:p>160.00 %</text:p>
          </table:table-cell>
          <table:table-cell table:formula="of:=(9200*(100%+[.E4])) - (9200*(100%+[.E4]))*([.C4]-100%)" office:value-type="float" office:value="14720" calcext:value-type="float">
            <text:p>14720</text:p>
          </table:table-cell>
          <table:table-cell table:formula="of:=(RANDBETWEEN([.G4]-5000;[.G4]))" office:value-type="float" office:value="14572" calcext:value-type="float">
            <text:p>14572</text:p>
          </table:table-cell>
          <table:table-cell table:formula="of:=RANDBETWEEN([.H4];[.G4])" office:value-type="float" office:value="14630" calcext:value-type="float">
            <text:p>14630</text:p>
          </table:table-cell>
          <table:table-cell/>
          <table:table-cell table:formula="of:=&quot;insert into demanda (precio,mes,demanda) values (&quot;&amp;[.B4]&amp;&quot;,&quot;&amp;[.D4]&amp;&quot;,&quot;&amp;[.I4]&amp;&quot;);&quot;" office:value-type="string" office:string-value="insert into demanda (precio,mes,demanda) values (60,2,14630);" calcext:value-type="string">
            <text:p>insert into demanda (precio,mes,demanda) values (60,2,14630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5]*100)/60)%" office:value-type="percentage" office:value="1" calcext:value-type="percentage">
            <text:p>100.00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5]" office:value-type="percentage" office:value="1.65" calcext:value-type="percentage">
            <text:p>165.00 %</text:p>
          </table:table-cell>
          <table:table-cell table:formula="of:=(9200*(100%+[.E5])) - (9200*(100%+[.E5]))*([.C5]-100%)" office:value-type="float" office:value="15180" calcext:value-type="float">
            <text:p>15180</text:p>
          </table:table-cell>
          <table:table-cell table:formula="of:=(RANDBETWEEN([.G5]-5000;[.G5]))" office:value-type="float" office:value="11140" calcext:value-type="float">
            <text:p>11140</text:p>
          </table:table-cell>
          <table:table-cell table:formula="of:=RANDBETWEEN([.H5];[.G5])" office:value-type="float" office:value="14777" calcext:value-type="float">
            <text:p>14777</text:p>
          </table:table-cell>
          <table:table-cell/>
          <table:table-cell table:formula="of:=&quot;insert into demanda (precio,mes,demanda) values (&quot;&amp;[.B5]&amp;&quot;,&quot;&amp;[.D5]&amp;&quot;,&quot;&amp;[.I5]&amp;&quot;);&quot;" office:value-type="string" office:string-value="insert into demanda (precio,mes,demanda) values (60,3,14777);" calcext:value-type="string">
            <text:p>insert into demanda (precio,mes,demanda) values (60,3,14777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6]*100)/60)%" office:value-type="percentage" office:value="1" calcext:value-type="percentage">
            <text:p>100.00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6]" office:value-type="percentage" office:value="1.8" calcext:value-type="percentage">
            <text:p>180.00 %</text:p>
          </table:table-cell>
          <table:table-cell table:formula="of:=(9200*(100%+[.E6])) - (9200*(100%+[.E6]))*([.C6]-100%)" office:value-type="float" office:value="16560" calcext:value-type="float">
            <text:p>16560</text:p>
          </table:table-cell>
          <table:table-cell table:formula="of:=(RANDBETWEEN([.G6]-5000;[.G6]))" office:value-type="float" office:value="15748" calcext:value-type="float">
            <text:p>15748</text:p>
          </table:table-cell>
          <table:table-cell table:formula="of:=RANDBETWEEN([.H6];[.G6])" office:value-type="float" office:value="16015" calcext:value-type="float">
            <text:p>16015</text:p>
          </table:table-cell>
          <table:table-cell/>
          <table:table-cell table:formula="of:=&quot;insert into demanda (precio,mes,demanda) values (&quot;&amp;[.B6]&amp;&quot;,&quot;&amp;[.D6]&amp;&quot;,&quot;&amp;[.I6]&amp;&quot;);&quot;" office:value-type="string" office:string-value="insert into demanda (precio,mes,demanda) values (60,4,16015);" calcext:value-type="string">
            <text:p>insert into demanda (precio,mes,demanda) values (60,4,16015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7]*100)/60)%" office:value-type="percentage" office:value="1" calcext:value-type="percentage">
            <text:p>100.00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7]" office:value-type="percentage" office:value="1.75" calcext:value-type="percentage">
            <text:p>175.00 %</text:p>
          </table:table-cell>
          <table:table-cell table:formula="of:=(9200*(100%+[.E7])) - (9200*(100%+[.E7]))*([.C7]-100%)" office:value-type="float" office:value="16100" calcext:value-type="float">
            <text:p>16100</text:p>
          </table:table-cell>
          <table:table-cell table:formula="of:=(RANDBETWEEN([.G7]-5000;[.G7]))" office:value-type="float" office:value="13321" calcext:value-type="float">
            <text:p>13321</text:p>
          </table:table-cell>
          <table:table-cell table:formula="of:=RANDBETWEEN([.H7];[.G7])" office:value-type="float" office:value="15669" calcext:value-type="float">
            <text:p>15669</text:p>
          </table:table-cell>
          <table:table-cell/>
          <table:table-cell table:formula="of:=&quot;insert into demanda (precio,mes,demanda) values (&quot;&amp;[.B7]&amp;&quot;,&quot;&amp;[.D7]&amp;&quot;,&quot;&amp;[.I7]&amp;&quot;);&quot;" office:value-type="string" office:string-value="insert into demanda (precio,mes,demanda) values (60,5,15669);" calcext:value-type="string">
            <text:p>insert into demanda (precio,mes,demanda) values (60,5,15669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8]*100)/60)%" office:value-type="percentage" office:value="1" calcext:value-type="percentage">
            <text:p>100.00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8]" office:value-type="percentage" office:value="1.5" calcext:value-type="percentage">
            <text:p>150.00 %</text:p>
          </table:table-cell>
          <table:table-cell table:formula="of:=(9200*(100%+[.E8])) - (9200*(100%+[.E8]))*([.C8]-100%)" office:value-type="float" office:value="13800" calcext:value-type="float">
            <text:p>13800</text:p>
          </table:table-cell>
          <table:table-cell table:formula="of:=(RANDBETWEEN([.G8]-5000;[.G8]))" office:value-type="float" office:value="11084" calcext:value-type="float">
            <text:p>11084</text:p>
          </table:table-cell>
          <table:table-cell table:formula="of:=RANDBETWEEN([.H8];[.G8])" office:value-type="float" office:value="12117" calcext:value-type="float">
            <text:p>12117</text:p>
          </table:table-cell>
          <table:table-cell/>
          <table:table-cell table:formula="of:=&quot;insert into demanda (precio,mes,demanda) values (&quot;&amp;[.B8]&amp;&quot;,&quot;&amp;[.D8]&amp;&quot;,&quot;&amp;[.I8]&amp;&quot;);&quot;" office:value-type="string" office:string-value="insert into demanda (precio,mes,demanda) values (60,6,12117);" calcext:value-type="string">
            <text:p>insert into demanda (precio,mes,demanda) values (60,6,12117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9]*100)/60)%" office:value-type="percentage" office:value="1" calcext:value-type="percentage">
            <text:p>100.00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9]" office:value-type="percentage" office:value="1.4" calcext:value-type="percentage">
            <text:p>140.00 %</text:p>
          </table:table-cell>
          <table:table-cell table:formula="of:=(9200*(100%+[.E9])) - (9200*(100%+[.E9]))*([.C9]-100%)" office:value-type="float" office:value="12880" calcext:value-type="float">
            <text:p>12880</text:p>
          </table:table-cell>
          <table:table-cell table:formula="of:=(RANDBETWEEN([.G9]-5000;[.G9]))" office:value-type="float" office:value="9297" calcext:value-type="float">
            <text:p>9297</text:p>
          </table:table-cell>
          <table:table-cell table:formula="of:=RANDBETWEEN([.H9];[.G9])" office:value-type="float" office:value="9971" calcext:value-type="float">
            <text:p>9971</text:p>
          </table:table-cell>
          <table:table-cell table:style-name="ce1"/>
          <table:table-cell table:formula="of:=&quot;insert into demanda (precio,mes,demanda) values (&quot;&amp;[.B9]&amp;&quot;,&quot;&amp;[.D9]&amp;&quot;,&quot;&amp;[.I9]&amp;&quot;);&quot;" office:value-type="string" office:string-value="insert into demanda (precio,mes,demanda) values (60,7,9971);" calcext:value-type="string">
            <text:p>insert into demanda (precio,mes,demanda) values (60,7,9971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10]*100)/60)%" office:value-type="percentage" office:value="1" calcext:value-type="percentage">
            <text:p>100.00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10]" office:value-type="percentage" office:value="1.63" calcext:value-type="percentage">
            <text:p>163.00 %</text:p>
          </table:table-cell>
          <table:table-cell table:formula="of:=(9200*(100%+[.E10])) - (9200*(100%+[.E10]))*([.C10]-100%)" office:value-type="float" office:value="14996" calcext:value-type="float">
            <text:p>14996</text:p>
          </table:table-cell>
          <table:table-cell table:formula="of:=(RANDBETWEEN([.G10]-5000;[.G10]))" office:value-type="float" office:value="10565" calcext:value-type="float">
            <text:p>10565</text:p>
          </table:table-cell>
          <table:table-cell table:formula="of:=RANDBETWEEN([.H10];[.G10])" office:value-type="float" office:value="10722" calcext:value-type="float">
            <text:p>10722</text:p>
          </table:table-cell>
          <table:table-cell/>
          <table:table-cell table:formula="of:=&quot;insert into demanda (precio,mes,demanda) values (&quot;&amp;[.B10]&amp;&quot;,&quot;&amp;[.D10]&amp;&quot;,&quot;&amp;[.I10]&amp;&quot;);&quot;" office:value-type="string" office:string-value="insert into demanda (precio,mes,demanda) values (60,8,10722);" calcext:value-type="string">
            <text:p>insert into demanda (precio,mes,demanda) values (60,8,10722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11]*100)/60)%" office:value-type="percentage" office:value="1" calcext:value-type="percentage">
            <text:p>100.00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11]" office:value-type="percentage" office:value="1.8" calcext:value-type="percentage">
            <text:p>180.00 %</text:p>
          </table:table-cell>
          <table:table-cell table:formula="of:=(9200*(100%+[.E11])) - (9200*(100%+[.E11]))*([.C11]-100%)" office:value-type="float" office:value="16560" calcext:value-type="float">
            <text:p>16560</text:p>
          </table:table-cell>
          <table:table-cell table:formula="of:=(RANDBETWEEN([.G11]-5000;[.G11]))" office:value-type="float" office:value="11627" calcext:value-type="float">
            <text:p>11627</text:p>
          </table:table-cell>
          <table:table-cell table:formula="of:=RANDBETWEEN([.H11];[.G11])" office:value-type="float" office:value="13362" calcext:value-type="float">
            <text:p>13362</text:p>
          </table:table-cell>
          <table:table-cell/>
          <table:table-cell table:formula="of:=&quot;insert into demanda (precio,mes,demanda) values (&quot;&amp;[.B11]&amp;&quot;,&quot;&amp;[.D11]&amp;&quot;,&quot;&amp;[.I11]&amp;&quot;);&quot;" office:value-type="string" office:string-value="insert into demanda (precio,mes,demanda) values (60,9,13362);" calcext:value-type="string">
            <text:p>insert into demanda (precio,mes,demanda) values (60,9,13362);</text:p>
          </table:table-cell>
          <table:table-cell table:style-name="ce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12]*100)/60)%" office:value-type="percentage" office:value="1" calcext:value-type="percentage">
            <text:p>100.00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" calcext:value-type="percentage">
            <text:p>80.00 %</text:p>
          </table:table-cell>
          <table:table-cell table:formula="of:=100%+[.E12]" office:value-type="percentage" office:value="1.8" calcext:value-type="percentage">
            <text:p>180.00 %</text:p>
          </table:table-cell>
          <table:table-cell table:formula="of:=(9200*(100%+[.E12])) - (9200*(100%+[.E12]))*([.C12]-100%)" office:value-type="float" office:value="16560" calcext:value-type="float">
            <text:p>16560</text:p>
          </table:table-cell>
          <table:table-cell table:formula="of:=(RANDBETWEEN([.G12]-5000;[.G12]))" office:value-type="float" office:value="15824" calcext:value-type="float">
            <text:p>15824</text:p>
          </table:table-cell>
          <table:table-cell table:formula="of:=RANDBETWEEN([.H12];[.G12])" office:value-type="float" office:value="16324" calcext:value-type="float">
            <text:p>16324</text:p>
          </table:table-cell>
          <table:table-cell/>
          <table:table-cell table:formula="of:=&quot;insert into demanda (precio,mes,demanda) values (&quot;&amp;[.B12]&amp;&quot;,&quot;&amp;[.D12]&amp;&quot;,&quot;&amp;[.I12]&amp;&quot;);&quot;" office:value-type="string" office:string-value="insert into demanda (precio,mes,demanda) values (60,10,16324);" calcext:value-type="string">
            <text:p>insert into demanda (precio,mes,demanda) values (60,10,16324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13]*100)/60)%" office:value-type="percentage" office:value="1" calcext:value-type="percentage">
            <text:p>100.00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13]" office:value-type="percentage" office:value="1.9" calcext:value-type="percentage">
            <text:p>190.00 %</text:p>
          </table:table-cell>
          <table:table-cell table:formula="of:=(9200*(100%+[.E13])) - (9200*(100%+[.E13]))*([.C13]-100%)" office:value-type="float" office:value="17480" calcext:value-type="float">
            <text:p>17480</text:p>
          </table:table-cell>
          <table:table-cell table:formula="of:=(RANDBETWEEN([.G13]-5000;[.G13]))" office:value-type="float" office:value="15424" calcext:value-type="float">
            <text:p>15424</text:p>
          </table:table-cell>
          <table:table-cell table:formula="of:=RANDBETWEEN([.H13];[.G13])" office:value-type="float" office:value="15546" calcext:value-type="float">
            <text:p>15546</text:p>
          </table:table-cell>
          <table:table-cell/>
          <table:table-cell table:formula="of:=&quot;insert into demanda (precio,mes,demanda) values (&quot;&amp;[.B13]&amp;&quot;,&quot;&amp;[.D13]&amp;&quot;,&quot;&amp;[.I13]&amp;&quot;);&quot;" office:value-type="string" office:string-value="insert into demanda (precio,mes,demanda) values (60,11,15546);" calcext:value-type="string">
            <text:p>insert into demanda (precio,mes,demanda) values (60,11,15546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14]*100)/60)%" office:value-type="percentage" office:value="1" calcext:value-type="percentage">
            <text:p>100.00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14]" office:value-type="percentage" office:value="2" calcext:value-type="percentage">
            <text:p>200.00 %</text:p>
          </table:table-cell>
          <table:table-cell table:formula="of:=(9200*(100%+[.E14])) - (9200*(100%+[.E14]))*([.C14]-100%)" office:value-type="float" office:value="18400" calcext:value-type="float">
            <text:p>18400</text:p>
          </table:table-cell>
          <table:table-cell table:formula="of:=(RANDBETWEEN([.G14]-5000;[.G14]))" office:value-type="float" office:value="15580" calcext:value-type="float">
            <text:p>15580</text:p>
          </table:table-cell>
          <table:table-cell table:formula="of:=RANDBETWEEN([.H14];[.G14])" office:value-type="float" office:value="16893" calcext:value-type="float">
            <text:p>16893</text:p>
          </table:table-cell>
          <table:table-cell/>
          <table:table-cell table:formula="of:=&quot;insert into demanda (precio,mes,demanda) values (&quot;&amp;[.B14]&amp;&quot;,&quot;&amp;[.D14]&amp;&quot;,&quot;&amp;[.I14]&amp;&quot;);&quot;" office:value-type="string" office:string-value="insert into demanda (precio,mes,demanda) values (60,12,16893);" calcext:value-type="string">
            <text:p>insert into demanda (precio,mes,demanda) values (60,12,16893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15]*100)/60)%" office:value-type="percentage" office:value="1.33333333333333" calcext:value-type="percentage">
            <text:p>133.33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15]" office:value-type="percentage" office:value="1.95" calcext:value-type="percentage">
            <text:p>195.00 %</text:p>
          </table:table-cell>
          <table:table-cell table:formula="of:=(9200*(100%+[.E15])) - (9200*(100%+[.E15]))*([.C15]-100%)" office:value-type="float" office:value="11960" calcext:value-type="float">
            <text:p>11960</text:p>
          </table:table-cell>
          <table:table-cell table:formula="of:=(RANDBETWEEN([.G15]-5000;[.G15]))" office:value-type="float" office:value="10205" calcext:value-type="float">
            <text:p>10205</text:p>
          </table:table-cell>
          <table:table-cell table:formula="of:=RANDBETWEEN([.H15];[.G15])" office:value-type="float" office:value="11540" calcext:value-type="float">
            <text:p>11540</text:p>
          </table:table-cell>
          <table:table-cell/>
          <table:table-cell table:formula="of:=&quot;insert into demanda (precio,mes,demanda) values (&quot;&amp;[.B15]&amp;&quot;,&quot;&amp;[.D15]&amp;&quot;,&quot;&amp;[.I15]&amp;&quot;);&quot;" office:value-type="string" office:string-value="insert into demanda (precio,mes,demanda) values (80,1,11540);" calcext:value-type="string">
            <text:p>insert into demanda (precio,mes,demanda) values (80,1,11540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16]*100)/60)%" office:value-type="percentage" office:value="1.33333333333333" calcext:value-type="percentage">
            <text:p>133.33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16]" office:value-type="percentage" office:value="1.6" calcext:value-type="percentage">
            <text:p>160.00 %</text:p>
          </table:table-cell>
          <table:table-cell table:formula="of:=(9200*(100%+[.E16])) - (9200*(100%+[.E16]))*([.C16]-100%)" office:value-type="float" office:value="9813.33333333333" calcext:value-type="float">
            <text:p>9813</text:p>
          </table:table-cell>
          <table:table-cell table:formula="of:=(RANDBETWEEN([.G16]-5000;[.G16]))" office:value-type="float" office:value="9364" calcext:value-type="float">
            <text:p>9364</text:p>
          </table:table-cell>
          <table:table-cell table:formula="of:=RANDBETWEEN([.H16];[.G16])" office:value-type="float" office:value="9368" calcext:value-type="float">
            <text:p>9368</text:p>
          </table:table-cell>
          <table:table-cell/>
          <table:table-cell table:formula="of:=&quot;insert into demanda (precio,mes,demanda) values (&quot;&amp;[.B16]&amp;&quot;,&quot;&amp;[.D16]&amp;&quot;,&quot;&amp;[.I16]&amp;&quot;);&quot;" office:value-type="string" office:string-value="insert into demanda (precio,mes,demanda) values (80,2,9368);" calcext:value-type="string">
            <text:p>insert into demanda (precio,mes,demanda) values (80,2,9368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17]*100)/60)%" office:value-type="percentage" office:value="1.33333333333333" calcext:value-type="percentage">
            <text:p>133.33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17]" office:value-type="percentage" office:value="1.65" calcext:value-type="percentage">
            <text:p>165.00 %</text:p>
          </table:table-cell>
          <table:table-cell table:formula="of:=(9200*(100%+[.E17])) - (9200*(100%+[.E17]))*([.C17]-100%)" office:value-type="float" office:value="10120" calcext:value-type="float">
            <text:p>10120</text:p>
          </table:table-cell>
          <table:table-cell table:formula="of:=(RANDBETWEEN([.G17]-5000;[.G17]))" office:value-type="float" office:value="6835" calcext:value-type="float">
            <text:p>6835</text:p>
          </table:table-cell>
          <table:table-cell table:formula="of:=RANDBETWEEN([.H17];[.G17])" office:value-type="float" office:value="7498" calcext:value-type="float">
            <text:p>7498</text:p>
          </table:table-cell>
          <table:table-cell/>
          <table:table-cell table:formula="of:=&quot;insert into demanda (precio,mes,demanda) values (&quot;&amp;[.B17]&amp;&quot;,&quot;&amp;[.D17]&amp;&quot;,&quot;&amp;[.I17]&amp;&quot;);&quot;" office:value-type="string" office:string-value="insert into demanda (precio,mes,demanda) values (80,3,7498);" calcext:value-type="string">
            <text:p>insert into demanda (precio,mes,demanda) values (80,3,7498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18]*100)/60)%" office:value-type="percentage" office:value="1.33333333333333" calcext:value-type="percentage">
            <text:p>133.33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18]" office:value-type="percentage" office:value="1.8" calcext:value-type="percentage">
            <text:p>180.00 %</text:p>
          </table:table-cell>
          <table:table-cell table:formula="of:=(9200*(100%+[.E18])) - (9200*(100%+[.E18]))*([.C18]-100%)" office:value-type="float" office:value="11040" calcext:value-type="float">
            <text:p>11040</text:p>
          </table:table-cell>
          <table:table-cell table:formula="of:=(RANDBETWEEN([.G18]-5000;[.G18]))" office:value-type="float" office:value="9188" calcext:value-type="float">
            <text:p>9188</text:p>
          </table:table-cell>
          <table:table-cell table:formula="of:=RANDBETWEEN([.H18];[.G18])" office:value-type="float" office:value="11017" calcext:value-type="float">
            <text:p>11017</text:p>
          </table:table-cell>
          <table:table-cell/>
          <table:table-cell table:formula="of:=&quot;insert into demanda (precio,mes,demanda) values (&quot;&amp;[.B18]&amp;&quot;,&quot;&amp;[.D18]&amp;&quot;,&quot;&amp;[.I18]&amp;&quot;);&quot;" office:value-type="string" office:string-value="insert into demanda (precio,mes,demanda) values (80,4,11017);" calcext:value-type="string">
            <text:p>insert into demanda (precio,mes,demanda) values (80,4,11017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19]*100)/60)%" office:value-type="percentage" office:value="1.33333333333333" calcext:value-type="percentage">
            <text:p>133.33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19]" office:value-type="percentage" office:value="1.75" calcext:value-type="percentage">
            <text:p>175.00 %</text:p>
          </table:table-cell>
          <table:table-cell table:formula="of:=(9200*(100%+[.E19])) - (9200*(100%+[.E19]))*([.C19]-100%)" office:value-type="float" office:value="10733.3333333333" calcext:value-type="float">
            <text:p>10733</text:p>
          </table:table-cell>
          <table:table-cell table:formula="of:=(RANDBETWEEN([.G19]-5000;[.G19]))" office:value-type="float" office:value="7823" calcext:value-type="float">
            <text:p>7823</text:p>
          </table:table-cell>
          <table:table-cell table:formula="of:=RANDBETWEEN([.H19];[.G19])" office:value-type="float" office:value="8063" calcext:value-type="float">
            <text:p>8063</text:p>
          </table:table-cell>
          <table:table-cell/>
          <table:table-cell table:formula="of:=&quot;insert into demanda (precio,mes,demanda) values (&quot;&amp;[.B19]&amp;&quot;,&quot;&amp;[.D19]&amp;&quot;,&quot;&amp;[.I19]&amp;&quot;);&quot;" office:value-type="string" office:string-value="insert into demanda (precio,mes,demanda) values (80,5,8063);" calcext:value-type="string">
            <text:p>insert into demanda (precio,mes,demanda) values (80,5,8063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20]*100)/60)%" office:value-type="percentage" office:value="1.33333333333333" calcext:value-type="percentage">
            <text:p>133.33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20]" office:value-type="percentage" office:value="1.5" calcext:value-type="percentage">
            <text:p>150.00 %</text:p>
          </table:table-cell>
          <table:table-cell table:formula="of:=(9200*(100%+[.E20])) - (9200*(100%+[.E20]))*([.C20]-100%)" office:value-type="float" office:value="9200" calcext:value-type="float">
            <text:p>9200</text:p>
          </table:table-cell>
          <table:table-cell table:formula="of:=(RANDBETWEEN([.G20]-5000;[.G20]))" office:value-type="float" office:value="8822" calcext:value-type="float">
            <text:p>8822</text:p>
          </table:table-cell>
          <table:table-cell table:formula="of:=RANDBETWEEN([.H20];[.G20])" office:value-type="float" office:value="9084" calcext:value-type="float">
            <text:p>9084</text:p>
          </table:table-cell>
          <table:table-cell/>
          <table:table-cell table:formula="of:=&quot;insert into demanda (precio,mes,demanda) values (&quot;&amp;[.B20]&amp;&quot;,&quot;&amp;[.D20]&amp;&quot;,&quot;&amp;[.I20]&amp;&quot;);&quot;" office:value-type="string" office:string-value="insert into demanda (precio,mes,demanda) values (80,6,9084);" calcext:value-type="string">
            <text:p>insert into demanda (precio,mes,demanda) values (80,6,9084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21]*100)/60)%" office:value-type="percentage" office:value="1.33333333333333" calcext:value-type="percentage">
            <text:p>133.33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21]" office:value-type="percentage" office:value="1.4" calcext:value-type="percentage">
            <text:p>140.00 %</text:p>
          </table:table-cell>
          <table:table-cell table:formula="of:=(9200*(100%+[.E21])) - (9200*(100%+[.E21]))*([.C21]-100%)" office:value-type="float" office:value="8586.66666666666" calcext:value-type="float">
            <text:p>8587</text:p>
          </table:table-cell>
          <table:table-cell table:formula="of:=(RANDBETWEEN([.G21]-5000;[.G21]))" office:value-type="float" office:value="7778" calcext:value-type="float">
            <text:p>7778</text:p>
          </table:table-cell>
          <table:table-cell table:formula="of:=RANDBETWEEN([.H21];[.G21])" office:value-type="float" office:value="8165" calcext:value-type="float">
            <text:p>8165</text:p>
          </table:table-cell>
          <table:table-cell/>
          <table:table-cell table:formula="of:=&quot;insert into demanda (precio,mes,demanda) values (&quot;&amp;[.B21]&amp;&quot;,&quot;&amp;[.D21]&amp;&quot;,&quot;&amp;[.I21]&amp;&quot;);&quot;" office:value-type="string" office:string-value="insert into demanda (precio,mes,demanda) values (80,7,8165);" calcext:value-type="string">
            <text:p>insert into demanda (precio,mes,demanda) values (80,7,8165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22]*100)/60)%" office:value-type="percentage" office:value="1.33333333333333" calcext:value-type="percentage">
            <text:p>133.33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22]" office:value-type="percentage" office:value="1.63" calcext:value-type="percentage">
            <text:p>163.00 %</text:p>
          </table:table-cell>
          <table:table-cell table:formula="of:=(9200*(100%+[.E22])) - (9200*(100%+[.E22]))*([.C22]-100%)" office:value-type="float" office:value="9997.33333333333" calcext:value-type="float">
            <text:p>9997</text:p>
          </table:table-cell>
          <table:table-cell table:formula="of:=(RANDBETWEEN([.G22]-5000;[.G22]))" office:value-type="float" office:value="5765" calcext:value-type="float">
            <text:p>5765</text:p>
          </table:table-cell>
          <table:table-cell table:formula="of:=RANDBETWEEN([.H22];[.G22])" office:value-type="float" office:value="8596" calcext:value-type="float">
            <text:p>8596</text:p>
          </table:table-cell>
          <table:table-cell/>
          <table:table-cell table:formula="of:=&quot;insert into demanda (precio,mes,demanda) values (&quot;&amp;[.B22]&amp;&quot;,&quot;&amp;[.D22]&amp;&quot;,&quot;&amp;[.I22]&amp;&quot;);&quot;" office:value-type="string" office:string-value="insert into demanda (precio,mes,demanda) values (80,8,8596);" calcext:value-type="string">
            <text:p>insert into demanda (precio,mes,demanda) values (80,8,8596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23]*100)/60)%" office:value-type="percentage" office:value="1.33333333333333" calcext:value-type="percentage">
            <text:p>133.33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23]" office:value-type="percentage" office:value="1.8" calcext:value-type="percentage">
            <text:p>180.00 %</text:p>
          </table:table-cell>
          <table:table-cell table:formula="of:=(9200*(100%+[.E23])) - (9200*(100%+[.E23]))*([.C23]-100%)" office:value-type="float" office:value="11040" calcext:value-type="float">
            <text:p>11040</text:p>
          </table:table-cell>
          <table:table-cell table:formula="of:=(RANDBETWEEN([.G23]-5000;[.G23]))" office:value-type="float" office:value="8824" calcext:value-type="float">
            <text:p>8824</text:p>
          </table:table-cell>
          <table:table-cell table:formula="of:=RANDBETWEEN([.H23];[.G23])" office:value-type="float" office:value="10884" calcext:value-type="float">
            <text:p>10884</text:p>
          </table:table-cell>
          <table:table-cell/>
          <table:table-cell table:formula="of:=&quot;insert into demanda (precio,mes,demanda) values (&quot;&amp;[.B23]&amp;&quot;,&quot;&amp;[.D23]&amp;&quot;,&quot;&amp;[.I23]&amp;&quot;);&quot;" office:value-type="string" office:string-value="insert into demanda (precio,mes,demanda) values (80,9,10884);" calcext:value-type="string">
            <text:p>insert into demanda (precio,mes,demanda) values (80,9,10884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24]*100)/60)%" office:value-type="percentage" office:value="1.33333333333333" calcext:value-type="percentage">
            <text:p>133.33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5" calcext:value-type="percentage">
            <text:p>85.00 %</text:p>
          </table:table-cell>
          <table:table-cell table:formula="of:=100%+[.E24]" office:value-type="percentage" office:value="1.85" calcext:value-type="percentage">
            <text:p>185.00 %</text:p>
          </table:table-cell>
          <table:table-cell table:formula="of:=(9200*(100%+[.E24])) - (9200*(100%+[.E24]))*([.C24]-100%)" office:value-type="float" office:value="11346.6666666667" calcext:value-type="float">
            <text:p>11347</text:p>
          </table:table-cell>
          <table:table-cell table:formula="of:=(RANDBETWEEN([.G24]-5000;[.G24]))" office:value-type="float" office:value="9878" calcext:value-type="float">
            <text:p>9878</text:p>
          </table:table-cell>
          <table:table-cell table:formula="of:=RANDBETWEEN([.H24];[.G24])" office:value-type="float" office:value="11099" calcext:value-type="float">
            <text:p>11099</text:p>
          </table:table-cell>
          <table:table-cell/>
          <table:table-cell table:formula="of:=&quot;insert into demanda (precio,mes,demanda) values (&quot;&amp;[.B24]&amp;&quot;,&quot;&amp;[.D24]&amp;&quot;,&quot;&amp;[.I24]&amp;&quot;);&quot;" office:value-type="string" office:string-value="insert into demanda (precio,mes,demanda) values (80,10,11099);" calcext:value-type="string">
            <text:p>insert into demanda (precio,mes,demanda) values (80,10,11099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25]*100)/60)%" office:value-type="percentage" office:value="1.33333333333333" calcext:value-type="percentage">
            <text:p>133.33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25]" office:value-type="percentage" office:value="1.9" calcext:value-type="percentage">
            <text:p>190.00 %</text:p>
          </table:table-cell>
          <table:table-cell table:formula="of:=(9200*(100%+[.E25])) - (9200*(100%+[.E25]))*([.C25]-100%)" office:value-type="float" office:value="11653.3333333333" calcext:value-type="float">
            <text:p>11653</text:p>
          </table:table-cell>
          <table:table-cell table:formula="of:=(RANDBETWEEN([.G25]-5000;[.G25]))" office:value-type="float" office:value="9372" calcext:value-type="float">
            <text:p>9372</text:p>
          </table:table-cell>
          <table:table-cell table:formula="of:=RANDBETWEEN([.H25];[.G25])" office:value-type="float" office:value="10149" calcext:value-type="float">
            <text:p>10149</text:p>
          </table:table-cell>
          <table:table-cell/>
          <table:table-cell table:formula="of:=&quot;insert into demanda (precio,mes,demanda) values (&quot;&amp;[.B25]&amp;&quot;,&quot;&amp;[.D25]&amp;&quot;,&quot;&amp;[.I25]&amp;&quot;);&quot;" office:value-type="string" office:string-value="insert into demanda (precio,mes,demanda) values (80,11,10149);" calcext:value-type="string">
            <text:p>insert into demanda (precio,mes,demanda) values (80,11,10149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26]*100)/60)%" office:value-type="percentage" office:value="1.33333333333333" calcext:value-type="percentage">
            <text:p>133.33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26]" office:value-type="percentage" office:value="2" calcext:value-type="percentage">
            <text:p>200.00 %</text:p>
          </table:table-cell>
          <table:table-cell table:formula="of:=(9200*(100%+[.E26])) - (9200*(100%+[.E26]))*([.C26]-100%)" office:value-type="float" office:value="12266.6666666667" calcext:value-type="float">
            <text:p>12267</text:p>
          </table:table-cell>
          <table:table-cell table:formula="of:=(RANDBETWEEN([.G26]-5000;[.G26]))" office:value-type="float" office:value="7741" calcext:value-type="float">
            <text:p>7741</text:p>
          </table:table-cell>
          <table:table-cell table:formula="of:=RANDBETWEEN([.H26];[.G26])" office:value-type="float" office:value="7915" calcext:value-type="float">
            <text:p>7915</text:p>
          </table:table-cell>
          <table:table-cell/>
          <table:table-cell table:formula="of:=&quot;insert into demanda (precio,mes,demanda) values (&quot;&amp;[.B26]&amp;&quot;,&quot;&amp;[.D26]&amp;&quot;,&quot;&amp;[.I26]&amp;&quot;);&quot;" office:value-type="string" office:string-value="insert into demanda (precio,mes,demanda) values (80,12,7915);" calcext:value-type="string">
            <text:p>insert into demanda (precio,mes,demanda) values (80,12,7915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27]*100)/60)%" office:value-type="percentage" office:value="0.666666666666667" calcext:value-type="percentage">
            <text:p>66.67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27]" office:value-type="percentage" office:value="1.95" calcext:value-type="percentage">
            <text:p>195.00 %</text:p>
          </table:table-cell>
          <table:table-cell table:formula="of:=(9200*(100%+[.E27])) - (9200*(100%+[.E27]))*([.C27]-100%)" office:value-type="float" office:value="23920" calcext:value-type="float">
            <text:p>23920</text:p>
          </table:table-cell>
          <table:table-cell table:formula="of:=(RANDBETWEEN([.G27]-5000;[.G27]))" office:value-type="float" office:value="21580" calcext:value-type="float">
            <text:p>21580</text:p>
          </table:table-cell>
          <table:table-cell table:formula="of:=RANDBETWEEN([.H27];[.G27])" office:value-type="float" office:value="22837" calcext:value-type="float">
            <text:p>22837</text:p>
          </table:table-cell>
          <table:table-cell/>
          <table:table-cell table:formula="of:=&quot;insert into demanda (precio,mes,demanda) values (&quot;&amp;[.B27]&amp;&quot;,&quot;&amp;[.D27]&amp;&quot;,&quot;&amp;[.I27]&amp;&quot;);&quot;" office:value-type="string" office:string-value="insert into demanda (precio,mes,demanda) values (40,1,22837);" calcext:value-type="string">
            <text:p>insert into demanda (precio,mes,demanda) values (40,1,22837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28]*100)/60)%" office:value-type="percentage" office:value="0.666666666666667" calcext:value-type="percentage">
            <text:p>66.67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28]" office:value-type="percentage" office:value="1.6" calcext:value-type="percentage">
            <text:p>160.00 %</text:p>
          </table:table-cell>
          <table:table-cell table:formula="of:=(9200*(100%+[.E28])) - (9200*(100%+[.E28]))*([.C28]-100%)" office:value-type="float" office:value="19626.6666666667" calcext:value-type="float">
            <text:p>19627</text:p>
          </table:table-cell>
          <table:table-cell table:formula="of:=(RANDBETWEEN([.G28]-5000;[.G28]))" office:value-type="float" office:value="18330" calcext:value-type="float">
            <text:p>18330</text:p>
          </table:table-cell>
          <table:table-cell table:formula="of:=RANDBETWEEN([.H28];[.G28])" office:value-type="float" office:value="18399" calcext:value-type="float">
            <text:p>18399</text:p>
          </table:table-cell>
          <table:table-cell/>
          <table:table-cell table:formula="of:=&quot;insert into demanda (precio,mes,demanda) values (&quot;&amp;[.B28]&amp;&quot;,&quot;&amp;[.D28]&amp;&quot;,&quot;&amp;[.I28]&amp;&quot;);&quot;" office:value-type="string" office:string-value="insert into demanda (precio,mes,demanda) values (40,2,18399);" calcext:value-type="string">
            <text:p>insert into demanda (precio,mes,demanda) values (40,2,18399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29]*100)/60)%" office:value-type="percentage" office:value="0.666666666666667" calcext:value-type="percentage">
            <text:p>66.67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29]" office:value-type="percentage" office:value="1.65" calcext:value-type="percentage">
            <text:p>165.00 %</text:p>
          </table:table-cell>
          <table:table-cell table:formula="of:=(9200*(100%+[.E29])) - (9200*(100%+[.E29]))*([.C29]-100%)" office:value-type="float" office:value="20240" calcext:value-type="float">
            <text:p>20240</text:p>
          </table:table-cell>
          <table:table-cell table:formula="of:=(RANDBETWEEN([.G29]-5000;[.G29]))" office:value-type="float" office:value="16414" calcext:value-type="float">
            <text:p>16414</text:p>
          </table:table-cell>
          <table:table-cell table:formula="of:=RANDBETWEEN([.H29];[.G29])" office:value-type="float" office:value="17438" calcext:value-type="float">
            <text:p>17438</text:p>
          </table:table-cell>
          <table:table-cell/>
          <table:table-cell table:formula="of:=&quot;insert into demanda (precio,mes,demanda) values (&quot;&amp;[.B29]&amp;&quot;,&quot;&amp;[.D29]&amp;&quot;,&quot;&amp;[.I29]&amp;&quot;);&quot;" office:value-type="string" office:string-value="insert into demanda (precio,mes,demanda) values (40,3,17438);" calcext:value-type="string">
            <text:p>insert into demanda (precio,mes,demanda) values (40,3,17438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30]*100)/60)%" office:value-type="percentage" office:value="0.666666666666667" calcext:value-type="percentage">
            <text:p>66.67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30]" office:value-type="percentage" office:value="1.8" calcext:value-type="percentage">
            <text:p>180.00 %</text:p>
          </table:table-cell>
          <table:table-cell table:formula="of:=(9200*(100%+[.E30])) - (9200*(100%+[.E30]))*([.C30]-100%)" office:value-type="float" office:value="22080" calcext:value-type="float">
            <text:p>22080</text:p>
          </table:table-cell>
          <table:table-cell table:formula="of:=(RANDBETWEEN([.G30]-5000;[.G30]))" office:value-type="float" office:value="21420" calcext:value-type="float">
            <text:p>21420</text:p>
          </table:table-cell>
          <table:table-cell table:formula="of:=RANDBETWEEN([.H30];[.G30])" office:value-type="float" office:value="21516" calcext:value-type="float">
            <text:p>21516</text:p>
          </table:table-cell>
          <table:table-cell/>
          <table:table-cell table:formula="of:=&quot;insert into demanda (precio,mes,demanda) values (&quot;&amp;[.B30]&amp;&quot;,&quot;&amp;[.D30]&amp;&quot;,&quot;&amp;[.I30]&amp;&quot;);&quot;" office:value-type="string" office:string-value="insert into demanda (precio,mes,demanda) values (40,4,21516);" calcext:value-type="string">
            <text:p>insert into demanda (precio,mes,demanda) values (40,4,21516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31]*100)/60)%" office:value-type="percentage" office:value="0.666666666666667" calcext:value-type="percentage">
            <text:p>66.67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31]" office:value-type="percentage" office:value="1.75" calcext:value-type="percentage">
            <text:p>175.00 %</text:p>
          </table:table-cell>
          <table:table-cell table:formula="of:=(9200*(100%+[.E31])) - (9200*(100%+[.E31]))*([.C31]-100%)" office:value-type="float" office:value="21466.6666666667" calcext:value-type="float">
            <text:p>21467</text:p>
          </table:table-cell>
          <table:table-cell table:formula="of:=(RANDBETWEEN([.G31]-5000;[.G31]))" office:value-type="float" office:value="17613" calcext:value-type="float">
            <text:p>17613</text:p>
          </table:table-cell>
          <table:table-cell table:formula="of:=RANDBETWEEN([.H31];[.G31])" office:value-type="float" office:value="19779" calcext:value-type="float">
            <text:p>19779</text:p>
          </table:table-cell>
          <table:table-cell/>
          <table:table-cell table:formula="of:=&quot;insert into demanda (precio,mes,demanda) values (&quot;&amp;[.B31]&amp;&quot;,&quot;&amp;[.D31]&amp;&quot;,&quot;&amp;[.I31]&amp;&quot;);&quot;" office:value-type="string" office:string-value="insert into demanda (precio,mes,demanda) values (40,5,19779);" calcext:value-type="string">
            <text:p>insert into demanda (precio,mes,demanda) values (40,5,19779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32]*100)/60)%" office:value-type="percentage" office:value="0.666666666666667" calcext:value-type="percentage">
            <text:p>66.67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32]" office:value-type="percentage" office:value="1.5" calcext:value-type="percentage">
            <text:p>150.00 %</text:p>
          </table:table-cell>
          <table:table-cell table:formula="of:=(9200*(100%+[.E32])) - (9200*(100%+[.E32]))*([.C32]-100%)" office:value-type="float" office:value="18400" calcext:value-type="float">
            <text:p>18400</text:p>
          </table:table-cell>
          <table:table-cell table:formula="of:=(RANDBETWEEN([.G32]-5000;[.G32]))" office:value-type="float" office:value="15344" calcext:value-type="float">
            <text:p>15344</text:p>
          </table:table-cell>
          <table:table-cell table:formula="of:=RANDBETWEEN([.H32];[.G32])" office:value-type="float" office:value="18115" calcext:value-type="float">
            <text:p>18115</text:p>
          </table:table-cell>
          <table:table-cell/>
          <table:table-cell table:formula="of:=&quot;insert into demanda (precio,mes,demanda) values (&quot;&amp;[.B32]&amp;&quot;,&quot;&amp;[.D32]&amp;&quot;,&quot;&amp;[.I32]&amp;&quot;);&quot;" office:value-type="string" office:string-value="insert into demanda (precio,mes,demanda) values (40,6,18115);" calcext:value-type="string">
            <text:p>insert into demanda (precio,mes,demanda) values (40,6,18115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33]*100)/60)%" office:value-type="percentage" office:value="0.666666666666667" calcext:value-type="percentage">
            <text:p>66.67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33]" office:value-type="percentage" office:value="1.4" calcext:value-type="percentage">
            <text:p>140.00 %</text:p>
          </table:table-cell>
          <table:table-cell table:formula="of:=(9200*(100%+[.E33])) - (9200*(100%+[.E33]))*([.C33]-100%)" office:value-type="float" office:value="17173.3333333333" calcext:value-type="float">
            <text:p>17173</text:p>
          </table:table-cell>
          <table:table-cell table:formula="of:=(RANDBETWEEN([.G33]-5000;[.G33]))" office:value-type="float" office:value="14449" calcext:value-type="float">
            <text:p>14449</text:p>
          </table:table-cell>
          <table:table-cell table:formula="of:=RANDBETWEEN([.H33];[.G33])" office:value-type="float" office:value="15121" calcext:value-type="float">
            <text:p>15121</text:p>
          </table:table-cell>
          <table:table-cell/>
          <table:table-cell table:formula="of:=&quot;insert into demanda (precio,mes,demanda) values (&quot;&amp;[.B33]&amp;&quot;,&quot;&amp;[.D33]&amp;&quot;,&quot;&amp;[.I33]&amp;&quot;);&quot;" office:value-type="string" office:string-value="insert into demanda (precio,mes,demanda) values (40,7,15121);" calcext:value-type="string">
            <text:p>insert into demanda (precio,mes,demanda) values (40,7,15121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34]*100)/60)%" office:value-type="percentage" office:value="0.666666666666667" calcext:value-type="percentage">
            <text:p>66.67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34]" office:value-type="percentage" office:value="1.63" calcext:value-type="percentage">
            <text:p>163.00 %</text:p>
          </table:table-cell>
          <table:table-cell table:formula="of:=(9200*(100%+[.E34])) - (9200*(100%+[.E34]))*([.C34]-100%)" office:value-type="float" office:value="19994.6666666667" calcext:value-type="float">
            <text:p>19995</text:p>
          </table:table-cell>
          <table:table-cell table:formula="of:=(RANDBETWEEN([.G34]-5000;[.G34]))" office:value-type="float" office:value="19995" calcext:value-type="float">
            <text:p>19995</text:p>
          </table:table-cell>
          <table:table-cell table:formula="of:=RANDBETWEEN([.H34];[.G34])" office:value-type="float" office:value="19995" calcext:value-type="float">
            <text:p>19995</text:p>
          </table:table-cell>
          <table:table-cell/>
          <table:table-cell table:formula="of:=&quot;insert into demanda (precio,mes,demanda) values (&quot;&amp;[.B34]&amp;&quot;,&quot;&amp;[.D34]&amp;&quot;,&quot;&amp;[.I34]&amp;&quot;);&quot;" office:value-type="string" office:string-value="insert into demanda (precio,mes,demanda) values (40,8,19995);" calcext:value-type="string">
            <text:p>insert into demanda (precio,mes,demanda) values (40,8,19995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35]*100)/60)%" office:value-type="percentage" office:value="0.666666666666667" calcext:value-type="percentage">
            <text:p>66.67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35]" office:value-type="percentage" office:value="1.8" calcext:value-type="percentage">
            <text:p>180.00 %</text:p>
          </table:table-cell>
          <table:table-cell table:formula="of:=(9200*(100%+[.E35])) - (9200*(100%+[.E35]))*([.C35]-100%)" office:value-type="float" office:value="22080" calcext:value-type="float">
            <text:p>22080</text:p>
          </table:table-cell>
          <table:table-cell table:formula="of:=(RANDBETWEEN([.G35]-5000;[.G35]))" office:value-type="float" office:value="19261" calcext:value-type="float">
            <text:p>19261</text:p>
          </table:table-cell>
          <table:table-cell table:formula="of:=RANDBETWEEN([.H35];[.G35])" office:value-type="float" office:value="21037" calcext:value-type="float">
            <text:p>21037</text:p>
          </table:table-cell>
          <table:table-cell/>
          <table:table-cell table:formula="of:=&quot;insert into demanda (precio,mes,demanda) values (&quot;&amp;[.B35]&amp;&quot;,&quot;&amp;[.D35]&amp;&quot;,&quot;&amp;[.I35]&amp;&quot;);&quot;" office:value-type="string" office:string-value="insert into demanda (precio,mes,demanda) values (40,9,21037);" calcext:value-type="string">
            <text:p>insert into demanda (precio,mes,demanda) values (40,9,21037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36]*100)/60)%" office:value-type="percentage" office:value="0.666666666666667" calcext:value-type="percentage">
            <text:p>66.67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" calcext:value-type="percentage">
            <text:p>80.00 %</text:p>
          </table:table-cell>
          <table:table-cell table:formula="of:=100%+[.E36]" office:value-type="percentage" office:value="1.8" calcext:value-type="percentage">
            <text:p>180.00 %</text:p>
          </table:table-cell>
          <table:table-cell table:formula="of:=(9200*(100%+[.E36])) - (9200*(100%+[.E36]))*([.C36]-100%)" office:value-type="float" office:value="22080" calcext:value-type="float">
            <text:p>22080</text:p>
          </table:table-cell>
          <table:table-cell table:formula="of:=(RANDBETWEEN([.G36]-5000;[.G36]))" office:value-type="float" office:value="18338" calcext:value-type="float">
            <text:p>18338</text:p>
          </table:table-cell>
          <table:table-cell table:formula="of:=RANDBETWEEN([.H36];[.G36])" office:value-type="float" office:value="21275" calcext:value-type="float">
            <text:p>21275</text:p>
          </table:table-cell>
          <table:table-cell/>
          <table:table-cell table:formula="of:=&quot;insert into demanda (precio,mes,demanda) values (&quot;&amp;[.B36]&amp;&quot;,&quot;&amp;[.D36]&amp;&quot;,&quot;&amp;[.I36]&amp;&quot;);&quot;" office:value-type="string" office:string-value="insert into demanda (precio,mes,demanda) values (40,10,21275);" calcext:value-type="string">
            <text:p>insert into demanda (precio,mes,demanda) values (40,10,21275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37]*100)/60)%" office:value-type="percentage" office:value="0.666666666666667" calcext:value-type="percentage">
            <text:p>66.67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37]" office:value-type="percentage" office:value="1.9" calcext:value-type="percentage">
            <text:p>190.00 %</text:p>
          </table:table-cell>
          <table:table-cell table:formula="of:=(9200*(100%+[.E37])) - (9200*(100%+[.E37]))*([.C37]-100%)" office:value-type="float" office:value="23306.6666666667" calcext:value-type="float">
            <text:p>23307</text:p>
          </table:table-cell>
          <table:table-cell table:formula="of:=(RANDBETWEEN([.G37]-5000;[.G37]))" office:value-type="float" office:value="18849" calcext:value-type="float">
            <text:p>18849</text:p>
          </table:table-cell>
          <table:table-cell table:formula="of:=RANDBETWEEN([.H37];[.G37])" office:value-type="float" office:value="21094" calcext:value-type="float">
            <text:p>21094</text:p>
          </table:table-cell>
          <table:table-cell/>
          <table:table-cell table:formula="of:=&quot;insert into demanda (precio,mes,demanda) values (&quot;&amp;[.B37]&amp;&quot;,&quot;&amp;[.D37]&amp;&quot;,&quot;&amp;[.I37]&amp;&quot;);&quot;" office:value-type="string" office:string-value="insert into demanda (precio,mes,demanda) values (40,11,21094);" calcext:value-type="string">
            <text:p>insert into demanda (precio,mes,demanda) values (40,11,21094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38]*100)/60)%" office:value-type="percentage" office:value="0.666666666666667" calcext:value-type="percentage">
            <text:p>66.67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38]" office:value-type="percentage" office:value="2" calcext:value-type="percentage">
            <text:p>200.00 %</text:p>
          </table:table-cell>
          <table:table-cell table:formula="of:=(9200*(100%+[.E38])) - (9200*(100%+[.E38]))*([.C38]-100%)" office:value-type="float" office:value="24533.3333333333" calcext:value-type="float">
            <text:p>24533</text:p>
          </table:table-cell>
          <table:table-cell table:formula="of:=(RANDBETWEEN([.G38]-5000;[.G38]))" office:value-type="float" office:value="24488" calcext:value-type="float">
            <text:p>24488</text:p>
          </table:table-cell>
          <table:table-cell table:formula="of:=RANDBETWEEN([.H38];[.G38])" office:value-type="float" office:value="24526" calcext:value-type="float">
            <text:p>24526</text:p>
          </table:table-cell>
          <table:table-cell/>
          <table:table-cell table:formula="of:=&quot;insert into demanda (precio,mes,demanda) values (&quot;&amp;[.B38]&amp;&quot;,&quot;&amp;[.D38]&amp;&quot;,&quot;&amp;[.I38]&amp;&quot;);&quot;" office:value-type="string" office:string-value="insert into demanda (precio,mes,demanda) values (40,12,24526);" calcext:value-type="string">
            <text:p>insert into demanda (precio,mes,demanda) values (40,12,24526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39]*100)/60)%" office:value-type="percentage" office:value="1.66666666666667" calcext:value-type="percentage">
            <text:p>166.67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39]" office:value-type="percentage" office:value="1.95" calcext:value-type="percentage">
            <text:p>195.00 %</text:p>
          </table:table-cell>
          <table:table-cell table:formula="of:=(9200*(100%+[.E39])) - (9200*(100%+[.E39]))*([.C39]-100%)" office:value-type="float" office:value="5980" calcext:value-type="float">
            <text:p>5980</text:p>
          </table:table-cell>
          <table:table-cell table:formula="of:=(RANDBETWEEN([.G39]-5000;[.G39]))" office:value-type="float" office:value="2015" calcext:value-type="float">
            <text:p>2015</text:p>
          </table:table-cell>
          <table:table-cell table:formula="of:=RANDBETWEEN([.H39];[.G39])" office:value-type="float" office:value="3997" calcext:value-type="float">
            <text:p>3997</text:p>
          </table:table-cell>
          <table:table-cell/>
          <table:table-cell table:formula="of:=&quot;insert into demanda (precio,mes,demanda) values (&quot;&amp;[.B39]&amp;&quot;,&quot;&amp;[.D39]&amp;&quot;,&quot;&amp;[.I39]&amp;&quot;);&quot;" office:value-type="string" office:string-value="insert into demanda (precio,mes,demanda) values (100,1,3997);" calcext:value-type="string">
            <text:p>insert into demanda (precio,mes,demanda) values (100,1,3997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40]*100)/60)%" office:value-type="percentage" office:value="1.66666666666667" calcext:value-type="percentage">
            <text:p>166.67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40]" office:value-type="percentage" office:value="1.6" calcext:value-type="percentage">
            <text:p>160.00 %</text:p>
          </table:table-cell>
          <table:table-cell table:formula="of:=(9200*(100%+[.E40])) - (9200*(100%+[.E40]))*([.C40]-100%)" office:value-type="float" office:value="4906.66666666667" calcext:value-type="float">
            <text:p>4907</text:p>
          </table:table-cell>
          <table:table-cell table:formula="of:=(RANDBETWEEN([.G40]-5000;[.G40]))" office:value-type="float" office:value="664" calcext:value-type="float">
            <text:p>664</text:p>
          </table:table-cell>
          <table:table-cell table:formula="of:=RANDBETWEEN([.H40];[.G40])" office:value-type="float" office:value="743" calcext:value-type="float">
            <text:p>743</text:p>
          </table:table-cell>
          <table:table-cell/>
          <table:table-cell table:formula="of:=&quot;insert into demanda (precio,mes,demanda) values (&quot;&amp;[.B40]&amp;&quot;,&quot;&amp;[.D40]&amp;&quot;,&quot;&amp;[.I40]&amp;&quot;);&quot;" office:value-type="string" office:string-value="insert into demanda (precio,mes,demanda) values (100,2,743);" calcext:value-type="string">
            <text:p>insert into demanda (precio,mes,demanda) values (100,2,743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41]*100)/60)%" office:value-type="percentage" office:value="1.66666666666667" calcext:value-type="percentage">
            <text:p>166.67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41]" office:value-type="percentage" office:value="1.65" calcext:value-type="percentage">
            <text:p>165.00 %</text:p>
          </table:table-cell>
          <table:table-cell table:formula="of:=(9200*(100%+[.E41])) - (9200*(100%+[.E41]))*([.C41]-100%)" office:value-type="float" office:value="5060" calcext:value-type="float">
            <text:p>5060</text:p>
          </table:table-cell>
          <table:table-cell table:formula="of:=(RANDBETWEEN([.G41]-5000;[.G41]))" office:value-type="float" office:value="1690" calcext:value-type="float">
            <text:p>1690</text:p>
          </table:table-cell>
          <table:table-cell table:formula="of:=RANDBETWEEN([.H41];[.G41])" office:value-type="float" office:value="2825" calcext:value-type="float">
            <text:p>2825</text:p>
          </table:table-cell>
          <table:table-cell/>
          <table:table-cell table:formula="of:=&quot;insert into demanda (precio,mes,demanda) values (&quot;&amp;[.B41]&amp;&quot;,&quot;&amp;[.D41]&amp;&quot;,&quot;&amp;[.I41]&amp;&quot;);&quot;" office:value-type="string" office:string-value="insert into demanda (precio,mes,demanda) values (100,3,2825);" calcext:value-type="string">
            <text:p>insert into demanda (precio,mes,demanda) values (100,3,2825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42]*100)/60)%" office:value-type="percentage" office:value="1.66666666666667" calcext:value-type="percentage">
            <text:p>166.67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42]" office:value-type="percentage" office:value="1.8" calcext:value-type="percentage">
            <text:p>180.00 %</text:p>
          </table:table-cell>
          <table:table-cell table:formula="of:=(9200*(100%+[.E42])) - (9200*(100%+[.E42]))*([.C42]-100%)" office:value-type="float" office:value="5520" calcext:value-type="float">
            <text:p>5520</text:p>
          </table:table-cell>
          <table:table-cell table:formula="of:=(RANDBETWEEN([.G42]-5000;[.G42]))" office:value-type="float" office:value="538" calcext:value-type="float">
            <text:p>538</text:p>
          </table:table-cell>
          <table:table-cell table:formula="of:=RANDBETWEEN([.H42];[.G42])" office:value-type="float" office:value="5144" calcext:value-type="float">
            <text:p>5144</text:p>
          </table:table-cell>
          <table:table-cell/>
          <table:table-cell table:formula="of:=&quot;insert into demanda (precio,mes,demanda) values (&quot;&amp;[.B42]&amp;&quot;,&quot;&amp;[.D42]&amp;&quot;,&quot;&amp;[.I42]&amp;&quot;);&quot;" office:value-type="string" office:string-value="insert into demanda (precio,mes,demanda) values (100,4,5144);" calcext:value-type="string">
            <text:p>insert into demanda (precio,mes,demanda) values (100,4,5144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43]*100)/60)%" office:value-type="percentage" office:value="1.66666666666667" calcext:value-type="percentage">
            <text:p>166.67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43]" office:value-type="percentage" office:value="1.75" calcext:value-type="percentage">
            <text:p>175.00 %</text:p>
          </table:table-cell>
          <table:table-cell table:formula="of:=(9200*(100%+[.E43])) - (9200*(100%+[.E43]))*([.C43]-100%)" office:value-type="float" office:value="5366.66666666667" calcext:value-type="float">
            <text:p>5367</text:p>
          </table:table-cell>
          <table:table-cell table:formula="of:=(RANDBETWEEN([.G43]-5000;[.G43]))" office:value-type="float" office:value="1245" calcext:value-type="float">
            <text:p>1245</text:p>
          </table:table-cell>
          <table:table-cell table:formula="of:=RANDBETWEEN([.H43];[.G43])" office:value-type="float" office:value="2390" calcext:value-type="float">
            <text:p>2390</text:p>
          </table:table-cell>
          <table:table-cell/>
          <table:table-cell table:formula="of:=&quot;insert into demanda (precio,mes,demanda) values (&quot;&amp;[.B43]&amp;&quot;,&quot;&amp;[.D43]&amp;&quot;,&quot;&amp;[.I43]&amp;&quot;);&quot;" office:value-type="string" office:string-value="insert into demanda (precio,mes,demanda) values (100,5,2390);" calcext:value-type="string">
            <text:p>insert into demanda (precio,mes,demanda) values (100,5,2390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44]*100)/60)%" office:value-type="percentage" office:value="1.66666666666667" calcext:value-type="percentage">
            <text:p>166.67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44]" office:value-type="percentage" office:value="1.5" calcext:value-type="percentage">
            <text:p>150.00 %</text:p>
          </table:table-cell>
          <table:table-cell table:formula="of:=(9200*(100%+[.E44])) - (9200*(100%+[.E44]))*([.C44]-100%)" office:value-type="float" office:value="4600" calcext:value-type="float">
            <text:p>4600</text:p>
          </table:table-cell>
          <table:table-cell table:formula="of:=(RANDBETWEEN([.G44]-5000;[.G44]))" office:value-type="float" office:value="3916" calcext:value-type="float">
            <text:p>3916</text:p>
          </table:table-cell>
          <table:table-cell table:formula="of:=RANDBETWEEN([.H44];[.G44])" office:value-type="float" office:value="4438" calcext:value-type="float">
            <text:p>4438</text:p>
          </table:table-cell>
          <table:table-cell/>
          <table:table-cell table:formula="of:=&quot;insert into demanda (precio,mes,demanda) values (&quot;&amp;[.B44]&amp;&quot;,&quot;&amp;[.D44]&amp;&quot;,&quot;&amp;[.I44]&amp;&quot;);&quot;" office:value-type="string" office:string-value="insert into demanda (precio,mes,demanda) values (100,6,4438);" calcext:value-type="string">
            <text:p>insert into demanda (precio,mes,demanda) values (100,6,4438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45]*100)/60)%" office:value-type="percentage" office:value="1.66666666666667" calcext:value-type="percentage">
            <text:p>166.67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45]" office:value-type="percentage" office:value="1.4" calcext:value-type="percentage">
            <text:p>140.00 %</text:p>
          </table:table-cell>
          <table:table-cell table:formula="of:=(9200*(100%+[.E45])) - (9200*(100%+[.E45]))*([.C45]-100%)" office:value-type="float" office:value="4293.33333333334" calcext:value-type="float">
            <text:p>4293</text:p>
          </table:table-cell>
          <table:table-cell table:formula="of:=(RANDBETWEEN([.G45]-5000;[.G45]))" office:value-type="float" office:value="4260" calcext:value-type="float">
            <text:p>4260</text:p>
          </table:table-cell>
          <table:table-cell table:formula="of:=RANDBETWEEN([.H45];[.G45])" office:value-type="float" office:value="4291" calcext:value-type="float">
            <text:p>4291</text:p>
          </table:table-cell>
          <table:table-cell/>
          <table:table-cell table:formula="of:=&quot;insert into demanda (precio,mes,demanda) values (&quot;&amp;[.B45]&amp;&quot;,&quot;&amp;[.D45]&amp;&quot;,&quot;&amp;[.I45]&amp;&quot;);&quot;" office:value-type="string" office:string-value="insert into demanda (precio,mes,demanda) values (100,7,4291);" calcext:value-type="string">
            <text:p>insert into demanda (precio,mes,demanda) values (100,7,4291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46]*100)/60)%" office:value-type="percentage" office:value="1.66666666666667" calcext:value-type="percentage">
            <text:p>166.67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46]" office:value-type="percentage" office:value="1.63" calcext:value-type="percentage">
            <text:p>163.00 %</text:p>
          </table:table-cell>
          <table:table-cell table:formula="of:=(9200*(100%+[.E46])) - (9200*(100%+[.E46]))*([.C46]-100%)" office:value-type="float" office:value="4998.66666666667" calcext:value-type="float">
            <text:p>4999</text:p>
          </table:table-cell>
          <table:table-cell table:formula="of:=(RANDBETWEEN([.G46]-5000;[.G46]))" office:value-type="float" office:value="4689" calcext:value-type="float">
            <text:p>4689</text:p>
          </table:table-cell>
          <table:table-cell table:formula="of:=RANDBETWEEN([.H46];[.G46])" office:value-type="float" office:value="4920" calcext:value-type="float">
            <text:p>4920</text:p>
          </table:table-cell>
          <table:table-cell/>
          <table:table-cell table:formula="of:=&quot;insert into demanda (precio,mes,demanda) values (&quot;&amp;[.B46]&amp;&quot;,&quot;&amp;[.D46]&amp;&quot;,&quot;&amp;[.I46]&amp;&quot;);&quot;" office:value-type="string" office:string-value="insert into demanda (precio,mes,demanda) values (100,8,4920);" calcext:value-type="string">
            <text:p>insert into demanda (precio,mes,demanda) values (100,8,4920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47]*100)/60)%" office:value-type="percentage" office:value="1.66666666666667" calcext:value-type="percentage">
            <text:p>166.67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47]" office:value-type="percentage" office:value="1.8" calcext:value-type="percentage">
            <text:p>180.00 %</text:p>
          </table:table-cell>
          <table:table-cell table:formula="of:=(9200*(100%+[.E47])) - (9200*(100%+[.E47]))*([.C47]-100%)" office:value-type="float" office:value="5520" calcext:value-type="float">
            <text:p>5520</text:p>
          </table:table-cell>
          <table:table-cell table:formula="of:=(RANDBETWEEN([.G47]-5000;[.G47]))" office:value-type="float" office:value="2279" calcext:value-type="float">
            <text:p>2279</text:p>
          </table:table-cell>
          <table:table-cell table:formula="of:=RANDBETWEEN([.H47];[.G47])" office:value-type="float" office:value="3006" calcext:value-type="float">
            <text:p>3006</text:p>
          </table:table-cell>
          <table:table-cell/>
          <table:table-cell table:formula="of:=&quot;insert into demanda (precio,mes,demanda) values (&quot;&amp;[.B47]&amp;&quot;,&quot;&amp;[.D47]&amp;&quot;,&quot;&amp;[.I47]&amp;&quot;);&quot;" office:value-type="string" office:string-value="insert into demanda (precio,mes,demanda) values (100,9,3006);" calcext:value-type="string">
            <text:p>insert into demanda (precio,mes,demanda) values (100,9,3006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48]*100)/60)%" office:value-type="percentage" office:value="1.66666666666667" calcext:value-type="percentage">
            <text:p>166.67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5" calcext:value-type="percentage">
            <text:p>85.00 %</text:p>
          </table:table-cell>
          <table:table-cell table:formula="of:=100%+[.E48]" office:value-type="percentage" office:value="1.85" calcext:value-type="percentage">
            <text:p>185.00 %</text:p>
          </table:table-cell>
          <table:table-cell table:formula="of:=(9200*(100%+[.E48])) - (9200*(100%+[.E48]))*([.C48]-100%)" office:value-type="float" office:value="5673.33333333334" calcext:value-type="float">
            <text:p>5673</text:p>
          </table:table-cell>
          <table:table-cell table:formula="of:=(RANDBETWEEN([.G48]-5000;[.G48]))" office:value-type="float" office:value="1194" calcext:value-type="float">
            <text:p>1194</text:p>
          </table:table-cell>
          <table:table-cell table:formula="of:=RANDBETWEEN([.H48];[.G48])" office:value-type="float" office:value="3859" calcext:value-type="float">
            <text:p>3859</text:p>
          </table:table-cell>
          <table:table-cell/>
          <table:table-cell table:formula="of:=&quot;insert into demanda (precio,mes,demanda) values (&quot;&amp;[.B48]&amp;&quot;,&quot;&amp;[.D48]&amp;&quot;,&quot;&amp;[.I48]&amp;&quot;);&quot;" office:value-type="string" office:string-value="insert into demanda (precio,mes,demanda) values (100,10,3859);" calcext:value-type="string">
            <text:p>insert into demanda (precio,mes,demanda) values (100,10,3859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49]*100)/60)%" office:value-type="percentage" office:value="1.66666666666667" calcext:value-type="percentage">
            <text:p>166.67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49]" office:value-type="percentage" office:value="1.9" calcext:value-type="percentage">
            <text:p>190.00 %</text:p>
          </table:table-cell>
          <table:table-cell table:formula="of:=(9200*(100%+[.E49])) - (9200*(100%+[.E49]))*([.C49]-100%)" office:value-type="float" office:value="5826.66666666667" calcext:value-type="float">
            <text:p>5827</text:p>
          </table:table-cell>
          <table:table-cell table:formula="of:=(RANDBETWEEN([.G49]-5000;[.G49]))" office:value-type="float" office:value="5698" calcext:value-type="float">
            <text:p>5698</text:p>
          </table:table-cell>
          <table:table-cell table:formula="of:=RANDBETWEEN([.H49];[.G49])" office:value-type="float" office:value="5763" calcext:value-type="float">
            <text:p>5763</text:p>
          </table:table-cell>
          <table:table-cell/>
          <table:table-cell table:formula="of:=&quot;insert into demanda (precio,mes,demanda) values (&quot;&amp;[.B49]&amp;&quot;,&quot;&amp;[.D49]&amp;&quot;,&quot;&amp;[.I49]&amp;&quot;);&quot;" office:value-type="string" office:string-value="insert into demanda (precio,mes,demanda) values (100,11,5763);" calcext:value-type="string">
            <text:p>insert into demanda (precio,mes,demanda) values (100,11,5763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50]*100)/60)%" office:value-type="percentage" office:value="1.66666666666667" calcext:value-type="percentage">
            <text:p>166.67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50]" office:value-type="percentage" office:value="2" calcext:value-type="percentage">
            <text:p>200.00 %</text:p>
          </table:table-cell>
          <table:table-cell table:formula="of:=(9200*(100%+[.E50])) - (9200*(100%+[.E50]))*([.C50]-100%)" office:value-type="float" office:value="6133.33333333334" calcext:value-type="float">
            <text:p>6133</text:p>
          </table:table-cell>
          <table:table-cell table:formula="of:=(RANDBETWEEN([.G50]-5000;[.G50]))" office:value-type="float" office:value="4739" calcext:value-type="float">
            <text:p>4739</text:p>
          </table:table-cell>
          <table:table-cell table:formula="of:=RANDBETWEEN([.H50];[.G50])" office:value-type="float" office:value="5194" calcext:value-type="float">
            <text:p>5194</text:p>
          </table:table-cell>
          <table:table-cell/>
          <table:table-cell table:formula="of:=&quot;insert into demanda (precio,mes,demanda) values (&quot;&amp;[.B50]&amp;&quot;,&quot;&amp;[.D50]&amp;&quot;,&quot;&amp;[.I50]&amp;&quot;);&quot;" office:value-type="string" office:string-value="insert into demanda (precio,mes,demanda) values (100,12,5194);" calcext:value-type="string">
            <text:p>insert into demanda (precio,mes,demanda) values (100,12,5194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51]*100)/60)%" office:value-type="percentage" office:value="1.16666666666667" calcext:value-type="percentage">
            <text:p>116.67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51]" office:value-type="percentage" office:value="1.95" calcext:value-type="percentage">
            <text:p>195.00 %</text:p>
          </table:table-cell>
          <table:table-cell table:formula="of:=(9200*(100%+[.E51])) - (9200*(100%+[.E51]))*([.C51]-100%)" office:value-type="float" office:value="14950" calcext:value-type="float">
            <text:p>14950</text:p>
          </table:table-cell>
          <table:table-cell table:formula="of:=(RANDBETWEEN([.G51]-5000;[.G51]))" office:value-type="float" office:value="9988" calcext:value-type="float">
            <text:p>9988</text:p>
          </table:table-cell>
          <table:table-cell table:formula="of:=RANDBETWEEN([.H51];[.G51])" office:value-type="float" office:value="13875" calcext:value-type="float">
            <text:p>13875</text:p>
          </table:table-cell>
          <table:table-cell/>
          <table:table-cell table:formula="of:=&quot;insert into demanda (precio,mes,demanda) values (&quot;&amp;[.B51]&amp;&quot;,&quot;&amp;[.D51]&amp;&quot;,&quot;&amp;[.I51]&amp;&quot;);&quot;" office:value-type="string" office:string-value="insert into demanda (precio,mes,demanda) values (70,1,13875);" calcext:value-type="string">
            <text:p>insert into demanda (precio,mes,demanda) values (70,1,13875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52]*100)/60)%" office:value-type="percentage" office:value="1.16666666666667" calcext:value-type="percentage">
            <text:p>116.67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52]" office:value-type="percentage" office:value="1.6" calcext:value-type="percentage">
            <text:p>160.00 %</text:p>
          </table:table-cell>
          <table:table-cell table:formula="of:=(9200*(100%+[.E52])) - (9200*(100%+[.E52]))*([.C52]-100%)" office:value-type="float" office:value="12266.6666666667" calcext:value-type="float">
            <text:p>12267</text:p>
          </table:table-cell>
          <table:table-cell table:formula="of:=(RANDBETWEEN([.G52]-5000;[.G52]))" office:value-type="float" office:value="11473" calcext:value-type="float">
            <text:p>11473</text:p>
          </table:table-cell>
          <table:table-cell table:formula="of:=RANDBETWEEN([.H52];[.G52])" office:value-type="float" office:value="11495" calcext:value-type="float">
            <text:p>11495</text:p>
          </table:table-cell>
          <table:table-cell/>
          <table:table-cell table:formula="of:=&quot;insert into demanda (precio,mes,demanda) values (&quot;&amp;[.B52]&amp;&quot;,&quot;&amp;[.D52]&amp;&quot;,&quot;&amp;[.I52]&amp;&quot;);&quot;" office:value-type="string" office:string-value="insert into demanda (precio,mes,demanda) values (70,2,11495);" calcext:value-type="string">
            <text:p>insert into demanda (precio,mes,demanda) values (70,2,11495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53]*100)/60)%" office:value-type="percentage" office:value="1.16666666666667" calcext:value-type="percentage">
            <text:p>116.67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53]" office:value-type="percentage" office:value="1.65" calcext:value-type="percentage">
            <text:p>165.00 %</text:p>
          </table:table-cell>
          <table:table-cell table:formula="of:=(9200*(100%+[.E53])) - (9200*(100%+[.E53]))*([.C53]-100%)" office:value-type="float" office:value="12650" calcext:value-type="float">
            <text:p>12650</text:p>
          </table:table-cell>
          <table:table-cell table:formula="of:=(RANDBETWEEN([.G53]-5000;[.G53]))" office:value-type="float" office:value="8183" calcext:value-type="float">
            <text:p>8183</text:p>
          </table:table-cell>
          <table:table-cell table:formula="of:=RANDBETWEEN([.H53];[.G53])" office:value-type="float" office:value="11583" calcext:value-type="float">
            <text:p>11583</text:p>
          </table:table-cell>
          <table:table-cell/>
          <table:table-cell table:formula="of:=&quot;insert into demanda (precio,mes,demanda) values (&quot;&amp;[.B53]&amp;&quot;,&quot;&amp;[.D53]&amp;&quot;,&quot;&amp;[.I53]&amp;&quot;);&quot;" office:value-type="string" office:string-value="insert into demanda (precio,mes,demanda) values (70,3,11583);" calcext:value-type="string">
            <text:p>insert into demanda (precio,mes,demanda) values (70,3,11583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54]*100)/60)%" office:value-type="percentage" office:value="1.16666666666667" calcext:value-type="percentage">
            <text:p>116.67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54]" office:value-type="percentage" office:value="1.8" calcext:value-type="percentage">
            <text:p>180.00 %</text:p>
          </table:table-cell>
          <table:table-cell table:formula="of:=(9200*(100%+[.E54])) - (9200*(100%+[.E54]))*([.C54]-100%)" office:value-type="float" office:value="13800" calcext:value-type="float">
            <text:p>13800</text:p>
          </table:table-cell>
          <table:table-cell table:formula="of:=(RANDBETWEEN([.G54]-5000;[.G54]))" office:value-type="float" office:value="10662" calcext:value-type="float">
            <text:p>10662</text:p>
          </table:table-cell>
          <table:table-cell table:formula="of:=RANDBETWEEN([.H54];[.G54])" office:value-type="float" office:value="13415" calcext:value-type="float">
            <text:p>13415</text:p>
          </table:table-cell>
          <table:table-cell/>
          <table:table-cell table:formula="of:=&quot;insert into demanda (precio,mes,demanda) values (&quot;&amp;[.B54]&amp;&quot;,&quot;&amp;[.D54]&amp;&quot;,&quot;&amp;[.I54]&amp;&quot;);&quot;" office:value-type="string" office:string-value="insert into demanda (precio,mes,demanda) values (70,4,13415);" calcext:value-type="string">
            <text:p>insert into demanda (precio,mes,demanda) values (70,4,13415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55]*100)/60)%" office:value-type="percentage" office:value="1.16666666666667" calcext:value-type="percentage">
            <text:p>116.67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55]" office:value-type="percentage" office:value="1.75" calcext:value-type="percentage">
            <text:p>175.00 %</text:p>
          </table:table-cell>
          <table:table-cell table:formula="of:=(9200*(100%+[.E55])) - (9200*(100%+[.E55]))*([.C55]-100%)" office:value-type="float" office:value="13416.6666666667" calcext:value-type="float">
            <text:p>13417</text:p>
          </table:table-cell>
          <table:table-cell table:formula="of:=(RANDBETWEEN([.G55]-5000;[.G55]))" office:value-type="float" office:value="9204" calcext:value-type="float">
            <text:p>9204</text:p>
          </table:table-cell>
          <table:table-cell table:formula="of:=RANDBETWEEN([.H55];[.G55])" office:value-type="float" office:value="13253" calcext:value-type="float">
            <text:p>13253</text:p>
          </table:table-cell>
          <table:table-cell/>
          <table:table-cell table:formula="of:=&quot;insert into demanda (precio,mes,demanda) values (&quot;&amp;[.B55]&amp;&quot;,&quot;&amp;[.D55]&amp;&quot;,&quot;&amp;[.I55]&amp;&quot;);&quot;" office:value-type="string" office:string-value="insert into demanda (precio,mes,demanda) values (70,5,13253);" calcext:value-type="string">
            <text:p>insert into demanda (precio,mes,demanda) values (70,5,13253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56]*100)/60)%" office:value-type="percentage" office:value="1.16666666666667" calcext:value-type="percentage">
            <text:p>116.67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56]" office:value-type="percentage" office:value="1.5" calcext:value-type="percentage">
            <text:p>150.00 %</text:p>
          </table:table-cell>
          <table:table-cell table:formula="of:=(9200*(100%+[.E56])) - (9200*(100%+[.E56]))*([.C56]-100%)" office:value-type="float" office:value="11500" calcext:value-type="float">
            <text:p>11500</text:p>
          </table:table-cell>
          <table:table-cell table:formula="of:=(RANDBETWEEN([.G56]-5000;[.G56]))" office:value-type="float" office:value="10000" calcext:value-type="float">
            <text:p>10000</text:p>
          </table:table-cell>
          <table:table-cell table:formula="of:=RANDBETWEEN([.H56];[.G56])" office:value-type="float" office:value="11283" calcext:value-type="float">
            <text:p>11283</text:p>
          </table:table-cell>
          <table:table-cell/>
          <table:table-cell table:formula="of:=&quot;insert into demanda (precio,mes,demanda) values (&quot;&amp;[.B56]&amp;&quot;,&quot;&amp;[.D56]&amp;&quot;,&quot;&amp;[.I56]&amp;&quot;);&quot;" office:value-type="string" office:string-value="insert into demanda (precio,mes,demanda) values (70,6,11283);" calcext:value-type="string">
            <text:p>insert into demanda (precio,mes,demanda) values (70,6,11283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57]*100)/60)%" office:value-type="percentage" office:value="1.16666666666667" calcext:value-type="percentage">
            <text:p>116.67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57]" office:value-type="percentage" office:value="1.4" calcext:value-type="percentage">
            <text:p>140.00 %</text:p>
          </table:table-cell>
          <table:table-cell table:formula="of:=(9200*(100%+[.E57])) - (9200*(100%+[.E57]))*([.C57]-100%)" office:value-type="float" office:value="10733.3333333333" calcext:value-type="float">
            <text:p>10733</text:p>
          </table:table-cell>
          <table:table-cell table:formula="of:=(RANDBETWEEN([.G57]-5000;[.G57]))" office:value-type="float" office:value="7070" calcext:value-type="float">
            <text:p>7070</text:p>
          </table:table-cell>
          <table:table-cell table:formula="of:=RANDBETWEEN([.H57];[.G57])" office:value-type="float" office:value="9265" calcext:value-type="float">
            <text:p>9265</text:p>
          </table:table-cell>
          <table:table-cell/>
          <table:table-cell table:formula="of:=&quot;insert into demanda (precio,mes,demanda) values (&quot;&amp;[.B57]&amp;&quot;,&quot;&amp;[.D57]&amp;&quot;,&quot;&amp;[.I57]&amp;&quot;);&quot;" office:value-type="string" office:string-value="insert into demanda (precio,mes,demanda) values (70,7,9265);" calcext:value-type="string">
            <text:p>insert into demanda (precio,mes,demanda) values (70,7,9265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58]*100)/60)%" office:value-type="percentage" office:value="1.16666666666667" calcext:value-type="percentage">
            <text:p>116.67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58]" office:value-type="percentage" office:value="1.63" calcext:value-type="percentage">
            <text:p>163.00 %</text:p>
          </table:table-cell>
          <table:table-cell table:formula="of:=(9200*(100%+[.E58])) - (9200*(100%+[.E58]))*([.C58]-100%)" office:value-type="float" office:value="12496.6666666667" calcext:value-type="float">
            <text:p>12497</text:p>
          </table:table-cell>
          <table:table-cell table:formula="of:=(RANDBETWEEN([.G58]-5000;[.G58]))" office:value-type="float" office:value="9083" calcext:value-type="float">
            <text:p>9083</text:p>
          </table:table-cell>
          <table:table-cell table:formula="of:=RANDBETWEEN([.H58];[.G58])" office:value-type="float" office:value="10510" calcext:value-type="float">
            <text:p>10510</text:p>
          </table:table-cell>
          <table:table-cell/>
          <table:table-cell table:formula="of:=&quot;insert into demanda (precio,mes,demanda) values (&quot;&amp;[.B58]&amp;&quot;,&quot;&amp;[.D58]&amp;&quot;,&quot;&amp;[.I58]&amp;&quot;);&quot;" office:value-type="string" office:string-value="insert into demanda (precio,mes,demanda) values (70,8,10510);" calcext:value-type="string">
            <text:p>insert into demanda (precio,mes,demanda) values (70,8,10510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59]*100)/60)%" office:value-type="percentage" office:value="1.16666666666667" calcext:value-type="percentage">
            <text:p>116.67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59]" office:value-type="percentage" office:value="1.8" calcext:value-type="percentage">
            <text:p>180.00 %</text:p>
          </table:table-cell>
          <table:table-cell table:formula="of:=(9200*(100%+[.E59])) - (9200*(100%+[.E59]))*([.C59]-100%)" office:value-type="float" office:value="13800" calcext:value-type="float">
            <text:p>13800</text:p>
          </table:table-cell>
          <table:table-cell table:formula="of:=(RANDBETWEEN([.G59]-5000;[.G59]))" office:value-type="float" office:value="12360" calcext:value-type="float">
            <text:p>12360</text:p>
          </table:table-cell>
          <table:table-cell table:formula="of:=RANDBETWEEN([.H59];[.G59])" office:value-type="float" office:value="13319" calcext:value-type="float">
            <text:p>13319</text:p>
          </table:table-cell>
          <table:table-cell/>
          <table:table-cell table:formula="of:=&quot;insert into demanda (precio,mes,demanda) values (&quot;&amp;[.B59]&amp;&quot;,&quot;&amp;[.D59]&amp;&quot;,&quot;&amp;[.I59]&amp;&quot;);&quot;" office:value-type="string" office:string-value="insert into demanda (precio,mes,demanda) values (70,9,13319);" calcext:value-type="string">
            <text:p>insert into demanda (precio,mes,demanda) values (70,9,13319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60]*100)/60)%" office:value-type="percentage" office:value="1.16666666666667" calcext:value-type="percentage">
            <text:p>116.67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" calcext:value-type="percentage">
            <text:p>80.00 %</text:p>
          </table:table-cell>
          <table:table-cell table:formula="of:=100%+[.E60]" office:value-type="percentage" office:value="1.8" calcext:value-type="percentage">
            <text:p>180.00 %</text:p>
          </table:table-cell>
          <table:table-cell table:formula="of:=(9200*(100%+[.E60])) - (9200*(100%+[.E60]))*([.C60]-100%)" office:value-type="float" office:value="13800" calcext:value-type="float">
            <text:p>13800</text:p>
          </table:table-cell>
          <table:table-cell table:formula="of:=(RANDBETWEEN([.G60]-5000;[.G60]))" office:value-type="float" office:value="9472" calcext:value-type="float">
            <text:p>9472</text:p>
          </table:table-cell>
          <table:table-cell table:formula="of:=RANDBETWEEN([.H60];[.G60])" office:value-type="float" office:value="13726" calcext:value-type="float">
            <text:p>13726</text:p>
          </table:table-cell>
          <table:table-cell/>
          <table:table-cell table:formula="of:=&quot;insert into demanda (precio,mes,demanda) values (&quot;&amp;[.B60]&amp;&quot;,&quot;&amp;[.D60]&amp;&quot;,&quot;&amp;[.I60]&amp;&quot;);&quot;" office:value-type="string" office:string-value="insert into demanda (precio,mes,demanda) values (70,10,13726);" calcext:value-type="string">
            <text:p>insert into demanda (precio,mes,demanda) values (70,10,13726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61]*100)/60)%" office:value-type="percentage" office:value="1.16666666666667" calcext:value-type="percentage">
            <text:p>116.67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61]" office:value-type="percentage" office:value="1.9" calcext:value-type="percentage">
            <text:p>190.00 %</text:p>
          </table:table-cell>
          <table:table-cell table:formula="of:=(9200*(100%+[.E61])) - (9200*(100%+[.E61]))*([.C61]-100%)" office:value-type="float" office:value="14566.6666666667" calcext:value-type="float">
            <text:p>14567</text:p>
          </table:table-cell>
          <table:table-cell table:formula="of:=(RANDBETWEEN([.G61]-5000;[.G61]))" office:value-type="float" office:value="12012" calcext:value-type="float">
            <text:p>12012</text:p>
          </table:table-cell>
          <table:table-cell table:formula="of:=RANDBETWEEN([.H61];[.G61])" office:value-type="float" office:value="12737" calcext:value-type="float">
            <text:p>12737</text:p>
          </table:table-cell>
          <table:table-cell/>
          <table:table-cell table:formula="of:=&quot;insert into demanda (precio,mes,demanda) values (&quot;&amp;[.B61]&amp;&quot;,&quot;&amp;[.D61]&amp;&quot;,&quot;&amp;[.I61]&amp;&quot;);&quot;" office:value-type="string" office:string-value="insert into demanda (precio,mes,demanda) values (70,11,12737);" calcext:value-type="string">
            <text:p>insert into demanda (precio,mes,demanda) values (70,11,12737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62]*100)/60)%" office:value-type="percentage" office:value="1.16666666666667" calcext:value-type="percentage">
            <text:p>116.67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62]" office:value-type="percentage" office:value="2" calcext:value-type="percentage">
            <text:p>200.00 %</text:p>
          </table:table-cell>
          <table:table-cell table:formula="of:=(9200*(100%+[.E62])) - (9200*(100%+[.E62]))*([.C62]-100%)" office:value-type="float" office:value="15333.3333333333" calcext:value-type="float">
            <text:p>15333</text:p>
          </table:table-cell>
          <table:table-cell table:formula="of:=(RANDBETWEEN([.G62]-5000;[.G62]))" office:value-type="float" office:value="14328" calcext:value-type="float">
            <text:p>14328</text:p>
          </table:table-cell>
          <table:table-cell table:formula="of:=RANDBETWEEN([.H62];[.G62])" office:value-type="float" office:value="15232" calcext:value-type="float">
            <text:p>15232</text:p>
          </table:table-cell>
          <table:table-cell/>
          <table:table-cell table:formula="of:=&quot;insert into demanda (precio,mes,demanda) values (&quot;&amp;[.B62]&amp;&quot;,&quot;&amp;[.D62]&amp;&quot;,&quot;&amp;[.I62]&amp;&quot;);&quot;" office:value-type="string" office:string-value="insert into demanda (precio,mes,demanda) values (70,12,15232);" calcext:value-type="string">
            <text:p>insert into demanda (precio,mes,demanda) values (70,12,15232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63]*100)/60)%" office:value-type="percentage" office:value="0.833333333333333" calcext:value-type="percentage">
            <text:p>83.33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63]" office:value-type="percentage" office:value="1.95" calcext:value-type="percentage">
            <text:p>195.00 %</text:p>
          </table:table-cell>
          <table:table-cell table:formula="of:=(9200*(100%+[.E63])) - (9200*(100%+[.E63]))*([.C63]-100%)" office:value-type="float" office:value="20930" calcext:value-type="float">
            <text:p>20930</text:p>
          </table:table-cell>
          <table:table-cell table:formula="of:=(RANDBETWEEN([.G63]-5000;[.G63]))" office:value-type="float" office:value="18728" calcext:value-type="float">
            <text:p>18728</text:p>
          </table:table-cell>
          <table:table-cell table:formula="of:=RANDBETWEEN([.H63];[.G63])" office:value-type="float" office:value="20160" calcext:value-type="float">
            <text:p>20160</text:p>
          </table:table-cell>
          <table:table-cell/>
          <table:table-cell table:formula="of:=&quot;insert into demanda (precio,mes,demanda) values (&quot;&amp;[.B63]&amp;&quot;,&quot;&amp;[.D63]&amp;&quot;,&quot;&amp;[.I63]&amp;&quot;);&quot;" office:value-type="string" office:string-value="insert into demanda (precio,mes,demanda) values (50,1,20160);" calcext:value-type="string">
            <text:p>insert into demanda (precio,mes,demanda) values (50,1,20160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64]*100)/60)%" office:value-type="percentage" office:value="0.833333333333333" calcext:value-type="percentage">
            <text:p>83.33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64]" office:value-type="percentage" office:value="1.6" calcext:value-type="percentage">
            <text:p>160.00 %</text:p>
          </table:table-cell>
          <table:table-cell table:formula="of:=(9200*(100%+[.E64])) - (9200*(100%+[.E64]))*([.C64]-100%)" office:value-type="float" office:value="17173.3333333333" calcext:value-type="float">
            <text:p>17173</text:p>
          </table:table-cell>
          <table:table-cell table:formula="of:=(RANDBETWEEN([.G64]-5000;[.G64]))" office:value-type="float" office:value="12516" calcext:value-type="float">
            <text:p>12516</text:p>
          </table:table-cell>
          <table:table-cell table:formula="of:=RANDBETWEEN([.H64];[.G64])" office:value-type="float" office:value="13471" calcext:value-type="float">
            <text:p>13471</text:p>
          </table:table-cell>
          <table:table-cell/>
          <table:table-cell table:formula="of:=&quot;insert into demanda (precio,mes,demanda) values (&quot;&amp;[.B64]&amp;&quot;,&quot;&amp;[.D64]&amp;&quot;,&quot;&amp;[.I64]&amp;&quot;);&quot;" office:value-type="string" office:string-value="insert into demanda (precio,mes,demanda) values (50,2,13471);" calcext:value-type="string">
            <text:p>insert into demanda (precio,mes,demanda) values (50,2,13471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65]*100)/60)%" office:value-type="percentage" office:value="0.833333333333333" calcext:value-type="percentage">
            <text:p>83.33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65]" office:value-type="percentage" office:value="1.65" calcext:value-type="percentage">
            <text:p>165.00 %</text:p>
          </table:table-cell>
          <table:table-cell table:formula="of:=(9200*(100%+[.E65])) - (9200*(100%+[.E65]))*([.C65]-100%)" office:value-type="float" office:value="17710" calcext:value-type="float">
            <text:p>17710</text:p>
          </table:table-cell>
          <table:table-cell table:formula="of:=(RANDBETWEEN([.G65]-5000;[.G65]))" office:value-type="float" office:value="14229" calcext:value-type="float">
            <text:p>14229</text:p>
          </table:table-cell>
          <table:table-cell table:formula="of:=RANDBETWEEN([.H65];[.G65])" office:value-type="float" office:value="15853" calcext:value-type="float">
            <text:p>15853</text:p>
          </table:table-cell>
          <table:table-cell/>
          <table:table-cell table:formula="of:=&quot;insert into demanda (precio,mes,demanda) values (&quot;&amp;[.B65]&amp;&quot;,&quot;&amp;[.D65]&amp;&quot;,&quot;&amp;[.I65]&amp;&quot;);&quot;" office:value-type="string" office:string-value="insert into demanda (precio,mes,demanda) values (50,3,15853);" calcext:value-type="string">
            <text:p>insert into demanda (precio,mes,demanda) values (50,3,15853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66]*100)/60)%" office:value-type="percentage" office:value="0.833333333333333" calcext:value-type="percentage">
            <text:p>83.33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66]" office:value-type="percentage" office:value="1.8" calcext:value-type="percentage">
            <text:p>180.00 %</text:p>
          </table:table-cell>
          <table:table-cell table:formula="of:=(9200*(100%+[.E66])) - (9200*(100%+[.E66]))*([.C66]-100%)" office:value-type="float" office:value="19320" calcext:value-type="float">
            <text:p>19320</text:p>
          </table:table-cell>
          <table:table-cell table:formula="of:=(RANDBETWEEN([.G66]-5000;[.G66]))" office:value-type="float" office:value="18212" calcext:value-type="float">
            <text:p>18212</text:p>
          </table:table-cell>
          <table:table-cell table:formula="of:=RANDBETWEEN([.H66];[.G66])" office:value-type="float" office:value="19001" calcext:value-type="float">
            <text:p>19001</text:p>
          </table:table-cell>
          <table:table-cell/>
          <table:table-cell table:formula="of:=&quot;insert into demanda (precio,mes,demanda) values (&quot;&amp;[.B66]&amp;&quot;,&quot;&amp;[.D66]&amp;&quot;,&quot;&amp;[.I66]&amp;&quot;);&quot;" office:value-type="string" office:string-value="insert into demanda (precio,mes,demanda) values (50,4,19001);" calcext:value-type="string">
            <text:p>insert into demanda (precio,mes,demanda) values (50,4,19001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67]*100)/60)%" office:value-type="percentage" office:value="0.833333333333333" calcext:value-type="percentage">
            <text:p>83.33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67]" office:value-type="percentage" office:value="1.75" calcext:value-type="percentage">
            <text:p>175.00 %</text:p>
          </table:table-cell>
          <table:table-cell table:formula="of:=(9200*(100%+[.E67])) - (9200*(100%+[.E67]))*([.C67]-100%)" office:value-type="float" office:value="18783.3333333333" calcext:value-type="float">
            <text:p>18783</text:p>
          </table:table-cell>
          <table:table-cell table:formula="of:=(RANDBETWEEN([.G67]-5000;[.G67]))" office:value-type="float" office:value="15253" calcext:value-type="float">
            <text:p>15253</text:p>
          </table:table-cell>
          <table:table-cell table:formula="of:=RANDBETWEEN([.H67];[.G67])" office:value-type="float" office:value="16520" calcext:value-type="float">
            <text:p>16520</text:p>
          </table:table-cell>
          <table:table-cell/>
          <table:table-cell table:formula="of:=&quot;insert into demanda (precio,mes,demanda) values (&quot;&amp;[.B67]&amp;&quot;,&quot;&amp;[.D67]&amp;&quot;,&quot;&amp;[.I67]&amp;&quot;);&quot;" office:value-type="string" office:string-value="insert into demanda (precio,mes,demanda) values (50,5,16520);" calcext:value-type="string">
            <text:p>insert into demanda (precio,mes,demanda) values (50,5,16520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68]*100)/60)%" office:value-type="percentage" office:value="0.833333333333333" calcext:value-type="percentage">
            <text:p>83.33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68]" office:value-type="percentage" office:value="1.5" calcext:value-type="percentage">
            <text:p>150.00 %</text:p>
          </table:table-cell>
          <table:table-cell table:formula="of:=(9200*(100%+[.E68])) - (9200*(100%+[.E68]))*([.C68]-100%)" office:value-type="float" office:value="16100" calcext:value-type="float">
            <text:p>16100</text:p>
          </table:table-cell>
          <table:table-cell table:formula="of:=(RANDBETWEEN([.G68]-5000;[.G68]))" office:value-type="float" office:value="15879" calcext:value-type="float">
            <text:p>15879</text:p>
          </table:table-cell>
          <table:table-cell table:formula="of:=RANDBETWEEN([.H68];[.G68])" office:value-type="float" office:value="15904" calcext:value-type="float">
            <text:p>15904</text:p>
          </table:table-cell>
          <table:table-cell/>
          <table:table-cell table:formula="of:=&quot;insert into demanda (precio,mes,demanda) values (&quot;&amp;[.B68]&amp;&quot;,&quot;&amp;[.D68]&amp;&quot;,&quot;&amp;[.I68]&amp;&quot;);&quot;" office:value-type="string" office:string-value="insert into demanda (precio,mes,demanda) values (50,6,15904);" calcext:value-type="string">
            <text:p>insert into demanda (precio,mes,demanda) values (50,6,15904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69]*100)/60)%" office:value-type="percentage" office:value="0.833333333333333" calcext:value-type="percentage">
            <text:p>83.33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69]" office:value-type="percentage" office:value="1.4" calcext:value-type="percentage">
            <text:p>140.00 %</text:p>
          </table:table-cell>
          <table:table-cell table:formula="of:=(9200*(100%+[.E69])) - (9200*(100%+[.E69]))*([.C69]-100%)" office:value-type="float" office:value="15026.6666666667" calcext:value-type="float">
            <text:p>15027</text:p>
          </table:table-cell>
          <table:table-cell table:formula="of:=(RANDBETWEEN([.G69]-5000;[.G69]))" office:value-type="float" office:value="12149" calcext:value-type="float">
            <text:p>12149</text:p>
          </table:table-cell>
          <table:table-cell table:formula="of:=RANDBETWEEN([.H69];[.G69])" office:value-type="float" office:value="13706" calcext:value-type="float">
            <text:p>13706</text:p>
          </table:table-cell>
          <table:table-cell/>
          <table:table-cell table:formula="of:=&quot;insert into demanda (precio,mes,demanda) values (&quot;&amp;[.B69]&amp;&quot;,&quot;&amp;[.D69]&amp;&quot;,&quot;&amp;[.I69]&amp;&quot;);&quot;" office:value-type="string" office:string-value="insert into demanda (precio,mes,demanda) values (50,7,13706);" calcext:value-type="string">
            <text:p>insert into demanda (precio,mes,demanda) values (50,7,13706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70]*100)/60)%" office:value-type="percentage" office:value="0.833333333333333" calcext:value-type="percentage">
            <text:p>83.33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70]" office:value-type="percentage" office:value="1.63" calcext:value-type="percentage">
            <text:p>163.00 %</text:p>
          </table:table-cell>
          <table:table-cell table:formula="of:=(9200*(100%+[.E70])) - (9200*(100%+[.E70]))*([.C70]-100%)" office:value-type="float" office:value="17495.3333333333" calcext:value-type="float">
            <text:p>17495</text:p>
          </table:table-cell>
          <table:table-cell table:formula="of:=(RANDBETWEEN([.G70]-5000;[.G70]))" office:value-type="float" office:value="13157" calcext:value-type="float">
            <text:p>13157</text:p>
          </table:table-cell>
          <table:table-cell table:formula="of:=RANDBETWEEN([.H70];[.G70])" office:value-type="float" office:value="16132" calcext:value-type="float">
            <text:p>16132</text:p>
          </table:table-cell>
          <table:table-cell/>
          <table:table-cell table:formula="of:=&quot;insert into demanda (precio,mes,demanda) values (&quot;&amp;[.B70]&amp;&quot;,&quot;&amp;[.D70]&amp;&quot;,&quot;&amp;[.I70]&amp;&quot;);&quot;" office:value-type="string" office:string-value="insert into demanda (precio,mes,demanda) values (50,8,16132);" calcext:value-type="string">
            <text:p>insert into demanda (precio,mes,demanda) values (50,8,16132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71]*100)/60)%" office:value-type="percentage" office:value="0.833333333333333" calcext:value-type="percentage">
            <text:p>83.33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71]" office:value-type="percentage" office:value="1.8" calcext:value-type="percentage">
            <text:p>180.00 %</text:p>
          </table:table-cell>
          <table:table-cell table:formula="of:=(9200*(100%+[.E71])) - (9200*(100%+[.E71]))*([.C71]-100%)" office:value-type="float" office:value="19320" calcext:value-type="float">
            <text:p>19320</text:p>
          </table:table-cell>
          <table:table-cell table:formula="of:=(RANDBETWEEN([.G71]-5000;[.G71]))" office:value-type="float" office:value="17539" calcext:value-type="float">
            <text:p>17539</text:p>
          </table:table-cell>
          <table:table-cell table:formula="of:=RANDBETWEEN([.H71];[.G71])" office:value-type="float" office:value="17573" calcext:value-type="float">
            <text:p>17573</text:p>
          </table:table-cell>
          <table:table-cell/>
          <table:table-cell table:formula="of:=&quot;insert into demanda (precio,mes,demanda) values (&quot;&amp;[.B71]&amp;&quot;,&quot;&amp;[.D71]&amp;&quot;,&quot;&amp;[.I71]&amp;&quot;);&quot;" office:value-type="string" office:string-value="insert into demanda (precio,mes,demanda) values (50,9,17573);" calcext:value-type="string">
            <text:p>insert into demanda (precio,mes,demanda) values (50,9,17573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72]*100)/60)%" office:value-type="percentage" office:value="0.833333333333333" calcext:value-type="percentage">
            <text:p>83.33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5" calcext:value-type="percentage">
            <text:p>85.00 %</text:p>
          </table:table-cell>
          <table:table-cell table:formula="of:=100%+[.E72]" office:value-type="percentage" office:value="1.85" calcext:value-type="percentage">
            <text:p>185.00 %</text:p>
          </table:table-cell>
          <table:table-cell table:formula="of:=(9200*(100%+[.E72])) - (9200*(100%+[.E72]))*([.C72]-100%)" office:value-type="float" office:value="19856.6666666667" calcext:value-type="float">
            <text:p>19857</text:p>
          </table:table-cell>
          <table:table-cell table:formula="of:=(RANDBETWEEN([.G72]-5000;[.G72]))" office:value-type="float" office:value="16054" calcext:value-type="float">
            <text:p>16054</text:p>
          </table:table-cell>
          <table:table-cell table:formula="of:=RANDBETWEEN([.H72];[.G72])" office:value-type="float" office:value="17041" calcext:value-type="float">
            <text:p>17041</text:p>
          </table:table-cell>
          <table:table-cell/>
          <table:table-cell table:formula="of:=&quot;insert into demanda (precio,mes,demanda) values (&quot;&amp;[.B72]&amp;&quot;,&quot;&amp;[.D72]&amp;&quot;,&quot;&amp;[.I72]&amp;&quot;);&quot;" office:value-type="string" office:string-value="insert into demanda (precio,mes,demanda) values (50,10,17041);" calcext:value-type="string">
            <text:p>insert into demanda (precio,mes,demanda) values (50,10,17041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73]*100)/60)%" office:value-type="percentage" office:value="0.833333333333333" calcext:value-type="percentage">
            <text:p>83.33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73]" office:value-type="percentage" office:value="1.9" calcext:value-type="percentage">
            <text:p>190.00 %</text:p>
          </table:table-cell>
          <table:table-cell table:formula="of:=(9200*(100%+[.E73])) - (9200*(100%+[.E73]))*([.C73]-100%)" office:value-type="float" office:value="20393.3333333333" calcext:value-type="float">
            <text:p>20393</text:p>
          </table:table-cell>
          <table:table-cell table:formula="of:=(RANDBETWEEN([.G73]-5000;[.G73]))" office:value-type="float" office:value="18947" calcext:value-type="float">
            <text:p>18947</text:p>
          </table:table-cell>
          <table:table-cell table:formula="of:=RANDBETWEEN([.H73];[.G73])" office:value-type="float" office:value="19289" calcext:value-type="float">
            <text:p>19289</text:p>
          </table:table-cell>
          <table:table-cell/>
          <table:table-cell table:formula="of:=&quot;insert into demanda (precio,mes,demanda) values (&quot;&amp;[.B73]&amp;&quot;,&quot;&amp;[.D73]&amp;&quot;,&quot;&amp;[.I73]&amp;&quot;);&quot;" office:value-type="string" office:string-value="insert into demanda (precio,mes,demanda) values (50,11,19289);" calcext:value-type="string">
            <text:p>insert into demanda (precio,mes,demanda) values (50,11,19289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74]*100)/60)%" office:value-type="percentage" office:value="0.833333333333333" calcext:value-type="percentage">
            <text:p>83.33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74]" office:value-type="percentage" office:value="2" calcext:value-type="percentage">
            <text:p>200.00 %</text:p>
          </table:table-cell>
          <table:table-cell table:formula="of:=(9200*(100%+[.E74])) - (9200*(100%+[.E74]))*([.C74]-100%)" office:value-type="float" office:value="21466.6666666667" calcext:value-type="float">
            <text:p>21467</text:p>
          </table:table-cell>
          <table:table-cell table:formula="of:=(RANDBETWEEN([.G74]-5000;[.G74]))" office:value-type="float" office:value="21442" calcext:value-type="float">
            <text:p>21442</text:p>
          </table:table-cell>
          <table:table-cell table:formula="of:=RANDBETWEEN([.H74];[.G74])" office:value-type="float" office:value="21465" calcext:value-type="float">
            <text:p>21465</text:p>
          </table:table-cell>
          <table:table-cell/>
          <table:table-cell table:formula="of:=&quot;insert into demanda (precio,mes,demanda) values (&quot;&amp;[.B74]&amp;&quot;,&quot;&amp;[.D74]&amp;&quot;,&quot;&amp;[.I74]&amp;&quot;);&quot;" office:value-type="string" office:string-value="insert into demanda (precio,mes,demanda) values (50,12,21465);" calcext:value-type="string">
            <text:p>insert into demanda (precio,mes,demanda) values (50,12,21465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75]*100)/60)%" office:value-type="percentage" office:value="1.5" calcext:value-type="percentage">
            <text:p>150.00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75]" office:value-type="percentage" office:value="1.95" calcext:value-type="percentage">
            <text:p>195.00 %</text:p>
          </table:table-cell>
          <table:table-cell table:formula="of:=(9200*(100%+[.E75])) - (9200*(100%+[.E75]))*([.C75]-100%)" office:value-type="float" office:value="8970" calcext:value-type="float">
            <text:p>8970</text:p>
          </table:table-cell>
          <table:table-cell table:formula="of:=(RANDBETWEEN([.G75]-5000;[.G75]))" office:value-type="float" office:value="5682" calcext:value-type="float">
            <text:p>5682</text:p>
          </table:table-cell>
          <table:table-cell table:formula="of:=RANDBETWEEN([.H75];[.G75])" office:value-type="float" office:value="7672" calcext:value-type="float">
            <text:p>7672</text:p>
          </table:table-cell>
          <table:table-cell/>
          <table:table-cell table:formula="of:=&quot;insert into demanda (precio,mes,demanda) values (&quot;&amp;[.B75]&amp;&quot;,&quot;&amp;[.D75]&amp;&quot;,&quot;&amp;[.I75]&amp;&quot;);&quot;" office:value-type="string" office:string-value="insert into demanda (precio,mes,demanda) values (90,1,7672);" calcext:value-type="string">
            <text:p>insert into demanda (precio,mes,demanda) values (90,1,7672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76]*100)/60)%" office:value-type="percentage" office:value="1.5" calcext:value-type="percentage">
            <text:p>150.00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76]" office:value-type="percentage" office:value="1.6" calcext:value-type="percentage">
            <text:p>160.00 %</text:p>
          </table:table-cell>
          <table:table-cell table:formula="of:=(9200*(100%+[.E76])) - (9200*(100%+[.E76]))*([.C76]-100%)" office:value-type="float" office:value="7360" calcext:value-type="float">
            <text:p>7360</text:p>
          </table:table-cell>
          <table:table-cell table:formula="of:=(RANDBETWEEN([.G76]-5000;[.G76]))" office:value-type="float" office:value="3722" calcext:value-type="float">
            <text:p>3722</text:p>
          </table:table-cell>
          <table:table-cell table:formula="of:=RANDBETWEEN([.H76];[.G76])" office:value-type="float" office:value="4168" calcext:value-type="float">
            <text:p>4168</text:p>
          </table:table-cell>
          <table:table-cell/>
          <table:table-cell table:formula="of:=&quot;insert into demanda (precio,mes,demanda) values (&quot;&amp;[.B76]&amp;&quot;,&quot;&amp;[.D76]&amp;&quot;,&quot;&amp;[.I76]&amp;&quot;);&quot;" office:value-type="string" office:string-value="insert into demanda (precio,mes,demanda) values (90,2,4168);" calcext:value-type="string">
            <text:p>insert into demanda (precio,mes,demanda) values (90,2,4168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77]*100)/60)%" office:value-type="percentage" office:value="1.5" calcext:value-type="percentage">
            <text:p>150.00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77]" office:value-type="percentage" office:value="1.65" calcext:value-type="percentage">
            <text:p>165.00 %</text:p>
          </table:table-cell>
          <table:table-cell table:formula="of:=(9200*(100%+[.E77])) - (9200*(100%+[.E77]))*([.C77]-100%)" office:value-type="float" office:value="7590" calcext:value-type="float">
            <text:p>7590</text:p>
          </table:table-cell>
          <table:table-cell table:formula="of:=(RANDBETWEEN([.G77]-5000;[.G77]))" office:value-type="float" office:value="4666" calcext:value-type="float">
            <text:p>4666</text:p>
          </table:table-cell>
          <table:table-cell table:formula="of:=RANDBETWEEN([.H77];[.G77])" office:value-type="float" office:value="6745" calcext:value-type="float">
            <text:p>6745</text:p>
          </table:table-cell>
          <table:table-cell/>
          <table:table-cell table:formula="of:=&quot;insert into demanda (precio,mes,demanda) values (&quot;&amp;[.B77]&amp;&quot;,&quot;&amp;[.D77]&amp;&quot;,&quot;&amp;[.I77]&amp;&quot;);&quot;" office:value-type="string" office:string-value="insert into demanda (precio,mes,demanda) values (90,3,6745);" calcext:value-type="string">
            <text:p>insert into demanda (precio,mes,demanda) values (90,3,6745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78]*100)/60)%" office:value-type="percentage" office:value="1.5" calcext:value-type="percentage">
            <text:p>150.00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78]" office:value-type="percentage" office:value="1.8" calcext:value-type="percentage">
            <text:p>180.00 %</text:p>
          </table:table-cell>
          <table:table-cell table:formula="of:=(9200*(100%+[.E78])) - (9200*(100%+[.E78]))*([.C78]-100%)" office:value-type="float" office:value="8280" calcext:value-type="float">
            <text:p>8280</text:p>
          </table:table-cell>
          <table:table-cell table:formula="of:=(RANDBETWEEN([.G78]-5000;[.G78]))" office:value-type="float" office:value="7125" calcext:value-type="float">
            <text:p>7125</text:p>
          </table:table-cell>
          <table:table-cell table:formula="of:=RANDBETWEEN([.H78];[.G78])" office:value-type="float" office:value="8247" calcext:value-type="float">
            <text:p>8247</text:p>
          </table:table-cell>
          <table:table-cell/>
          <table:table-cell table:formula="of:=&quot;insert into demanda (precio,mes,demanda) values (&quot;&amp;[.B78]&amp;&quot;,&quot;&amp;[.D78]&amp;&quot;,&quot;&amp;[.I78]&amp;&quot;);&quot;" office:value-type="string" office:string-value="insert into demanda (precio,mes,demanda) values (90,4,8247);" calcext:value-type="string">
            <text:p>insert into demanda (precio,mes,demanda) values (90,4,8247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79]*100)/60)%" office:value-type="percentage" office:value="1.5" calcext:value-type="percentage">
            <text:p>150.00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79]" office:value-type="percentage" office:value="1.75" calcext:value-type="percentage">
            <text:p>175.00 %</text:p>
          </table:table-cell>
          <table:table-cell table:formula="of:=(9200*(100%+[.E79])) - (9200*(100%+[.E79]))*([.C79]-100%)" office:value-type="float" office:value="8050" calcext:value-type="float">
            <text:p>8050</text:p>
          </table:table-cell>
          <table:table-cell table:formula="of:=(RANDBETWEEN([.G79]-5000;[.G79]))" office:value-type="float" office:value="3340" calcext:value-type="float">
            <text:p>3340</text:p>
          </table:table-cell>
          <table:table-cell table:formula="of:=RANDBETWEEN([.H79];[.G79])" office:value-type="float" office:value="4278" calcext:value-type="float">
            <text:p>4278</text:p>
          </table:table-cell>
          <table:table-cell/>
          <table:table-cell table:formula="of:=&quot;insert into demanda (precio,mes,demanda) values (&quot;&amp;[.B79]&amp;&quot;,&quot;&amp;[.D79]&amp;&quot;,&quot;&amp;[.I79]&amp;&quot;);&quot;" office:value-type="string" office:string-value="insert into demanda (precio,mes,demanda) values (90,5,4278);" calcext:value-type="string">
            <text:p>insert into demanda (precio,mes,demanda) values (90,5,4278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80]*100)/60)%" office:value-type="percentage" office:value="1.5" calcext:value-type="percentage">
            <text:p>150.00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80]" office:value-type="percentage" office:value="1.5" calcext:value-type="percentage">
            <text:p>150.00 %</text:p>
          </table:table-cell>
          <table:table-cell table:formula="of:=(9200*(100%+[.E80])) - (9200*(100%+[.E80]))*([.C80]-100%)" office:value-type="float" office:value="6900" calcext:value-type="float">
            <text:p>6900</text:p>
          </table:table-cell>
          <table:table-cell table:formula="of:=(RANDBETWEEN([.G80]-5000;[.G80]))" office:value-type="float" office:value="6762" calcext:value-type="float">
            <text:p>6762</text:p>
          </table:table-cell>
          <table:table-cell table:formula="of:=RANDBETWEEN([.H80];[.G80])" office:value-type="float" office:value="6856" calcext:value-type="float">
            <text:p>6856</text:p>
          </table:table-cell>
          <table:table-cell/>
          <table:table-cell table:formula="of:=&quot;insert into demanda (precio,mes,demanda) values (&quot;&amp;[.B80]&amp;&quot;,&quot;&amp;[.D80]&amp;&quot;,&quot;&amp;[.I80]&amp;&quot;);&quot;" office:value-type="string" office:string-value="insert into demanda (precio,mes,demanda) values (90,6,6856);" calcext:value-type="string">
            <text:p>insert into demanda (precio,mes,demanda) values (90,6,6856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81]*100)/60)%" office:value-type="percentage" office:value="1.5" calcext:value-type="percentage">
            <text:p>150.00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81]" office:value-type="percentage" office:value="1.4" calcext:value-type="percentage">
            <text:p>140.00 %</text:p>
          </table:table-cell>
          <table:table-cell table:formula="of:=(9200*(100%+[.E81])) - (9200*(100%+[.E81]))*([.C81]-100%)" office:value-type="float" office:value="6440" calcext:value-type="float">
            <text:p>6440</text:p>
          </table:table-cell>
          <table:table-cell table:formula="of:=(RANDBETWEEN([.G81]-5000;[.G81]))" office:value-type="float" office:value="3416" calcext:value-type="float">
            <text:p>3416</text:p>
          </table:table-cell>
          <table:table-cell table:formula="of:=RANDBETWEEN([.H81];[.G81])" office:value-type="float" office:value="5829" calcext:value-type="float">
            <text:p>5829</text:p>
          </table:table-cell>
          <table:table-cell/>
          <table:table-cell table:formula="of:=&quot;insert into demanda (precio,mes,demanda) values (&quot;&amp;[.B81]&amp;&quot;,&quot;&amp;[.D81]&amp;&quot;,&quot;&amp;[.I81]&amp;&quot;);&quot;" office:value-type="string" office:string-value="insert into demanda (precio,mes,demanda) values (90,7,5829);" calcext:value-type="string">
            <text:p>insert into demanda (precio,mes,demanda) values (90,7,5829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82]*100)/60)%" office:value-type="percentage" office:value="1.5" calcext:value-type="percentage">
            <text:p>150.00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82]" office:value-type="percentage" office:value="1.63" calcext:value-type="percentage">
            <text:p>163.00 %</text:p>
          </table:table-cell>
          <table:table-cell table:formula="of:=(9200*(100%+[.E82])) - (9200*(100%+[.E82]))*([.C82]-100%)" office:value-type="float" office:value="7498" calcext:value-type="float">
            <text:p>7498</text:p>
          </table:table-cell>
          <table:table-cell table:formula="of:=(RANDBETWEEN([.G82]-5000;[.G82]))" office:value-type="float" office:value="5163" calcext:value-type="float">
            <text:p>5163</text:p>
          </table:table-cell>
          <table:table-cell table:formula="of:=RANDBETWEEN([.H82];[.G82])" office:value-type="float" office:value="5352" calcext:value-type="float">
            <text:p>5352</text:p>
          </table:table-cell>
          <table:table-cell/>
          <table:table-cell table:formula="of:=&quot;insert into demanda (precio,mes,demanda) values (&quot;&amp;[.B82]&amp;&quot;,&quot;&amp;[.D82]&amp;&quot;,&quot;&amp;[.I82]&amp;&quot;);&quot;" office:value-type="string" office:string-value="insert into demanda (precio,mes,demanda) values (90,8,5352);" calcext:value-type="string">
            <text:p>insert into demanda (precio,mes,demanda) values (90,8,5352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83]*100)/60)%" office:value-type="percentage" office:value="1.5" calcext:value-type="percentage">
            <text:p>150.00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83]" office:value-type="percentage" office:value="1.8" calcext:value-type="percentage">
            <text:p>180.00 %</text:p>
          </table:table-cell>
          <table:table-cell table:formula="of:=(9200*(100%+[.E83])) - (9200*(100%+[.E83]))*([.C83]-100%)" office:value-type="float" office:value="8280" calcext:value-type="float">
            <text:p>8280</text:p>
          </table:table-cell>
          <table:table-cell table:formula="of:=(RANDBETWEEN([.G83]-5000;[.G83]))" office:value-type="float" office:value="5903" calcext:value-type="float">
            <text:p>5903</text:p>
          </table:table-cell>
          <table:table-cell table:formula="of:=RANDBETWEEN([.H83];[.G83])" office:value-type="float" office:value="6530" calcext:value-type="float">
            <text:p>6530</text:p>
          </table:table-cell>
          <table:table-cell/>
          <table:table-cell table:formula="of:=&quot;insert into demanda (precio,mes,demanda) values (&quot;&amp;[.B83]&amp;&quot;,&quot;&amp;[.D83]&amp;&quot;,&quot;&amp;[.I83]&amp;&quot;);&quot;" office:value-type="string" office:string-value="insert into demanda (precio,mes,demanda) values (90,9,6530);" calcext:value-type="string">
            <text:p>insert into demanda (precio,mes,demanda) values (90,9,6530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84]*100)/60)%" office:value-type="percentage" office:value="1.5" calcext:value-type="percentage">
            <text:p>150.00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5" calcext:value-type="percentage">
            <text:p>85.00 %</text:p>
          </table:table-cell>
          <table:table-cell table:formula="of:=100%+[.E84]" office:value-type="percentage" office:value="1.85" calcext:value-type="percentage">
            <text:p>185.00 %</text:p>
          </table:table-cell>
          <table:table-cell table:formula="of:=(9200*(100%+[.E84])) - (9200*(100%+[.E84]))*([.C84]-100%)" office:value-type="float" office:value="8510" calcext:value-type="float">
            <text:p>8510</text:p>
          </table:table-cell>
          <table:table-cell table:formula="of:=(RANDBETWEEN([.G84]-5000;[.G84]))" office:value-type="float" office:value="6710" calcext:value-type="float">
            <text:p>6710</text:p>
          </table:table-cell>
          <table:table-cell table:formula="of:=RANDBETWEEN([.H84];[.G84])" office:value-type="float" office:value="8361" calcext:value-type="float">
            <text:p>8361</text:p>
          </table:table-cell>
          <table:table-cell/>
          <table:table-cell table:formula="of:=&quot;insert into demanda (precio,mes,demanda) values (&quot;&amp;[.B84]&amp;&quot;,&quot;&amp;[.D84]&amp;&quot;,&quot;&amp;[.I84]&amp;&quot;);&quot;" office:value-type="string" office:string-value="insert into demanda (precio,mes,demanda) values (90,10,8361);" calcext:value-type="string">
            <text:p>insert into demanda (precio,mes,demanda) values (90,10,8361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85]*100)/60)%" office:value-type="percentage" office:value="1.5" calcext:value-type="percentage">
            <text:p>150.00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85]" office:value-type="percentage" office:value="1.9" calcext:value-type="percentage">
            <text:p>190.00 %</text:p>
          </table:table-cell>
          <table:table-cell table:formula="of:=(9200*(100%+[.E85])) - (9200*(100%+[.E85]))*([.C85]-100%)" office:value-type="float" office:value="8740" calcext:value-type="float">
            <text:p>8740</text:p>
          </table:table-cell>
          <table:table-cell table:formula="of:=(RANDBETWEEN([.G85]-5000;[.G85]))" office:value-type="float" office:value="4296" calcext:value-type="float">
            <text:p>4296</text:p>
          </table:table-cell>
          <table:table-cell table:formula="of:=RANDBETWEEN([.H85];[.G85])" office:value-type="float" office:value="5834" calcext:value-type="float">
            <text:p>5834</text:p>
          </table:table-cell>
          <table:table-cell/>
          <table:table-cell table:formula="of:=&quot;insert into demanda (precio,mes,demanda) values (&quot;&amp;[.B85]&amp;&quot;,&quot;&amp;[.D85]&amp;&quot;,&quot;&amp;[.I85]&amp;&quot;);&quot;" office:value-type="string" office:string-value="insert into demanda (precio,mes,demanda) values (90,11,5834);" calcext:value-type="string">
            <text:p>insert into demanda (precio,mes,demanda) values (90,11,5834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86]*100)/60)%" office:value-type="percentage" office:value="1.5" calcext:value-type="percentage">
            <text:p>150.00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86]" office:value-type="percentage" office:value="2" calcext:value-type="percentage">
            <text:p>200.00 %</text:p>
          </table:table-cell>
          <table:table-cell table:formula="of:=(9200*(100%+[.E86])) - (9200*(100%+[.E86]))*([.C86]-100%)" office:value-type="float" office:value="9200" calcext:value-type="float">
            <text:p>9200</text:p>
          </table:table-cell>
          <table:table-cell table:formula="of:=(RANDBETWEEN([.G86]-5000;[.G86]))" office:value-type="float" office:value="7831" calcext:value-type="float">
            <text:p>7831</text:p>
          </table:table-cell>
          <table:table-cell table:formula="of:=RANDBETWEEN([.H86];[.G86])" office:value-type="float" office:value="8020" calcext:value-type="float">
            <text:p>8020</text:p>
          </table:table-cell>
          <table:table-cell/>
          <table:table-cell table:formula="of:=&quot;insert into demanda (precio,mes,demanda) values (&quot;&amp;[.B86]&amp;&quot;,&quot;&amp;[.D86]&amp;&quot;,&quot;&amp;[.I86]&amp;&quot;);&quot;" office:value-type="string" office:string-value="insert into demanda (precio,mes,demanda) values (90,12,8020);" calcext:value-type="string">
            <text:p>insert into demanda (precio,mes,demanda) values (90,12,8020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87]*100)/60)%" office:value-type="percentage" office:value="0.5" calcext:value-type="percentage">
            <text:p>50.00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87]" office:value-type="percentage" office:value="1.95" calcext:value-type="percentage">
            <text:p>195.00 %</text:p>
          </table:table-cell>
          <table:table-cell table:formula="of:=(9200*(100%+[.E87])) - (9200*(100%+[.E87]))*([.C87]-100%)" office:value-type="float" office:value="26910" calcext:value-type="float">
            <text:p>26910</text:p>
          </table:table-cell>
          <table:table-cell table:formula="of:=(RANDBETWEEN([.G87]-5000;[.G87]))" office:value-type="float" office:value="25982" calcext:value-type="float">
            <text:p>25982</text:p>
          </table:table-cell>
          <table:table-cell table:formula="of:=RANDBETWEEN([.H87];[.G87])" office:value-type="float" office:value="26413" calcext:value-type="float">
            <text:p>26413</text:p>
          </table:table-cell>
          <table:table-cell/>
          <table:table-cell table:formula="of:=&quot;insert into demanda (precio,mes,demanda) values (&quot;&amp;[.B87]&amp;&quot;,&quot;&amp;[.D87]&amp;&quot;,&quot;&amp;[.I87]&amp;&quot;);&quot;" office:value-type="string" office:string-value="insert into demanda (precio,mes,demanda) values (30,1,26413);" calcext:value-type="string">
            <text:p>insert into demanda (precio,mes,demanda) values (30,1,26413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88]*100)/60)%" office:value-type="percentage" office:value="0.5" calcext:value-type="percentage">
            <text:p>50.00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88]" office:value-type="percentage" office:value="1.6" calcext:value-type="percentage">
            <text:p>160.00 %</text:p>
          </table:table-cell>
          <table:table-cell table:formula="of:=(9200*(100%+[.E88])) - (9200*(100%+[.E88]))*([.C88]-100%)" office:value-type="float" office:value="22080" calcext:value-type="float">
            <text:p>22080</text:p>
          </table:table-cell>
          <table:table-cell table:formula="of:=(RANDBETWEEN([.G88]-5000;[.G88]))" office:value-type="float" office:value="21504" calcext:value-type="float">
            <text:p>21504</text:p>
          </table:table-cell>
          <table:table-cell table:formula="of:=RANDBETWEEN([.H88];[.G88])" office:value-type="float" office:value="22038" calcext:value-type="float">
            <text:p>22038</text:p>
          </table:table-cell>
          <table:table-cell/>
          <table:table-cell table:formula="of:=&quot;insert into demanda (precio,mes,demanda) values (&quot;&amp;[.B88]&amp;&quot;,&quot;&amp;[.D88]&amp;&quot;,&quot;&amp;[.I88]&amp;&quot;);&quot;" office:value-type="string" office:string-value="insert into demanda (precio,mes,demanda) values (30,2,22038);" calcext:value-type="string">
            <text:p>insert into demanda (precio,mes,demanda) values (30,2,22038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89]*100)/60)%" office:value-type="percentage" office:value="0.5" calcext:value-type="percentage">
            <text:p>50.00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89]" office:value-type="percentage" office:value="1.65" calcext:value-type="percentage">
            <text:p>165.00 %</text:p>
          </table:table-cell>
          <table:table-cell table:formula="of:=(9200*(100%+[.E89])) - (9200*(100%+[.E89]))*([.C89]-100%)" office:value-type="float" office:value="22770" calcext:value-type="float">
            <text:p>22770</text:p>
          </table:table-cell>
          <table:table-cell table:formula="of:=(RANDBETWEEN([.G89]-5000;[.G89]))" office:value-type="float" office:value="17854" calcext:value-type="float">
            <text:p>17854</text:p>
          </table:table-cell>
          <table:table-cell table:formula="of:=RANDBETWEEN([.H89];[.G89])" office:value-type="float" office:value="18241" calcext:value-type="float">
            <text:p>18241</text:p>
          </table:table-cell>
          <table:table-cell/>
          <table:table-cell table:formula="of:=&quot;insert into demanda (precio,mes,demanda) values (&quot;&amp;[.B89]&amp;&quot;,&quot;&amp;[.D89]&amp;&quot;,&quot;&amp;[.I89]&amp;&quot;);&quot;" office:value-type="string" office:string-value="insert into demanda (precio,mes,demanda) values (30,3,18241);" calcext:value-type="string">
            <text:p>insert into demanda (precio,mes,demanda) values (30,3,18241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90]*100)/60)%" office:value-type="percentage" office:value="0.5" calcext:value-type="percentage">
            <text:p>50.00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90]" office:value-type="percentage" office:value="1.8" calcext:value-type="percentage">
            <text:p>180.00 %</text:p>
          </table:table-cell>
          <table:table-cell table:formula="of:=(9200*(100%+[.E90])) - (9200*(100%+[.E90]))*([.C90]-100%)" office:value-type="float" office:value="24840" calcext:value-type="float">
            <text:p>24840</text:p>
          </table:table-cell>
          <table:table-cell table:formula="of:=(RANDBETWEEN([.G90]-5000;[.G90]))" office:value-type="float" office:value="23062" calcext:value-type="float">
            <text:p>23062</text:p>
          </table:table-cell>
          <table:table-cell table:formula="of:=RANDBETWEEN([.H90];[.G90])" office:value-type="float" office:value="24793" calcext:value-type="float">
            <text:p>24793</text:p>
          </table:table-cell>
          <table:table-cell/>
          <table:table-cell table:formula="of:=&quot;insert into demanda (precio,mes,demanda) values (&quot;&amp;[.B90]&amp;&quot;,&quot;&amp;[.D90]&amp;&quot;,&quot;&amp;[.I90]&amp;&quot;);&quot;" office:value-type="string" office:string-value="insert into demanda (precio,mes,demanda) values (30,4,24793);" calcext:value-type="string">
            <text:p>insert into demanda (precio,mes,demanda) values (30,4,24793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91]*100)/60)%" office:value-type="percentage" office:value="0.5" calcext:value-type="percentage">
            <text:p>50.00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91]" office:value-type="percentage" office:value="1.75" calcext:value-type="percentage">
            <text:p>175.00 %</text:p>
          </table:table-cell>
          <table:table-cell table:formula="of:=(9200*(100%+[.E91])) - (9200*(100%+[.E91]))*([.C91]-100%)" office:value-type="float" office:value="24150" calcext:value-type="float">
            <text:p>24150</text:p>
          </table:table-cell>
          <table:table-cell table:formula="of:=(RANDBETWEEN([.G91]-5000;[.G91]))" office:value-type="float" office:value="20562" calcext:value-type="float">
            <text:p>20562</text:p>
          </table:table-cell>
          <table:table-cell table:formula="of:=RANDBETWEEN([.H91];[.G91])" office:value-type="float" office:value="21678" calcext:value-type="float">
            <text:p>21678</text:p>
          </table:table-cell>
          <table:table-cell/>
          <table:table-cell table:formula="of:=&quot;insert into demanda (precio,mes,demanda) values (&quot;&amp;[.B91]&amp;&quot;,&quot;&amp;[.D91]&amp;&quot;,&quot;&amp;[.I91]&amp;&quot;);&quot;" office:value-type="string" office:string-value="insert into demanda (precio,mes,demanda) values (30,5,21678);" calcext:value-type="string">
            <text:p>insert into demanda (precio,mes,demanda) values (30,5,21678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92]*100)/60)%" office:value-type="percentage" office:value="0.5" calcext:value-type="percentage">
            <text:p>50.00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92]" office:value-type="percentage" office:value="1.5" calcext:value-type="percentage">
            <text:p>150.00 %</text:p>
          </table:table-cell>
          <table:table-cell table:formula="of:=(9200*(100%+[.E92])) - (9200*(100%+[.E92]))*([.C92]-100%)" office:value-type="float" office:value="20700" calcext:value-type="float">
            <text:p>20700</text:p>
          </table:table-cell>
          <table:table-cell table:formula="of:=(RANDBETWEEN([.G92]-5000;[.G92]))" office:value-type="float" office:value="16816" calcext:value-type="float">
            <text:p>16816</text:p>
          </table:table-cell>
          <table:table-cell table:formula="of:=RANDBETWEEN([.H92];[.G92])" office:value-type="float" office:value="18781" calcext:value-type="float">
            <text:p>18781</text:p>
          </table:table-cell>
          <table:table-cell/>
          <table:table-cell table:formula="of:=&quot;insert into demanda (precio,mes,demanda) values (&quot;&amp;[.B92]&amp;&quot;,&quot;&amp;[.D92]&amp;&quot;,&quot;&amp;[.I92]&amp;&quot;);&quot;" office:value-type="string" office:string-value="insert into demanda (precio,mes,demanda) values (30,6,18781);" calcext:value-type="string">
            <text:p>insert into demanda (precio,mes,demanda) values (30,6,18781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93]*100)/60)%" office:value-type="percentage" office:value="0.5" calcext:value-type="percentage">
            <text:p>50.00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93]" office:value-type="percentage" office:value="1.4" calcext:value-type="percentage">
            <text:p>140.00 %</text:p>
          </table:table-cell>
          <table:table-cell table:formula="of:=(9200*(100%+[.E93])) - (9200*(100%+[.E93]))*([.C93]-100%)" office:value-type="float" office:value="19320" calcext:value-type="float">
            <text:p>19320</text:p>
          </table:table-cell>
          <table:table-cell table:formula="of:=(RANDBETWEEN([.G93]-5000;[.G93]))" office:value-type="float" office:value="16862" calcext:value-type="float">
            <text:p>16862</text:p>
          </table:table-cell>
          <table:table-cell table:formula="of:=RANDBETWEEN([.H93];[.G93])" office:value-type="float" office:value="17300" calcext:value-type="float">
            <text:p>17300</text:p>
          </table:table-cell>
          <table:table-cell/>
          <table:table-cell table:formula="of:=&quot;insert into demanda (precio,mes,demanda) values (&quot;&amp;[.B93]&amp;&quot;,&quot;&amp;[.D93]&amp;&quot;,&quot;&amp;[.I93]&amp;&quot;);&quot;" office:value-type="string" office:string-value="insert into demanda (precio,mes,demanda) values (30,7,17300);" calcext:value-type="string">
            <text:p>insert into demanda (precio,mes,demanda) values (30,7,17300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94]*100)/60)%" office:value-type="percentage" office:value="0.5" calcext:value-type="percentage">
            <text:p>50.00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94]" office:value-type="percentage" office:value="1.63" calcext:value-type="percentage">
            <text:p>163.00 %</text:p>
          </table:table-cell>
          <table:table-cell table:formula="of:=(9200*(100%+[.E94])) - (9200*(100%+[.E94]))*([.C94]-100%)" office:value-type="float" office:value="22494" calcext:value-type="float">
            <text:p>22494</text:p>
          </table:table-cell>
          <table:table-cell table:formula="of:=(RANDBETWEEN([.G94]-5000;[.G94]))" office:value-type="float" office:value="18757" calcext:value-type="float">
            <text:p>18757</text:p>
          </table:table-cell>
          <table:table-cell table:formula="of:=RANDBETWEEN([.H94];[.G94])" office:value-type="float" office:value="20045" calcext:value-type="float">
            <text:p>20045</text:p>
          </table:table-cell>
          <table:table-cell/>
          <table:table-cell table:formula="of:=&quot;insert into demanda (precio,mes,demanda) values (&quot;&amp;[.B94]&amp;&quot;,&quot;&amp;[.D94]&amp;&quot;,&quot;&amp;[.I94]&amp;&quot;);&quot;" office:value-type="string" office:string-value="insert into demanda (precio,mes,demanda) values (30,8,20045);" calcext:value-type="string">
            <text:p>insert into demanda (precio,mes,demanda) values (30,8,20045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95]*100)/60)%" office:value-type="percentage" office:value="0.5" calcext:value-type="percentage">
            <text:p>50.00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95]" office:value-type="percentage" office:value="1.8" calcext:value-type="percentage">
            <text:p>180.00 %</text:p>
          </table:table-cell>
          <table:table-cell table:formula="of:=(9200*(100%+[.E95])) - (9200*(100%+[.E95]))*([.C95]-100%)" office:value-type="float" office:value="24840" calcext:value-type="float">
            <text:p>24840</text:p>
          </table:table-cell>
          <table:table-cell table:formula="of:=(RANDBETWEEN([.G95]-5000;[.G95]))" office:value-type="float" office:value="23501" calcext:value-type="float">
            <text:p>23501</text:p>
          </table:table-cell>
          <table:table-cell table:formula="of:=RANDBETWEEN([.H95];[.G95])" office:value-type="float" office:value="23960" calcext:value-type="float">
            <text:p>23960</text:p>
          </table:table-cell>
          <table:table-cell/>
          <table:table-cell table:formula="of:=&quot;insert into demanda (precio,mes,demanda) values (&quot;&amp;[.B95]&amp;&quot;,&quot;&amp;[.D95]&amp;&quot;,&quot;&amp;[.I95]&amp;&quot;);&quot;" office:value-type="string" office:string-value="insert into demanda (precio,mes,demanda) values (30,9,23960);" calcext:value-type="string">
            <text:p>insert into demanda (precio,mes,demanda) values (30,9,23960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96]*100)/60)%" office:value-type="percentage" office:value="0.5" calcext:value-type="percentage">
            <text:p>50.00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5" calcext:value-type="percentage">
            <text:p>85.00 %</text:p>
          </table:table-cell>
          <table:table-cell table:formula="of:=100%+[.E96]" office:value-type="percentage" office:value="1.85" calcext:value-type="percentage">
            <text:p>185.00 %</text:p>
          </table:table-cell>
          <table:table-cell table:formula="of:=(9200*(100%+[.E96])) - (9200*(100%+[.E96]))*([.C96]-100%)" office:value-type="float" office:value="25530" calcext:value-type="float">
            <text:p>25530</text:p>
          </table:table-cell>
          <table:table-cell table:formula="of:=(RANDBETWEEN([.G96]-5000;[.G96]))" office:value-type="float" office:value="20699" calcext:value-type="float">
            <text:p>20699</text:p>
          </table:table-cell>
          <table:table-cell table:formula="of:=RANDBETWEEN([.H96];[.G96])" office:value-type="float" office:value="25347" calcext:value-type="float">
            <text:p>25347</text:p>
          </table:table-cell>
          <table:table-cell/>
          <table:table-cell table:formula="of:=&quot;insert into demanda (precio,mes,demanda) values (&quot;&amp;[.B96]&amp;&quot;,&quot;&amp;[.D96]&amp;&quot;,&quot;&amp;[.I96]&amp;&quot;);&quot;" office:value-type="string" office:string-value="insert into demanda (precio,mes,demanda) values (30,10,25347);" calcext:value-type="string">
            <text:p>insert into demanda (precio,mes,demanda) values (30,10,25347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97]*100)/60)%" office:value-type="percentage" office:value="0.5" calcext:value-type="percentage">
            <text:p>50.00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97]" office:value-type="percentage" office:value="1.9" calcext:value-type="percentage">
            <text:p>190.00 %</text:p>
          </table:table-cell>
          <table:table-cell table:formula="of:=(9200*(100%+[.E97])) - (9200*(100%+[.E97]))*([.C97]-100%)" office:value-type="float" office:value="26220" calcext:value-type="float">
            <text:p>26220</text:p>
          </table:table-cell>
          <table:table-cell table:formula="of:=(RANDBETWEEN([.G97]-5000;[.G97]))" office:value-type="float" office:value="22231" calcext:value-type="float">
            <text:p>22231</text:p>
          </table:table-cell>
          <table:table-cell table:formula="of:=RANDBETWEEN([.H97];[.G97])" office:value-type="float" office:value="23773" calcext:value-type="float">
            <text:p>23773</text:p>
          </table:table-cell>
          <table:table-cell/>
          <table:table-cell table:formula="of:=&quot;insert into demanda (precio,mes,demanda) values (&quot;&amp;[.B97]&amp;&quot;,&quot;&amp;[.D97]&amp;&quot;,&quot;&amp;[.I97]&amp;&quot;);&quot;" office:value-type="string" office:string-value="insert into demanda (precio,mes,demanda) values (30,11,23773);" calcext:value-type="string">
            <text:p>insert into demanda (precio,mes,demanda) values (30,11,23773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98]*100)/60)%" office:value-type="percentage" office:value="0.5" calcext:value-type="percentage">
            <text:p>50.00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98]" office:value-type="percentage" office:value="2" calcext:value-type="percentage">
            <text:p>200.00 %</text:p>
          </table:table-cell>
          <table:table-cell table:formula="of:=(9200*(100%+[.E98])) - (9200*(100%+[.E98]))*([.C98]-100%)" office:value-type="float" office:value="27600" calcext:value-type="float">
            <text:p>27600</text:p>
          </table:table-cell>
          <table:table-cell table:formula="of:=(RANDBETWEEN([.G98]-5000;[.G98]))" office:value-type="float" office:value="24926" calcext:value-type="float">
            <text:p>24926</text:p>
          </table:table-cell>
          <table:table-cell table:formula="of:=RANDBETWEEN([.H98];[.G98])" office:value-type="float" office:value="27592" calcext:value-type="float">
            <text:p>27592</text:p>
          </table:table-cell>
          <table:table-cell/>
          <table:table-cell table:formula="of:=&quot;insert into demanda (precio,mes,demanda) values (&quot;&amp;[.B98]&amp;&quot;,&quot;&amp;[.D98]&amp;&quot;,&quot;&amp;[.I98]&amp;&quot;);&quot;" office:value-type="string" office:string-value="insert into demanda (precio,mes,demanda) values (30,12,27592);" calcext:value-type="string">
            <text:p>insert into demanda (precio,mes,demanda) values (30,12,27592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99]*100)/60)%" office:value-type="percentage" office:value="0.416666666666667" calcext:value-type="percentage">
            <text:p>41.67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99]" office:value-type="percentage" office:value="1.95" calcext:value-type="percentage">
            <text:p>195.00 %</text:p>
          </table:table-cell>
          <table:table-cell table:formula="of:=(9200*(100%+[.E99])) - (9200*(100%+[.E99]))*([.C99]-100%)" office:value-type="float" office:value="28405" calcext:value-type="float">
            <text:p>28405</text:p>
          </table:table-cell>
          <table:table-cell table:formula="of:=(RANDBETWEEN([.G99]-5000;[.G99]))" office:value-type="float" office:value="27439" calcext:value-type="float">
            <text:p>27439</text:p>
          </table:table-cell>
          <table:table-cell table:formula="of:=RANDBETWEEN([.H99];[.G99])" office:value-type="float" office:value="27514" calcext:value-type="float">
            <text:p>27514</text:p>
          </table:table-cell>
          <table:table-cell/>
          <table:table-cell table:formula="of:=&quot;insert into demanda (precio,mes,demanda) values (&quot;&amp;[.B99]&amp;&quot;,&quot;&amp;[.D99]&amp;&quot;,&quot;&amp;[.I99]&amp;&quot;);&quot;" office:value-type="string" office:string-value="insert into demanda (precio,mes,demanda) values (25,1,27514);" calcext:value-type="string">
            <text:p>insert into demanda (precio,mes,demanda) values (25,1,27514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100]*100)/60)%" office:value-type="percentage" office:value="0.416666666666667" calcext:value-type="percentage">
            <text:p>41.67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100]" office:value-type="percentage" office:value="1.6" calcext:value-type="percentage">
            <text:p>160.00 %</text:p>
          </table:table-cell>
          <table:table-cell table:formula="of:=(9200*(100%+[.E100])) - (9200*(100%+[.E100]))*([.C100]-100%)" office:value-type="float" office:value="23306.6666666667" calcext:value-type="float">
            <text:p>23307</text:p>
          </table:table-cell>
          <table:table-cell table:formula="of:=(RANDBETWEEN([.G100]-5000;[.G100]))" office:value-type="float" office:value="20195" calcext:value-type="float">
            <text:p>20195</text:p>
          </table:table-cell>
          <table:table-cell table:formula="of:=RANDBETWEEN([.H100];[.G100])" office:value-type="float" office:value="20425" calcext:value-type="float">
            <text:p>20425</text:p>
          </table:table-cell>
          <table:table-cell/>
          <table:table-cell table:formula="of:=&quot;insert into demanda (precio,mes,demanda) values (&quot;&amp;[.B100]&amp;&quot;,&quot;&amp;[.D100]&amp;&quot;,&quot;&amp;[.I100]&amp;&quot;);&quot;" office:value-type="string" office:string-value="insert into demanda (precio,mes,demanda) values (25,2,20425);" calcext:value-type="string">
            <text:p>insert into demanda (precio,mes,demanda) values (25,2,20425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101]*100)/60)%" office:value-type="percentage" office:value="0.416666666666667" calcext:value-type="percentage">
            <text:p>41.67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101]" office:value-type="percentage" office:value="1.65" calcext:value-type="percentage">
            <text:p>165.00 %</text:p>
          </table:table-cell>
          <table:table-cell table:formula="of:=(9200*(100%+[.E101])) - (9200*(100%+[.E101]))*([.C101]-100%)" office:value-type="float" office:value="24035" calcext:value-type="float">
            <text:p>24035</text:p>
          </table:table-cell>
          <table:table-cell table:formula="of:=(RANDBETWEEN([.G101]-5000;[.G101]))" office:value-type="float" office:value="21399" calcext:value-type="float">
            <text:p>21399</text:p>
          </table:table-cell>
          <table:table-cell table:formula="of:=RANDBETWEEN([.H101];[.G101])" office:value-type="float" office:value="22747" calcext:value-type="float">
            <text:p>22747</text:p>
          </table:table-cell>
          <table:table-cell/>
          <table:table-cell table:formula="of:=&quot;insert into demanda (precio,mes,demanda) values (&quot;&amp;[.B101]&amp;&quot;,&quot;&amp;[.D101]&amp;&quot;,&quot;&amp;[.I101]&amp;&quot;);&quot;" office:value-type="string" office:string-value="insert into demanda (precio,mes,demanda) values (25,3,22747);" calcext:value-type="string">
            <text:p>insert into demanda (precio,mes,demanda) values (25,3,22747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102]*100)/60)%" office:value-type="percentage" office:value="0.416666666666667" calcext:value-type="percentage">
            <text:p>41.67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102]" office:value-type="percentage" office:value="1.8" calcext:value-type="percentage">
            <text:p>180.00 %</text:p>
          </table:table-cell>
          <table:table-cell table:formula="of:=(9200*(100%+[.E102])) - (9200*(100%+[.E102]))*([.C102]-100%)" office:value-type="float" office:value="26220" calcext:value-type="float">
            <text:p>26220</text:p>
          </table:table-cell>
          <table:table-cell table:formula="of:=(RANDBETWEEN([.G102]-5000;[.G102]))" office:value-type="float" office:value="21759" calcext:value-type="float">
            <text:p>21759</text:p>
          </table:table-cell>
          <table:table-cell table:formula="of:=RANDBETWEEN([.H102];[.G102])" office:value-type="float" office:value="22721" calcext:value-type="float">
            <text:p>22721</text:p>
          </table:table-cell>
          <table:table-cell/>
          <table:table-cell table:formula="of:=&quot;insert into demanda (precio,mes,demanda) values (&quot;&amp;[.B102]&amp;&quot;,&quot;&amp;[.D102]&amp;&quot;,&quot;&amp;[.I102]&amp;&quot;);&quot;" office:value-type="string" office:string-value="insert into demanda (precio,mes,demanda) values (25,4,22721);" calcext:value-type="string">
            <text:p>insert into demanda (precio,mes,demanda) values (25,4,22721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103]*100)/60)%" office:value-type="percentage" office:value="0.416666666666667" calcext:value-type="percentage">
            <text:p>41.67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103]" office:value-type="percentage" office:value="1.75" calcext:value-type="percentage">
            <text:p>175.00 %</text:p>
          </table:table-cell>
          <table:table-cell table:formula="of:=(9200*(100%+[.E103])) - (9200*(100%+[.E103]))*([.C103]-100%)" office:value-type="float" office:value="25491.6666666667" calcext:value-type="float">
            <text:p>25492</text:p>
          </table:table-cell>
          <table:table-cell table:formula="of:=(RANDBETWEEN([.G103]-5000;[.G103]))" office:value-type="float" office:value="21526" calcext:value-type="float">
            <text:p>21526</text:p>
          </table:table-cell>
          <table:table-cell table:formula="of:=RANDBETWEEN([.H103];[.G103])" office:value-type="float" office:value="25356" calcext:value-type="float">
            <text:p>25356</text:p>
          </table:table-cell>
          <table:table-cell/>
          <table:table-cell table:formula="of:=&quot;insert into demanda (precio,mes,demanda) values (&quot;&amp;[.B103]&amp;&quot;,&quot;&amp;[.D103]&amp;&quot;,&quot;&amp;[.I103]&amp;&quot;);&quot;" office:value-type="string" office:string-value="insert into demanda (precio,mes,demanda) values (25,5,25356);" calcext:value-type="string">
            <text:p>insert into demanda (precio,mes,demanda) values (25,5,25356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104]*100)/60)%" office:value-type="percentage" office:value="0.416666666666667" calcext:value-type="percentage">
            <text:p>41.67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104]" office:value-type="percentage" office:value="1.5" calcext:value-type="percentage">
            <text:p>150.00 %</text:p>
          </table:table-cell>
          <table:table-cell table:formula="of:=(9200*(100%+[.E104])) - (9200*(100%+[.E104]))*([.C104]-100%)" office:value-type="float" office:value="21850" calcext:value-type="float">
            <text:p>21850</text:p>
          </table:table-cell>
          <table:table-cell table:formula="of:=(RANDBETWEEN([.G104]-5000;[.G104]))" office:value-type="float" office:value="17281" calcext:value-type="float">
            <text:p>17281</text:p>
          </table:table-cell>
          <table:table-cell table:formula="of:=RANDBETWEEN([.H104];[.G104])" office:value-type="float" office:value="18851" calcext:value-type="float">
            <text:p>18851</text:p>
          </table:table-cell>
          <table:table-cell/>
          <table:table-cell table:formula="of:=&quot;insert into demanda (precio,mes,demanda) values (&quot;&amp;[.B104]&amp;&quot;,&quot;&amp;[.D104]&amp;&quot;,&quot;&amp;[.I104]&amp;&quot;);&quot;" office:value-type="string" office:string-value="insert into demanda (precio,mes,demanda) values (25,6,18851);" calcext:value-type="string">
            <text:p>insert into demanda (precio,mes,demanda) values (25,6,18851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105]*100)/60)%" office:value-type="percentage" office:value="0.416666666666667" calcext:value-type="percentage">
            <text:p>41.67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105]" office:value-type="percentage" office:value="1.4" calcext:value-type="percentage">
            <text:p>140.00 %</text:p>
          </table:table-cell>
          <table:table-cell table:formula="of:=(9200*(100%+[.E105])) - (9200*(100%+[.E105]))*([.C105]-100%)" office:value-type="float" office:value="20393.3333333333" calcext:value-type="float">
            <text:p>20393</text:p>
          </table:table-cell>
          <table:table-cell table:formula="of:=(RANDBETWEEN([.G105]-5000;[.G105]))" office:value-type="float" office:value="18948" calcext:value-type="float">
            <text:p>18948</text:p>
          </table:table-cell>
          <table:table-cell table:formula="of:=RANDBETWEEN([.H105];[.G105])" office:value-type="float" office:value="19555" calcext:value-type="float">
            <text:p>19555</text:p>
          </table:table-cell>
          <table:table-cell/>
          <table:table-cell table:formula="of:=&quot;insert into demanda (precio,mes,demanda) values (&quot;&amp;[.B105]&amp;&quot;,&quot;&amp;[.D105]&amp;&quot;,&quot;&amp;[.I105]&amp;&quot;);&quot;" office:value-type="string" office:string-value="insert into demanda (precio,mes,demanda) values (25,7,19555);" calcext:value-type="string">
            <text:p>insert into demanda (precio,mes,demanda) values (25,7,19555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106]*100)/60)%" office:value-type="percentage" office:value="0.416666666666667" calcext:value-type="percentage">
            <text:p>41.67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106]" office:value-type="percentage" office:value="1.63" calcext:value-type="percentage">
            <text:p>163.00 %</text:p>
          </table:table-cell>
          <table:table-cell table:formula="of:=(9200*(100%+[.E106])) - (9200*(100%+[.E106]))*([.C106]-100%)" office:value-type="float" office:value="23743.6666666667" calcext:value-type="float">
            <text:p>23744</text:p>
          </table:table-cell>
          <table:table-cell table:formula="of:=(RANDBETWEEN([.G106]-5000;[.G106]))" office:value-type="float" office:value="22942" calcext:value-type="float">
            <text:p>22942</text:p>
          </table:table-cell>
          <table:table-cell table:formula="of:=RANDBETWEEN([.H106];[.G106])" office:value-type="float" office:value="23362" calcext:value-type="float">
            <text:p>23362</text:p>
          </table:table-cell>
          <table:table-cell/>
          <table:table-cell table:formula="of:=&quot;insert into demanda (precio,mes,demanda) values (&quot;&amp;[.B106]&amp;&quot;,&quot;&amp;[.D106]&amp;&quot;,&quot;&amp;[.I106]&amp;&quot;);&quot;" office:value-type="string" office:string-value="insert into demanda (precio,mes,demanda) values (25,8,23362);" calcext:value-type="string">
            <text:p>insert into demanda (precio,mes,demanda) values (25,8,23362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107]*100)/60)%" office:value-type="percentage" office:value="0.416666666666667" calcext:value-type="percentage">
            <text:p>41.67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107]" office:value-type="percentage" office:value="1.8" calcext:value-type="percentage">
            <text:p>180.00 %</text:p>
          </table:table-cell>
          <table:table-cell table:formula="of:=(9200*(100%+[.E107])) - (9200*(100%+[.E107]))*([.C107]-100%)" office:value-type="float" office:value="26220" calcext:value-type="float">
            <text:p>26220</text:p>
          </table:table-cell>
          <table:table-cell table:formula="of:=(RANDBETWEEN([.G107]-5000;[.G107]))" office:value-type="float" office:value="24152" calcext:value-type="float">
            <text:p>24152</text:p>
          </table:table-cell>
          <table:table-cell table:formula="of:=RANDBETWEEN([.H107];[.G107])" office:value-type="float" office:value="24708" calcext:value-type="float">
            <text:p>24708</text:p>
          </table:table-cell>
          <table:table-cell/>
          <table:table-cell table:formula="of:=&quot;insert into demanda (precio,mes,demanda) values (&quot;&amp;[.B107]&amp;&quot;,&quot;&amp;[.D107]&amp;&quot;,&quot;&amp;[.I107]&amp;&quot;);&quot;" office:value-type="string" office:string-value="insert into demanda (precio,mes,demanda) values (25,9,24708);" calcext:value-type="string">
            <text:p>insert into demanda (precio,mes,demanda) values (25,9,24708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108]*100)/60)%" office:value-type="percentage" office:value="0.416666666666667" calcext:value-type="percentage">
            <text:p>41.67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5" calcext:value-type="percentage">
            <text:p>85.00 %</text:p>
          </table:table-cell>
          <table:table-cell table:formula="of:=100%+[.E108]" office:value-type="percentage" office:value="1.85" calcext:value-type="percentage">
            <text:p>185.00 %</text:p>
          </table:table-cell>
          <table:table-cell table:formula="of:=(9200*(100%+[.E108])) - (9200*(100%+[.E108]))*([.C108]-100%)" office:value-type="float" office:value="26948.3333333333" calcext:value-type="float">
            <text:p>26948</text:p>
          </table:table-cell>
          <table:table-cell table:formula="of:=(RANDBETWEEN([.G108]-5000;[.G108]))" office:value-type="float" office:value="23674" calcext:value-type="float">
            <text:p>23674</text:p>
          </table:table-cell>
          <table:table-cell table:formula="of:=RANDBETWEEN([.H108];[.G108])" office:value-type="float" office:value="24424" calcext:value-type="float">
            <text:p>24424</text:p>
          </table:table-cell>
          <table:table-cell/>
          <table:table-cell table:formula="of:=&quot;insert into demanda (precio,mes,demanda) values (&quot;&amp;[.B108]&amp;&quot;,&quot;&amp;[.D108]&amp;&quot;,&quot;&amp;[.I108]&amp;&quot;);&quot;" office:value-type="string" office:string-value="insert into demanda (precio,mes,demanda) values (25,10,24424);" calcext:value-type="string">
            <text:p>insert into demanda (precio,mes,demanda) values (25,10,24424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109]*100)/60)%" office:value-type="percentage" office:value="0.416666666666667" calcext:value-type="percentage">
            <text:p>41.67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109]" office:value-type="percentage" office:value="1.9" calcext:value-type="percentage">
            <text:p>190.00 %</text:p>
          </table:table-cell>
          <table:table-cell table:formula="of:=(9200*(100%+[.E109])) - (9200*(100%+[.E109]))*([.C109]-100%)" office:value-type="float" office:value="27676.6666666667" calcext:value-type="float">
            <text:p>27677</text:p>
          </table:table-cell>
          <table:table-cell table:formula="of:=(RANDBETWEEN([.G109]-5000;[.G109]))" office:value-type="float" office:value="26682" calcext:value-type="float">
            <text:p>26682</text:p>
          </table:table-cell>
          <table:table-cell table:formula="of:=RANDBETWEEN([.H109];[.G109])" office:value-type="float" office:value="26861" calcext:value-type="float">
            <text:p>26861</text:p>
          </table:table-cell>
          <table:table-cell/>
          <table:table-cell table:formula="of:=&quot;insert into demanda (precio,mes,demanda) values (&quot;&amp;[.B109]&amp;&quot;,&quot;&amp;[.D109]&amp;&quot;,&quot;&amp;[.I109]&amp;&quot;);&quot;" office:value-type="string" office:string-value="insert into demanda (precio,mes,demanda) values (25,11,26861);" calcext:value-type="string">
            <text:p>insert into demanda (precio,mes,demanda) values (25,11,26861);</text:p>
          </table:table-cell>
          <table:table-cell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formula="of:=(([.B110]*100)/60)%" office:value-type="percentage" office:value="0.416666666666667" calcext:value-type="percentage">
            <text:p>41.67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110]" office:value-type="percentage" office:value="2" calcext:value-type="percentage">
            <text:p>200.00 %</text:p>
          </table:table-cell>
          <table:table-cell table:formula="of:=(9200*(100%+[.E110])) - (9200*(100%+[.E110]))*([.C110]-100%)" office:value-type="float" office:value="29133.3333333333" calcext:value-type="float">
            <text:p>29133</text:p>
          </table:table-cell>
          <table:table-cell table:formula="of:=(RANDBETWEEN([.G110]-5000;[.G110]))" office:value-type="float" office:value="28101" calcext:value-type="float">
            <text:p>28101</text:p>
          </table:table-cell>
          <table:table-cell table:formula="of:=RANDBETWEEN([.H110];[.G110])" office:value-type="float" office:value="28898" calcext:value-type="float">
            <text:p>28898</text:p>
          </table:table-cell>
          <table:table-cell/>
          <table:table-cell table:formula="of:=&quot;insert into demanda (precio,mes,demanda) values (&quot;&amp;[.B110]&amp;&quot;,&quot;&amp;[.D110]&amp;&quot;,&quot;&amp;[.I110]&amp;&quot;);&quot;" office:value-type="string" office:string-value="insert into demanda (precio,mes,demanda) values (25,12,28898);" calcext:value-type="string">
            <text:p>insert into demanda (precio,mes,demanda) values (25,12,28898);</text:p>
          </table:table-cell>
          <table:table-cell/>
        </table:table-row>
        <table:table-row table:style-name="ro1">
          <table:table-cell table:style-name="ce4"/>
          <table:table-cell office:value-type="float" office:value="60" calcext:value-type="float">
            <text:p>60</text:p>
          </table:table-cell>
          <table:table-cell table:formula="of:=(([.B111]*100)/60)%" office:value-type="percentage" office:value="1" calcext:value-type="percentage">
            <text:p>100.00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111]" office:value-type="percentage" office:value="1.95" calcext:value-type="percentage">
            <text:p>195.00 %</text:p>
          </table:table-cell>
          <table:table-cell table:formula="of:=(9200*(100%+[.E111])) - (9200*(100%+[.E111]))*([.C111]-100%)" office:value-type="float" office:value="17940" calcext:value-type="float">
            <text:p>17940</text:p>
          </table:table-cell>
          <table:table-cell table:formula="of:=(RANDBETWEEN([.G111]-5000;[.G111]))" office:value-type="float" office:value="14539" calcext:value-type="float">
            <text:p>14539</text:p>
          </table:table-cell>
          <table:table-cell table:formula="of:=RANDBETWEEN([.H111];[.G111])" office:value-type="float" office:value="15117" calcext:value-type="float">
            <text:p>15117</text:p>
          </table:table-cell>
          <table:table-cell/>
          <table:table-cell table:formula="of:=&quot;insert into demanda (precio,mes,demanda) values (&quot;&amp;[.B111]&amp;&quot;,&quot;&amp;[.D111]&amp;&quot;,&quot;&amp;[.I111]&amp;&quot;);&quot;" office:value-type="string" office:string-value="insert into demanda (precio,mes,demanda) values (60,1,15117);" calcext:value-type="string">
            <text:p>insert into demanda (precio,mes,demanda) values (60,1,15117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112]*100)/60)%" office:value-type="percentage" office:value="1" calcext:value-type="percentage">
            <text:p>100.00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112]" office:value-type="percentage" office:value="1.6" calcext:value-type="percentage">
            <text:p>160.00 %</text:p>
          </table:table-cell>
          <table:table-cell table:formula="of:=(9200*(100%+[.E112])) - (9200*(100%+[.E112]))*([.C112]-100%)" office:value-type="float" office:value="14720" calcext:value-type="float">
            <text:p>14720</text:p>
          </table:table-cell>
          <table:table-cell table:formula="of:=(RANDBETWEEN([.G112]-5000;[.G112]))" office:value-type="float" office:value="12669" calcext:value-type="float">
            <text:p>12669</text:p>
          </table:table-cell>
          <table:table-cell table:formula="of:=RANDBETWEEN([.H112];[.G112])" office:value-type="float" office:value="14527" calcext:value-type="float">
            <text:p>14527</text:p>
          </table:table-cell>
          <table:table-cell/>
          <table:table-cell table:formula="of:=&quot;insert into demanda (precio,mes,demanda) values (&quot;&amp;[.B112]&amp;&quot;,&quot;&amp;[.D112]&amp;&quot;,&quot;&amp;[.I112]&amp;&quot;);&quot;" office:value-type="string" office:string-value="insert into demanda (precio,mes,demanda) values (60,2,14527);" calcext:value-type="string">
            <text:p>insert into demanda (precio,mes,demanda) values (60,2,14527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113]*100)/60)%" office:value-type="percentage" office:value="1" calcext:value-type="percentage">
            <text:p>100.00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113]" office:value-type="percentage" office:value="1.65" calcext:value-type="percentage">
            <text:p>165.00 %</text:p>
          </table:table-cell>
          <table:table-cell table:formula="of:=(9200*(100%+[.E113])) - (9200*(100%+[.E113]))*([.C113]-100%)" office:value-type="float" office:value="15180" calcext:value-type="float">
            <text:p>15180</text:p>
          </table:table-cell>
          <table:table-cell table:formula="of:=(RANDBETWEEN([.G113]-5000;[.G113]))" office:value-type="float" office:value="13894" calcext:value-type="float">
            <text:p>13894</text:p>
          </table:table-cell>
          <table:table-cell table:formula="of:=RANDBETWEEN([.H113];[.G113])" office:value-type="float" office:value="15014" calcext:value-type="float">
            <text:p>15014</text:p>
          </table:table-cell>
          <table:table-cell/>
          <table:table-cell table:formula="of:=&quot;insert into demanda (precio,mes,demanda) values (&quot;&amp;[.B113]&amp;&quot;,&quot;&amp;[.D113]&amp;&quot;,&quot;&amp;[.I113]&amp;&quot;);&quot;" office:value-type="string" office:string-value="insert into demanda (precio,mes,demanda) values (60,3,15014);" calcext:value-type="string">
            <text:p>insert into demanda (precio,mes,demanda) values (60,3,15014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114]*100)/60)%" office:value-type="percentage" office:value="1" calcext:value-type="percentage">
            <text:p>100.00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114]" office:value-type="percentage" office:value="1.8" calcext:value-type="percentage">
            <text:p>180.00 %</text:p>
          </table:table-cell>
          <table:table-cell table:formula="of:=(9200*(100%+[.E114])) - (9200*(100%+[.E114]))*([.C114]-100%)" office:value-type="float" office:value="16560" calcext:value-type="float">
            <text:p>16560</text:p>
          </table:table-cell>
          <table:table-cell table:formula="of:=(RANDBETWEEN([.G114]-5000;[.G114]))" office:value-type="float" office:value="13731" calcext:value-type="float">
            <text:p>13731</text:p>
          </table:table-cell>
          <table:table-cell table:formula="of:=RANDBETWEEN([.H114];[.G114])" office:value-type="float" office:value="16171" calcext:value-type="float">
            <text:p>16171</text:p>
          </table:table-cell>
          <table:table-cell/>
          <table:table-cell table:formula="of:=&quot;insert into demanda (precio,mes,demanda) values (&quot;&amp;[.B114]&amp;&quot;,&quot;&amp;[.D114]&amp;&quot;,&quot;&amp;[.I114]&amp;&quot;);&quot;" office:value-type="string" office:string-value="insert into demanda (precio,mes,demanda) values (60,4,16171);" calcext:value-type="string">
            <text:p>insert into demanda (precio,mes,demanda) values (60,4,16171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115]*100)/60)%" office:value-type="percentage" office:value="1" calcext:value-type="percentage">
            <text:p>100.00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115]" office:value-type="percentage" office:value="1.75" calcext:value-type="percentage">
            <text:p>175.00 %</text:p>
          </table:table-cell>
          <table:table-cell table:formula="of:=(9200*(100%+[.E115])) - (9200*(100%+[.E115]))*([.C115]-100%)" office:value-type="float" office:value="16100" calcext:value-type="float">
            <text:p>16100</text:p>
          </table:table-cell>
          <table:table-cell table:formula="of:=(RANDBETWEEN([.G115]-5000;[.G115]))" office:value-type="float" office:value="12348" calcext:value-type="float">
            <text:p>12348</text:p>
          </table:table-cell>
          <table:table-cell table:formula="of:=RANDBETWEEN([.H115];[.G115])" office:value-type="float" office:value="13911" calcext:value-type="float">
            <text:p>13911</text:p>
          </table:table-cell>
          <table:table-cell/>
          <table:table-cell table:formula="of:=&quot;insert into demanda (precio,mes,demanda) values (&quot;&amp;[.B115]&amp;&quot;,&quot;&amp;[.D115]&amp;&quot;,&quot;&amp;[.I115]&amp;&quot;);&quot;" office:value-type="string" office:string-value="insert into demanda (precio,mes,demanda) values (60,5,13911);" calcext:value-type="string">
            <text:p>insert into demanda (precio,mes,demanda) values (60,5,13911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116]*100)/60)%" office:value-type="percentage" office:value="1" calcext:value-type="percentage">
            <text:p>100.00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116]" office:value-type="percentage" office:value="1.5" calcext:value-type="percentage">
            <text:p>150.00 %</text:p>
          </table:table-cell>
          <table:table-cell table:formula="of:=(9200*(100%+[.E116])) - (9200*(100%+[.E116]))*([.C116]-100%)" office:value-type="float" office:value="13800" calcext:value-type="float">
            <text:p>13800</text:p>
          </table:table-cell>
          <table:table-cell table:formula="of:=(RANDBETWEEN([.G116]-5000;[.G116]))" office:value-type="float" office:value="9486" calcext:value-type="float">
            <text:p>9486</text:p>
          </table:table-cell>
          <table:table-cell table:formula="of:=RANDBETWEEN([.H116];[.G116])" office:value-type="float" office:value="12715" calcext:value-type="float">
            <text:p>12715</text:p>
          </table:table-cell>
          <table:table-cell/>
          <table:table-cell table:formula="of:=&quot;insert into demanda (precio,mes,demanda) values (&quot;&amp;[.B116]&amp;&quot;,&quot;&amp;[.D116]&amp;&quot;,&quot;&amp;[.I116]&amp;&quot;);&quot;" office:value-type="string" office:string-value="insert into demanda (precio,mes,demanda) values (60,6,12715);" calcext:value-type="string">
            <text:p>insert into demanda (precio,mes,demanda) values (60,6,12715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117]*100)/60)%" office:value-type="percentage" office:value="1" calcext:value-type="percentage">
            <text:p>100.00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117]" office:value-type="percentage" office:value="1.4" calcext:value-type="percentage">
            <text:p>140.00 %</text:p>
          </table:table-cell>
          <table:table-cell table:formula="of:=(9200*(100%+[.E117])) - (9200*(100%+[.E117]))*([.C117]-100%)" office:value-type="float" office:value="12880" calcext:value-type="float">
            <text:p>12880</text:p>
          </table:table-cell>
          <table:table-cell table:formula="of:=(RANDBETWEEN([.G117]-5000;[.G117]))" office:value-type="float" office:value="10384" calcext:value-type="float">
            <text:p>10384</text:p>
          </table:table-cell>
          <table:table-cell table:formula="of:=RANDBETWEEN([.H117];[.G117])" office:value-type="float" office:value="12811" calcext:value-type="float">
            <text:p>12811</text:p>
          </table:table-cell>
          <table:table-cell/>
          <table:table-cell table:formula="of:=&quot;insert into demanda (precio,mes,demanda) values (&quot;&amp;[.B117]&amp;&quot;,&quot;&amp;[.D117]&amp;&quot;,&quot;&amp;[.I117]&amp;&quot;);&quot;" office:value-type="string" office:string-value="insert into demanda (precio,mes,demanda) values (60,7,12811);" calcext:value-type="string">
            <text:p>insert into demanda (precio,mes,demanda) values (60,7,12811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118]*100)/60)%" office:value-type="percentage" office:value="1" calcext:value-type="percentage">
            <text:p>100.00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118]" office:value-type="percentage" office:value="1.63" calcext:value-type="percentage">
            <text:p>163.00 %</text:p>
          </table:table-cell>
          <table:table-cell table:formula="of:=(9200*(100%+[.E118])) - (9200*(100%+[.E118]))*([.C118]-100%)" office:value-type="float" office:value="14996" calcext:value-type="float">
            <text:p>14996</text:p>
          </table:table-cell>
          <table:table-cell table:formula="of:=(RANDBETWEEN([.G118]-5000;[.G118]))" office:value-type="float" office:value="11865" calcext:value-type="float">
            <text:p>11865</text:p>
          </table:table-cell>
          <table:table-cell table:formula="of:=RANDBETWEEN([.H118];[.G118])" office:value-type="float" office:value="13354" calcext:value-type="float">
            <text:p>13354</text:p>
          </table:table-cell>
          <table:table-cell/>
          <table:table-cell table:formula="of:=&quot;insert into demanda (precio,mes,demanda) values (&quot;&amp;[.B118]&amp;&quot;,&quot;&amp;[.D118]&amp;&quot;,&quot;&amp;[.I118]&amp;&quot;);&quot;" office:value-type="string" office:string-value="insert into demanda (precio,mes,demanda) values (60,8,13354);" calcext:value-type="string">
            <text:p>insert into demanda (precio,mes,demanda) values (60,8,13354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119]*100)/60)%" office:value-type="percentage" office:value="1" calcext:value-type="percentage">
            <text:p>100.00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119]" office:value-type="percentage" office:value="1.8" calcext:value-type="percentage">
            <text:p>180.00 %</text:p>
          </table:table-cell>
          <table:table-cell table:formula="of:=(9200*(100%+[.E119])) - (9200*(100%+[.E119]))*([.C119]-100%)" office:value-type="float" office:value="16560" calcext:value-type="float">
            <text:p>16560</text:p>
          </table:table-cell>
          <table:table-cell table:formula="of:=(RANDBETWEEN([.G119]-5000;[.G119]))" office:value-type="float" office:value="11738" calcext:value-type="float">
            <text:p>11738</text:p>
          </table:table-cell>
          <table:table-cell table:formula="of:=RANDBETWEEN([.H119];[.G119])" office:value-type="float" office:value="13924" calcext:value-type="float">
            <text:p>13924</text:p>
          </table:table-cell>
          <table:table-cell/>
          <table:table-cell table:formula="of:=&quot;insert into demanda (precio,mes,demanda) values (&quot;&amp;[.B119]&amp;&quot;,&quot;&amp;[.D119]&amp;&quot;,&quot;&amp;[.I119]&amp;&quot;);&quot;" office:value-type="string" office:string-value="insert into demanda (precio,mes,demanda) values (60,9,13924);" calcext:value-type="string">
            <text:p>insert into demanda (precio,mes,demanda) values (60,9,13924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120]*100)/60)%" office:value-type="percentage" office:value="1" calcext:value-type="percentage">
            <text:p>100.00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" calcext:value-type="percentage">
            <text:p>80.00 %</text:p>
          </table:table-cell>
          <table:table-cell table:formula="of:=100%+[.E120]" office:value-type="percentage" office:value="1.8" calcext:value-type="percentage">
            <text:p>180.00 %</text:p>
          </table:table-cell>
          <table:table-cell table:formula="of:=(9200*(100%+[.E120])) - (9200*(100%+[.E120]))*([.C120]-100%)" office:value-type="float" office:value="16560" calcext:value-type="float">
            <text:p>16560</text:p>
          </table:table-cell>
          <table:table-cell table:formula="of:=(RANDBETWEEN([.G120]-5000;[.G120]))" office:value-type="float" office:value="16437" calcext:value-type="float">
            <text:p>16437</text:p>
          </table:table-cell>
          <table:table-cell table:formula="of:=RANDBETWEEN([.H120];[.G120])" office:value-type="float" office:value="16551" calcext:value-type="float">
            <text:p>16551</text:p>
          </table:table-cell>
          <table:table-cell/>
          <table:table-cell table:formula="of:=&quot;insert into demanda (precio,mes,demanda) values (&quot;&amp;[.B120]&amp;&quot;,&quot;&amp;[.D120]&amp;&quot;,&quot;&amp;[.I120]&amp;&quot;);&quot;" office:value-type="string" office:string-value="insert into demanda (precio,mes,demanda) values (60,10,16551);" calcext:value-type="string">
            <text:p>insert into demanda (precio,mes,demanda) values (60,10,16551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121]*100)/60)%" office:value-type="percentage" office:value="1" calcext:value-type="percentage">
            <text:p>100.00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121]" office:value-type="percentage" office:value="1.9" calcext:value-type="percentage">
            <text:p>190.00 %</text:p>
          </table:table-cell>
          <table:table-cell table:formula="of:=(9200*(100%+[.E121])) - (9200*(100%+[.E121]))*([.C121]-100%)" office:value-type="float" office:value="17480" calcext:value-type="float">
            <text:p>17480</text:p>
          </table:table-cell>
          <table:table-cell table:formula="of:=(RANDBETWEEN([.G121]-5000;[.G121]))" office:value-type="float" office:value="15358" calcext:value-type="float">
            <text:p>15358</text:p>
          </table:table-cell>
          <table:table-cell table:formula="of:=RANDBETWEEN([.H121];[.G121])" office:value-type="float" office:value="15813" calcext:value-type="float">
            <text:p>15813</text:p>
          </table:table-cell>
          <table:table-cell/>
          <table:table-cell table:formula="of:=&quot;insert into demanda (precio,mes,demanda) values (&quot;&amp;[.B121]&amp;&quot;,&quot;&amp;[.D121]&amp;&quot;,&quot;&amp;[.I121]&amp;&quot;);&quot;" office:value-type="string" office:string-value="insert into demanda (precio,mes,demanda) values (60,11,15813);" calcext:value-type="string">
            <text:p>insert into demanda (precio,mes,demanda) values (60,11,15813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122]*100)/60)%" office:value-type="percentage" office:value="1" calcext:value-type="percentage">
            <text:p>100.00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122]" office:value-type="percentage" office:value="2" calcext:value-type="percentage">
            <text:p>200.00 %</text:p>
          </table:table-cell>
          <table:table-cell table:formula="of:=(9200*(100%+[.E122])) - (9200*(100%+[.E122]))*([.C122]-100%)" office:value-type="float" office:value="18400" calcext:value-type="float">
            <text:p>18400</text:p>
          </table:table-cell>
          <table:table-cell table:formula="of:=(RANDBETWEEN([.G122]-5000;[.G122]))" office:value-type="float" office:value="13612" calcext:value-type="float">
            <text:p>13612</text:p>
          </table:table-cell>
          <table:table-cell table:formula="of:=RANDBETWEEN([.H122];[.G122])" office:value-type="float" office:value="16121" calcext:value-type="float">
            <text:p>16121</text:p>
          </table:table-cell>
          <table:table-cell/>
          <table:table-cell table:formula="of:=&quot;insert into demanda (precio,mes,demanda) values (&quot;&amp;[.B122]&amp;&quot;,&quot;&amp;[.D122]&amp;&quot;,&quot;&amp;[.I122]&amp;&quot;);&quot;" office:value-type="string" office:string-value="insert into demanda (precio,mes,demanda) values (60,12,16121);" calcext:value-type="string">
            <text:p>insert into demanda (precio,mes,demanda) values (60,12,16121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123]*100)/60)%" office:value-type="percentage" office:value="1.33333333333333" calcext:value-type="percentage">
            <text:p>133.33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123]" office:value-type="percentage" office:value="1.95" calcext:value-type="percentage">
            <text:p>195.00 %</text:p>
          </table:table-cell>
          <table:table-cell table:formula="of:=(9200*(100%+[.E123])) - (9200*(100%+[.E123]))*([.C123]-100%)" office:value-type="float" office:value="11960" calcext:value-type="float">
            <text:p>11960</text:p>
          </table:table-cell>
          <table:table-cell table:formula="of:=(RANDBETWEEN([.G123]-5000;[.G123]))" office:value-type="float" office:value="11308" calcext:value-type="float">
            <text:p>11308</text:p>
          </table:table-cell>
          <table:table-cell table:formula="of:=RANDBETWEEN([.H123];[.G123])" office:value-type="float" office:value="11726" calcext:value-type="float">
            <text:p>11726</text:p>
          </table:table-cell>
          <table:table-cell/>
          <table:table-cell table:formula="of:=&quot;insert into demanda (precio,mes,demanda) values (&quot;&amp;[.B123]&amp;&quot;,&quot;&amp;[.D123]&amp;&quot;,&quot;&amp;[.I123]&amp;&quot;);&quot;" office:value-type="string" office:string-value="insert into demanda (precio,mes,demanda) values (80,1,11726);" calcext:value-type="string">
            <text:p>insert into demanda (precio,mes,demanda) values (80,1,11726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124]*100)/60)%" office:value-type="percentage" office:value="1.33333333333333" calcext:value-type="percentage">
            <text:p>133.33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124]" office:value-type="percentage" office:value="1.6" calcext:value-type="percentage">
            <text:p>160.00 %</text:p>
          </table:table-cell>
          <table:table-cell table:formula="of:=(9200*(100%+[.E124])) - (9200*(100%+[.E124]))*([.C124]-100%)" office:value-type="float" office:value="9813.33333333333" calcext:value-type="float">
            <text:p>9813</text:p>
          </table:table-cell>
          <table:table-cell table:formula="of:=(RANDBETWEEN([.G124]-5000;[.G124]))" office:value-type="float" office:value="7593" calcext:value-type="float">
            <text:p>7593</text:p>
          </table:table-cell>
          <table:table-cell table:formula="of:=RANDBETWEEN([.H124];[.G124])" office:value-type="float" office:value="8683" calcext:value-type="float">
            <text:p>8683</text:p>
          </table:table-cell>
          <table:table-cell/>
          <table:table-cell table:formula="of:=&quot;insert into demanda (precio,mes,demanda) values (&quot;&amp;[.B124]&amp;&quot;,&quot;&amp;[.D124]&amp;&quot;,&quot;&amp;[.I124]&amp;&quot;);&quot;" office:value-type="string" office:string-value="insert into demanda (precio,mes,demanda) values (80,2,8683);" calcext:value-type="string">
            <text:p>insert into demanda (precio,mes,demanda) values (80,2,8683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125]*100)/60)%" office:value-type="percentage" office:value="1.33333333333333" calcext:value-type="percentage">
            <text:p>133.33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125]" office:value-type="percentage" office:value="1.65" calcext:value-type="percentage">
            <text:p>165.00 %</text:p>
          </table:table-cell>
          <table:table-cell table:formula="of:=(9200*(100%+[.E125])) - (9200*(100%+[.E125]))*([.C125]-100%)" office:value-type="float" office:value="10120" calcext:value-type="float">
            <text:p>10120</text:p>
          </table:table-cell>
          <table:table-cell table:formula="of:=(RANDBETWEEN([.G125]-5000;[.G125]))" office:value-type="float" office:value="6336" calcext:value-type="float">
            <text:p>6336</text:p>
          </table:table-cell>
          <table:table-cell table:formula="of:=RANDBETWEEN([.H125];[.G125])" office:value-type="float" office:value="9221" calcext:value-type="float">
            <text:p>9221</text:p>
          </table:table-cell>
          <table:table-cell/>
          <table:table-cell table:formula="of:=&quot;insert into demanda (precio,mes,demanda) values (&quot;&amp;[.B125]&amp;&quot;,&quot;&amp;[.D125]&amp;&quot;,&quot;&amp;[.I125]&amp;&quot;);&quot;" office:value-type="string" office:string-value="insert into demanda (precio,mes,demanda) values (80,3,9221);" calcext:value-type="string">
            <text:p>insert into demanda (precio,mes,demanda) values (80,3,9221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126]*100)/60)%" office:value-type="percentage" office:value="1.33333333333333" calcext:value-type="percentage">
            <text:p>133.33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126]" office:value-type="percentage" office:value="1.8" calcext:value-type="percentage">
            <text:p>180.00 %</text:p>
          </table:table-cell>
          <table:table-cell table:formula="of:=(9200*(100%+[.E126])) - (9200*(100%+[.E126]))*([.C126]-100%)" office:value-type="float" office:value="11040" calcext:value-type="float">
            <text:p>11040</text:p>
          </table:table-cell>
          <table:table-cell table:formula="of:=(RANDBETWEEN([.G126]-5000;[.G126]))" office:value-type="float" office:value="6783" calcext:value-type="float">
            <text:p>6783</text:p>
          </table:table-cell>
          <table:table-cell table:formula="of:=RANDBETWEEN([.H126];[.G126])" office:value-type="float" office:value="10240" calcext:value-type="float">
            <text:p>10240</text:p>
          </table:table-cell>
          <table:table-cell/>
          <table:table-cell table:formula="of:=&quot;insert into demanda (precio,mes,demanda) values (&quot;&amp;[.B126]&amp;&quot;,&quot;&amp;[.D126]&amp;&quot;,&quot;&amp;[.I126]&amp;&quot;);&quot;" office:value-type="string" office:string-value="insert into demanda (precio,mes,demanda) values (80,4,10240);" calcext:value-type="string">
            <text:p>insert into demanda (precio,mes,demanda) values (80,4,10240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127]*100)/60)%" office:value-type="percentage" office:value="1.33333333333333" calcext:value-type="percentage">
            <text:p>133.33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127]" office:value-type="percentage" office:value="1.75" calcext:value-type="percentage">
            <text:p>175.00 %</text:p>
          </table:table-cell>
          <table:table-cell table:formula="of:=(9200*(100%+[.E127])) - (9200*(100%+[.E127]))*([.C127]-100%)" office:value-type="float" office:value="10733.3333333333" calcext:value-type="float">
            <text:p>10733</text:p>
          </table:table-cell>
          <table:table-cell table:formula="of:=(RANDBETWEEN([.G127]-5000;[.G127]))" office:value-type="float" office:value="7032" calcext:value-type="float">
            <text:p>7032</text:p>
          </table:table-cell>
          <table:table-cell table:formula="of:=RANDBETWEEN([.H127];[.G127])" office:value-type="float" office:value="7642" calcext:value-type="float">
            <text:p>7642</text:p>
          </table:table-cell>
          <table:table-cell/>
          <table:table-cell table:formula="of:=&quot;insert into demanda (precio,mes,demanda) values (&quot;&amp;[.B127]&amp;&quot;,&quot;&amp;[.D127]&amp;&quot;,&quot;&amp;[.I127]&amp;&quot;);&quot;" office:value-type="string" office:string-value="insert into demanda (precio,mes,demanda) values (80,5,7642);" calcext:value-type="string">
            <text:p>insert into demanda (precio,mes,demanda) values (80,5,7642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128]*100)/60)%" office:value-type="percentage" office:value="1.33333333333333" calcext:value-type="percentage">
            <text:p>133.33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128]" office:value-type="percentage" office:value="1.5" calcext:value-type="percentage">
            <text:p>150.00 %</text:p>
          </table:table-cell>
          <table:table-cell table:formula="of:=(9200*(100%+[.E128])) - (9200*(100%+[.E128]))*([.C128]-100%)" office:value-type="float" office:value="9200" calcext:value-type="float">
            <text:p>9200</text:p>
          </table:table-cell>
          <table:table-cell table:formula="of:=(RANDBETWEEN([.G128]-5000;[.G128]))" office:value-type="float" office:value="5939" calcext:value-type="float">
            <text:p>5939</text:p>
          </table:table-cell>
          <table:table-cell table:formula="of:=RANDBETWEEN([.H128];[.G128])" office:value-type="float" office:value="7014" calcext:value-type="float">
            <text:p>7014</text:p>
          </table:table-cell>
          <table:table-cell/>
          <table:table-cell table:formula="of:=&quot;insert into demanda (precio,mes,demanda) values (&quot;&amp;[.B128]&amp;&quot;,&quot;&amp;[.D128]&amp;&quot;,&quot;&amp;[.I128]&amp;&quot;);&quot;" office:value-type="string" office:string-value="insert into demanda (precio,mes,demanda) values (80,6,7014);" calcext:value-type="string">
            <text:p>insert into demanda (precio,mes,demanda) values (80,6,7014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129]*100)/60)%" office:value-type="percentage" office:value="1.33333333333333" calcext:value-type="percentage">
            <text:p>133.33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129]" office:value-type="percentage" office:value="1.4" calcext:value-type="percentage">
            <text:p>140.00 %</text:p>
          </table:table-cell>
          <table:table-cell table:formula="of:=(9200*(100%+[.E129])) - (9200*(100%+[.E129]))*([.C129]-100%)" office:value-type="float" office:value="8586.66666666666" calcext:value-type="float">
            <text:p>8587</text:p>
          </table:table-cell>
          <table:table-cell table:formula="of:=(RANDBETWEEN([.G129]-5000;[.G129]))" office:value-type="float" office:value="6418" calcext:value-type="float">
            <text:p>6418</text:p>
          </table:table-cell>
          <table:table-cell table:formula="of:=RANDBETWEEN([.H129];[.G129])" office:value-type="float" office:value="8521" calcext:value-type="float">
            <text:p>8521</text:p>
          </table:table-cell>
          <table:table-cell/>
          <table:table-cell table:formula="of:=&quot;insert into demanda (precio,mes,demanda) values (&quot;&amp;[.B129]&amp;&quot;,&quot;&amp;[.D129]&amp;&quot;,&quot;&amp;[.I129]&amp;&quot;);&quot;" office:value-type="string" office:string-value="insert into demanda (precio,mes,demanda) values (80,7,8521);" calcext:value-type="string">
            <text:p>insert into demanda (precio,mes,demanda) values (80,7,8521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130]*100)/60)%" office:value-type="percentage" office:value="1.33333333333333" calcext:value-type="percentage">
            <text:p>133.33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130]" office:value-type="percentage" office:value="1.63" calcext:value-type="percentage">
            <text:p>163.00 %</text:p>
          </table:table-cell>
          <table:table-cell table:formula="of:=(9200*(100%+[.E130])) - (9200*(100%+[.E130]))*([.C130]-100%)" office:value-type="float" office:value="9997.33333333333" calcext:value-type="float">
            <text:p>9997</text:p>
          </table:table-cell>
          <table:table-cell table:formula="of:=(RANDBETWEEN([.G130]-5000;[.G130]))" office:value-type="float" office:value="6762" calcext:value-type="float">
            <text:p>6762</text:p>
          </table:table-cell>
          <table:table-cell table:formula="of:=RANDBETWEEN([.H130];[.G130])" office:value-type="float" office:value="8959" calcext:value-type="float">
            <text:p>8959</text:p>
          </table:table-cell>
          <table:table-cell/>
          <table:table-cell table:formula="of:=&quot;insert into demanda (precio,mes,demanda) values (&quot;&amp;[.B130]&amp;&quot;,&quot;&amp;[.D130]&amp;&quot;,&quot;&amp;[.I130]&amp;&quot;);&quot;" office:value-type="string" office:string-value="insert into demanda (precio,mes,demanda) values (80,8,8959);" calcext:value-type="string">
            <text:p>insert into demanda (precio,mes,demanda) values (80,8,8959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131]*100)/60)%" office:value-type="percentage" office:value="1.33333333333333" calcext:value-type="percentage">
            <text:p>133.33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131]" office:value-type="percentage" office:value="1.8" calcext:value-type="percentage">
            <text:p>180.00 %</text:p>
          </table:table-cell>
          <table:table-cell table:formula="of:=(9200*(100%+[.E131])) - (9200*(100%+[.E131]))*([.C131]-100%)" office:value-type="float" office:value="11040" calcext:value-type="float">
            <text:p>11040</text:p>
          </table:table-cell>
          <table:table-cell table:formula="of:=(RANDBETWEEN([.G131]-5000;[.G131]))" office:value-type="float" office:value="9307" calcext:value-type="float">
            <text:p>9307</text:p>
          </table:table-cell>
          <table:table-cell table:formula="of:=RANDBETWEEN([.H131];[.G131])" office:value-type="float" office:value="10381" calcext:value-type="float">
            <text:p>10381</text:p>
          </table:table-cell>
          <table:table-cell/>
          <table:table-cell table:formula="of:=&quot;insert into demanda (precio,mes,demanda) values (&quot;&amp;[.B131]&amp;&quot;,&quot;&amp;[.D131]&amp;&quot;,&quot;&amp;[.I131]&amp;&quot;);&quot;" office:value-type="string" office:string-value="insert into demanda (precio,mes,demanda) values (80,9,10381);" calcext:value-type="string">
            <text:p>insert into demanda (precio,mes,demanda) values (80,9,10381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132]*100)/60)%" office:value-type="percentage" office:value="1.33333333333333" calcext:value-type="percentage">
            <text:p>133.33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5" calcext:value-type="percentage">
            <text:p>85.00 %</text:p>
          </table:table-cell>
          <table:table-cell table:formula="of:=100%+[.E132]" office:value-type="percentage" office:value="1.85" calcext:value-type="percentage">
            <text:p>185.00 %</text:p>
          </table:table-cell>
          <table:table-cell table:formula="of:=(9200*(100%+[.E132])) - (9200*(100%+[.E132]))*([.C132]-100%)" office:value-type="float" office:value="11346.6666666667" calcext:value-type="float">
            <text:p>11347</text:p>
          </table:table-cell>
          <table:table-cell table:formula="of:=(RANDBETWEEN([.G132]-5000;[.G132]))" office:value-type="float" office:value="9490" calcext:value-type="float">
            <text:p>9490</text:p>
          </table:table-cell>
          <table:table-cell table:formula="of:=RANDBETWEEN([.H132];[.G132])" office:value-type="float" office:value="10360" calcext:value-type="float">
            <text:p>10360</text:p>
          </table:table-cell>
          <table:table-cell/>
          <table:table-cell table:formula="of:=&quot;insert into demanda (precio,mes,demanda) values (&quot;&amp;[.B132]&amp;&quot;,&quot;&amp;[.D132]&amp;&quot;,&quot;&amp;[.I132]&amp;&quot;);&quot;" office:value-type="string" office:string-value="insert into demanda (precio,mes,demanda) values (80,10,10360);" calcext:value-type="string">
            <text:p>insert into demanda (precio,mes,demanda) values (80,10,10360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133]*100)/60)%" office:value-type="percentage" office:value="1.33333333333333" calcext:value-type="percentage">
            <text:p>133.33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133]" office:value-type="percentage" office:value="1.9" calcext:value-type="percentage">
            <text:p>190.00 %</text:p>
          </table:table-cell>
          <table:table-cell table:formula="of:=(9200*(100%+[.E133])) - (9200*(100%+[.E133]))*([.C133]-100%)" office:value-type="float" office:value="11653.3333333333" calcext:value-type="float">
            <text:p>11653</text:p>
          </table:table-cell>
          <table:table-cell table:formula="of:=(RANDBETWEEN([.G133]-5000;[.G133]))" office:value-type="float" office:value="9339" calcext:value-type="float">
            <text:p>9339</text:p>
          </table:table-cell>
          <table:table-cell table:formula="of:=RANDBETWEEN([.H133];[.G133])" office:value-type="float" office:value="9549" calcext:value-type="float">
            <text:p>9549</text:p>
          </table:table-cell>
          <table:table-cell/>
          <table:table-cell table:formula="of:=&quot;insert into demanda (precio,mes,demanda) values (&quot;&amp;[.B133]&amp;&quot;,&quot;&amp;[.D133]&amp;&quot;,&quot;&amp;[.I133]&amp;&quot;);&quot;" office:value-type="string" office:string-value="insert into demanda (precio,mes,demanda) values (80,11,9549);" calcext:value-type="string">
            <text:p>insert into demanda (precio,mes,demanda) values (80,11,9549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134]*100)/60)%" office:value-type="percentage" office:value="1.33333333333333" calcext:value-type="percentage">
            <text:p>133.33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134]" office:value-type="percentage" office:value="2" calcext:value-type="percentage">
            <text:p>200.00 %</text:p>
          </table:table-cell>
          <table:table-cell table:formula="of:=(9200*(100%+[.E134])) - (9200*(100%+[.E134]))*([.C134]-100%)" office:value-type="float" office:value="12266.6666666667" calcext:value-type="float">
            <text:p>12267</text:p>
          </table:table-cell>
          <table:table-cell table:formula="of:=(RANDBETWEEN([.G134]-5000;[.G134]))" office:value-type="float" office:value="7968" calcext:value-type="float">
            <text:p>7968</text:p>
          </table:table-cell>
          <table:table-cell table:formula="of:=RANDBETWEEN([.H134];[.G134])" office:value-type="float" office:value="12141" calcext:value-type="float">
            <text:p>12141</text:p>
          </table:table-cell>
          <table:table-cell/>
          <table:table-cell table:formula="of:=&quot;insert into demanda (precio,mes,demanda) values (&quot;&amp;[.B134]&amp;&quot;,&quot;&amp;[.D134]&amp;&quot;,&quot;&amp;[.I134]&amp;&quot;);&quot;" office:value-type="string" office:string-value="insert into demanda (precio,mes,demanda) values (80,12,12141);" calcext:value-type="string">
            <text:p>insert into demanda (precio,mes,demanda) values (80,12,12141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135]*100)/60)%" office:value-type="percentage" office:value="0.666666666666667" calcext:value-type="percentage">
            <text:p>66.67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135]" office:value-type="percentage" office:value="1.95" calcext:value-type="percentage">
            <text:p>195.00 %</text:p>
          </table:table-cell>
          <table:table-cell table:formula="of:=(9200*(100%+[.E135])) - (9200*(100%+[.E135]))*([.C135]-100%)" office:value-type="float" office:value="23920" calcext:value-type="float">
            <text:p>23920</text:p>
          </table:table-cell>
          <table:table-cell table:formula="of:=(RANDBETWEEN([.G135]-5000;[.G135]))" office:value-type="float" office:value="22268" calcext:value-type="float">
            <text:p>22268</text:p>
          </table:table-cell>
          <table:table-cell table:formula="of:=RANDBETWEEN([.H135];[.G135])" office:value-type="float" office:value="23584" calcext:value-type="float">
            <text:p>23584</text:p>
          </table:table-cell>
          <table:table-cell/>
          <table:table-cell table:formula="of:=&quot;insert into demanda (precio,mes,demanda) values (&quot;&amp;[.B135]&amp;&quot;,&quot;&amp;[.D135]&amp;&quot;,&quot;&amp;[.I135]&amp;&quot;);&quot;" office:value-type="string" office:string-value="insert into demanda (precio,mes,demanda) values (40,1,23584);" calcext:value-type="string">
            <text:p>insert into demanda (precio,mes,demanda) values (40,1,23584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136]*100)/60)%" office:value-type="percentage" office:value="0.666666666666667" calcext:value-type="percentage">
            <text:p>66.67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136]" office:value-type="percentage" office:value="1.6" calcext:value-type="percentage">
            <text:p>160.00 %</text:p>
          </table:table-cell>
          <table:table-cell table:formula="of:=(9200*(100%+[.E136])) - (9200*(100%+[.E136]))*([.C136]-100%)" office:value-type="float" office:value="19626.6666666667" calcext:value-type="float">
            <text:p>19627</text:p>
          </table:table-cell>
          <table:table-cell table:formula="of:=(RANDBETWEEN([.G136]-5000;[.G136]))" office:value-type="float" office:value="15083" calcext:value-type="float">
            <text:p>15083</text:p>
          </table:table-cell>
          <table:table-cell table:formula="of:=RANDBETWEEN([.H136];[.G136])" office:value-type="float" office:value="15597" calcext:value-type="float">
            <text:p>15597</text:p>
          </table:table-cell>
          <table:table-cell/>
          <table:table-cell table:formula="of:=&quot;insert into demanda (precio,mes,demanda) values (&quot;&amp;[.B136]&amp;&quot;,&quot;&amp;[.D136]&amp;&quot;,&quot;&amp;[.I136]&amp;&quot;);&quot;" office:value-type="string" office:string-value="insert into demanda (precio,mes,demanda) values (40,2,15597);" calcext:value-type="string">
            <text:p>insert into demanda (precio,mes,demanda) values (40,2,15597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137]*100)/60)%" office:value-type="percentage" office:value="0.666666666666667" calcext:value-type="percentage">
            <text:p>66.67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137]" office:value-type="percentage" office:value="1.65" calcext:value-type="percentage">
            <text:p>165.00 %</text:p>
          </table:table-cell>
          <table:table-cell table:formula="of:=(9200*(100%+[.E137])) - (9200*(100%+[.E137]))*([.C137]-100%)" office:value-type="float" office:value="20240" calcext:value-type="float">
            <text:p>20240</text:p>
          </table:table-cell>
          <table:table-cell table:formula="of:=(RANDBETWEEN([.G137]-5000;[.G137]))" office:value-type="float" office:value="17924" calcext:value-type="float">
            <text:p>17924</text:p>
          </table:table-cell>
          <table:table-cell table:formula="of:=RANDBETWEEN([.H137];[.G137])" office:value-type="float" office:value="18580" calcext:value-type="float">
            <text:p>18580</text:p>
          </table:table-cell>
          <table:table-cell/>
          <table:table-cell table:formula="of:=&quot;insert into demanda (precio,mes,demanda) values (&quot;&amp;[.B137]&amp;&quot;,&quot;&amp;[.D137]&amp;&quot;,&quot;&amp;[.I137]&amp;&quot;);&quot;" office:value-type="string" office:string-value="insert into demanda (precio,mes,demanda) values (40,3,18580);" calcext:value-type="string">
            <text:p>insert into demanda (precio,mes,demanda) values (40,3,18580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138]*100)/60)%" office:value-type="percentage" office:value="0.666666666666667" calcext:value-type="percentage">
            <text:p>66.67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138]" office:value-type="percentage" office:value="1.8" calcext:value-type="percentage">
            <text:p>180.00 %</text:p>
          </table:table-cell>
          <table:table-cell table:formula="of:=(9200*(100%+[.E138])) - (9200*(100%+[.E138]))*([.C138]-100%)" office:value-type="float" office:value="22080" calcext:value-type="float">
            <text:p>22080</text:p>
          </table:table-cell>
          <table:table-cell table:formula="of:=(RANDBETWEEN([.G138]-5000;[.G138]))" office:value-type="float" office:value="21761" calcext:value-type="float">
            <text:p>21761</text:p>
          </table:table-cell>
          <table:table-cell table:formula="of:=RANDBETWEEN([.H138];[.G138])" office:value-type="float" office:value="21830" calcext:value-type="float">
            <text:p>21830</text:p>
          </table:table-cell>
          <table:table-cell/>
          <table:table-cell table:formula="of:=&quot;insert into demanda (precio,mes,demanda) values (&quot;&amp;[.B138]&amp;&quot;,&quot;&amp;[.D138]&amp;&quot;,&quot;&amp;[.I138]&amp;&quot;);&quot;" office:value-type="string" office:string-value="insert into demanda (precio,mes,demanda) values (40,4,21830);" calcext:value-type="string">
            <text:p>insert into demanda (precio,mes,demanda) values (40,4,21830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139]*100)/60)%" office:value-type="percentage" office:value="0.666666666666667" calcext:value-type="percentage">
            <text:p>66.67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139]" office:value-type="percentage" office:value="1.75" calcext:value-type="percentage">
            <text:p>175.00 %</text:p>
          </table:table-cell>
          <table:table-cell table:formula="of:=(9200*(100%+[.E139])) - (9200*(100%+[.E139]))*([.C139]-100%)" office:value-type="float" office:value="21466.6666666667" calcext:value-type="float">
            <text:p>21467</text:p>
          </table:table-cell>
          <table:table-cell table:formula="of:=(RANDBETWEEN([.G139]-5000;[.G139]))" office:value-type="float" office:value="16493" calcext:value-type="float">
            <text:p>16493</text:p>
          </table:table-cell>
          <table:table-cell table:formula="of:=RANDBETWEEN([.H139];[.G139])" office:value-type="float" office:value="18352" calcext:value-type="float">
            <text:p>18352</text:p>
          </table:table-cell>
          <table:table-cell/>
          <table:table-cell table:formula="of:=&quot;insert into demanda (precio,mes,demanda) values (&quot;&amp;[.B139]&amp;&quot;,&quot;&amp;[.D139]&amp;&quot;,&quot;&amp;[.I139]&amp;&quot;);&quot;" office:value-type="string" office:string-value="insert into demanda (precio,mes,demanda) values (40,5,18352);" calcext:value-type="string">
            <text:p>insert into demanda (precio,mes,demanda) values (40,5,18352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140]*100)/60)%" office:value-type="percentage" office:value="0.666666666666667" calcext:value-type="percentage">
            <text:p>66.67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140]" office:value-type="percentage" office:value="1.5" calcext:value-type="percentage">
            <text:p>150.00 %</text:p>
          </table:table-cell>
          <table:table-cell table:formula="of:=(9200*(100%+[.E140])) - (9200*(100%+[.E140]))*([.C140]-100%)" office:value-type="float" office:value="18400" calcext:value-type="float">
            <text:p>18400</text:p>
          </table:table-cell>
          <table:table-cell table:formula="of:=(RANDBETWEEN([.G140]-5000;[.G140]))" office:value-type="float" office:value="16519" calcext:value-type="float">
            <text:p>16519</text:p>
          </table:table-cell>
          <table:table-cell table:formula="of:=RANDBETWEEN([.H140];[.G140])" office:value-type="float" office:value="17964" calcext:value-type="float">
            <text:p>17964</text:p>
          </table:table-cell>
          <table:table-cell/>
          <table:table-cell table:formula="of:=&quot;insert into demanda (precio,mes,demanda) values (&quot;&amp;[.B140]&amp;&quot;,&quot;&amp;[.D140]&amp;&quot;,&quot;&amp;[.I140]&amp;&quot;);&quot;" office:value-type="string" office:string-value="insert into demanda (precio,mes,demanda) values (40,6,17964);" calcext:value-type="string">
            <text:p>insert into demanda (precio,mes,demanda) values (40,6,17964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141]*100)/60)%" office:value-type="percentage" office:value="0.666666666666667" calcext:value-type="percentage">
            <text:p>66.67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141]" office:value-type="percentage" office:value="1.4" calcext:value-type="percentage">
            <text:p>140.00 %</text:p>
          </table:table-cell>
          <table:table-cell table:formula="of:=(9200*(100%+[.E141])) - (9200*(100%+[.E141]))*([.C141]-100%)" office:value-type="float" office:value="17173.3333333333" calcext:value-type="float">
            <text:p>17173</text:p>
          </table:table-cell>
          <table:table-cell table:formula="of:=(RANDBETWEEN([.G141]-5000;[.G141]))" office:value-type="float" office:value="12606" calcext:value-type="float">
            <text:p>12606</text:p>
          </table:table-cell>
          <table:table-cell table:formula="of:=RANDBETWEEN([.H141];[.G141])" office:value-type="float" office:value="13948" calcext:value-type="float">
            <text:p>13948</text:p>
          </table:table-cell>
          <table:table-cell/>
          <table:table-cell table:formula="of:=&quot;insert into demanda (precio,mes,demanda) values (&quot;&amp;[.B141]&amp;&quot;,&quot;&amp;[.D141]&amp;&quot;,&quot;&amp;[.I141]&amp;&quot;);&quot;" office:value-type="string" office:string-value="insert into demanda (precio,mes,demanda) values (40,7,13948);" calcext:value-type="string">
            <text:p>insert into demanda (precio,mes,demanda) values (40,7,13948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142]*100)/60)%" office:value-type="percentage" office:value="0.666666666666667" calcext:value-type="percentage">
            <text:p>66.67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142]" office:value-type="percentage" office:value="1.63" calcext:value-type="percentage">
            <text:p>163.00 %</text:p>
          </table:table-cell>
          <table:table-cell table:formula="of:=(9200*(100%+[.E142])) - (9200*(100%+[.E142]))*([.C142]-100%)" office:value-type="float" office:value="19994.6666666667" calcext:value-type="float">
            <text:p>19995</text:p>
          </table:table-cell>
          <table:table-cell table:formula="of:=(RANDBETWEEN([.G142]-5000;[.G142]))" office:value-type="float" office:value="16495" calcext:value-type="float">
            <text:p>16495</text:p>
          </table:table-cell>
          <table:table-cell table:formula="of:=RANDBETWEEN([.H142];[.G142])" office:value-type="float" office:value="18717" calcext:value-type="float">
            <text:p>18717</text:p>
          </table:table-cell>
          <table:table-cell/>
          <table:table-cell table:formula="of:=&quot;insert into demanda (precio,mes,demanda) values (&quot;&amp;[.B142]&amp;&quot;,&quot;&amp;[.D142]&amp;&quot;,&quot;&amp;[.I142]&amp;&quot;);&quot;" office:value-type="string" office:string-value="insert into demanda (precio,mes,demanda) values (40,8,18717);" calcext:value-type="string">
            <text:p>insert into demanda (precio,mes,demanda) values (40,8,18717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143]*100)/60)%" office:value-type="percentage" office:value="0.666666666666667" calcext:value-type="percentage">
            <text:p>66.67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143]" office:value-type="percentage" office:value="1.8" calcext:value-type="percentage">
            <text:p>180.00 %</text:p>
          </table:table-cell>
          <table:table-cell table:formula="of:=(9200*(100%+[.E143])) - (9200*(100%+[.E143]))*([.C143]-100%)" office:value-type="float" office:value="22080" calcext:value-type="float">
            <text:p>22080</text:p>
          </table:table-cell>
          <table:table-cell table:formula="of:=(RANDBETWEEN([.G143]-5000;[.G143]))" office:value-type="float" office:value="21440" calcext:value-type="float">
            <text:p>21440</text:p>
          </table:table-cell>
          <table:table-cell table:formula="of:=RANDBETWEEN([.H143];[.G143])" office:value-type="float" office:value="21485" calcext:value-type="float">
            <text:p>21485</text:p>
          </table:table-cell>
          <table:table-cell/>
          <table:table-cell table:formula="of:=&quot;insert into demanda (precio,mes,demanda) values (&quot;&amp;[.B143]&amp;&quot;,&quot;&amp;[.D143]&amp;&quot;,&quot;&amp;[.I143]&amp;&quot;);&quot;" office:value-type="string" office:string-value="insert into demanda (precio,mes,demanda) values (40,9,21485);" calcext:value-type="string">
            <text:p>insert into demanda (precio,mes,demanda) values (40,9,21485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144]*100)/60)%" office:value-type="percentage" office:value="0.666666666666667" calcext:value-type="percentage">
            <text:p>66.67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" calcext:value-type="percentage">
            <text:p>80.00 %</text:p>
          </table:table-cell>
          <table:table-cell table:formula="of:=100%+[.E144]" office:value-type="percentage" office:value="1.8" calcext:value-type="percentage">
            <text:p>180.00 %</text:p>
          </table:table-cell>
          <table:table-cell table:formula="of:=(9200*(100%+[.E144])) - (9200*(100%+[.E144]))*([.C144]-100%)" office:value-type="float" office:value="22080" calcext:value-type="float">
            <text:p>22080</text:p>
          </table:table-cell>
          <table:table-cell table:formula="of:=(RANDBETWEEN([.G144]-5000;[.G144]))" office:value-type="float" office:value="19452" calcext:value-type="float">
            <text:p>19452</text:p>
          </table:table-cell>
          <table:table-cell table:formula="of:=RANDBETWEEN([.H144];[.G144])" office:value-type="float" office:value="21125" calcext:value-type="float">
            <text:p>21125</text:p>
          </table:table-cell>
          <table:table-cell/>
          <table:table-cell table:formula="of:=&quot;insert into demanda (precio,mes,demanda) values (&quot;&amp;[.B144]&amp;&quot;,&quot;&amp;[.D144]&amp;&quot;,&quot;&amp;[.I144]&amp;&quot;);&quot;" office:value-type="string" office:string-value="insert into demanda (precio,mes,demanda) values (40,10,21125);" calcext:value-type="string">
            <text:p>insert into demanda (precio,mes,demanda) values (40,10,21125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145]*100)/60)%" office:value-type="percentage" office:value="0.666666666666667" calcext:value-type="percentage">
            <text:p>66.67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145]" office:value-type="percentage" office:value="1.9" calcext:value-type="percentage">
            <text:p>190.00 %</text:p>
          </table:table-cell>
          <table:table-cell table:formula="of:=(9200*(100%+[.E145])) - (9200*(100%+[.E145]))*([.C145]-100%)" office:value-type="float" office:value="23306.6666666667" calcext:value-type="float">
            <text:p>23307</text:p>
          </table:table-cell>
          <table:table-cell table:formula="of:=(RANDBETWEEN([.G145]-5000;[.G145]))" office:value-type="float" office:value="19074" calcext:value-type="float">
            <text:p>19074</text:p>
          </table:table-cell>
          <table:table-cell table:formula="of:=RANDBETWEEN([.H145];[.G145])" office:value-type="float" office:value="22273" calcext:value-type="float">
            <text:p>22273</text:p>
          </table:table-cell>
          <table:table-cell/>
          <table:table-cell table:formula="of:=&quot;insert into demanda (precio,mes,demanda) values (&quot;&amp;[.B145]&amp;&quot;,&quot;&amp;[.D145]&amp;&quot;,&quot;&amp;[.I145]&amp;&quot;);&quot;" office:value-type="string" office:string-value="insert into demanda (precio,mes,demanda) values (40,11,22273);" calcext:value-type="string">
            <text:p>insert into demanda (precio,mes,demanda) values (40,11,22273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146]*100)/60)%" office:value-type="percentage" office:value="0.666666666666667" calcext:value-type="percentage">
            <text:p>66.67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146]" office:value-type="percentage" office:value="2" calcext:value-type="percentage">
            <text:p>200.00 %</text:p>
          </table:table-cell>
          <table:table-cell table:formula="of:=(9200*(100%+[.E146])) - (9200*(100%+[.E146]))*([.C146]-100%)" office:value-type="float" office:value="24533.3333333333" calcext:value-type="float">
            <text:p>24533</text:p>
          </table:table-cell>
          <table:table-cell table:formula="of:=(RANDBETWEEN([.G146]-5000;[.G146]))" office:value-type="float" office:value="23964" calcext:value-type="float">
            <text:p>23964</text:p>
          </table:table-cell>
          <table:table-cell table:formula="of:=RANDBETWEEN([.H146];[.G146])" office:value-type="float" office:value="24325" calcext:value-type="float">
            <text:p>24325</text:p>
          </table:table-cell>
          <table:table-cell/>
          <table:table-cell table:formula="of:=&quot;insert into demanda (precio,mes,demanda) values (&quot;&amp;[.B146]&amp;&quot;,&quot;&amp;[.D146]&amp;&quot;,&quot;&amp;[.I146]&amp;&quot;);&quot;" office:value-type="string" office:string-value="insert into demanda (precio,mes,demanda) values (40,12,24325);" calcext:value-type="string">
            <text:p>insert into demanda (precio,mes,demanda) values (40,12,24325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147]*100)/60)%" office:value-type="percentage" office:value="1.66666666666667" calcext:value-type="percentage">
            <text:p>166.67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147]" office:value-type="percentage" office:value="1.95" calcext:value-type="percentage">
            <text:p>195.00 %</text:p>
          </table:table-cell>
          <table:table-cell table:formula="of:=(9200*(100%+[.E147])) - (9200*(100%+[.E147]))*([.C147]-100%)" office:value-type="float" office:value="5980" calcext:value-type="float">
            <text:p>5980</text:p>
          </table:table-cell>
          <table:table-cell table:formula="of:=(RANDBETWEEN([.G147]-5000;[.G147]))" office:value-type="float" office:value="5050" calcext:value-type="float">
            <text:p>5050</text:p>
          </table:table-cell>
          <table:table-cell table:formula="of:=RANDBETWEEN([.H147];[.G147])" office:value-type="float" office:value="5425" calcext:value-type="float">
            <text:p>5425</text:p>
          </table:table-cell>
          <table:table-cell/>
          <table:table-cell table:formula="of:=&quot;insert into demanda (precio,mes,demanda) values (&quot;&amp;[.B147]&amp;&quot;,&quot;&amp;[.D147]&amp;&quot;,&quot;&amp;[.I147]&amp;&quot;);&quot;" office:value-type="string" office:string-value="insert into demanda (precio,mes,demanda) values (100,1,5425);" calcext:value-type="string">
            <text:p>insert into demanda (precio,mes,demanda) values (100,1,5425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148]*100)/60)%" office:value-type="percentage" office:value="1.66666666666667" calcext:value-type="percentage">
            <text:p>166.67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148]" office:value-type="percentage" office:value="1.6" calcext:value-type="percentage">
            <text:p>160.00 %</text:p>
          </table:table-cell>
          <table:table-cell table:formula="of:=(9200*(100%+[.E148])) - (9200*(100%+[.E148]))*([.C148]-100%)" office:value-type="float" office:value="4906.66666666667" calcext:value-type="float">
            <text:p>4907</text:p>
          </table:table-cell>
          <table:table-cell table:formula="of:=(RANDBETWEEN([.G148]-5000;[.G148]))" office:value-type="float" office:value="2096" calcext:value-type="float">
            <text:p>2096</text:p>
          </table:table-cell>
          <table:table-cell table:formula="of:=RANDBETWEEN([.H148];[.G148])" office:value-type="float" office:value="4494" calcext:value-type="float">
            <text:p>4494</text:p>
          </table:table-cell>
          <table:table-cell/>
          <table:table-cell table:formula="of:=&quot;insert into demanda (precio,mes,demanda) values (&quot;&amp;[.B148]&amp;&quot;,&quot;&amp;[.D148]&amp;&quot;,&quot;&amp;[.I148]&amp;&quot;);&quot;" office:value-type="string" office:string-value="insert into demanda (precio,mes,demanda) values (100,2,4494);" calcext:value-type="string">
            <text:p>insert into demanda (precio,mes,demanda) values (100,2,4494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149]*100)/60)%" office:value-type="percentage" office:value="1.66666666666667" calcext:value-type="percentage">
            <text:p>166.67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149]" office:value-type="percentage" office:value="1.65" calcext:value-type="percentage">
            <text:p>165.00 %</text:p>
          </table:table-cell>
          <table:table-cell table:formula="of:=(9200*(100%+[.E149])) - (9200*(100%+[.E149]))*([.C149]-100%)" office:value-type="float" office:value="5060" calcext:value-type="float">
            <text:p>5060</text:p>
          </table:table-cell>
          <table:table-cell table:formula="of:=(RANDBETWEEN([.G149]-5000;[.G149]))" office:value-type="float" office:value="4332" calcext:value-type="float">
            <text:p>4332</text:p>
          </table:table-cell>
          <table:table-cell table:formula="of:=RANDBETWEEN([.H149];[.G149])" office:value-type="float" office:value="5043" calcext:value-type="float">
            <text:p>5043</text:p>
          </table:table-cell>
          <table:table-cell/>
          <table:table-cell table:formula="of:=&quot;insert into demanda (precio,mes,demanda) values (&quot;&amp;[.B149]&amp;&quot;,&quot;&amp;[.D149]&amp;&quot;,&quot;&amp;[.I149]&amp;&quot;);&quot;" office:value-type="string" office:string-value="insert into demanda (precio,mes,demanda) values (100,3,5043);" calcext:value-type="string">
            <text:p>insert into demanda (precio,mes,demanda) values (100,3,5043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150]*100)/60)%" office:value-type="percentage" office:value="1.66666666666667" calcext:value-type="percentage">
            <text:p>166.67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150]" office:value-type="percentage" office:value="1.8" calcext:value-type="percentage">
            <text:p>180.00 %</text:p>
          </table:table-cell>
          <table:table-cell table:formula="of:=(9200*(100%+[.E150])) - (9200*(100%+[.E150]))*([.C150]-100%)" office:value-type="float" office:value="5520" calcext:value-type="float">
            <text:p>5520</text:p>
          </table:table-cell>
          <table:table-cell table:formula="of:=(RANDBETWEEN([.G150]-5000;[.G150]))" office:value-type="float" office:value="4962" calcext:value-type="float">
            <text:p>4962</text:p>
          </table:table-cell>
          <table:table-cell table:formula="of:=RANDBETWEEN([.H150];[.G150])" office:value-type="float" office:value="5235" calcext:value-type="float">
            <text:p>5235</text:p>
          </table:table-cell>
          <table:table-cell/>
          <table:table-cell table:formula="of:=&quot;insert into demanda (precio,mes,demanda) values (&quot;&amp;[.B150]&amp;&quot;,&quot;&amp;[.D150]&amp;&quot;,&quot;&amp;[.I150]&amp;&quot;);&quot;" office:value-type="string" office:string-value="insert into demanda (precio,mes,demanda) values (100,4,5235);" calcext:value-type="string">
            <text:p>insert into demanda (precio,mes,demanda) values (100,4,5235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151]*100)/60)%" office:value-type="percentage" office:value="1.66666666666667" calcext:value-type="percentage">
            <text:p>166.67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151]" office:value-type="percentage" office:value="1.75" calcext:value-type="percentage">
            <text:p>175.00 %</text:p>
          </table:table-cell>
          <table:table-cell table:formula="of:=(9200*(100%+[.E151])) - (9200*(100%+[.E151]))*([.C151]-100%)" office:value-type="float" office:value="5366.66666666667" calcext:value-type="float">
            <text:p>5367</text:p>
          </table:table-cell>
          <table:table-cell table:formula="of:=(RANDBETWEEN([.G151]-5000;[.G151]))" office:value-type="float" office:value="3498" calcext:value-type="float">
            <text:p>3498</text:p>
          </table:table-cell>
          <table:table-cell table:formula="of:=RANDBETWEEN([.H151];[.G151])" office:value-type="float" office:value="4369" calcext:value-type="float">
            <text:p>4369</text:p>
          </table:table-cell>
          <table:table-cell/>
          <table:table-cell table:formula="of:=&quot;insert into demanda (precio,mes,demanda) values (&quot;&amp;[.B151]&amp;&quot;,&quot;&amp;[.D151]&amp;&quot;,&quot;&amp;[.I151]&amp;&quot;);&quot;" office:value-type="string" office:string-value="insert into demanda (precio,mes,demanda) values (100,5,4369);" calcext:value-type="string">
            <text:p>insert into demanda (precio,mes,demanda) values (100,5,4369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152]*100)/60)%" office:value-type="percentage" office:value="1.66666666666667" calcext:value-type="percentage">
            <text:p>166.67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152]" office:value-type="percentage" office:value="1.5" calcext:value-type="percentage">
            <text:p>150.00 %</text:p>
          </table:table-cell>
          <table:table-cell table:formula="of:=(9200*(100%+[.E152])) - (9200*(100%+[.E152]))*([.C152]-100%)" office:value-type="float" office:value="4600" calcext:value-type="float">
            <text:p>4600</text:p>
          </table:table-cell>
          <table:table-cell table:formula="of:=(RANDBETWEEN([.G152]-5000;[.G152]))" office:value-type="float" office:value="3906" calcext:value-type="float">
            <text:p>3906</text:p>
          </table:table-cell>
          <table:table-cell table:formula="of:=RANDBETWEEN([.H152];[.G152])" office:value-type="float" office:value="4085" calcext:value-type="float">
            <text:p>4085</text:p>
          </table:table-cell>
          <table:table-cell/>
          <table:table-cell table:formula="of:=&quot;insert into demanda (precio,mes,demanda) values (&quot;&amp;[.B152]&amp;&quot;,&quot;&amp;[.D152]&amp;&quot;,&quot;&amp;[.I152]&amp;&quot;);&quot;" office:value-type="string" office:string-value="insert into demanda (precio,mes,demanda) values (100,6,4085);" calcext:value-type="string">
            <text:p>insert into demanda (precio,mes,demanda) values (100,6,4085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153]*100)/60)%" office:value-type="percentage" office:value="1.66666666666667" calcext:value-type="percentage">
            <text:p>166.67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153]" office:value-type="percentage" office:value="1.4" calcext:value-type="percentage">
            <text:p>140.00 %</text:p>
          </table:table-cell>
          <table:table-cell table:formula="of:=(9200*(100%+[.E153])) - (9200*(100%+[.E153]))*([.C153]-100%)" office:value-type="float" office:value="4293.33333333334" calcext:value-type="float">
            <text:p>4293</text:p>
          </table:table-cell>
          <table:table-cell table:formula="of:=(RANDBETWEEN([.G153]-5000;[.G153]))" office:value-type="float" office:value="2107" calcext:value-type="float">
            <text:p>2107</text:p>
          </table:table-cell>
          <table:table-cell table:formula="of:=RANDBETWEEN([.H153];[.G153])" office:value-type="float" office:value="3969" calcext:value-type="float">
            <text:p>3969</text:p>
          </table:table-cell>
          <table:table-cell/>
          <table:table-cell table:formula="of:=&quot;insert into demanda (precio,mes,demanda) values (&quot;&amp;[.B153]&amp;&quot;,&quot;&amp;[.D153]&amp;&quot;,&quot;&amp;[.I153]&amp;&quot;);&quot;" office:value-type="string" office:string-value="insert into demanda (precio,mes,demanda) values (100,7,3969);" calcext:value-type="string">
            <text:p>insert into demanda (precio,mes,demanda) values (100,7,3969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154]*100)/60)%" office:value-type="percentage" office:value="1.66666666666667" calcext:value-type="percentage">
            <text:p>166.67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154]" office:value-type="percentage" office:value="1.63" calcext:value-type="percentage">
            <text:p>163.00 %</text:p>
          </table:table-cell>
          <table:table-cell table:formula="of:=(9200*(100%+[.E154])) - (9200*(100%+[.E154]))*([.C154]-100%)" office:value-type="float" office:value="4998.66666666667" calcext:value-type="float">
            <text:p>4999</text:p>
          </table:table-cell>
          <table:table-cell table:formula="of:=(RANDBETWEEN([.G154]-5000;[.G154]))" office:value-type="float" office:value="4388" calcext:value-type="float">
            <text:p>4388</text:p>
          </table:table-cell>
          <table:table-cell table:formula="of:=RANDBETWEEN([.H154];[.G154])" office:value-type="float" office:value="4800" calcext:value-type="float">
            <text:p>4800</text:p>
          </table:table-cell>
          <table:table-cell/>
          <table:table-cell table:formula="of:=&quot;insert into demanda (precio,mes,demanda) values (&quot;&amp;[.B154]&amp;&quot;,&quot;&amp;[.D154]&amp;&quot;,&quot;&amp;[.I154]&amp;&quot;);&quot;" office:value-type="string" office:string-value="insert into demanda (precio,mes,demanda) values (100,8,4800);" calcext:value-type="string">
            <text:p>insert into demanda (precio,mes,demanda) values (100,8,4800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155]*100)/60)%" office:value-type="percentage" office:value="1.66666666666667" calcext:value-type="percentage">
            <text:p>166.67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155]" office:value-type="percentage" office:value="1.8" calcext:value-type="percentage">
            <text:p>180.00 %</text:p>
          </table:table-cell>
          <table:table-cell table:formula="of:=(9200*(100%+[.E155])) - (9200*(100%+[.E155]))*([.C155]-100%)" office:value-type="float" office:value="5520" calcext:value-type="float">
            <text:p>5520</text:p>
          </table:table-cell>
          <table:table-cell table:formula="of:=(RANDBETWEEN([.G155]-5000;[.G155]))" office:value-type="float" office:value="5466" calcext:value-type="float">
            <text:p>5466</text:p>
          </table:table-cell>
          <table:table-cell table:formula="of:=RANDBETWEEN([.H155];[.G155])" office:value-type="float" office:value="5500" calcext:value-type="float">
            <text:p>5500</text:p>
          </table:table-cell>
          <table:table-cell/>
          <table:table-cell table:formula="of:=&quot;insert into demanda (precio,mes,demanda) values (&quot;&amp;[.B155]&amp;&quot;,&quot;&amp;[.D155]&amp;&quot;,&quot;&amp;[.I155]&amp;&quot;);&quot;" office:value-type="string" office:string-value="insert into demanda (precio,mes,demanda) values (100,9,5500);" calcext:value-type="string">
            <text:p>insert into demanda (precio,mes,demanda) values (100,9,5500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156]*100)/60)%" office:value-type="percentage" office:value="1.66666666666667" calcext:value-type="percentage">
            <text:p>166.67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5" calcext:value-type="percentage">
            <text:p>85.00 %</text:p>
          </table:table-cell>
          <table:table-cell table:formula="of:=100%+[.E156]" office:value-type="percentage" office:value="1.85" calcext:value-type="percentage">
            <text:p>185.00 %</text:p>
          </table:table-cell>
          <table:table-cell table:formula="of:=(9200*(100%+[.E156])) - (9200*(100%+[.E156]))*([.C156]-100%)" office:value-type="float" office:value="5673.33333333334" calcext:value-type="float">
            <text:p>5673</text:p>
          </table:table-cell>
          <table:table-cell table:formula="of:=(RANDBETWEEN([.G156]-5000;[.G156]))" office:value-type="float" office:value="5264" calcext:value-type="float">
            <text:p>5264</text:p>
          </table:table-cell>
          <table:table-cell table:formula="of:=RANDBETWEEN([.H156];[.G156])" office:value-type="float" office:value="5416" calcext:value-type="float">
            <text:p>5416</text:p>
          </table:table-cell>
          <table:table-cell/>
          <table:table-cell table:formula="of:=&quot;insert into demanda (precio,mes,demanda) values (&quot;&amp;[.B156]&amp;&quot;,&quot;&amp;[.D156]&amp;&quot;,&quot;&amp;[.I156]&amp;&quot;);&quot;" office:value-type="string" office:string-value="insert into demanda (precio,mes,demanda) values (100,10,5416);" calcext:value-type="string">
            <text:p>insert into demanda (precio,mes,demanda) values (100,10,5416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157]*100)/60)%" office:value-type="percentage" office:value="1.66666666666667" calcext:value-type="percentage">
            <text:p>166.67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157]" office:value-type="percentage" office:value="1.9" calcext:value-type="percentage">
            <text:p>190.00 %</text:p>
          </table:table-cell>
          <table:table-cell table:formula="of:=(9200*(100%+[.E157])) - (9200*(100%+[.E157]))*([.C157]-100%)" office:value-type="float" office:value="5826.66666666667" calcext:value-type="float">
            <text:p>5827</text:p>
          </table:table-cell>
          <table:table-cell table:formula="of:=(RANDBETWEEN([.G157]-5000;[.G157]))" office:value-type="float" office:value="1569" calcext:value-type="float">
            <text:p>1569</text:p>
          </table:table-cell>
          <table:table-cell table:formula="of:=RANDBETWEEN([.H157];[.G157])" office:value-type="float" office:value="2755" calcext:value-type="float">
            <text:p>2755</text:p>
          </table:table-cell>
          <table:table-cell/>
          <table:table-cell table:formula="of:=&quot;insert into demanda (precio,mes,demanda) values (&quot;&amp;[.B157]&amp;&quot;,&quot;&amp;[.D157]&amp;&quot;,&quot;&amp;[.I157]&amp;&quot;);&quot;" office:value-type="string" office:string-value="insert into demanda (precio,mes,demanda) values (100,11,2755);" calcext:value-type="string">
            <text:p>insert into demanda (precio,mes,demanda) values (100,11,2755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158]*100)/60)%" office:value-type="percentage" office:value="1.66666666666667" calcext:value-type="percentage">
            <text:p>166.67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158]" office:value-type="percentage" office:value="2" calcext:value-type="percentage">
            <text:p>200.00 %</text:p>
          </table:table-cell>
          <table:table-cell table:formula="of:=(9200*(100%+[.E158])) - (9200*(100%+[.E158]))*([.C158]-100%)" office:value-type="float" office:value="6133.33333333334" calcext:value-type="float">
            <text:p>6133</text:p>
          </table:table-cell>
          <table:table-cell table:formula="of:=(RANDBETWEEN([.G158]-5000;[.G158]))" office:value-type="float" office:value="4030" calcext:value-type="float">
            <text:p>4030</text:p>
          </table:table-cell>
          <table:table-cell table:formula="of:=RANDBETWEEN([.H158];[.G158])" office:value-type="float" office:value="5844" calcext:value-type="float">
            <text:p>5844</text:p>
          </table:table-cell>
          <table:table-cell/>
          <table:table-cell table:formula="of:=&quot;insert into demanda (precio,mes,demanda) values (&quot;&amp;[.B158]&amp;&quot;,&quot;&amp;[.D158]&amp;&quot;,&quot;&amp;[.I158]&amp;&quot;);&quot;" office:value-type="string" office:string-value="insert into demanda (precio,mes,demanda) values (100,12,5844);" calcext:value-type="string">
            <text:p>insert into demanda (precio,mes,demanda) values (100,12,5844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159]*100)/60)%" office:value-type="percentage" office:value="1.16666666666667" calcext:value-type="percentage">
            <text:p>116.67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159]" office:value-type="percentage" office:value="1.95" calcext:value-type="percentage">
            <text:p>195.00 %</text:p>
          </table:table-cell>
          <table:table-cell table:formula="of:=(9200*(100%+[.E159])) - (9200*(100%+[.E159]))*([.C159]-100%)" office:value-type="float" office:value="14950" calcext:value-type="float">
            <text:p>14950</text:p>
          </table:table-cell>
          <table:table-cell table:formula="of:=(RANDBETWEEN([.G159]-5000;[.G159]))" office:value-type="float" office:value="12254" calcext:value-type="float">
            <text:p>12254</text:p>
          </table:table-cell>
          <table:table-cell table:formula="of:=RANDBETWEEN([.H159];[.G159])" office:value-type="float" office:value="12946" calcext:value-type="float">
            <text:p>12946</text:p>
          </table:table-cell>
          <table:table-cell/>
          <table:table-cell table:formula="of:=&quot;insert into demanda (precio,mes,demanda) values (&quot;&amp;[.B159]&amp;&quot;,&quot;&amp;[.D159]&amp;&quot;,&quot;&amp;[.I159]&amp;&quot;);&quot;" office:value-type="string" office:string-value="insert into demanda (precio,mes,demanda) values (70,1,12946);" calcext:value-type="string">
            <text:p>insert into demanda (precio,mes,demanda) values (70,1,12946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160]*100)/60)%" office:value-type="percentage" office:value="1.16666666666667" calcext:value-type="percentage">
            <text:p>116.67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160]" office:value-type="percentage" office:value="1.6" calcext:value-type="percentage">
            <text:p>160.00 %</text:p>
          </table:table-cell>
          <table:table-cell table:formula="of:=(9200*(100%+[.E160])) - (9200*(100%+[.E160]))*([.C160]-100%)" office:value-type="float" office:value="12266.6666666667" calcext:value-type="float">
            <text:p>12267</text:p>
          </table:table-cell>
          <table:table-cell table:formula="of:=(RANDBETWEEN([.G160]-5000;[.G160]))" office:value-type="float" office:value="10079" calcext:value-type="float">
            <text:p>10079</text:p>
          </table:table-cell>
          <table:table-cell table:formula="of:=RANDBETWEEN([.H160];[.G160])" office:value-type="float" office:value="10889" calcext:value-type="float">
            <text:p>10889</text:p>
          </table:table-cell>
          <table:table-cell/>
          <table:table-cell table:formula="of:=&quot;insert into demanda (precio,mes,demanda) values (&quot;&amp;[.B160]&amp;&quot;,&quot;&amp;[.D160]&amp;&quot;,&quot;&amp;[.I160]&amp;&quot;);&quot;" office:value-type="string" office:string-value="insert into demanda (precio,mes,demanda) values (70,2,10889);" calcext:value-type="string">
            <text:p>insert into demanda (precio,mes,demanda) values (70,2,10889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161]*100)/60)%" office:value-type="percentage" office:value="1.16666666666667" calcext:value-type="percentage">
            <text:p>116.67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161]" office:value-type="percentage" office:value="1.65" calcext:value-type="percentage">
            <text:p>165.00 %</text:p>
          </table:table-cell>
          <table:table-cell table:formula="of:=(9200*(100%+[.E161])) - (9200*(100%+[.E161]))*([.C161]-100%)" office:value-type="float" office:value="12650" calcext:value-type="float">
            <text:p>12650</text:p>
          </table:table-cell>
          <table:table-cell table:formula="of:=(RANDBETWEEN([.G161]-5000;[.G161]))" office:value-type="float" office:value="9584" calcext:value-type="float">
            <text:p>9584</text:p>
          </table:table-cell>
          <table:table-cell table:formula="of:=RANDBETWEEN([.H161];[.G161])" office:value-type="float" office:value="12248" calcext:value-type="float">
            <text:p>12248</text:p>
          </table:table-cell>
          <table:table-cell/>
          <table:table-cell table:formula="of:=&quot;insert into demanda (precio,mes,demanda) values (&quot;&amp;[.B161]&amp;&quot;,&quot;&amp;[.D161]&amp;&quot;,&quot;&amp;[.I161]&amp;&quot;);&quot;" office:value-type="string" office:string-value="insert into demanda (precio,mes,demanda) values (70,3,12248);" calcext:value-type="string">
            <text:p>insert into demanda (precio,mes,demanda) values (70,3,12248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162]*100)/60)%" office:value-type="percentage" office:value="1.16666666666667" calcext:value-type="percentage">
            <text:p>116.67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162]" office:value-type="percentage" office:value="1.8" calcext:value-type="percentage">
            <text:p>180.00 %</text:p>
          </table:table-cell>
          <table:table-cell table:formula="of:=(9200*(100%+[.E162])) - (9200*(100%+[.E162]))*([.C162]-100%)" office:value-type="float" office:value="13800" calcext:value-type="float">
            <text:p>13800</text:p>
          </table:table-cell>
          <table:table-cell table:formula="of:=(RANDBETWEEN([.G162]-5000;[.G162]))" office:value-type="float" office:value="11341" calcext:value-type="float">
            <text:p>11341</text:p>
          </table:table-cell>
          <table:table-cell table:formula="of:=RANDBETWEEN([.H162];[.G162])" office:value-type="float" office:value="11987" calcext:value-type="float">
            <text:p>11987</text:p>
          </table:table-cell>
          <table:table-cell/>
          <table:table-cell table:formula="of:=&quot;insert into demanda (precio,mes,demanda) values (&quot;&amp;[.B162]&amp;&quot;,&quot;&amp;[.D162]&amp;&quot;,&quot;&amp;[.I162]&amp;&quot;);&quot;" office:value-type="string" office:string-value="insert into demanda (precio,mes,demanda) values (70,4,11987);" calcext:value-type="string">
            <text:p>insert into demanda (precio,mes,demanda) values (70,4,11987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163]*100)/60)%" office:value-type="percentage" office:value="1.16666666666667" calcext:value-type="percentage">
            <text:p>116.67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163]" office:value-type="percentage" office:value="1.75" calcext:value-type="percentage">
            <text:p>175.00 %</text:p>
          </table:table-cell>
          <table:table-cell table:formula="of:=(9200*(100%+[.E163])) - (9200*(100%+[.E163]))*([.C163]-100%)" office:value-type="float" office:value="13416.6666666667" calcext:value-type="float">
            <text:p>13417</text:p>
          </table:table-cell>
          <table:table-cell table:formula="of:=(RANDBETWEEN([.G163]-5000;[.G163]))" office:value-type="float" office:value="9181" calcext:value-type="float">
            <text:p>9181</text:p>
          </table:table-cell>
          <table:table-cell table:formula="of:=RANDBETWEEN([.H163];[.G163])" office:value-type="float" office:value="11241" calcext:value-type="float">
            <text:p>11241</text:p>
          </table:table-cell>
          <table:table-cell/>
          <table:table-cell table:formula="of:=&quot;insert into demanda (precio,mes,demanda) values (&quot;&amp;[.B163]&amp;&quot;,&quot;&amp;[.D163]&amp;&quot;,&quot;&amp;[.I163]&amp;&quot;);&quot;" office:value-type="string" office:string-value="insert into demanda (precio,mes,demanda) values (70,5,11241);" calcext:value-type="string">
            <text:p>insert into demanda (precio,mes,demanda) values (70,5,11241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164]*100)/60)%" office:value-type="percentage" office:value="1.16666666666667" calcext:value-type="percentage">
            <text:p>116.67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164]" office:value-type="percentage" office:value="1.5" calcext:value-type="percentage">
            <text:p>150.00 %</text:p>
          </table:table-cell>
          <table:table-cell table:formula="of:=(9200*(100%+[.E164])) - (9200*(100%+[.E164]))*([.C164]-100%)" office:value-type="float" office:value="11500" calcext:value-type="float">
            <text:p>11500</text:p>
          </table:table-cell>
          <table:table-cell table:formula="of:=(RANDBETWEEN([.G164]-5000;[.G164]))" office:value-type="float" office:value="10952" calcext:value-type="float">
            <text:p>10952</text:p>
          </table:table-cell>
          <table:table-cell table:formula="of:=RANDBETWEEN([.H164];[.G164])" office:value-type="float" office:value="11053" calcext:value-type="float">
            <text:p>11053</text:p>
          </table:table-cell>
          <table:table-cell/>
          <table:table-cell table:formula="of:=&quot;insert into demanda (precio,mes,demanda) values (&quot;&amp;[.B164]&amp;&quot;,&quot;&amp;[.D164]&amp;&quot;,&quot;&amp;[.I164]&amp;&quot;);&quot;" office:value-type="string" office:string-value="insert into demanda (precio,mes,demanda) values (70,6,11053);" calcext:value-type="string">
            <text:p>insert into demanda (precio,mes,demanda) values (70,6,11053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165]*100)/60)%" office:value-type="percentage" office:value="1.16666666666667" calcext:value-type="percentage">
            <text:p>116.67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165]" office:value-type="percentage" office:value="1.4" calcext:value-type="percentage">
            <text:p>140.00 %</text:p>
          </table:table-cell>
          <table:table-cell table:formula="of:=(9200*(100%+[.E165])) - (9200*(100%+[.E165]))*([.C165]-100%)" office:value-type="float" office:value="10733.3333333333" calcext:value-type="float">
            <text:p>10733</text:p>
          </table:table-cell>
          <table:table-cell table:formula="of:=(RANDBETWEEN([.G165]-5000;[.G165]))" office:value-type="float" office:value="9849" calcext:value-type="float">
            <text:p>9849</text:p>
          </table:table-cell>
          <table:table-cell table:formula="of:=RANDBETWEEN([.H165];[.G165])" office:value-type="float" office:value="10061" calcext:value-type="float">
            <text:p>10061</text:p>
          </table:table-cell>
          <table:table-cell/>
          <table:table-cell table:formula="of:=&quot;insert into demanda (precio,mes,demanda) values (&quot;&amp;[.B165]&amp;&quot;,&quot;&amp;[.D165]&amp;&quot;,&quot;&amp;[.I165]&amp;&quot;);&quot;" office:value-type="string" office:string-value="insert into demanda (precio,mes,demanda) values (70,7,10061);" calcext:value-type="string">
            <text:p>insert into demanda (precio,mes,demanda) values (70,7,10061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166]*100)/60)%" office:value-type="percentage" office:value="1.16666666666667" calcext:value-type="percentage">
            <text:p>116.67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166]" office:value-type="percentage" office:value="1.63" calcext:value-type="percentage">
            <text:p>163.00 %</text:p>
          </table:table-cell>
          <table:table-cell table:formula="of:=(9200*(100%+[.E166])) - (9200*(100%+[.E166]))*([.C166]-100%)" office:value-type="float" office:value="12496.6666666667" calcext:value-type="float">
            <text:p>12497</text:p>
          </table:table-cell>
          <table:table-cell table:formula="of:=(RANDBETWEEN([.G166]-5000;[.G166]))" office:value-type="float" office:value="10785" calcext:value-type="float">
            <text:p>10785</text:p>
          </table:table-cell>
          <table:table-cell table:formula="of:=RANDBETWEEN([.H166];[.G166])" office:value-type="float" office:value="11644" calcext:value-type="float">
            <text:p>11644</text:p>
          </table:table-cell>
          <table:table-cell/>
          <table:table-cell table:formula="of:=&quot;insert into demanda (precio,mes,demanda) values (&quot;&amp;[.B166]&amp;&quot;,&quot;&amp;[.D166]&amp;&quot;,&quot;&amp;[.I166]&amp;&quot;);&quot;" office:value-type="string" office:string-value="insert into demanda (precio,mes,demanda) values (70,8,11644);" calcext:value-type="string">
            <text:p>insert into demanda (precio,mes,demanda) values (70,8,11644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167]*100)/60)%" office:value-type="percentage" office:value="1.16666666666667" calcext:value-type="percentage">
            <text:p>116.67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167]" office:value-type="percentage" office:value="1.8" calcext:value-type="percentage">
            <text:p>180.00 %</text:p>
          </table:table-cell>
          <table:table-cell table:formula="of:=(9200*(100%+[.E167])) - (9200*(100%+[.E167]))*([.C167]-100%)" office:value-type="float" office:value="13800" calcext:value-type="float">
            <text:p>13800</text:p>
          </table:table-cell>
          <table:table-cell table:formula="of:=(RANDBETWEEN([.G167]-5000;[.G167]))" office:value-type="float" office:value="9731" calcext:value-type="float">
            <text:p>9731</text:p>
          </table:table-cell>
          <table:table-cell table:formula="of:=RANDBETWEEN([.H167];[.G167])" office:value-type="float" office:value="11222" calcext:value-type="float">
            <text:p>11222</text:p>
          </table:table-cell>
          <table:table-cell/>
          <table:table-cell table:formula="of:=&quot;insert into demanda (precio,mes,demanda) values (&quot;&amp;[.B167]&amp;&quot;,&quot;&amp;[.D167]&amp;&quot;,&quot;&amp;[.I167]&amp;&quot;);&quot;" office:value-type="string" office:string-value="insert into demanda (precio,mes,demanda) values (70,9,11222);" calcext:value-type="string">
            <text:p>insert into demanda (precio,mes,demanda) values (70,9,11222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168]*100)/60)%" office:value-type="percentage" office:value="1.16666666666667" calcext:value-type="percentage">
            <text:p>116.67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" calcext:value-type="percentage">
            <text:p>80.00 %</text:p>
          </table:table-cell>
          <table:table-cell table:formula="of:=100%+[.E168]" office:value-type="percentage" office:value="1.8" calcext:value-type="percentage">
            <text:p>180.00 %</text:p>
          </table:table-cell>
          <table:table-cell table:formula="of:=(9200*(100%+[.E168])) - (9200*(100%+[.E168]))*([.C168]-100%)" office:value-type="float" office:value="13800" calcext:value-type="float">
            <text:p>13800</text:p>
          </table:table-cell>
          <table:table-cell table:formula="of:=(RANDBETWEEN([.G168]-5000;[.G168]))" office:value-type="float" office:value="9797" calcext:value-type="float">
            <text:p>9797</text:p>
          </table:table-cell>
          <table:table-cell table:formula="of:=RANDBETWEEN([.H168];[.G168])" office:value-type="float" office:value="13575" calcext:value-type="float">
            <text:p>13575</text:p>
          </table:table-cell>
          <table:table-cell/>
          <table:table-cell table:formula="of:=&quot;insert into demanda (precio,mes,demanda) values (&quot;&amp;[.B168]&amp;&quot;,&quot;&amp;[.D168]&amp;&quot;,&quot;&amp;[.I168]&amp;&quot;);&quot;" office:value-type="string" office:string-value="insert into demanda (precio,mes,demanda) values (70,10,13575);" calcext:value-type="string">
            <text:p>insert into demanda (precio,mes,demanda) values (70,10,13575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169]*100)/60)%" office:value-type="percentage" office:value="1.16666666666667" calcext:value-type="percentage">
            <text:p>116.67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169]" office:value-type="percentage" office:value="1.9" calcext:value-type="percentage">
            <text:p>190.00 %</text:p>
          </table:table-cell>
          <table:table-cell table:formula="of:=(9200*(100%+[.E169])) - (9200*(100%+[.E169]))*([.C169]-100%)" office:value-type="float" office:value="14566.6666666667" calcext:value-type="float">
            <text:p>14567</text:p>
          </table:table-cell>
          <table:table-cell table:formula="of:=(RANDBETWEEN([.G169]-5000;[.G169]))" office:value-type="float" office:value="12299" calcext:value-type="float">
            <text:p>12299</text:p>
          </table:table-cell>
          <table:table-cell table:formula="of:=RANDBETWEEN([.H169];[.G169])" office:value-type="float" office:value="12371" calcext:value-type="float">
            <text:p>12371</text:p>
          </table:table-cell>
          <table:table-cell/>
          <table:table-cell table:formula="of:=&quot;insert into demanda (precio,mes,demanda) values (&quot;&amp;[.B169]&amp;&quot;,&quot;&amp;[.D169]&amp;&quot;,&quot;&amp;[.I169]&amp;&quot;);&quot;" office:value-type="string" office:string-value="insert into demanda (precio,mes,demanda) values (70,11,12371);" calcext:value-type="string">
            <text:p>insert into demanda (precio,mes,demanda) values (70,11,12371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170]*100)/60)%" office:value-type="percentage" office:value="1.16666666666667" calcext:value-type="percentage">
            <text:p>116.67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170]" office:value-type="percentage" office:value="2" calcext:value-type="percentage">
            <text:p>200.00 %</text:p>
          </table:table-cell>
          <table:table-cell table:formula="of:=(9200*(100%+[.E170])) - (9200*(100%+[.E170]))*([.C170]-100%)" office:value-type="float" office:value="15333.3333333333" calcext:value-type="float">
            <text:p>15333</text:p>
          </table:table-cell>
          <table:table-cell table:formula="of:=(RANDBETWEEN([.G170]-5000;[.G170]))" office:value-type="float" office:value="12633" calcext:value-type="float">
            <text:p>12633</text:p>
          </table:table-cell>
          <table:table-cell table:formula="of:=RANDBETWEEN([.H170];[.G170])" office:value-type="float" office:value="14892" calcext:value-type="float">
            <text:p>14892</text:p>
          </table:table-cell>
          <table:table-cell/>
          <table:table-cell table:formula="of:=&quot;insert into demanda (precio,mes,demanda) values (&quot;&amp;[.B170]&amp;&quot;,&quot;&amp;[.D170]&amp;&quot;,&quot;&amp;[.I170]&amp;&quot;);&quot;" office:value-type="string" office:string-value="insert into demanda (precio,mes,demanda) values (70,12,14892);" calcext:value-type="string">
            <text:p>insert into demanda (precio,mes,demanda) values (70,12,14892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171]*100)/60)%" office:value-type="percentage" office:value="0.833333333333333" calcext:value-type="percentage">
            <text:p>83.33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171]" office:value-type="percentage" office:value="1.95" calcext:value-type="percentage">
            <text:p>195.00 %</text:p>
          </table:table-cell>
          <table:table-cell table:formula="of:=(9200*(100%+[.E171])) - (9200*(100%+[.E171]))*([.C171]-100%)" office:value-type="float" office:value="20930" calcext:value-type="float">
            <text:p>20930</text:p>
          </table:table-cell>
          <table:table-cell table:formula="of:=(RANDBETWEEN([.G171]-5000;[.G171]))" office:value-type="float" office:value="18512" calcext:value-type="float">
            <text:p>18512</text:p>
          </table:table-cell>
          <table:table-cell table:formula="of:=RANDBETWEEN([.H171];[.G171])" office:value-type="float" office:value="18858" calcext:value-type="float">
            <text:p>18858</text:p>
          </table:table-cell>
          <table:table-cell/>
          <table:table-cell table:formula="of:=&quot;insert into demanda (precio,mes,demanda) values (&quot;&amp;[.B171]&amp;&quot;,&quot;&amp;[.D171]&amp;&quot;,&quot;&amp;[.I171]&amp;&quot;);&quot;" office:value-type="string" office:string-value="insert into demanda (precio,mes,demanda) values (50,1,18858);" calcext:value-type="string">
            <text:p>insert into demanda (precio,mes,demanda) values (50,1,18858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172]*100)/60)%" office:value-type="percentage" office:value="0.833333333333333" calcext:value-type="percentage">
            <text:p>83.33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172]" office:value-type="percentage" office:value="1.6" calcext:value-type="percentage">
            <text:p>160.00 %</text:p>
          </table:table-cell>
          <table:table-cell table:formula="of:=(9200*(100%+[.E172])) - (9200*(100%+[.E172]))*([.C172]-100%)" office:value-type="float" office:value="17173.3333333333" calcext:value-type="float">
            <text:p>17173</text:p>
          </table:table-cell>
          <table:table-cell table:formula="of:=(RANDBETWEEN([.G172]-5000;[.G172]))" office:value-type="float" office:value="14313" calcext:value-type="float">
            <text:p>14313</text:p>
          </table:table-cell>
          <table:table-cell table:formula="of:=RANDBETWEEN([.H172];[.G172])" office:value-type="float" office:value="15566" calcext:value-type="float">
            <text:p>15566</text:p>
          </table:table-cell>
          <table:table-cell/>
          <table:table-cell table:formula="of:=&quot;insert into demanda (precio,mes,demanda) values (&quot;&amp;[.B172]&amp;&quot;,&quot;&amp;[.D172]&amp;&quot;,&quot;&amp;[.I172]&amp;&quot;);&quot;" office:value-type="string" office:string-value="insert into demanda (precio,mes,demanda) values (50,2,15566);" calcext:value-type="string">
            <text:p>insert into demanda (precio,mes,demanda) values (50,2,15566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173]*100)/60)%" office:value-type="percentage" office:value="0.833333333333333" calcext:value-type="percentage">
            <text:p>83.33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173]" office:value-type="percentage" office:value="1.65" calcext:value-type="percentage">
            <text:p>165.00 %</text:p>
          </table:table-cell>
          <table:table-cell table:formula="of:=(9200*(100%+[.E173])) - (9200*(100%+[.E173]))*([.C173]-100%)" office:value-type="float" office:value="17710" calcext:value-type="float">
            <text:p>17710</text:p>
          </table:table-cell>
          <table:table-cell table:formula="of:=(RANDBETWEEN([.G173]-5000;[.G173]))" office:value-type="float" office:value="16266" calcext:value-type="float">
            <text:p>16266</text:p>
          </table:table-cell>
          <table:table-cell table:formula="of:=RANDBETWEEN([.H173];[.G173])" office:value-type="float" office:value="16876" calcext:value-type="float">
            <text:p>16876</text:p>
          </table:table-cell>
          <table:table-cell/>
          <table:table-cell table:formula="of:=&quot;insert into demanda (precio,mes,demanda) values (&quot;&amp;[.B173]&amp;&quot;,&quot;&amp;[.D173]&amp;&quot;,&quot;&amp;[.I173]&amp;&quot;);&quot;" office:value-type="string" office:string-value="insert into demanda (precio,mes,demanda) values (50,3,16876);" calcext:value-type="string">
            <text:p>insert into demanda (precio,mes,demanda) values (50,3,16876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174]*100)/60)%" office:value-type="percentage" office:value="0.833333333333333" calcext:value-type="percentage">
            <text:p>83.33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174]" office:value-type="percentage" office:value="1.8" calcext:value-type="percentage">
            <text:p>180.00 %</text:p>
          </table:table-cell>
          <table:table-cell table:formula="of:=(9200*(100%+[.E174])) - (9200*(100%+[.E174]))*([.C174]-100%)" office:value-type="float" office:value="19320" calcext:value-type="float">
            <text:p>19320</text:p>
          </table:table-cell>
          <table:table-cell table:formula="of:=(RANDBETWEEN([.G174]-5000;[.G174]))" office:value-type="float" office:value="14704" calcext:value-type="float">
            <text:p>14704</text:p>
          </table:table-cell>
          <table:table-cell table:formula="of:=RANDBETWEEN([.H174];[.G174])" office:value-type="float" office:value="18388" calcext:value-type="float">
            <text:p>18388</text:p>
          </table:table-cell>
          <table:table-cell/>
          <table:table-cell table:formula="of:=&quot;insert into demanda (precio,mes,demanda) values (&quot;&amp;[.B174]&amp;&quot;,&quot;&amp;[.D174]&amp;&quot;,&quot;&amp;[.I174]&amp;&quot;);&quot;" office:value-type="string" office:string-value="insert into demanda (precio,mes,demanda) values (50,4,18388);" calcext:value-type="string">
            <text:p>insert into demanda (precio,mes,demanda) values (50,4,18388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175]*100)/60)%" office:value-type="percentage" office:value="0.833333333333333" calcext:value-type="percentage">
            <text:p>83.33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175]" office:value-type="percentage" office:value="1.75" calcext:value-type="percentage">
            <text:p>175.00 %</text:p>
          </table:table-cell>
          <table:table-cell table:formula="of:=(9200*(100%+[.E175])) - (9200*(100%+[.E175]))*([.C175]-100%)" office:value-type="float" office:value="18783.3333333333" calcext:value-type="float">
            <text:p>18783</text:p>
          </table:table-cell>
          <table:table-cell table:formula="of:=(RANDBETWEEN([.G175]-5000;[.G175]))" office:value-type="float" office:value="17563" calcext:value-type="float">
            <text:p>17563</text:p>
          </table:table-cell>
          <table:table-cell table:formula="of:=RANDBETWEEN([.H175];[.G175])" office:value-type="float" office:value="17891" calcext:value-type="float">
            <text:p>17891</text:p>
          </table:table-cell>
          <table:table-cell/>
          <table:table-cell table:formula="of:=&quot;insert into demanda (precio,mes,demanda) values (&quot;&amp;[.B175]&amp;&quot;,&quot;&amp;[.D175]&amp;&quot;,&quot;&amp;[.I175]&amp;&quot;);&quot;" office:value-type="string" office:string-value="insert into demanda (precio,mes,demanda) values (50,5,17891);" calcext:value-type="string">
            <text:p>insert into demanda (precio,mes,demanda) values (50,5,17891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176]*100)/60)%" office:value-type="percentage" office:value="0.833333333333333" calcext:value-type="percentage">
            <text:p>83.33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176]" office:value-type="percentage" office:value="1.5" calcext:value-type="percentage">
            <text:p>150.00 %</text:p>
          </table:table-cell>
          <table:table-cell table:formula="of:=(9200*(100%+[.E176])) - (9200*(100%+[.E176]))*([.C176]-100%)" office:value-type="float" office:value="16100" calcext:value-type="float">
            <text:p>16100</text:p>
          </table:table-cell>
          <table:table-cell table:formula="of:=(RANDBETWEEN([.G176]-5000;[.G176]))" office:value-type="float" office:value="13753" calcext:value-type="float">
            <text:p>13753</text:p>
          </table:table-cell>
          <table:table-cell table:formula="of:=RANDBETWEEN([.H176];[.G176])" office:value-type="float" office:value="15464" calcext:value-type="float">
            <text:p>15464</text:p>
          </table:table-cell>
          <table:table-cell/>
          <table:table-cell table:formula="of:=&quot;insert into demanda (precio,mes,demanda) values (&quot;&amp;[.B176]&amp;&quot;,&quot;&amp;[.D176]&amp;&quot;,&quot;&amp;[.I176]&amp;&quot;);&quot;" office:value-type="string" office:string-value="insert into demanda (precio,mes,demanda) values (50,6,15464);" calcext:value-type="string">
            <text:p>insert into demanda (precio,mes,demanda) values (50,6,15464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177]*100)/60)%" office:value-type="percentage" office:value="0.833333333333333" calcext:value-type="percentage">
            <text:p>83.33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177]" office:value-type="percentage" office:value="1.4" calcext:value-type="percentage">
            <text:p>140.00 %</text:p>
          </table:table-cell>
          <table:table-cell table:formula="of:=(9200*(100%+[.E177])) - (9200*(100%+[.E177]))*([.C177]-100%)" office:value-type="float" office:value="15026.6666666667" calcext:value-type="float">
            <text:p>15027</text:p>
          </table:table-cell>
          <table:table-cell table:formula="of:=(RANDBETWEEN([.G177]-5000;[.G177]))" office:value-type="float" office:value="12080" calcext:value-type="float">
            <text:p>12080</text:p>
          </table:table-cell>
          <table:table-cell table:formula="of:=RANDBETWEEN([.H177];[.G177])" office:value-type="float" office:value="14730" calcext:value-type="float">
            <text:p>14730</text:p>
          </table:table-cell>
          <table:table-cell/>
          <table:table-cell table:formula="of:=&quot;insert into demanda (precio,mes,demanda) values (&quot;&amp;[.B177]&amp;&quot;,&quot;&amp;[.D177]&amp;&quot;,&quot;&amp;[.I177]&amp;&quot;);&quot;" office:value-type="string" office:string-value="insert into demanda (precio,mes,demanda) values (50,7,14730);" calcext:value-type="string">
            <text:p>insert into demanda (precio,mes,demanda) values (50,7,14730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178]*100)/60)%" office:value-type="percentage" office:value="0.833333333333333" calcext:value-type="percentage">
            <text:p>83.33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178]" office:value-type="percentage" office:value="1.63" calcext:value-type="percentage">
            <text:p>163.00 %</text:p>
          </table:table-cell>
          <table:table-cell table:formula="of:=(9200*(100%+[.E178])) - (9200*(100%+[.E178]))*([.C178]-100%)" office:value-type="float" office:value="17495.3333333333" calcext:value-type="float">
            <text:p>17495</text:p>
          </table:table-cell>
          <table:table-cell table:formula="of:=(RANDBETWEEN([.G178]-5000;[.G178]))" office:value-type="float" office:value="13266" calcext:value-type="float">
            <text:p>13266</text:p>
          </table:table-cell>
          <table:table-cell table:formula="of:=RANDBETWEEN([.H178];[.G178])" office:value-type="float" office:value="13604" calcext:value-type="float">
            <text:p>13604</text:p>
          </table:table-cell>
          <table:table-cell/>
          <table:table-cell table:formula="of:=&quot;insert into demanda (precio,mes,demanda) values (&quot;&amp;[.B178]&amp;&quot;,&quot;&amp;[.D178]&amp;&quot;,&quot;&amp;[.I178]&amp;&quot;);&quot;" office:value-type="string" office:string-value="insert into demanda (precio,mes,demanda) values (50,8,13604);" calcext:value-type="string">
            <text:p>insert into demanda (precio,mes,demanda) values (50,8,13604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179]*100)/60)%" office:value-type="percentage" office:value="0.833333333333333" calcext:value-type="percentage">
            <text:p>83.33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179]" office:value-type="percentage" office:value="1.8" calcext:value-type="percentage">
            <text:p>180.00 %</text:p>
          </table:table-cell>
          <table:table-cell table:formula="of:=(9200*(100%+[.E179])) - (9200*(100%+[.E179]))*([.C179]-100%)" office:value-type="float" office:value="19320" calcext:value-type="float">
            <text:p>19320</text:p>
          </table:table-cell>
          <table:table-cell table:formula="of:=(RANDBETWEEN([.G179]-5000;[.G179]))" office:value-type="float" office:value="15327" calcext:value-type="float">
            <text:p>15327</text:p>
          </table:table-cell>
          <table:table-cell table:formula="of:=RANDBETWEEN([.H179];[.G179])" office:value-type="float" office:value="18107" calcext:value-type="float">
            <text:p>18107</text:p>
          </table:table-cell>
          <table:table-cell/>
          <table:table-cell table:formula="of:=&quot;insert into demanda (precio,mes,demanda) values (&quot;&amp;[.B179]&amp;&quot;,&quot;&amp;[.D179]&amp;&quot;,&quot;&amp;[.I179]&amp;&quot;);&quot;" office:value-type="string" office:string-value="insert into demanda (precio,mes,demanda) values (50,9,18107);" calcext:value-type="string">
            <text:p>insert into demanda (precio,mes,demanda) values (50,9,18107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180]*100)/60)%" office:value-type="percentage" office:value="0.833333333333333" calcext:value-type="percentage">
            <text:p>83.33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5" calcext:value-type="percentage">
            <text:p>85.00 %</text:p>
          </table:table-cell>
          <table:table-cell table:formula="of:=100%+[.E180]" office:value-type="percentage" office:value="1.85" calcext:value-type="percentage">
            <text:p>185.00 %</text:p>
          </table:table-cell>
          <table:table-cell table:formula="of:=(9200*(100%+[.E180])) - (9200*(100%+[.E180]))*([.C180]-100%)" office:value-type="float" office:value="19856.6666666667" calcext:value-type="float">
            <text:p>19857</text:p>
          </table:table-cell>
          <table:table-cell table:formula="of:=(RANDBETWEEN([.G180]-5000;[.G180]))" office:value-type="float" office:value="16367" calcext:value-type="float">
            <text:p>16367</text:p>
          </table:table-cell>
          <table:table-cell table:formula="of:=RANDBETWEEN([.H180];[.G180])" office:value-type="float" office:value="18032" calcext:value-type="float">
            <text:p>18032</text:p>
          </table:table-cell>
          <table:table-cell/>
          <table:table-cell table:formula="of:=&quot;insert into demanda (precio,mes,demanda) values (&quot;&amp;[.B180]&amp;&quot;,&quot;&amp;[.D180]&amp;&quot;,&quot;&amp;[.I180]&amp;&quot;);&quot;" office:value-type="string" office:string-value="insert into demanda (precio,mes,demanda) values (50,10,18032);" calcext:value-type="string">
            <text:p>insert into demanda (precio,mes,demanda) values (50,10,18032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181]*100)/60)%" office:value-type="percentage" office:value="0.833333333333333" calcext:value-type="percentage">
            <text:p>83.33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181]" office:value-type="percentage" office:value="1.9" calcext:value-type="percentage">
            <text:p>190.00 %</text:p>
          </table:table-cell>
          <table:table-cell table:formula="of:=(9200*(100%+[.E181])) - (9200*(100%+[.E181]))*([.C181]-100%)" office:value-type="float" office:value="20393.3333333333" calcext:value-type="float">
            <text:p>20393</text:p>
          </table:table-cell>
          <table:table-cell table:formula="of:=(RANDBETWEEN([.G181]-5000;[.G181]))" office:value-type="float" office:value="17470" calcext:value-type="float">
            <text:p>17470</text:p>
          </table:table-cell>
          <table:table-cell table:formula="of:=RANDBETWEEN([.H181];[.G181])" office:value-type="float" office:value="19908" calcext:value-type="float">
            <text:p>19908</text:p>
          </table:table-cell>
          <table:table-cell/>
          <table:table-cell table:formula="of:=&quot;insert into demanda (precio,mes,demanda) values (&quot;&amp;[.B181]&amp;&quot;,&quot;&amp;[.D181]&amp;&quot;,&quot;&amp;[.I181]&amp;&quot;);&quot;" office:value-type="string" office:string-value="insert into demanda (precio,mes,demanda) values (50,11,19908);" calcext:value-type="string">
            <text:p>insert into demanda (precio,mes,demanda) values (50,11,19908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182]*100)/60)%" office:value-type="percentage" office:value="0.833333333333333" calcext:value-type="percentage">
            <text:p>83.33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182]" office:value-type="percentage" office:value="2" calcext:value-type="percentage">
            <text:p>200.00 %</text:p>
          </table:table-cell>
          <table:table-cell table:formula="of:=(9200*(100%+[.E182])) - (9200*(100%+[.E182]))*([.C182]-100%)" office:value-type="float" office:value="21466.6666666667" calcext:value-type="float">
            <text:p>21467</text:p>
          </table:table-cell>
          <table:table-cell table:formula="of:=(RANDBETWEEN([.G182]-5000;[.G182]))" office:value-type="float" office:value="18067" calcext:value-type="float">
            <text:p>18067</text:p>
          </table:table-cell>
          <table:table-cell table:formula="of:=RANDBETWEEN([.H182];[.G182])" office:value-type="float" office:value="18513" calcext:value-type="float">
            <text:p>18513</text:p>
          </table:table-cell>
          <table:table-cell/>
          <table:table-cell table:formula="of:=&quot;insert into demanda (precio,mes,demanda) values (&quot;&amp;[.B182]&amp;&quot;,&quot;&amp;[.D182]&amp;&quot;,&quot;&amp;[.I182]&amp;&quot;);&quot;" office:value-type="string" office:string-value="insert into demanda (precio,mes,demanda) values (50,12,18513);" calcext:value-type="string">
            <text:p>insert into demanda (precio,mes,demanda) values (50,12,18513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183]*100)/60)%" office:value-type="percentage" office:value="1.5" calcext:value-type="percentage">
            <text:p>150.00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183]" office:value-type="percentage" office:value="1.95" calcext:value-type="percentage">
            <text:p>195.00 %</text:p>
          </table:table-cell>
          <table:table-cell table:formula="of:=(9200*(100%+[.E183])) - (9200*(100%+[.E183]))*([.C183]-100%)" office:value-type="float" office:value="8970" calcext:value-type="float">
            <text:p>8970</text:p>
          </table:table-cell>
          <table:table-cell table:formula="of:=(RANDBETWEEN([.G183]-5000;[.G183]))" office:value-type="float" office:value="4217" calcext:value-type="float">
            <text:p>4217</text:p>
          </table:table-cell>
          <table:table-cell table:formula="of:=RANDBETWEEN([.H183];[.G183])" office:value-type="float" office:value="8338" calcext:value-type="float">
            <text:p>8338</text:p>
          </table:table-cell>
          <table:table-cell/>
          <table:table-cell table:formula="of:=&quot;insert into demanda (precio,mes,demanda) values (&quot;&amp;[.B183]&amp;&quot;,&quot;&amp;[.D183]&amp;&quot;,&quot;&amp;[.I183]&amp;&quot;);&quot;" office:value-type="string" office:string-value="insert into demanda (precio,mes,demanda) values (90,1,8338);" calcext:value-type="string">
            <text:p>insert into demanda (precio,mes,demanda) values (90,1,8338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184]*100)/60)%" office:value-type="percentage" office:value="1.5" calcext:value-type="percentage">
            <text:p>150.00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184]" office:value-type="percentage" office:value="1.6" calcext:value-type="percentage">
            <text:p>160.00 %</text:p>
          </table:table-cell>
          <table:table-cell table:formula="of:=(9200*(100%+[.E184])) - (9200*(100%+[.E184]))*([.C184]-100%)" office:value-type="float" office:value="7360" calcext:value-type="float">
            <text:p>7360</text:p>
          </table:table-cell>
          <table:table-cell table:formula="of:=(RANDBETWEEN([.G184]-5000;[.G184]))" office:value-type="float" office:value="2971" calcext:value-type="float">
            <text:p>2971</text:p>
          </table:table-cell>
          <table:table-cell table:formula="of:=RANDBETWEEN([.H184];[.G184])" office:value-type="float" office:value="7319" calcext:value-type="float">
            <text:p>7319</text:p>
          </table:table-cell>
          <table:table-cell/>
          <table:table-cell table:formula="of:=&quot;insert into demanda (precio,mes,demanda) values (&quot;&amp;[.B184]&amp;&quot;,&quot;&amp;[.D184]&amp;&quot;,&quot;&amp;[.I184]&amp;&quot;);&quot;" office:value-type="string" office:string-value="insert into demanda (precio,mes,demanda) values (90,2,7319);" calcext:value-type="string">
            <text:p>insert into demanda (precio,mes,demanda) values (90,2,7319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185]*100)/60)%" office:value-type="percentage" office:value="1.5" calcext:value-type="percentage">
            <text:p>150.00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185]" office:value-type="percentage" office:value="1.65" calcext:value-type="percentage">
            <text:p>165.00 %</text:p>
          </table:table-cell>
          <table:table-cell table:formula="of:=(9200*(100%+[.E185])) - (9200*(100%+[.E185]))*([.C185]-100%)" office:value-type="float" office:value="7590" calcext:value-type="float">
            <text:p>7590</text:p>
          </table:table-cell>
          <table:table-cell table:formula="of:=(RANDBETWEEN([.G185]-5000;[.G185]))" office:value-type="float" office:value="6105" calcext:value-type="float">
            <text:p>6105</text:p>
          </table:table-cell>
          <table:table-cell table:formula="of:=RANDBETWEEN([.H185];[.G185])" office:value-type="float" office:value="6559" calcext:value-type="float">
            <text:p>6559</text:p>
          </table:table-cell>
          <table:table-cell/>
          <table:table-cell table:formula="of:=&quot;insert into demanda (precio,mes,demanda) values (&quot;&amp;[.B185]&amp;&quot;,&quot;&amp;[.D185]&amp;&quot;,&quot;&amp;[.I185]&amp;&quot;);&quot;" office:value-type="string" office:string-value="insert into demanda (precio,mes,demanda) values (90,3,6559);" calcext:value-type="string">
            <text:p>insert into demanda (precio,mes,demanda) values (90,3,6559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186]*100)/60)%" office:value-type="percentage" office:value="1.5" calcext:value-type="percentage">
            <text:p>150.00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186]" office:value-type="percentage" office:value="1.8" calcext:value-type="percentage">
            <text:p>180.00 %</text:p>
          </table:table-cell>
          <table:table-cell table:formula="of:=(9200*(100%+[.E186])) - (9200*(100%+[.E186]))*([.C186]-100%)" office:value-type="float" office:value="8280" calcext:value-type="float">
            <text:p>8280</text:p>
          </table:table-cell>
          <table:table-cell table:formula="of:=(RANDBETWEEN([.G186]-5000;[.G186]))" office:value-type="float" office:value="6795" calcext:value-type="float">
            <text:p>6795</text:p>
          </table:table-cell>
          <table:table-cell table:formula="of:=RANDBETWEEN([.H186];[.G186])" office:value-type="float" office:value="7729" calcext:value-type="float">
            <text:p>7729</text:p>
          </table:table-cell>
          <table:table-cell/>
          <table:table-cell table:formula="of:=&quot;insert into demanda (precio,mes,demanda) values (&quot;&amp;[.B186]&amp;&quot;,&quot;&amp;[.D186]&amp;&quot;,&quot;&amp;[.I186]&amp;&quot;);&quot;" office:value-type="string" office:string-value="insert into demanda (precio,mes,demanda) values (90,4,7729);" calcext:value-type="string">
            <text:p>insert into demanda (precio,mes,demanda) values (90,4,7729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187]*100)/60)%" office:value-type="percentage" office:value="1.5" calcext:value-type="percentage">
            <text:p>150.00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187]" office:value-type="percentage" office:value="1.75" calcext:value-type="percentage">
            <text:p>175.00 %</text:p>
          </table:table-cell>
          <table:table-cell table:formula="of:=(9200*(100%+[.E187])) - (9200*(100%+[.E187]))*([.C187]-100%)" office:value-type="float" office:value="8050" calcext:value-type="float">
            <text:p>8050</text:p>
          </table:table-cell>
          <table:table-cell table:formula="of:=(RANDBETWEEN([.G187]-5000;[.G187]))" office:value-type="float" office:value="4503" calcext:value-type="float">
            <text:p>4503</text:p>
          </table:table-cell>
          <table:table-cell table:formula="of:=RANDBETWEEN([.H187];[.G187])" office:value-type="float" office:value="5785" calcext:value-type="float">
            <text:p>5785</text:p>
          </table:table-cell>
          <table:table-cell/>
          <table:table-cell table:formula="of:=&quot;insert into demanda (precio,mes,demanda) values (&quot;&amp;[.B187]&amp;&quot;,&quot;&amp;[.D187]&amp;&quot;,&quot;&amp;[.I187]&amp;&quot;);&quot;" office:value-type="string" office:string-value="insert into demanda (precio,mes,demanda) values (90,5,5785);" calcext:value-type="string">
            <text:p>insert into demanda (precio,mes,demanda) values (90,5,5785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188]*100)/60)%" office:value-type="percentage" office:value="1.5" calcext:value-type="percentage">
            <text:p>150.00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188]" office:value-type="percentage" office:value="1.5" calcext:value-type="percentage">
            <text:p>150.00 %</text:p>
          </table:table-cell>
          <table:table-cell table:formula="of:=(9200*(100%+[.E188])) - (9200*(100%+[.E188]))*([.C188]-100%)" office:value-type="float" office:value="6900" calcext:value-type="float">
            <text:p>6900</text:p>
          </table:table-cell>
          <table:table-cell table:formula="of:=(RANDBETWEEN([.G188]-5000;[.G188]))" office:value-type="float" office:value="3006" calcext:value-type="float">
            <text:p>3006</text:p>
          </table:table-cell>
          <table:table-cell table:formula="of:=RANDBETWEEN([.H188];[.G188])" office:value-type="float" office:value="3670" calcext:value-type="float">
            <text:p>3670</text:p>
          </table:table-cell>
          <table:table-cell/>
          <table:table-cell table:formula="of:=&quot;insert into demanda (precio,mes,demanda) values (&quot;&amp;[.B188]&amp;&quot;,&quot;&amp;[.D188]&amp;&quot;,&quot;&amp;[.I188]&amp;&quot;);&quot;" office:value-type="string" office:string-value="insert into demanda (precio,mes,demanda) values (90,6,3670);" calcext:value-type="string">
            <text:p>insert into demanda (precio,mes,demanda) values (90,6,3670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189]*100)/60)%" office:value-type="percentage" office:value="1.5" calcext:value-type="percentage">
            <text:p>150.00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189]" office:value-type="percentage" office:value="1.4" calcext:value-type="percentage">
            <text:p>140.00 %</text:p>
          </table:table-cell>
          <table:table-cell table:formula="of:=(9200*(100%+[.E189])) - (9200*(100%+[.E189]))*([.C189]-100%)" office:value-type="float" office:value="6440" calcext:value-type="float">
            <text:p>6440</text:p>
          </table:table-cell>
          <table:table-cell table:formula="of:=(RANDBETWEEN([.G189]-5000;[.G189]))" office:value-type="float" office:value="1724" calcext:value-type="float">
            <text:p>1724</text:p>
          </table:table-cell>
          <table:table-cell table:formula="of:=RANDBETWEEN([.H189];[.G189])" office:value-type="float" office:value="5699" calcext:value-type="float">
            <text:p>5699</text:p>
          </table:table-cell>
          <table:table-cell/>
          <table:table-cell table:formula="of:=&quot;insert into demanda (precio,mes,demanda) values (&quot;&amp;[.B189]&amp;&quot;,&quot;&amp;[.D189]&amp;&quot;,&quot;&amp;[.I189]&amp;&quot;);&quot;" office:value-type="string" office:string-value="insert into demanda (precio,mes,demanda) values (90,7,5699);" calcext:value-type="string">
            <text:p>insert into demanda (precio,mes,demanda) values (90,7,5699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190]*100)/60)%" office:value-type="percentage" office:value="1.5" calcext:value-type="percentage">
            <text:p>150.00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190]" office:value-type="percentage" office:value="1.63" calcext:value-type="percentage">
            <text:p>163.00 %</text:p>
          </table:table-cell>
          <table:table-cell table:formula="of:=(9200*(100%+[.E190])) - (9200*(100%+[.E190]))*([.C190]-100%)" office:value-type="float" office:value="7498" calcext:value-type="float">
            <text:p>7498</text:p>
          </table:table-cell>
          <table:table-cell table:formula="of:=(RANDBETWEEN([.G190]-5000;[.G190]))" office:value-type="float" office:value="5286" calcext:value-type="float">
            <text:p>5286</text:p>
          </table:table-cell>
          <table:table-cell table:formula="of:=RANDBETWEEN([.H190];[.G190])" office:value-type="float" office:value="5546" calcext:value-type="float">
            <text:p>5546</text:p>
          </table:table-cell>
          <table:table-cell/>
          <table:table-cell table:formula="of:=&quot;insert into demanda (precio,mes,demanda) values (&quot;&amp;[.B190]&amp;&quot;,&quot;&amp;[.D190]&amp;&quot;,&quot;&amp;[.I190]&amp;&quot;);&quot;" office:value-type="string" office:string-value="insert into demanda (precio,mes,demanda) values (90,8,5546);" calcext:value-type="string">
            <text:p>insert into demanda (precio,mes,demanda) values (90,8,5546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191]*100)/60)%" office:value-type="percentage" office:value="1.5" calcext:value-type="percentage">
            <text:p>150.00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191]" office:value-type="percentage" office:value="1.8" calcext:value-type="percentage">
            <text:p>180.00 %</text:p>
          </table:table-cell>
          <table:table-cell table:formula="of:=(9200*(100%+[.E191])) - (9200*(100%+[.E191]))*([.C191]-100%)" office:value-type="float" office:value="8280" calcext:value-type="float">
            <text:p>8280</text:p>
          </table:table-cell>
          <table:table-cell table:formula="of:=(RANDBETWEEN([.G191]-5000;[.G191]))" office:value-type="float" office:value="5624" calcext:value-type="float">
            <text:p>5624</text:p>
          </table:table-cell>
          <table:table-cell table:formula="of:=RANDBETWEEN([.H191];[.G191])" office:value-type="float" office:value="7472" calcext:value-type="float">
            <text:p>7472</text:p>
          </table:table-cell>
          <table:table-cell/>
          <table:table-cell table:formula="of:=&quot;insert into demanda (precio,mes,demanda) values (&quot;&amp;[.B191]&amp;&quot;,&quot;&amp;[.D191]&amp;&quot;,&quot;&amp;[.I191]&amp;&quot;);&quot;" office:value-type="string" office:string-value="insert into demanda (precio,mes,demanda) values (90,9,7472);" calcext:value-type="string">
            <text:p>insert into demanda (precio,mes,demanda) values (90,9,7472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192]*100)/60)%" office:value-type="percentage" office:value="1.5" calcext:value-type="percentage">
            <text:p>150.00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5" calcext:value-type="percentage">
            <text:p>85.00 %</text:p>
          </table:table-cell>
          <table:table-cell table:formula="of:=100%+[.E192]" office:value-type="percentage" office:value="1.85" calcext:value-type="percentage">
            <text:p>185.00 %</text:p>
          </table:table-cell>
          <table:table-cell table:formula="of:=(9200*(100%+[.E192])) - (9200*(100%+[.E192]))*([.C192]-100%)" office:value-type="float" office:value="8510" calcext:value-type="float">
            <text:p>8510</text:p>
          </table:table-cell>
          <table:table-cell table:formula="of:=(RANDBETWEEN([.G192]-5000;[.G192]))" office:value-type="float" office:value="8098" calcext:value-type="float">
            <text:p>8098</text:p>
          </table:table-cell>
          <table:table-cell table:formula="of:=RANDBETWEEN([.H192];[.G192])" office:value-type="float" office:value="8132" calcext:value-type="float">
            <text:p>8132</text:p>
          </table:table-cell>
          <table:table-cell/>
          <table:table-cell table:formula="of:=&quot;insert into demanda (precio,mes,demanda) values (&quot;&amp;[.B192]&amp;&quot;,&quot;&amp;[.D192]&amp;&quot;,&quot;&amp;[.I192]&amp;&quot;);&quot;" office:value-type="string" office:string-value="insert into demanda (precio,mes,demanda) values (90,10,8132);" calcext:value-type="string">
            <text:p>insert into demanda (precio,mes,demanda) values (90,10,8132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193]*100)/60)%" office:value-type="percentage" office:value="1.5" calcext:value-type="percentage">
            <text:p>150.00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193]" office:value-type="percentage" office:value="1.9" calcext:value-type="percentage">
            <text:p>190.00 %</text:p>
          </table:table-cell>
          <table:table-cell table:formula="of:=(9200*(100%+[.E193])) - (9200*(100%+[.E193]))*([.C193]-100%)" office:value-type="float" office:value="8740" calcext:value-type="float">
            <text:p>8740</text:p>
          </table:table-cell>
          <table:table-cell table:formula="of:=(RANDBETWEEN([.G193]-5000;[.G193]))" office:value-type="float" office:value="4949" calcext:value-type="float">
            <text:p>4949</text:p>
          </table:table-cell>
          <table:table-cell table:formula="of:=RANDBETWEEN([.H193];[.G193])" office:value-type="float" office:value="8637" calcext:value-type="float">
            <text:p>8637</text:p>
          </table:table-cell>
          <table:table-cell/>
          <table:table-cell table:formula="of:=&quot;insert into demanda (precio,mes,demanda) values (&quot;&amp;[.B193]&amp;&quot;,&quot;&amp;[.D193]&amp;&quot;,&quot;&amp;[.I193]&amp;&quot;);&quot;" office:value-type="string" office:string-value="insert into demanda (precio,mes,demanda) values (90,11,8637);" calcext:value-type="string">
            <text:p>insert into demanda (precio,mes,demanda) values (90,11,8637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194]*100)/60)%" office:value-type="percentage" office:value="1.5" calcext:value-type="percentage">
            <text:p>150.00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194]" office:value-type="percentage" office:value="2" calcext:value-type="percentage">
            <text:p>200.00 %</text:p>
          </table:table-cell>
          <table:table-cell table:formula="of:=(9200*(100%+[.E194])) - (9200*(100%+[.E194]))*([.C194]-100%)" office:value-type="float" office:value="9200" calcext:value-type="float">
            <text:p>9200</text:p>
          </table:table-cell>
          <table:table-cell table:formula="of:=(RANDBETWEEN([.G194]-5000;[.G194]))" office:value-type="float" office:value="5598" calcext:value-type="float">
            <text:p>5598</text:p>
          </table:table-cell>
          <table:table-cell table:formula="of:=RANDBETWEEN([.H194];[.G194])" office:value-type="float" office:value="6173" calcext:value-type="float">
            <text:p>6173</text:p>
          </table:table-cell>
          <table:table-cell/>
          <table:table-cell table:formula="of:=&quot;insert into demanda (precio,mes,demanda) values (&quot;&amp;[.B194]&amp;&quot;,&quot;&amp;[.D194]&amp;&quot;,&quot;&amp;[.I194]&amp;&quot;);&quot;" office:value-type="string" office:string-value="insert into demanda (precio,mes,demanda) values (90,12,6173);" calcext:value-type="string">
            <text:p>insert into demanda (precio,mes,demanda) values (90,12,6173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195]*100)/60)%" office:value-type="percentage" office:value="0.5" calcext:value-type="percentage">
            <text:p>50.00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195]" office:value-type="percentage" office:value="1.95" calcext:value-type="percentage">
            <text:p>195.00 %</text:p>
          </table:table-cell>
          <table:table-cell table:formula="of:=(9200*(100%+[.E195])) - (9200*(100%+[.E195]))*([.C195]-100%)" office:value-type="float" office:value="26910" calcext:value-type="float">
            <text:p>26910</text:p>
          </table:table-cell>
          <table:table-cell table:formula="of:=(RANDBETWEEN([.G195]-5000;[.G195]))" office:value-type="float" office:value="25200" calcext:value-type="float">
            <text:p>25200</text:p>
          </table:table-cell>
          <table:table-cell table:formula="of:=RANDBETWEEN([.H195];[.G195])" office:value-type="float" office:value="25471" calcext:value-type="float">
            <text:p>25471</text:p>
          </table:table-cell>
          <table:table-cell/>
          <table:table-cell table:formula="of:=&quot;insert into demanda (precio,mes,demanda) values (&quot;&amp;[.B195]&amp;&quot;,&quot;&amp;[.D195]&amp;&quot;,&quot;&amp;[.I195]&amp;&quot;);&quot;" office:value-type="string" office:string-value="insert into demanda (precio,mes,demanda) values (30,1,25471);" calcext:value-type="string">
            <text:p>insert into demanda (precio,mes,demanda) values (30,1,25471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196]*100)/60)%" office:value-type="percentage" office:value="0.5" calcext:value-type="percentage">
            <text:p>50.00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196]" office:value-type="percentage" office:value="1.6" calcext:value-type="percentage">
            <text:p>160.00 %</text:p>
          </table:table-cell>
          <table:table-cell table:formula="of:=(9200*(100%+[.E196])) - (9200*(100%+[.E196]))*([.C196]-100%)" office:value-type="float" office:value="22080" calcext:value-type="float">
            <text:p>22080</text:p>
          </table:table-cell>
          <table:table-cell table:formula="of:=(RANDBETWEEN([.G196]-5000;[.G196]))" office:value-type="float" office:value="18084" calcext:value-type="float">
            <text:p>18084</text:p>
          </table:table-cell>
          <table:table-cell table:formula="of:=RANDBETWEEN([.H196];[.G196])" office:value-type="float" office:value="20209" calcext:value-type="float">
            <text:p>20209</text:p>
          </table:table-cell>
          <table:table-cell/>
          <table:table-cell table:formula="of:=&quot;insert into demanda (precio,mes,demanda) values (&quot;&amp;[.B196]&amp;&quot;,&quot;&amp;[.D196]&amp;&quot;,&quot;&amp;[.I196]&amp;&quot;);&quot;" office:value-type="string" office:string-value="insert into demanda (precio,mes,demanda) values (30,2,20209);" calcext:value-type="string">
            <text:p>insert into demanda (precio,mes,demanda) values (30,2,20209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197]*100)/60)%" office:value-type="percentage" office:value="0.5" calcext:value-type="percentage">
            <text:p>50.00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197]" office:value-type="percentage" office:value="1.65" calcext:value-type="percentage">
            <text:p>165.00 %</text:p>
          </table:table-cell>
          <table:table-cell table:formula="of:=(9200*(100%+[.E197])) - (9200*(100%+[.E197]))*([.C197]-100%)" office:value-type="float" office:value="22770" calcext:value-type="float">
            <text:p>22770</text:p>
          </table:table-cell>
          <table:table-cell table:formula="of:=(RANDBETWEEN([.G197]-5000;[.G197]))" office:value-type="float" office:value="21198" calcext:value-type="float">
            <text:p>21198</text:p>
          </table:table-cell>
          <table:table-cell table:formula="of:=RANDBETWEEN([.H197];[.G197])" office:value-type="float" office:value="21672" calcext:value-type="float">
            <text:p>21672</text:p>
          </table:table-cell>
          <table:table-cell/>
          <table:table-cell table:formula="of:=&quot;insert into demanda (precio,mes,demanda) values (&quot;&amp;[.B197]&amp;&quot;,&quot;&amp;[.D197]&amp;&quot;,&quot;&amp;[.I197]&amp;&quot;);&quot;" office:value-type="string" office:string-value="insert into demanda (precio,mes,demanda) values (30,3,21672);" calcext:value-type="string">
            <text:p>insert into demanda (precio,mes,demanda) values (30,3,21672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198]*100)/60)%" office:value-type="percentage" office:value="0.5" calcext:value-type="percentage">
            <text:p>50.00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198]" office:value-type="percentage" office:value="1.8" calcext:value-type="percentage">
            <text:p>180.00 %</text:p>
          </table:table-cell>
          <table:table-cell table:formula="of:=(9200*(100%+[.E198])) - (9200*(100%+[.E198]))*([.C198]-100%)" office:value-type="float" office:value="24840" calcext:value-type="float">
            <text:p>24840</text:p>
          </table:table-cell>
          <table:table-cell table:formula="of:=(RANDBETWEEN([.G198]-5000;[.G198]))" office:value-type="float" office:value="20108" calcext:value-type="float">
            <text:p>20108</text:p>
          </table:table-cell>
          <table:table-cell table:formula="of:=RANDBETWEEN([.H198];[.G198])" office:value-type="float" office:value="22137" calcext:value-type="float">
            <text:p>22137</text:p>
          </table:table-cell>
          <table:table-cell/>
          <table:table-cell table:formula="of:=&quot;insert into demanda (precio,mes,demanda) values (&quot;&amp;[.B198]&amp;&quot;,&quot;&amp;[.D198]&amp;&quot;,&quot;&amp;[.I198]&amp;&quot;);&quot;" office:value-type="string" office:string-value="insert into demanda (precio,mes,demanda) values (30,4,22137);" calcext:value-type="string">
            <text:p>insert into demanda (precio,mes,demanda) values (30,4,22137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199]*100)/60)%" office:value-type="percentage" office:value="0.5" calcext:value-type="percentage">
            <text:p>50.00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199]" office:value-type="percentage" office:value="1.75" calcext:value-type="percentage">
            <text:p>175.00 %</text:p>
          </table:table-cell>
          <table:table-cell table:formula="of:=(9200*(100%+[.E199])) - (9200*(100%+[.E199]))*([.C199]-100%)" office:value-type="float" office:value="24150" calcext:value-type="float">
            <text:p>24150</text:p>
          </table:table-cell>
          <table:table-cell table:formula="of:=(RANDBETWEEN([.G199]-5000;[.G199]))" office:value-type="float" office:value="22660" calcext:value-type="float">
            <text:p>22660</text:p>
          </table:table-cell>
          <table:table-cell table:formula="of:=RANDBETWEEN([.H199];[.G199])" office:value-type="float" office:value="23307" calcext:value-type="float">
            <text:p>23307</text:p>
          </table:table-cell>
          <table:table-cell/>
          <table:table-cell table:formula="of:=&quot;insert into demanda (precio,mes,demanda) values (&quot;&amp;[.B199]&amp;&quot;,&quot;&amp;[.D199]&amp;&quot;,&quot;&amp;[.I199]&amp;&quot;);&quot;" office:value-type="string" office:string-value="insert into demanda (precio,mes,demanda) values (30,5,23307);" calcext:value-type="string">
            <text:p>insert into demanda (precio,mes,demanda) values (30,5,23307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200]*100)/60)%" office:value-type="percentage" office:value="0.5" calcext:value-type="percentage">
            <text:p>50.00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200]" office:value-type="percentage" office:value="1.5" calcext:value-type="percentage">
            <text:p>150.00 %</text:p>
          </table:table-cell>
          <table:table-cell table:formula="of:=(9200*(100%+[.E200])) - (9200*(100%+[.E200]))*([.C200]-100%)" office:value-type="float" office:value="20700" calcext:value-type="float">
            <text:p>20700</text:p>
          </table:table-cell>
          <table:table-cell table:formula="of:=(RANDBETWEEN([.G200]-5000;[.G200]))" office:value-type="float" office:value="19794" calcext:value-type="float">
            <text:p>19794</text:p>
          </table:table-cell>
          <table:table-cell table:formula="of:=RANDBETWEEN([.H200];[.G200])" office:value-type="float" office:value="20160" calcext:value-type="float">
            <text:p>20160</text:p>
          </table:table-cell>
          <table:table-cell/>
          <table:table-cell table:formula="of:=&quot;insert into demanda (precio,mes,demanda) values (&quot;&amp;[.B200]&amp;&quot;,&quot;&amp;[.D200]&amp;&quot;,&quot;&amp;[.I200]&amp;&quot;);&quot;" office:value-type="string" office:string-value="insert into demanda (precio,mes,demanda) values (30,6,20160);" calcext:value-type="string">
            <text:p>insert into demanda (precio,mes,demanda) values (30,6,20160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201]*100)/60)%" office:value-type="percentage" office:value="0.5" calcext:value-type="percentage">
            <text:p>50.00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201]" office:value-type="percentage" office:value="1.4" calcext:value-type="percentage">
            <text:p>140.00 %</text:p>
          </table:table-cell>
          <table:table-cell table:formula="of:=(9200*(100%+[.E201])) - (9200*(100%+[.E201]))*([.C201]-100%)" office:value-type="float" office:value="19320" calcext:value-type="float">
            <text:p>19320</text:p>
          </table:table-cell>
          <table:table-cell table:formula="of:=(RANDBETWEEN([.G201]-5000;[.G201]))" office:value-type="float" office:value="16019" calcext:value-type="float">
            <text:p>16019</text:p>
          </table:table-cell>
          <table:table-cell table:formula="of:=RANDBETWEEN([.H201];[.G201])" office:value-type="float" office:value="16235" calcext:value-type="float">
            <text:p>16235</text:p>
          </table:table-cell>
          <table:table-cell/>
          <table:table-cell table:formula="of:=&quot;insert into demanda (precio,mes,demanda) values (&quot;&amp;[.B201]&amp;&quot;,&quot;&amp;[.D201]&amp;&quot;,&quot;&amp;[.I201]&amp;&quot;);&quot;" office:value-type="string" office:string-value="insert into demanda (precio,mes,demanda) values (30,7,16235);" calcext:value-type="string">
            <text:p>insert into demanda (precio,mes,demanda) values (30,7,16235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202]*100)/60)%" office:value-type="percentage" office:value="0.5" calcext:value-type="percentage">
            <text:p>50.00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202]" office:value-type="percentage" office:value="1.63" calcext:value-type="percentage">
            <text:p>163.00 %</text:p>
          </table:table-cell>
          <table:table-cell table:formula="of:=(9200*(100%+[.E202])) - (9200*(100%+[.E202]))*([.C202]-100%)" office:value-type="float" office:value="22494" calcext:value-type="float">
            <text:p>22494</text:p>
          </table:table-cell>
          <table:table-cell table:formula="of:=(RANDBETWEEN([.G202]-5000;[.G202]))" office:value-type="float" office:value="17972" calcext:value-type="float">
            <text:p>17972</text:p>
          </table:table-cell>
          <table:table-cell table:formula="of:=RANDBETWEEN([.H202];[.G202])" office:value-type="float" office:value="18929" calcext:value-type="float">
            <text:p>18929</text:p>
          </table:table-cell>
          <table:table-cell/>
          <table:table-cell table:formula="of:=&quot;insert into demanda (precio,mes,demanda) values (&quot;&amp;[.B202]&amp;&quot;,&quot;&amp;[.D202]&amp;&quot;,&quot;&amp;[.I202]&amp;&quot;);&quot;" office:value-type="string" office:string-value="insert into demanda (precio,mes,demanda) values (30,8,18929);" calcext:value-type="string">
            <text:p>insert into demanda (precio,mes,demanda) values (30,8,18929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203]*100)/60)%" office:value-type="percentage" office:value="0.5" calcext:value-type="percentage">
            <text:p>50.00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203]" office:value-type="percentage" office:value="1.8" calcext:value-type="percentage">
            <text:p>180.00 %</text:p>
          </table:table-cell>
          <table:table-cell table:formula="of:=(9200*(100%+[.E203])) - (9200*(100%+[.E203]))*([.C203]-100%)" office:value-type="float" office:value="24840" calcext:value-type="float">
            <text:p>24840</text:p>
          </table:table-cell>
          <table:table-cell table:formula="of:=(RANDBETWEEN([.G203]-5000;[.G203]))" office:value-type="float" office:value="20649" calcext:value-type="float">
            <text:p>20649</text:p>
          </table:table-cell>
          <table:table-cell table:formula="of:=RANDBETWEEN([.H203];[.G203])" office:value-type="float" office:value="23540" calcext:value-type="float">
            <text:p>23540</text:p>
          </table:table-cell>
          <table:table-cell/>
          <table:table-cell table:formula="of:=&quot;insert into demanda (precio,mes,demanda) values (&quot;&amp;[.B203]&amp;&quot;,&quot;&amp;[.D203]&amp;&quot;,&quot;&amp;[.I203]&amp;&quot;);&quot;" office:value-type="string" office:string-value="insert into demanda (precio,mes,demanda) values (30,9,23540);" calcext:value-type="string">
            <text:p>insert into demanda (precio,mes,demanda) values (30,9,23540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204]*100)/60)%" office:value-type="percentage" office:value="0.5" calcext:value-type="percentage">
            <text:p>50.00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5" calcext:value-type="percentage">
            <text:p>85.00 %</text:p>
          </table:table-cell>
          <table:table-cell table:formula="of:=100%+[.E204]" office:value-type="percentage" office:value="1.85" calcext:value-type="percentage">
            <text:p>185.00 %</text:p>
          </table:table-cell>
          <table:table-cell table:formula="of:=(9200*(100%+[.E204])) - (9200*(100%+[.E204]))*([.C204]-100%)" office:value-type="float" office:value="25530" calcext:value-type="float">
            <text:p>25530</text:p>
          </table:table-cell>
          <table:table-cell table:formula="of:=(RANDBETWEEN([.G204]-5000;[.G204]))" office:value-type="float" office:value="25063" calcext:value-type="float">
            <text:p>25063</text:p>
          </table:table-cell>
          <table:table-cell table:formula="of:=RANDBETWEEN([.H204];[.G204])" office:value-type="float" office:value="25220" calcext:value-type="float">
            <text:p>25220</text:p>
          </table:table-cell>
          <table:table-cell/>
          <table:table-cell table:formula="of:=&quot;insert into demanda (precio,mes,demanda) values (&quot;&amp;[.B204]&amp;&quot;,&quot;&amp;[.D204]&amp;&quot;,&quot;&amp;[.I204]&amp;&quot;);&quot;" office:value-type="string" office:string-value="insert into demanda (precio,mes,demanda) values (30,10,25220);" calcext:value-type="string">
            <text:p>insert into demanda (precio,mes,demanda) values (30,10,25220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205]*100)/60)%" office:value-type="percentage" office:value="0.5" calcext:value-type="percentage">
            <text:p>50.00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205]" office:value-type="percentage" office:value="1.9" calcext:value-type="percentage">
            <text:p>190.00 %</text:p>
          </table:table-cell>
          <table:table-cell table:formula="of:=(9200*(100%+[.E205])) - (9200*(100%+[.E205]))*([.C205]-100%)" office:value-type="float" office:value="26220" calcext:value-type="float">
            <text:p>26220</text:p>
          </table:table-cell>
          <table:table-cell table:formula="of:=(RANDBETWEEN([.G205]-5000;[.G205]))" office:value-type="float" office:value="22929" calcext:value-type="float">
            <text:p>22929</text:p>
          </table:table-cell>
          <table:table-cell table:formula="of:=RANDBETWEEN([.H205];[.G205])" office:value-type="float" office:value="24527" calcext:value-type="float">
            <text:p>24527</text:p>
          </table:table-cell>
          <table:table-cell/>
          <table:table-cell table:formula="of:=&quot;insert into demanda (precio,mes,demanda) values (&quot;&amp;[.B205]&amp;&quot;,&quot;&amp;[.D205]&amp;&quot;,&quot;&amp;[.I205]&amp;&quot;);&quot;" office:value-type="string" office:string-value="insert into demanda (precio,mes,demanda) values (30,11,24527);" calcext:value-type="string">
            <text:p>insert into demanda (precio,mes,demanda) values (30,11,24527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206]*100)/60)%" office:value-type="percentage" office:value="0.5" calcext:value-type="percentage">
            <text:p>50.00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206]" office:value-type="percentage" office:value="2" calcext:value-type="percentage">
            <text:p>200.00 %</text:p>
          </table:table-cell>
          <table:table-cell table:formula="of:=(9200*(100%+[.E206])) - (9200*(100%+[.E206]))*([.C206]-100%)" office:value-type="float" office:value="27600" calcext:value-type="float">
            <text:p>27600</text:p>
          </table:table-cell>
          <table:table-cell table:formula="of:=(RANDBETWEEN([.G206]-5000;[.G206]))" office:value-type="float" office:value="25038" calcext:value-type="float">
            <text:p>25038</text:p>
          </table:table-cell>
          <table:table-cell table:formula="of:=RANDBETWEEN([.H206];[.G206])" office:value-type="float" office:value="25222" calcext:value-type="float">
            <text:p>25222</text:p>
          </table:table-cell>
          <table:table-cell/>
          <table:table-cell table:formula="of:=&quot;insert into demanda (precio,mes,demanda) values (&quot;&amp;[.B206]&amp;&quot;,&quot;&amp;[.D206]&amp;&quot;,&quot;&amp;[.I206]&amp;&quot;);&quot;" office:value-type="string" office:string-value="insert into demanda (precio,mes,demanda) values (30,12,25222);" calcext:value-type="string">
            <text:p>insert into demanda (precio,mes,demanda) values (30,12,25222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207]*100)/60)%" office:value-type="percentage" office:value="0.416666666666667" calcext:value-type="percentage">
            <text:p>41.67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207]" office:value-type="percentage" office:value="1.95" calcext:value-type="percentage">
            <text:p>195.00 %</text:p>
          </table:table-cell>
          <table:table-cell table:formula="of:=(9200*(100%+[.E207])) - (9200*(100%+[.E207]))*([.C207]-100%)" office:value-type="float" office:value="28405" calcext:value-type="float">
            <text:p>28405</text:p>
          </table:table-cell>
          <table:table-cell table:formula="of:=(RANDBETWEEN([.G207]-5000;[.G207]))" office:value-type="float" office:value="26273" calcext:value-type="float">
            <text:p>26273</text:p>
          </table:table-cell>
          <table:table-cell table:formula="of:=RANDBETWEEN([.H207];[.G207])" office:value-type="float" office:value="27009" calcext:value-type="float">
            <text:p>27009</text:p>
          </table:table-cell>
          <table:table-cell/>
          <table:table-cell table:formula="of:=&quot;insert into demanda (precio,mes,demanda) values (&quot;&amp;[.B207]&amp;&quot;,&quot;&amp;[.D207]&amp;&quot;,&quot;&amp;[.I207]&amp;&quot;);&quot;" office:value-type="string" office:string-value="insert into demanda (precio,mes,demanda) values (25,1,27009);" calcext:value-type="string">
            <text:p>insert into demanda (precio,mes,demanda) values (25,1,27009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208]*100)/60)%" office:value-type="percentage" office:value="0.416666666666667" calcext:value-type="percentage">
            <text:p>41.67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208]" office:value-type="percentage" office:value="1.6" calcext:value-type="percentage">
            <text:p>160.00 %</text:p>
          </table:table-cell>
          <table:table-cell table:formula="of:=(9200*(100%+[.E208])) - (9200*(100%+[.E208]))*([.C208]-100%)" office:value-type="float" office:value="23306.6666666667" calcext:value-type="float">
            <text:p>23307</text:p>
          </table:table-cell>
          <table:table-cell table:formula="of:=(RANDBETWEEN([.G208]-5000;[.G208]))" office:value-type="float" office:value="22508" calcext:value-type="float">
            <text:p>22508</text:p>
          </table:table-cell>
          <table:table-cell table:formula="of:=RANDBETWEEN([.H208];[.G208])" office:value-type="float" office:value="23296" calcext:value-type="float">
            <text:p>23296</text:p>
          </table:table-cell>
          <table:table-cell/>
          <table:table-cell table:formula="of:=&quot;insert into demanda (precio,mes,demanda) values (&quot;&amp;[.B208]&amp;&quot;,&quot;&amp;[.D208]&amp;&quot;,&quot;&amp;[.I208]&amp;&quot;);&quot;" office:value-type="string" office:string-value="insert into demanda (precio,mes,demanda) values (25,2,23296);" calcext:value-type="string">
            <text:p>insert into demanda (precio,mes,demanda) values (25,2,23296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209]*100)/60)%" office:value-type="percentage" office:value="0.416666666666667" calcext:value-type="percentage">
            <text:p>41.67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209]" office:value-type="percentage" office:value="1.65" calcext:value-type="percentage">
            <text:p>165.00 %</text:p>
          </table:table-cell>
          <table:table-cell table:formula="of:=(9200*(100%+[.E209])) - (9200*(100%+[.E209]))*([.C209]-100%)" office:value-type="float" office:value="24035" calcext:value-type="float">
            <text:p>24035</text:p>
          </table:table-cell>
          <table:table-cell table:formula="of:=(RANDBETWEEN([.G209]-5000;[.G209]))" office:value-type="float" office:value="23378" calcext:value-type="float">
            <text:p>23378</text:p>
          </table:table-cell>
          <table:table-cell table:formula="of:=RANDBETWEEN([.H209];[.G209])" office:value-type="float" office:value="23863" calcext:value-type="float">
            <text:p>23863</text:p>
          </table:table-cell>
          <table:table-cell/>
          <table:table-cell table:formula="of:=&quot;insert into demanda (precio,mes,demanda) values (&quot;&amp;[.B209]&amp;&quot;,&quot;&amp;[.D209]&amp;&quot;,&quot;&amp;[.I209]&amp;&quot;);&quot;" office:value-type="string" office:string-value="insert into demanda (precio,mes,demanda) values (25,3,23863);" calcext:value-type="string">
            <text:p>insert into demanda (precio,mes,demanda) values (25,3,23863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210]*100)/60)%" office:value-type="percentage" office:value="0.416666666666667" calcext:value-type="percentage">
            <text:p>41.67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210]" office:value-type="percentage" office:value="1.8" calcext:value-type="percentage">
            <text:p>180.00 %</text:p>
          </table:table-cell>
          <table:table-cell table:formula="of:=(9200*(100%+[.E210])) - (9200*(100%+[.E210]))*([.C210]-100%)" office:value-type="float" office:value="26220" calcext:value-type="float">
            <text:p>26220</text:p>
          </table:table-cell>
          <table:table-cell table:formula="of:=(RANDBETWEEN([.G210]-5000;[.G210]))" office:value-type="float" office:value="23884" calcext:value-type="float">
            <text:p>23884</text:p>
          </table:table-cell>
          <table:table-cell table:formula="of:=RANDBETWEEN([.H210];[.G210])" office:value-type="float" office:value="24270" calcext:value-type="float">
            <text:p>24270</text:p>
          </table:table-cell>
          <table:table-cell/>
          <table:table-cell table:formula="of:=&quot;insert into demanda (precio,mes,demanda) values (&quot;&amp;[.B210]&amp;&quot;,&quot;&amp;[.D210]&amp;&quot;,&quot;&amp;[.I210]&amp;&quot;);&quot;" office:value-type="string" office:string-value="insert into demanda (precio,mes,demanda) values (25,4,24270);" calcext:value-type="string">
            <text:p>insert into demanda (precio,mes,demanda) values (25,4,24270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211]*100)/60)%" office:value-type="percentage" office:value="0.416666666666667" calcext:value-type="percentage">
            <text:p>41.67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211]" office:value-type="percentage" office:value="1.75" calcext:value-type="percentage">
            <text:p>175.00 %</text:p>
          </table:table-cell>
          <table:table-cell table:formula="of:=(9200*(100%+[.E211])) - (9200*(100%+[.E211]))*([.C211]-100%)" office:value-type="float" office:value="25491.6666666667" calcext:value-type="float">
            <text:p>25492</text:p>
          </table:table-cell>
          <table:table-cell table:formula="of:=(RANDBETWEEN([.G211]-5000;[.G211]))" office:value-type="float" office:value="23376" calcext:value-type="float">
            <text:p>23376</text:p>
          </table:table-cell>
          <table:table-cell table:formula="of:=RANDBETWEEN([.H211];[.G211])" office:value-type="float" office:value="24117" calcext:value-type="float">
            <text:p>24117</text:p>
          </table:table-cell>
          <table:table-cell/>
          <table:table-cell table:formula="of:=&quot;insert into demanda (precio,mes,demanda) values (&quot;&amp;[.B211]&amp;&quot;,&quot;&amp;[.D211]&amp;&quot;,&quot;&amp;[.I211]&amp;&quot;);&quot;" office:value-type="string" office:string-value="insert into demanda (precio,mes,demanda) values (25,5,24117);" calcext:value-type="string">
            <text:p>insert into demanda (precio,mes,demanda) values (25,5,24117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212]*100)/60)%" office:value-type="percentage" office:value="0.416666666666667" calcext:value-type="percentage">
            <text:p>41.67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212]" office:value-type="percentage" office:value="1.5" calcext:value-type="percentage">
            <text:p>150.00 %</text:p>
          </table:table-cell>
          <table:table-cell table:formula="of:=(9200*(100%+[.E212])) - (9200*(100%+[.E212]))*([.C212]-100%)" office:value-type="float" office:value="21850" calcext:value-type="float">
            <text:p>21850</text:p>
          </table:table-cell>
          <table:table-cell table:formula="of:=(RANDBETWEEN([.G212]-5000;[.G212]))" office:value-type="float" office:value="21178" calcext:value-type="float">
            <text:p>21178</text:p>
          </table:table-cell>
          <table:table-cell table:formula="of:=RANDBETWEEN([.H212];[.G212])" office:value-type="float" office:value="21294" calcext:value-type="float">
            <text:p>21294</text:p>
          </table:table-cell>
          <table:table-cell/>
          <table:table-cell table:formula="of:=&quot;insert into demanda (precio,mes,demanda) values (&quot;&amp;[.B212]&amp;&quot;,&quot;&amp;[.D212]&amp;&quot;,&quot;&amp;[.I212]&amp;&quot;);&quot;" office:value-type="string" office:string-value="insert into demanda (precio,mes,demanda) values (25,6,21294);" calcext:value-type="string">
            <text:p>insert into demanda (precio,mes,demanda) values (25,6,21294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213]*100)/60)%" office:value-type="percentage" office:value="0.416666666666667" calcext:value-type="percentage">
            <text:p>41.67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213]" office:value-type="percentage" office:value="1.4" calcext:value-type="percentage">
            <text:p>140.00 %</text:p>
          </table:table-cell>
          <table:table-cell table:formula="of:=(9200*(100%+[.E213])) - (9200*(100%+[.E213]))*([.C213]-100%)" office:value-type="float" office:value="20393.3333333333" calcext:value-type="float">
            <text:p>20393</text:p>
          </table:table-cell>
          <table:table-cell table:formula="of:=(RANDBETWEEN([.G213]-5000;[.G213]))" office:value-type="float" office:value="16548" calcext:value-type="float">
            <text:p>16548</text:p>
          </table:table-cell>
          <table:table-cell table:formula="of:=RANDBETWEEN([.H213];[.G213])" office:value-type="float" office:value="19163" calcext:value-type="float">
            <text:p>19163</text:p>
          </table:table-cell>
          <table:table-cell/>
          <table:table-cell table:formula="of:=&quot;insert into demanda (precio,mes,demanda) values (&quot;&amp;[.B213]&amp;&quot;,&quot;&amp;[.D213]&amp;&quot;,&quot;&amp;[.I213]&amp;&quot;);&quot;" office:value-type="string" office:string-value="insert into demanda (precio,mes,demanda) values (25,7,19163);" calcext:value-type="string">
            <text:p>insert into demanda (precio,mes,demanda) values (25,7,19163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214]*100)/60)%" office:value-type="percentage" office:value="0.416666666666667" calcext:value-type="percentage">
            <text:p>41.67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214]" office:value-type="percentage" office:value="1.63" calcext:value-type="percentage">
            <text:p>163.00 %</text:p>
          </table:table-cell>
          <table:table-cell table:formula="of:=(9200*(100%+[.E214])) - (9200*(100%+[.E214]))*([.C214]-100%)" office:value-type="float" office:value="23743.6666666667" calcext:value-type="float">
            <text:p>23744</text:p>
          </table:table-cell>
          <table:table-cell table:formula="of:=(RANDBETWEEN([.G214]-5000;[.G214]))" office:value-type="float" office:value="22201" calcext:value-type="float">
            <text:p>22201</text:p>
          </table:table-cell>
          <table:table-cell table:formula="of:=RANDBETWEEN([.H214];[.G214])" office:value-type="float" office:value="23457" calcext:value-type="float">
            <text:p>23457</text:p>
          </table:table-cell>
          <table:table-cell/>
          <table:table-cell table:formula="of:=&quot;insert into demanda (precio,mes,demanda) values (&quot;&amp;[.B214]&amp;&quot;,&quot;&amp;[.D214]&amp;&quot;,&quot;&amp;[.I214]&amp;&quot;);&quot;" office:value-type="string" office:string-value="insert into demanda (precio,mes,demanda) values (25,8,23457);" calcext:value-type="string">
            <text:p>insert into demanda (precio,mes,demanda) values (25,8,23457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215]*100)/60)%" office:value-type="percentage" office:value="0.416666666666667" calcext:value-type="percentage">
            <text:p>41.67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215]" office:value-type="percentage" office:value="1.8" calcext:value-type="percentage">
            <text:p>180.00 %</text:p>
          </table:table-cell>
          <table:table-cell table:formula="of:=(9200*(100%+[.E215])) - (9200*(100%+[.E215]))*([.C215]-100%)" office:value-type="float" office:value="26220" calcext:value-type="float">
            <text:p>26220</text:p>
          </table:table-cell>
          <table:table-cell table:formula="of:=(RANDBETWEEN([.G215]-5000;[.G215]))" office:value-type="float" office:value="25694" calcext:value-type="float">
            <text:p>25694</text:p>
          </table:table-cell>
          <table:table-cell table:formula="of:=RANDBETWEEN([.H215];[.G215])" office:value-type="float" office:value="25875" calcext:value-type="float">
            <text:p>25875</text:p>
          </table:table-cell>
          <table:table-cell/>
          <table:table-cell table:formula="of:=&quot;insert into demanda (precio,mes,demanda) values (&quot;&amp;[.B215]&amp;&quot;,&quot;&amp;[.D215]&amp;&quot;,&quot;&amp;[.I215]&amp;&quot;);&quot;" office:value-type="string" office:string-value="insert into demanda (precio,mes,demanda) values (25,9,25875);" calcext:value-type="string">
            <text:p>insert into demanda (precio,mes,demanda) values (25,9,25875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216]*100)/60)%" office:value-type="percentage" office:value="0.416666666666667" calcext:value-type="percentage">
            <text:p>41.67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5" calcext:value-type="percentage">
            <text:p>85.00 %</text:p>
          </table:table-cell>
          <table:table-cell table:formula="of:=100%+[.E216]" office:value-type="percentage" office:value="1.85" calcext:value-type="percentage">
            <text:p>185.00 %</text:p>
          </table:table-cell>
          <table:table-cell table:formula="of:=(9200*(100%+[.E216])) - (9200*(100%+[.E216]))*([.C216]-100%)" office:value-type="float" office:value="26948.3333333333" calcext:value-type="float">
            <text:p>26948</text:p>
          </table:table-cell>
          <table:table-cell table:formula="of:=(RANDBETWEEN([.G216]-5000;[.G216]))" office:value-type="float" office:value="21995" calcext:value-type="float">
            <text:p>21995</text:p>
          </table:table-cell>
          <table:table-cell table:formula="of:=RANDBETWEEN([.H216];[.G216])" office:value-type="float" office:value="23609" calcext:value-type="float">
            <text:p>23609</text:p>
          </table:table-cell>
          <table:table-cell/>
          <table:table-cell table:formula="of:=&quot;insert into demanda (precio,mes,demanda) values (&quot;&amp;[.B216]&amp;&quot;,&quot;&amp;[.D216]&amp;&quot;,&quot;&amp;[.I216]&amp;&quot;);&quot;" office:value-type="string" office:string-value="insert into demanda (precio,mes,demanda) values (25,10,23609);" calcext:value-type="string">
            <text:p>insert into demanda (precio,mes,demanda) values (25,10,23609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217]*100)/60)%" office:value-type="percentage" office:value="0.416666666666667" calcext:value-type="percentage">
            <text:p>41.67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217]" office:value-type="percentage" office:value="1.9" calcext:value-type="percentage">
            <text:p>190.00 %</text:p>
          </table:table-cell>
          <table:table-cell table:formula="of:=(9200*(100%+[.E217])) - (9200*(100%+[.E217]))*([.C217]-100%)" office:value-type="float" office:value="27676.6666666667" calcext:value-type="float">
            <text:p>27677</text:p>
          </table:table-cell>
          <table:table-cell table:formula="of:=(RANDBETWEEN([.G217]-5000;[.G217]))" office:value-type="float" office:value="24364" calcext:value-type="float">
            <text:p>24364</text:p>
          </table:table-cell>
          <table:table-cell table:formula="of:=RANDBETWEEN([.H217];[.G217])" office:value-type="float" office:value="24584" calcext:value-type="float">
            <text:p>24584</text:p>
          </table:table-cell>
          <table:table-cell/>
          <table:table-cell table:formula="of:=&quot;insert into demanda (precio,mes,demanda) values (&quot;&amp;[.B217]&amp;&quot;,&quot;&amp;[.D217]&amp;&quot;,&quot;&amp;[.I217]&amp;&quot;);&quot;" office:value-type="string" office:string-value="insert into demanda (precio,mes,demanda) values (25,11,24584);" calcext:value-type="string">
            <text:p>insert into demanda (precio,mes,demanda) values (25,11,24584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218]*100)/60)%" office:value-type="percentage" office:value="0.416666666666667" calcext:value-type="percentage">
            <text:p>41.67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218]" office:value-type="percentage" office:value="2" calcext:value-type="percentage">
            <text:p>200.00 %</text:p>
          </table:table-cell>
          <table:table-cell table:formula="of:=(9200*(100%+[.E218])) - (9200*(100%+[.E218]))*([.C218]-100%)" office:value-type="float" office:value="29133.3333333333" calcext:value-type="float">
            <text:p>29133</text:p>
          </table:table-cell>
          <table:table-cell table:formula="of:=(RANDBETWEEN([.G218]-5000;[.G218]))" office:value-type="float" office:value="24958" calcext:value-type="float">
            <text:p>24958</text:p>
          </table:table-cell>
          <table:table-cell table:formula="of:=RANDBETWEEN([.H218];[.G218])" office:value-type="float" office:value="27260" calcext:value-type="float">
            <text:p>27260</text:p>
          </table:table-cell>
          <table:table-cell/>
          <table:table-cell table:formula="of:=&quot;insert into demanda (precio,mes,demanda) values (&quot;&amp;[.B218]&amp;&quot;,&quot;&amp;[.D218]&amp;&quot;,&quot;&amp;[.I218]&amp;&quot;);&quot;" office:value-type="string" office:string-value="insert into demanda (precio,mes,demanda) values (25,12,27260);" calcext:value-type="string">
            <text:p>insert into demanda (precio,mes,demanda) values (25,12,27260);</text:p>
          </table:table-cell>
          <table:table-cell/>
        </table:table-row>
        <table:table-row table:style-name="ro1">
          <table:table-cell table:style-name="ce5"/>
          <table:table-cell office:value-type="float" office:value="60" calcext:value-type="float">
            <text:p>60</text:p>
          </table:table-cell>
          <table:table-cell table:formula="of:=(([.B219]*100)/60)%" office:value-type="percentage" office:value="1" calcext:value-type="percentage">
            <text:p>100.00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219]" office:value-type="percentage" office:value="1.95" calcext:value-type="percentage">
            <text:p>195.00 %</text:p>
          </table:table-cell>
          <table:table-cell table:formula="of:=(9200*(100%+[.E219])) - (9200*(100%+[.E219]))*([.C219]-100%)" office:value-type="float" office:value="17940" calcext:value-type="float">
            <text:p>17940</text:p>
          </table:table-cell>
          <table:table-cell table:formula="of:=(RANDBETWEEN([.G219]-5000;[.G219]))" office:value-type="float" office:value="13148" calcext:value-type="float">
            <text:p>13148</text:p>
          </table:table-cell>
          <table:table-cell table:formula="of:=RANDBETWEEN([.H219];[.G219])" office:value-type="float" office:value="15619" calcext:value-type="float">
            <text:p>15619</text:p>
          </table:table-cell>
          <table:table-cell/>
          <table:table-cell table:formula="of:=&quot;insert into demanda (precio,mes,demanda) values (&quot;&amp;[.B219]&amp;&quot;,&quot;&amp;[.D219]&amp;&quot;,&quot;&amp;[.I219]&amp;&quot;);&quot;" office:value-type="string" office:string-value="insert into demanda (precio,mes,demanda) values (60,1,15619);" calcext:value-type="string">
            <text:p>insert into demanda (precio,mes,demanda) values (60,1,15619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220]*100)/60)%" office:value-type="percentage" office:value="1" calcext:value-type="percentage">
            <text:p>100.00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220]" office:value-type="percentage" office:value="1.6" calcext:value-type="percentage">
            <text:p>160.00 %</text:p>
          </table:table-cell>
          <table:table-cell table:formula="of:=(9200*(100%+[.E220])) - (9200*(100%+[.E220]))*([.C220]-100%)" office:value-type="float" office:value="14720" calcext:value-type="float">
            <text:p>14720</text:p>
          </table:table-cell>
          <table:table-cell table:formula="of:=(RANDBETWEEN([.G220]-5000;[.G220]))" office:value-type="float" office:value="11295" calcext:value-type="float">
            <text:p>11295</text:p>
          </table:table-cell>
          <table:table-cell table:formula="of:=RANDBETWEEN([.H220];[.G220])" office:value-type="float" office:value="11621" calcext:value-type="float">
            <text:p>11621</text:p>
          </table:table-cell>
          <table:table-cell/>
          <table:table-cell table:formula="of:=&quot;insert into demanda (precio,mes,demanda) values (&quot;&amp;[.B220]&amp;&quot;,&quot;&amp;[.D220]&amp;&quot;,&quot;&amp;[.I220]&amp;&quot;);&quot;" office:value-type="string" office:string-value="insert into demanda (precio,mes,demanda) values (60,2,11621);" calcext:value-type="string">
            <text:p>insert into demanda (precio,mes,demanda) values (60,2,11621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221]*100)/60)%" office:value-type="percentage" office:value="1" calcext:value-type="percentage">
            <text:p>100.00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221]" office:value-type="percentage" office:value="1.65" calcext:value-type="percentage">
            <text:p>165.00 %</text:p>
          </table:table-cell>
          <table:table-cell table:formula="of:=(9200*(100%+[.E221])) - (9200*(100%+[.E221]))*([.C221]-100%)" office:value-type="float" office:value="15180" calcext:value-type="float">
            <text:p>15180</text:p>
          </table:table-cell>
          <table:table-cell table:formula="of:=(RANDBETWEEN([.G221]-5000;[.G221]))" office:value-type="float" office:value="13145" calcext:value-type="float">
            <text:p>13145</text:p>
          </table:table-cell>
          <table:table-cell table:formula="of:=RANDBETWEEN([.H221];[.G221])" office:value-type="float" office:value="14712" calcext:value-type="float">
            <text:p>14712</text:p>
          </table:table-cell>
          <table:table-cell/>
          <table:table-cell table:formula="of:=&quot;insert into demanda (precio,mes,demanda) values (&quot;&amp;[.B221]&amp;&quot;,&quot;&amp;[.D221]&amp;&quot;,&quot;&amp;[.I221]&amp;&quot;);&quot;" office:value-type="string" office:string-value="insert into demanda (precio,mes,demanda) values (60,3,14712);" calcext:value-type="string">
            <text:p>insert into demanda (precio,mes,demanda) values (60,3,14712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222]*100)/60)%" office:value-type="percentage" office:value="1" calcext:value-type="percentage">
            <text:p>100.00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222]" office:value-type="percentage" office:value="1.8" calcext:value-type="percentage">
            <text:p>180.00 %</text:p>
          </table:table-cell>
          <table:table-cell table:formula="of:=(9200*(100%+[.E222])) - (9200*(100%+[.E222]))*([.C222]-100%)" office:value-type="float" office:value="16560" calcext:value-type="float">
            <text:p>16560</text:p>
          </table:table-cell>
          <table:table-cell table:formula="of:=(RANDBETWEEN([.G222]-5000;[.G222]))" office:value-type="float" office:value="11849" calcext:value-type="float">
            <text:p>11849</text:p>
          </table:table-cell>
          <table:table-cell table:formula="of:=RANDBETWEEN([.H222];[.G222])" office:value-type="float" office:value="15495" calcext:value-type="float">
            <text:p>15495</text:p>
          </table:table-cell>
          <table:table-cell/>
          <table:table-cell table:formula="of:=&quot;insert into demanda (precio,mes,demanda) values (&quot;&amp;[.B222]&amp;&quot;,&quot;&amp;[.D222]&amp;&quot;,&quot;&amp;[.I222]&amp;&quot;);&quot;" office:value-type="string" office:string-value="insert into demanda (precio,mes,demanda) values (60,4,15495);" calcext:value-type="string">
            <text:p>insert into demanda (precio,mes,demanda) values (60,4,15495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223]*100)/60)%" office:value-type="percentage" office:value="1" calcext:value-type="percentage">
            <text:p>100.00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223]" office:value-type="percentage" office:value="1.75" calcext:value-type="percentage">
            <text:p>175.00 %</text:p>
          </table:table-cell>
          <table:table-cell table:formula="of:=(9200*(100%+[.E223])) - (9200*(100%+[.E223]))*([.C223]-100%)" office:value-type="float" office:value="16100" calcext:value-type="float">
            <text:p>16100</text:p>
          </table:table-cell>
          <table:table-cell table:formula="of:=(RANDBETWEEN([.G223]-5000;[.G223]))" office:value-type="float" office:value="11800" calcext:value-type="float">
            <text:p>11800</text:p>
          </table:table-cell>
          <table:table-cell table:formula="of:=RANDBETWEEN([.H223];[.G223])" office:value-type="float" office:value="13812" calcext:value-type="float">
            <text:p>13812</text:p>
          </table:table-cell>
          <table:table-cell/>
          <table:table-cell table:formula="of:=&quot;insert into demanda (precio,mes,demanda) values (&quot;&amp;[.B223]&amp;&quot;,&quot;&amp;[.D223]&amp;&quot;,&quot;&amp;[.I223]&amp;&quot;);&quot;" office:value-type="string" office:string-value="insert into demanda (precio,mes,demanda) values (60,5,13812);" calcext:value-type="string">
            <text:p>insert into demanda (precio,mes,demanda) values (60,5,13812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224]*100)/60)%" office:value-type="percentage" office:value="1" calcext:value-type="percentage">
            <text:p>100.00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224]" office:value-type="percentage" office:value="1.5" calcext:value-type="percentage">
            <text:p>150.00 %</text:p>
          </table:table-cell>
          <table:table-cell table:formula="of:=(9200*(100%+[.E224])) - (9200*(100%+[.E224]))*([.C224]-100%)" office:value-type="float" office:value="13800" calcext:value-type="float">
            <text:p>13800</text:p>
          </table:table-cell>
          <table:table-cell table:formula="of:=(RANDBETWEEN([.G224]-5000;[.G224]))" office:value-type="float" office:value="12250" calcext:value-type="float">
            <text:p>12250</text:p>
          </table:table-cell>
          <table:table-cell table:formula="of:=RANDBETWEEN([.H224];[.G224])" office:value-type="float" office:value="13384" calcext:value-type="float">
            <text:p>13384</text:p>
          </table:table-cell>
          <table:table-cell/>
          <table:table-cell table:formula="of:=&quot;insert into demanda (precio,mes,demanda) values (&quot;&amp;[.B224]&amp;&quot;,&quot;&amp;[.D224]&amp;&quot;,&quot;&amp;[.I224]&amp;&quot;);&quot;" office:value-type="string" office:string-value="insert into demanda (precio,mes,demanda) values (60,6,13384);" calcext:value-type="string">
            <text:p>insert into demanda (precio,mes,demanda) values (60,6,13384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225]*100)/60)%" office:value-type="percentage" office:value="1" calcext:value-type="percentage">
            <text:p>100.00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225]" office:value-type="percentage" office:value="1.4" calcext:value-type="percentage">
            <text:p>140.00 %</text:p>
          </table:table-cell>
          <table:table-cell table:formula="of:=(9200*(100%+[.E225])) - (9200*(100%+[.E225]))*([.C225]-100%)" office:value-type="float" office:value="12880" calcext:value-type="float">
            <text:p>12880</text:p>
          </table:table-cell>
          <table:table-cell table:formula="of:=(RANDBETWEEN([.G225]-5000;[.G225]))" office:value-type="float" office:value="10992" calcext:value-type="float">
            <text:p>10992</text:p>
          </table:table-cell>
          <table:table-cell table:formula="of:=RANDBETWEEN([.H225];[.G225])" office:value-type="float" office:value="11482" calcext:value-type="float">
            <text:p>11482</text:p>
          </table:table-cell>
          <table:table-cell/>
          <table:table-cell table:formula="of:=&quot;insert into demanda (precio,mes,demanda) values (&quot;&amp;[.B225]&amp;&quot;,&quot;&amp;[.D225]&amp;&quot;,&quot;&amp;[.I225]&amp;&quot;);&quot;" office:value-type="string" office:string-value="insert into demanda (precio,mes,demanda) values (60,7,11482);" calcext:value-type="string">
            <text:p>insert into demanda (precio,mes,demanda) values (60,7,11482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226]*100)/60)%" office:value-type="percentage" office:value="1" calcext:value-type="percentage">
            <text:p>100.00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226]" office:value-type="percentage" office:value="1.63" calcext:value-type="percentage">
            <text:p>163.00 %</text:p>
          </table:table-cell>
          <table:table-cell table:formula="of:=(9200*(100%+[.E226])) - (9200*(100%+[.E226]))*([.C226]-100%)" office:value-type="float" office:value="14996" calcext:value-type="float">
            <text:p>14996</text:p>
          </table:table-cell>
          <table:table-cell table:formula="of:=(RANDBETWEEN([.G226]-5000;[.G226]))" office:value-type="float" office:value="13501" calcext:value-type="float">
            <text:p>13501</text:p>
          </table:table-cell>
          <table:table-cell table:formula="of:=RANDBETWEEN([.H226];[.G226])" office:value-type="float" office:value="14535" calcext:value-type="float">
            <text:p>14535</text:p>
          </table:table-cell>
          <table:table-cell/>
          <table:table-cell table:formula="of:=&quot;insert into demanda (precio,mes,demanda) values (&quot;&amp;[.B226]&amp;&quot;,&quot;&amp;[.D226]&amp;&quot;,&quot;&amp;[.I226]&amp;&quot;);&quot;" office:value-type="string" office:string-value="insert into demanda (precio,mes,demanda) values (60,8,14535);" calcext:value-type="string">
            <text:p>insert into demanda (precio,mes,demanda) values (60,8,14535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227]*100)/60)%" office:value-type="percentage" office:value="1" calcext:value-type="percentage">
            <text:p>100.00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227]" office:value-type="percentage" office:value="1.8" calcext:value-type="percentage">
            <text:p>180.00 %</text:p>
          </table:table-cell>
          <table:table-cell table:formula="of:=(9200*(100%+[.E227])) - (9200*(100%+[.E227]))*([.C227]-100%)" office:value-type="float" office:value="16560" calcext:value-type="float">
            <text:p>16560</text:p>
          </table:table-cell>
          <table:table-cell table:formula="of:=(RANDBETWEEN([.G227]-5000;[.G227]))" office:value-type="float" office:value="14401" calcext:value-type="float">
            <text:p>14401</text:p>
          </table:table-cell>
          <table:table-cell table:formula="of:=RANDBETWEEN([.H227];[.G227])" office:value-type="float" office:value="15256" calcext:value-type="float">
            <text:p>15256</text:p>
          </table:table-cell>
          <table:table-cell/>
          <table:table-cell table:formula="of:=&quot;insert into demanda (precio,mes,demanda) values (&quot;&amp;[.B227]&amp;&quot;,&quot;&amp;[.D227]&amp;&quot;,&quot;&amp;[.I227]&amp;&quot;);&quot;" office:value-type="string" office:string-value="insert into demanda (precio,mes,demanda) values (60,9,15256);" calcext:value-type="string">
            <text:p>insert into demanda (precio,mes,demanda) values (60,9,15256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228]*100)/60)%" office:value-type="percentage" office:value="1" calcext:value-type="percentage">
            <text:p>100.00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" calcext:value-type="percentage">
            <text:p>80.00 %</text:p>
          </table:table-cell>
          <table:table-cell table:formula="of:=100%+[.E228]" office:value-type="percentage" office:value="1.8" calcext:value-type="percentage">
            <text:p>180.00 %</text:p>
          </table:table-cell>
          <table:table-cell table:formula="of:=(9200*(100%+[.E228])) - (9200*(100%+[.E228]))*([.C228]-100%)" office:value-type="float" office:value="16560" calcext:value-type="float">
            <text:p>16560</text:p>
          </table:table-cell>
          <table:table-cell table:formula="of:=(RANDBETWEEN([.G228]-5000;[.G228]))" office:value-type="float" office:value="11782" calcext:value-type="float">
            <text:p>11782</text:p>
          </table:table-cell>
          <table:table-cell table:formula="of:=RANDBETWEEN([.H228];[.G228])" office:value-type="float" office:value="13558" calcext:value-type="float">
            <text:p>13558</text:p>
          </table:table-cell>
          <table:table-cell/>
          <table:table-cell table:formula="of:=&quot;insert into demanda (precio,mes,demanda) values (&quot;&amp;[.B228]&amp;&quot;,&quot;&amp;[.D228]&amp;&quot;,&quot;&amp;[.I228]&amp;&quot;);&quot;" office:value-type="string" office:string-value="insert into demanda (precio,mes,demanda) values (60,10,13558);" calcext:value-type="string">
            <text:p>insert into demanda (precio,mes,demanda) values (60,10,13558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229]*100)/60)%" office:value-type="percentage" office:value="1" calcext:value-type="percentage">
            <text:p>100.00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229]" office:value-type="percentage" office:value="1.9" calcext:value-type="percentage">
            <text:p>190.00 %</text:p>
          </table:table-cell>
          <table:table-cell table:formula="of:=(9200*(100%+[.E229])) - (9200*(100%+[.E229]))*([.C229]-100%)" office:value-type="float" office:value="17480" calcext:value-type="float">
            <text:p>17480</text:p>
          </table:table-cell>
          <table:table-cell table:formula="of:=(RANDBETWEEN([.G229]-5000;[.G229]))" office:value-type="float" office:value="14141" calcext:value-type="float">
            <text:p>14141</text:p>
          </table:table-cell>
          <table:table-cell table:formula="of:=RANDBETWEEN([.H229];[.G229])" office:value-type="float" office:value="14629" calcext:value-type="float">
            <text:p>14629</text:p>
          </table:table-cell>
          <table:table-cell/>
          <table:table-cell table:formula="of:=&quot;insert into demanda (precio,mes,demanda) values (&quot;&amp;[.B229]&amp;&quot;,&quot;&amp;[.D229]&amp;&quot;,&quot;&amp;[.I229]&amp;&quot;);&quot;" office:value-type="string" office:string-value="insert into demanda (precio,mes,demanda) values (60,11,14629);" calcext:value-type="string">
            <text:p>insert into demanda (precio,mes,demanda) values (60,11,14629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230]*100)/60)%" office:value-type="percentage" office:value="1" calcext:value-type="percentage">
            <text:p>100.00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230]" office:value-type="percentage" office:value="2" calcext:value-type="percentage">
            <text:p>200.00 %</text:p>
          </table:table-cell>
          <table:table-cell table:formula="of:=(9200*(100%+[.E230])) - (9200*(100%+[.E230]))*([.C230]-100%)" office:value-type="float" office:value="18400" calcext:value-type="float">
            <text:p>18400</text:p>
          </table:table-cell>
          <table:table-cell table:formula="of:=(RANDBETWEEN([.G230]-5000;[.G230]))" office:value-type="float" office:value="17436" calcext:value-type="float">
            <text:p>17436</text:p>
          </table:table-cell>
          <table:table-cell table:formula="of:=RANDBETWEEN([.H230];[.G230])" office:value-type="float" office:value="17637" calcext:value-type="float">
            <text:p>17637</text:p>
          </table:table-cell>
          <table:table-cell/>
          <table:table-cell table:formula="of:=&quot;insert into demanda (precio,mes,demanda) values (&quot;&amp;[.B230]&amp;&quot;,&quot;&amp;[.D230]&amp;&quot;,&quot;&amp;[.I230]&amp;&quot;);&quot;" office:value-type="string" office:string-value="insert into demanda (precio,mes,demanda) values (60,12,17637);" calcext:value-type="string">
            <text:p>insert into demanda (precio,mes,demanda) values (60,12,17637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231]*100)/60)%" office:value-type="percentage" office:value="1.33333333333333" calcext:value-type="percentage">
            <text:p>133.33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231]" office:value-type="percentage" office:value="1.95" calcext:value-type="percentage">
            <text:p>195.00 %</text:p>
          </table:table-cell>
          <table:table-cell table:formula="of:=(9200*(100%+[.E231])) - (9200*(100%+[.E231]))*([.C231]-100%)" office:value-type="float" office:value="11960" calcext:value-type="float">
            <text:p>11960</text:p>
          </table:table-cell>
          <table:table-cell table:formula="of:=(RANDBETWEEN([.G231]-5000;[.G231]))" office:value-type="float" office:value="7573" calcext:value-type="float">
            <text:p>7573</text:p>
          </table:table-cell>
          <table:table-cell table:formula="of:=RANDBETWEEN([.H231];[.G231])" office:value-type="float" office:value="10056" calcext:value-type="float">
            <text:p>10056</text:p>
          </table:table-cell>
          <table:table-cell/>
          <table:table-cell table:formula="of:=&quot;insert into demanda (precio,mes,demanda) values (&quot;&amp;[.B231]&amp;&quot;,&quot;&amp;[.D231]&amp;&quot;,&quot;&amp;[.I231]&amp;&quot;);&quot;" office:value-type="string" office:string-value="insert into demanda (precio,mes,demanda) values (80,1,10056);" calcext:value-type="string">
            <text:p>insert into demanda (precio,mes,demanda) values (80,1,10056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232]*100)/60)%" office:value-type="percentage" office:value="1.33333333333333" calcext:value-type="percentage">
            <text:p>133.33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232]" office:value-type="percentage" office:value="1.6" calcext:value-type="percentage">
            <text:p>160.00 %</text:p>
          </table:table-cell>
          <table:table-cell table:formula="of:=(9200*(100%+[.E232])) - (9200*(100%+[.E232]))*([.C232]-100%)" office:value-type="float" office:value="9813.33333333333" calcext:value-type="float">
            <text:p>9813</text:p>
          </table:table-cell>
          <table:table-cell table:formula="of:=(RANDBETWEEN([.G232]-5000;[.G232]))" office:value-type="float" office:value="8057" calcext:value-type="float">
            <text:p>8057</text:p>
          </table:table-cell>
          <table:table-cell table:formula="of:=RANDBETWEEN([.H232];[.G232])" office:value-type="float" office:value="8433" calcext:value-type="float">
            <text:p>8433</text:p>
          </table:table-cell>
          <table:table-cell/>
          <table:table-cell table:formula="of:=&quot;insert into demanda (precio,mes,demanda) values (&quot;&amp;[.B232]&amp;&quot;,&quot;&amp;[.D232]&amp;&quot;,&quot;&amp;[.I232]&amp;&quot;);&quot;" office:value-type="string" office:string-value="insert into demanda (precio,mes,demanda) values (80,2,8433);" calcext:value-type="string">
            <text:p>insert into demanda (precio,mes,demanda) values (80,2,8433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233]*100)/60)%" office:value-type="percentage" office:value="1.33333333333333" calcext:value-type="percentage">
            <text:p>133.33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233]" office:value-type="percentage" office:value="1.65" calcext:value-type="percentage">
            <text:p>165.00 %</text:p>
          </table:table-cell>
          <table:table-cell table:formula="of:=(9200*(100%+[.E233])) - (9200*(100%+[.E233]))*([.C233]-100%)" office:value-type="float" office:value="10120" calcext:value-type="float">
            <text:p>10120</text:p>
          </table:table-cell>
          <table:table-cell table:formula="of:=(RANDBETWEEN([.G233]-5000;[.G233]))" office:value-type="float" office:value="6639" calcext:value-type="float">
            <text:p>6639</text:p>
          </table:table-cell>
          <table:table-cell table:formula="of:=RANDBETWEEN([.H233];[.G233])" office:value-type="float" office:value="6836" calcext:value-type="float">
            <text:p>6836</text:p>
          </table:table-cell>
          <table:table-cell/>
          <table:table-cell table:formula="of:=&quot;insert into demanda (precio,mes,demanda) values (&quot;&amp;[.B233]&amp;&quot;,&quot;&amp;[.D233]&amp;&quot;,&quot;&amp;[.I233]&amp;&quot;);&quot;" office:value-type="string" office:string-value="insert into demanda (precio,mes,demanda) values (80,3,6836);" calcext:value-type="string">
            <text:p>insert into demanda (precio,mes,demanda) values (80,3,6836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234]*100)/60)%" office:value-type="percentage" office:value="1.33333333333333" calcext:value-type="percentage">
            <text:p>133.33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234]" office:value-type="percentage" office:value="1.8" calcext:value-type="percentage">
            <text:p>180.00 %</text:p>
          </table:table-cell>
          <table:table-cell table:formula="of:=(9200*(100%+[.E234])) - (9200*(100%+[.E234]))*([.C234]-100%)" office:value-type="float" office:value="11040" calcext:value-type="float">
            <text:p>11040</text:p>
          </table:table-cell>
          <table:table-cell table:formula="of:=(RANDBETWEEN([.G234]-5000;[.G234]))" office:value-type="float" office:value="6938" calcext:value-type="float">
            <text:p>6938</text:p>
          </table:table-cell>
          <table:table-cell table:formula="of:=RANDBETWEEN([.H234];[.G234])" office:value-type="float" office:value="7640" calcext:value-type="float">
            <text:p>7640</text:p>
          </table:table-cell>
          <table:table-cell/>
          <table:table-cell table:formula="of:=&quot;insert into demanda (precio,mes,demanda) values (&quot;&amp;[.B234]&amp;&quot;,&quot;&amp;[.D234]&amp;&quot;,&quot;&amp;[.I234]&amp;&quot;);&quot;" office:value-type="string" office:string-value="insert into demanda (precio,mes,demanda) values (80,4,7640);" calcext:value-type="string">
            <text:p>insert into demanda (precio,mes,demanda) values (80,4,7640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235]*100)/60)%" office:value-type="percentage" office:value="1.33333333333333" calcext:value-type="percentage">
            <text:p>133.33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235]" office:value-type="percentage" office:value="1.75" calcext:value-type="percentage">
            <text:p>175.00 %</text:p>
          </table:table-cell>
          <table:table-cell table:formula="of:=(9200*(100%+[.E235])) - (9200*(100%+[.E235]))*([.C235]-100%)" office:value-type="float" office:value="10733.3333333333" calcext:value-type="float">
            <text:p>10733</text:p>
          </table:table-cell>
          <table:table-cell table:formula="of:=(RANDBETWEEN([.G235]-5000;[.G235]))" office:value-type="float" office:value="10548" calcext:value-type="float">
            <text:p>10548</text:p>
          </table:table-cell>
          <table:table-cell table:formula="of:=RANDBETWEEN([.H235];[.G235])" office:value-type="float" office:value="10693" calcext:value-type="float">
            <text:p>10693</text:p>
          </table:table-cell>
          <table:table-cell/>
          <table:table-cell table:formula="of:=&quot;insert into demanda (precio,mes,demanda) values (&quot;&amp;[.B235]&amp;&quot;,&quot;&amp;[.D235]&amp;&quot;,&quot;&amp;[.I235]&amp;&quot;);&quot;" office:value-type="string" office:string-value="insert into demanda (precio,mes,demanda) values (80,5,10693);" calcext:value-type="string">
            <text:p>insert into demanda (precio,mes,demanda) values (80,5,10693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236]*100)/60)%" office:value-type="percentage" office:value="1.33333333333333" calcext:value-type="percentage">
            <text:p>133.33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236]" office:value-type="percentage" office:value="1.5" calcext:value-type="percentage">
            <text:p>150.00 %</text:p>
          </table:table-cell>
          <table:table-cell table:formula="of:=(9200*(100%+[.E236])) - (9200*(100%+[.E236]))*([.C236]-100%)" office:value-type="float" office:value="9200" calcext:value-type="float">
            <text:p>9200</text:p>
          </table:table-cell>
          <table:table-cell table:formula="of:=(RANDBETWEEN([.G236]-5000;[.G236]))" office:value-type="float" office:value="7909" calcext:value-type="float">
            <text:p>7909</text:p>
          </table:table-cell>
          <table:table-cell table:formula="of:=RANDBETWEEN([.H236];[.G236])" office:value-type="float" office:value="8323" calcext:value-type="float">
            <text:p>8323</text:p>
          </table:table-cell>
          <table:table-cell/>
          <table:table-cell table:formula="of:=&quot;insert into demanda (precio,mes,demanda) values (&quot;&amp;[.B236]&amp;&quot;,&quot;&amp;[.D236]&amp;&quot;,&quot;&amp;[.I236]&amp;&quot;);&quot;" office:value-type="string" office:string-value="insert into demanda (precio,mes,demanda) values (80,6,8323);" calcext:value-type="string">
            <text:p>insert into demanda (precio,mes,demanda) values (80,6,8323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237]*100)/60)%" office:value-type="percentage" office:value="1.33333333333333" calcext:value-type="percentage">
            <text:p>133.33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237]" office:value-type="percentage" office:value="1.4" calcext:value-type="percentage">
            <text:p>140.00 %</text:p>
          </table:table-cell>
          <table:table-cell table:formula="of:=(9200*(100%+[.E237])) - (9200*(100%+[.E237]))*([.C237]-100%)" office:value-type="float" office:value="8586.66666666666" calcext:value-type="float">
            <text:p>8587</text:p>
          </table:table-cell>
          <table:table-cell table:formula="of:=(RANDBETWEEN([.G237]-5000;[.G237]))" office:value-type="float" office:value="8224" calcext:value-type="float">
            <text:p>8224</text:p>
          </table:table-cell>
          <table:table-cell table:formula="of:=RANDBETWEEN([.H237];[.G237])" office:value-type="float" office:value="8504" calcext:value-type="float">
            <text:p>8504</text:p>
          </table:table-cell>
          <table:table-cell/>
          <table:table-cell table:formula="of:=&quot;insert into demanda (precio,mes,demanda) values (&quot;&amp;[.B237]&amp;&quot;,&quot;&amp;[.D237]&amp;&quot;,&quot;&amp;[.I237]&amp;&quot;);&quot;" office:value-type="string" office:string-value="insert into demanda (precio,mes,demanda) values (80,7,8504);" calcext:value-type="string">
            <text:p>insert into demanda (precio,mes,demanda) values (80,7,8504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238]*100)/60)%" office:value-type="percentage" office:value="1.33333333333333" calcext:value-type="percentage">
            <text:p>133.33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238]" office:value-type="percentage" office:value="1.63" calcext:value-type="percentage">
            <text:p>163.00 %</text:p>
          </table:table-cell>
          <table:table-cell table:formula="of:=(9200*(100%+[.E238])) - (9200*(100%+[.E238]))*([.C238]-100%)" office:value-type="float" office:value="9997.33333333333" calcext:value-type="float">
            <text:p>9997</text:p>
          </table:table-cell>
          <table:table-cell table:formula="of:=(RANDBETWEEN([.G238]-5000;[.G238]))" office:value-type="float" office:value="7417" calcext:value-type="float">
            <text:p>7417</text:p>
          </table:table-cell>
          <table:table-cell table:formula="of:=RANDBETWEEN([.H238];[.G238])" office:value-type="float" office:value="9227" calcext:value-type="float">
            <text:p>9227</text:p>
          </table:table-cell>
          <table:table-cell/>
          <table:table-cell table:formula="of:=&quot;insert into demanda (precio,mes,demanda) values (&quot;&amp;[.B238]&amp;&quot;,&quot;&amp;[.D238]&amp;&quot;,&quot;&amp;[.I238]&amp;&quot;);&quot;" office:value-type="string" office:string-value="insert into demanda (precio,mes,demanda) values (80,8,9227);" calcext:value-type="string">
            <text:p>insert into demanda (precio,mes,demanda) values (80,8,9227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239]*100)/60)%" office:value-type="percentage" office:value="1.33333333333333" calcext:value-type="percentage">
            <text:p>133.33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239]" office:value-type="percentage" office:value="1.8" calcext:value-type="percentage">
            <text:p>180.00 %</text:p>
          </table:table-cell>
          <table:table-cell table:formula="of:=(9200*(100%+[.E239])) - (9200*(100%+[.E239]))*([.C239]-100%)" office:value-type="float" office:value="11040" calcext:value-type="float">
            <text:p>11040</text:p>
          </table:table-cell>
          <table:table-cell table:formula="of:=(RANDBETWEEN([.G239]-5000;[.G239]))" office:value-type="float" office:value="8100" calcext:value-type="float">
            <text:p>8100</text:p>
          </table:table-cell>
          <table:table-cell table:formula="of:=RANDBETWEEN([.H239];[.G239])" office:value-type="float" office:value="9664" calcext:value-type="float">
            <text:p>9664</text:p>
          </table:table-cell>
          <table:table-cell/>
          <table:table-cell table:formula="of:=&quot;insert into demanda (precio,mes,demanda) values (&quot;&amp;[.B239]&amp;&quot;,&quot;&amp;[.D239]&amp;&quot;,&quot;&amp;[.I239]&amp;&quot;);&quot;" office:value-type="string" office:string-value="insert into demanda (precio,mes,demanda) values (80,9,9664);" calcext:value-type="string">
            <text:p>insert into demanda (precio,mes,demanda) values (80,9,9664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240]*100)/60)%" office:value-type="percentage" office:value="1.33333333333333" calcext:value-type="percentage">
            <text:p>133.33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5" calcext:value-type="percentage">
            <text:p>85.00 %</text:p>
          </table:table-cell>
          <table:table-cell table:formula="of:=100%+[.E240]" office:value-type="percentage" office:value="1.85" calcext:value-type="percentage">
            <text:p>185.00 %</text:p>
          </table:table-cell>
          <table:table-cell table:formula="of:=(9200*(100%+[.E240])) - (9200*(100%+[.E240]))*([.C240]-100%)" office:value-type="float" office:value="11346.6666666667" calcext:value-type="float">
            <text:p>11347</text:p>
          </table:table-cell>
          <table:table-cell table:formula="of:=(RANDBETWEEN([.G240]-5000;[.G240]))" office:value-type="float" office:value="7069" calcext:value-type="float">
            <text:p>7069</text:p>
          </table:table-cell>
          <table:table-cell table:formula="of:=RANDBETWEEN([.H240];[.G240])" office:value-type="float" office:value="8233" calcext:value-type="float">
            <text:p>8233</text:p>
          </table:table-cell>
          <table:table-cell/>
          <table:table-cell table:formula="of:=&quot;insert into demanda (precio,mes,demanda) values (&quot;&amp;[.B240]&amp;&quot;,&quot;&amp;[.D240]&amp;&quot;,&quot;&amp;[.I240]&amp;&quot;);&quot;" office:value-type="string" office:string-value="insert into demanda (precio,mes,demanda) values (80,10,8233);" calcext:value-type="string">
            <text:p>insert into demanda (precio,mes,demanda) values (80,10,8233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241]*100)/60)%" office:value-type="percentage" office:value="1.33333333333333" calcext:value-type="percentage">
            <text:p>133.33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241]" office:value-type="percentage" office:value="1.9" calcext:value-type="percentage">
            <text:p>190.00 %</text:p>
          </table:table-cell>
          <table:table-cell table:formula="of:=(9200*(100%+[.E241])) - (9200*(100%+[.E241]))*([.C241]-100%)" office:value-type="float" office:value="11653.3333333333" calcext:value-type="float">
            <text:p>11653</text:p>
          </table:table-cell>
          <table:table-cell table:formula="of:=(RANDBETWEEN([.G241]-5000;[.G241]))" office:value-type="float" office:value="7990" calcext:value-type="float">
            <text:p>7990</text:p>
          </table:table-cell>
          <table:table-cell table:formula="of:=RANDBETWEEN([.H241];[.G241])" office:value-type="float" office:value="8071" calcext:value-type="float">
            <text:p>8071</text:p>
          </table:table-cell>
          <table:table-cell/>
          <table:table-cell table:formula="of:=&quot;insert into demanda (precio,mes,demanda) values (&quot;&amp;[.B241]&amp;&quot;,&quot;&amp;[.D241]&amp;&quot;,&quot;&amp;[.I241]&amp;&quot;);&quot;" office:value-type="string" office:string-value="insert into demanda (precio,mes,demanda) values (80,11,8071);" calcext:value-type="string">
            <text:p>insert into demanda (precio,mes,demanda) values (80,11,8071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242]*100)/60)%" office:value-type="percentage" office:value="1.33333333333333" calcext:value-type="percentage">
            <text:p>133.33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242]" office:value-type="percentage" office:value="2" calcext:value-type="percentage">
            <text:p>200.00 %</text:p>
          </table:table-cell>
          <table:table-cell table:formula="of:=(9200*(100%+[.E242])) - (9200*(100%+[.E242]))*([.C242]-100%)" office:value-type="float" office:value="12266.6666666667" calcext:value-type="float">
            <text:p>12267</text:p>
          </table:table-cell>
          <table:table-cell table:formula="of:=(RANDBETWEEN([.G242]-5000;[.G242]))" office:value-type="float" office:value="9655" calcext:value-type="float">
            <text:p>9655</text:p>
          </table:table-cell>
          <table:table-cell table:formula="of:=RANDBETWEEN([.H242];[.G242])" office:value-type="float" office:value="9820" calcext:value-type="float">
            <text:p>9820</text:p>
          </table:table-cell>
          <table:table-cell/>
          <table:table-cell table:formula="of:=&quot;insert into demanda (precio,mes,demanda) values (&quot;&amp;[.B242]&amp;&quot;,&quot;&amp;[.D242]&amp;&quot;,&quot;&amp;[.I242]&amp;&quot;);&quot;" office:value-type="string" office:string-value="insert into demanda (precio,mes,demanda) values (80,12,9820);" calcext:value-type="string">
            <text:p>insert into demanda (precio,mes,demanda) values (80,12,9820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243]*100)/60)%" office:value-type="percentage" office:value="0.666666666666667" calcext:value-type="percentage">
            <text:p>66.67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243]" office:value-type="percentage" office:value="1.95" calcext:value-type="percentage">
            <text:p>195.00 %</text:p>
          </table:table-cell>
          <table:table-cell table:formula="of:=(9200*(100%+[.E243])) - (9200*(100%+[.E243]))*([.C243]-100%)" office:value-type="float" office:value="23920" calcext:value-type="float">
            <text:p>23920</text:p>
          </table:table-cell>
          <table:table-cell table:formula="of:=(RANDBETWEEN([.G243]-5000;[.G243]))" office:value-type="float" office:value="23472" calcext:value-type="float">
            <text:p>23472</text:p>
          </table:table-cell>
          <table:table-cell table:formula="of:=RANDBETWEEN([.H243];[.G243])" office:value-type="float" office:value="23565" calcext:value-type="float">
            <text:p>23565</text:p>
          </table:table-cell>
          <table:table-cell/>
          <table:table-cell table:formula="of:=&quot;insert into demanda (precio,mes,demanda) values (&quot;&amp;[.B243]&amp;&quot;,&quot;&amp;[.D243]&amp;&quot;,&quot;&amp;[.I243]&amp;&quot;);&quot;" office:value-type="string" office:string-value="insert into demanda (precio,mes,demanda) values (40,1,23565);" calcext:value-type="string">
            <text:p>insert into demanda (precio,mes,demanda) values (40,1,23565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244]*100)/60)%" office:value-type="percentage" office:value="0.666666666666667" calcext:value-type="percentage">
            <text:p>66.67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244]" office:value-type="percentage" office:value="1.6" calcext:value-type="percentage">
            <text:p>160.00 %</text:p>
          </table:table-cell>
          <table:table-cell table:formula="of:=(9200*(100%+[.E244])) - (9200*(100%+[.E244]))*([.C244]-100%)" office:value-type="float" office:value="19626.6666666667" calcext:value-type="float">
            <text:p>19627</text:p>
          </table:table-cell>
          <table:table-cell table:formula="of:=(RANDBETWEEN([.G244]-5000;[.G244]))" office:value-type="float" office:value="17245" calcext:value-type="float">
            <text:p>17245</text:p>
          </table:table-cell>
          <table:table-cell table:formula="of:=RANDBETWEEN([.H244];[.G244])" office:value-type="float" office:value="17441" calcext:value-type="float">
            <text:p>17441</text:p>
          </table:table-cell>
          <table:table-cell/>
          <table:table-cell table:formula="of:=&quot;insert into demanda (precio,mes,demanda) values (&quot;&amp;[.B244]&amp;&quot;,&quot;&amp;[.D244]&amp;&quot;,&quot;&amp;[.I244]&amp;&quot;);&quot;" office:value-type="string" office:string-value="insert into demanda (precio,mes,demanda) values (40,2,17441);" calcext:value-type="string">
            <text:p>insert into demanda (precio,mes,demanda) values (40,2,17441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245]*100)/60)%" office:value-type="percentage" office:value="0.666666666666667" calcext:value-type="percentage">
            <text:p>66.67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245]" office:value-type="percentage" office:value="1.65" calcext:value-type="percentage">
            <text:p>165.00 %</text:p>
          </table:table-cell>
          <table:table-cell table:formula="of:=(9200*(100%+[.E245])) - (9200*(100%+[.E245]))*([.C245]-100%)" office:value-type="float" office:value="20240" calcext:value-type="float">
            <text:p>20240</text:p>
          </table:table-cell>
          <table:table-cell table:formula="of:=(RANDBETWEEN([.G245]-5000;[.G245]))" office:value-type="float" office:value="15938" calcext:value-type="float">
            <text:p>15938</text:p>
          </table:table-cell>
          <table:table-cell table:formula="of:=RANDBETWEEN([.H245];[.G245])" office:value-type="float" office:value="19754" calcext:value-type="float">
            <text:p>19754</text:p>
          </table:table-cell>
          <table:table-cell/>
          <table:table-cell table:formula="of:=&quot;insert into demanda (precio,mes,demanda) values (&quot;&amp;[.B245]&amp;&quot;,&quot;&amp;[.D245]&amp;&quot;,&quot;&amp;[.I245]&amp;&quot;);&quot;" office:value-type="string" office:string-value="insert into demanda (precio,mes,demanda) values (40,3,19754);" calcext:value-type="string">
            <text:p>insert into demanda (precio,mes,demanda) values (40,3,19754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246]*100)/60)%" office:value-type="percentage" office:value="0.666666666666667" calcext:value-type="percentage">
            <text:p>66.67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246]" office:value-type="percentage" office:value="1.8" calcext:value-type="percentage">
            <text:p>180.00 %</text:p>
          </table:table-cell>
          <table:table-cell table:formula="of:=(9200*(100%+[.E246])) - (9200*(100%+[.E246]))*([.C246]-100%)" office:value-type="float" office:value="22080" calcext:value-type="float">
            <text:p>22080</text:p>
          </table:table-cell>
          <table:table-cell table:formula="of:=(RANDBETWEEN([.G246]-5000;[.G246]))" office:value-type="float" office:value="17527" calcext:value-type="float">
            <text:p>17527</text:p>
          </table:table-cell>
          <table:table-cell table:formula="of:=RANDBETWEEN([.H246];[.G246])" office:value-type="float" office:value="20423" calcext:value-type="float">
            <text:p>20423</text:p>
          </table:table-cell>
          <table:table-cell/>
          <table:table-cell table:formula="of:=&quot;insert into demanda (precio,mes,demanda) values (&quot;&amp;[.B246]&amp;&quot;,&quot;&amp;[.D246]&amp;&quot;,&quot;&amp;[.I246]&amp;&quot;);&quot;" office:value-type="string" office:string-value="insert into demanda (precio,mes,demanda) values (40,4,20423);" calcext:value-type="string">
            <text:p>insert into demanda (precio,mes,demanda) values (40,4,20423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247]*100)/60)%" office:value-type="percentage" office:value="0.666666666666667" calcext:value-type="percentage">
            <text:p>66.67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247]" office:value-type="percentage" office:value="1.75" calcext:value-type="percentage">
            <text:p>175.00 %</text:p>
          </table:table-cell>
          <table:table-cell table:formula="of:=(9200*(100%+[.E247])) - (9200*(100%+[.E247]))*([.C247]-100%)" office:value-type="float" office:value="21466.6666666667" calcext:value-type="float">
            <text:p>21467</text:p>
          </table:table-cell>
          <table:table-cell table:formula="of:=(RANDBETWEEN([.G247]-5000;[.G247]))" office:value-type="float" office:value="16690" calcext:value-type="float">
            <text:p>16690</text:p>
          </table:table-cell>
          <table:table-cell table:formula="of:=RANDBETWEEN([.H247];[.G247])" office:value-type="float" office:value="18381" calcext:value-type="float">
            <text:p>18381</text:p>
          </table:table-cell>
          <table:table-cell/>
          <table:table-cell table:formula="of:=&quot;insert into demanda (precio,mes,demanda) values (&quot;&amp;[.B247]&amp;&quot;,&quot;&amp;[.D247]&amp;&quot;,&quot;&amp;[.I247]&amp;&quot;);&quot;" office:value-type="string" office:string-value="insert into demanda (precio,mes,demanda) values (40,5,18381);" calcext:value-type="string">
            <text:p>insert into demanda (precio,mes,demanda) values (40,5,18381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248]*100)/60)%" office:value-type="percentage" office:value="0.666666666666667" calcext:value-type="percentage">
            <text:p>66.67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248]" office:value-type="percentage" office:value="1.5" calcext:value-type="percentage">
            <text:p>150.00 %</text:p>
          </table:table-cell>
          <table:table-cell table:formula="of:=(9200*(100%+[.E248])) - (9200*(100%+[.E248]))*([.C248]-100%)" office:value-type="float" office:value="18400" calcext:value-type="float">
            <text:p>18400</text:p>
          </table:table-cell>
          <table:table-cell table:formula="of:=(RANDBETWEEN([.G248]-5000;[.G248]))" office:value-type="float" office:value="16738" calcext:value-type="float">
            <text:p>16738</text:p>
          </table:table-cell>
          <table:table-cell table:formula="of:=RANDBETWEEN([.H248];[.G248])" office:value-type="float" office:value="18107" calcext:value-type="float">
            <text:p>18107</text:p>
          </table:table-cell>
          <table:table-cell/>
          <table:table-cell table:formula="of:=&quot;insert into demanda (precio,mes,demanda) values (&quot;&amp;[.B248]&amp;&quot;,&quot;&amp;[.D248]&amp;&quot;,&quot;&amp;[.I248]&amp;&quot;);&quot;" office:value-type="string" office:string-value="insert into demanda (precio,mes,demanda) values (40,6,18107);" calcext:value-type="string">
            <text:p>insert into demanda (precio,mes,demanda) values (40,6,18107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249]*100)/60)%" office:value-type="percentage" office:value="0.666666666666667" calcext:value-type="percentage">
            <text:p>66.67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249]" office:value-type="percentage" office:value="1.4" calcext:value-type="percentage">
            <text:p>140.00 %</text:p>
          </table:table-cell>
          <table:table-cell table:formula="of:=(9200*(100%+[.E249])) - (9200*(100%+[.E249]))*([.C249]-100%)" office:value-type="float" office:value="17173.3333333333" calcext:value-type="float">
            <text:p>17173</text:p>
          </table:table-cell>
          <table:table-cell table:formula="of:=(RANDBETWEEN([.G249]-5000;[.G249]))" office:value-type="float" office:value="12944" calcext:value-type="float">
            <text:p>12944</text:p>
          </table:table-cell>
          <table:table-cell table:formula="of:=RANDBETWEEN([.H249];[.G249])" office:value-type="float" office:value="16083" calcext:value-type="float">
            <text:p>16083</text:p>
          </table:table-cell>
          <table:table-cell/>
          <table:table-cell table:formula="of:=&quot;insert into demanda (precio,mes,demanda) values (&quot;&amp;[.B249]&amp;&quot;,&quot;&amp;[.D249]&amp;&quot;,&quot;&amp;[.I249]&amp;&quot;);&quot;" office:value-type="string" office:string-value="insert into demanda (precio,mes,demanda) values (40,7,16083);" calcext:value-type="string">
            <text:p>insert into demanda (precio,mes,demanda) values (40,7,16083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250]*100)/60)%" office:value-type="percentage" office:value="0.666666666666667" calcext:value-type="percentage">
            <text:p>66.67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250]" office:value-type="percentage" office:value="1.63" calcext:value-type="percentage">
            <text:p>163.00 %</text:p>
          </table:table-cell>
          <table:table-cell table:formula="of:=(9200*(100%+[.E250])) - (9200*(100%+[.E250]))*([.C250]-100%)" office:value-type="float" office:value="19994.6666666667" calcext:value-type="float">
            <text:p>19995</text:p>
          </table:table-cell>
          <table:table-cell table:formula="of:=(RANDBETWEEN([.G250]-5000;[.G250]))" office:value-type="float" office:value="17634" calcext:value-type="float">
            <text:p>17634</text:p>
          </table:table-cell>
          <table:table-cell table:formula="of:=RANDBETWEEN([.H250];[.G250])" office:value-type="float" office:value="18057" calcext:value-type="float">
            <text:p>18057</text:p>
          </table:table-cell>
          <table:table-cell/>
          <table:table-cell table:formula="of:=&quot;insert into demanda (precio,mes,demanda) values (&quot;&amp;[.B250]&amp;&quot;,&quot;&amp;[.D250]&amp;&quot;,&quot;&amp;[.I250]&amp;&quot;);&quot;" office:value-type="string" office:string-value="insert into demanda (precio,mes,demanda) values (40,8,18057);" calcext:value-type="string">
            <text:p>insert into demanda (precio,mes,demanda) values (40,8,18057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251]*100)/60)%" office:value-type="percentage" office:value="0.666666666666667" calcext:value-type="percentage">
            <text:p>66.67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251]" office:value-type="percentage" office:value="1.8" calcext:value-type="percentage">
            <text:p>180.00 %</text:p>
          </table:table-cell>
          <table:table-cell table:formula="of:=(9200*(100%+[.E251])) - (9200*(100%+[.E251]))*([.C251]-100%)" office:value-type="float" office:value="22080" calcext:value-type="float">
            <text:p>22080</text:p>
          </table:table-cell>
          <table:table-cell table:formula="of:=(RANDBETWEEN([.G251]-5000;[.G251]))" office:value-type="float" office:value="19197" calcext:value-type="float">
            <text:p>19197</text:p>
          </table:table-cell>
          <table:table-cell table:formula="of:=RANDBETWEEN([.H251];[.G251])" office:value-type="float" office:value="19909" calcext:value-type="float">
            <text:p>19909</text:p>
          </table:table-cell>
          <table:table-cell/>
          <table:table-cell table:formula="of:=&quot;insert into demanda (precio,mes,demanda) values (&quot;&amp;[.B251]&amp;&quot;,&quot;&amp;[.D251]&amp;&quot;,&quot;&amp;[.I251]&amp;&quot;);&quot;" office:value-type="string" office:string-value="insert into demanda (precio,mes,demanda) values (40,9,19909);" calcext:value-type="string">
            <text:p>insert into demanda (precio,mes,demanda) values (40,9,19909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252]*100)/60)%" office:value-type="percentage" office:value="0.666666666666667" calcext:value-type="percentage">
            <text:p>66.67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" calcext:value-type="percentage">
            <text:p>80.00 %</text:p>
          </table:table-cell>
          <table:table-cell table:formula="of:=100%+[.E252]" office:value-type="percentage" office:value="1.8" calcext:value-type="percentage">
            <text:p>180.00 %</text:p>
          </table:table-cell>
          <table:table-cell table:formula="of:=(9200*(100%+[.E252])) - (9200*(100%+[.E252]))*([.C252]-100%)" office:value-type="float" office:value="22080" calcext:value-type="float">
            <text:p>22080</text:p>
          </table:table-cell>
          <table:table-cell table:formula="of:=(RANDBETWEEN([.G252]-5000;[.G252]))" office:value-type="float" office:value="19184" calcext:value-type="float">
            <text:p>19184</text:p>
          </table:table-cell>
          <table:table-cell table:formula="of:=RANDBETWEEN([.H252];[.G252])" office:value-type="float" office:value="21270" calcext:value-type="float">
            <text:p>21270</text:p>
          </table:table-cell>
          <table:table-cell/>
          <table:table-cell table:formula="of:=&quot;insert into demanda (precio,mes,demanda) values (&quot;&amp;[.B252]&amp;&quot;,&quot;&amp;[.D252]&amp;&quot;,&quot;&amp;[.I252]&amp;&quot;);&quot;" office:value-type="string" office:string-value="insert into demanda (precio,mes,demanda) values (40,10,21270);" calcext:value-type="string">
            <text:p>insert into demanda (precio,mes,demanda) values (40,10,21270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253]*100)/60)%" office:value-type="percentage" office:value="0.666666666666667" calcext:value-type="percentage">
            <text:p>66.67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253]" office:value-type="percentage" office:value="1.9" calcext:value-type="percentage">
            <text:p>190.00 %</text:p>
          </table:table-cell>
          <table:table-cell table:formula="of:=(9200*(100%+[.E253])) - (9200*(100%+[.E253]))*([.C253]-100%)" office:value-type="float" office:value="23306.6666666667" calcext:value-type="float">
            <text:p>23307</text:p>
          </table:table-cell>
          <table:table-cell table:formula="of:=(RANDBETWEEN([.G253]-5000;[.G253]))" office:value-type="float" office:value="19384" calcext:value-type="float">
            <text:p>19384</text:p>
          </table:table-cell>
          <table:table-cell table:formula="of:=RANDBETWEEN([.H253];[.G253])" office:value-type="float" office:value="19498" calcext:value-type="float">
            <text:p>19498</text:p>
          </table:table-cell>
          <table:table-cell/>
          <table:table-cell table:formula="of:=&quot;insert into demanda (precio,mes,demanda) values (&quot;&amp;[.B253]&amp;&quot;,&quot;&amp;[.D253]&amp;&quot;,&quot;&amp;[.I253]&amp;&quot;);&quot;" office:value-type="string" office:string-value="insert into demanda (precio,mes,demanda) values (40,11,19498);" calcext:value-type="string">
            <text:p>insert into demanda (precio,mes,demanda) values (40,11,19498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254]*100)/60)%" office:value-type="percentage" office:value="0.666666666666667" calcext:value-type="percentage">
            <text:p>66.67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254]" office:value-type="percentage" office:value="2" calcext:value-type="percentage">
            <text:p>200.00 %</text:p>
          </table:table-cell>
          <table:table-cell table:formula="of:=(9200*(100%+[.E254])) - (9200*(100%+[.E254]))*([.C254]-100%)" office:value-type="float" office:value="24533.3333333333" calcext:value-type="float">
            <text:p>24533</text:p>
          </table:table-cell>
          <table:table-cell table:formula="of:=(RANDBETWEEN([.G254]-5000;[.G254]))" office:value-type="float" office:value="24137" calcext:value-type="float">
            <text:p>24137</text:p>
          </table:table-cell>
          <table:table-cell table:formula="of:=RANDBETWEEN([.H254];[.G254])" office:value-type="float" office:value="24287" calcext:value-type="float">
            <text:p>24287</text:p>
          </table:table-cell>
          <table:table-cell/>
          <table:table-cell table:formula="of:=&quot;insert into demanda (precio,mes,demanda) values (&quot;&amp;[.B254]&amp;&quot;,&quot;&amp;[.D254]&amp;&quot;,&quot;&amp;[.I254]&amp;&quot;);&quot;" office:value-type="string" office:string-value="insert into demanda (precio,mes,demanda) values (40,12,24287);" calcext:value-type="string">
            <text:p>insert into demanda (precio,mes,demanda) values (40,12,24287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255]*100)/60)%" office:value-type="percentage" office:value="1.66666666666667" calcext:value-type="percentage">
            <text:p>166.67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255]" office:value-type="percentage" office:value="1.95" calcext:value-type="percentage">
            <text:p>195.00 %</text:p>
          </table:table-cell>
          <table:table-cell table:formula="of:=(9200*(100%+[.E255])) - (9200*(100%+[.E255]))*([.C255]-100%)" office:value-type="float" office:value="5980" calcext:value-type="float">
            <text:p>5980</text:p>
          </table:table-cell>
          <table:table-cell table:formula="of:=(RANDBETWEEN([.G255]-5000;[.G255]))" office:value-type="float" office:value="5906" calcext:value-type="float">
            <text:p>5906</text:p>
          </table:table-cell>
          <table:table-cell table:formula="of:=RANDBETWEEN([.H255];[.G255])" office:value-type="float" office:value="5969" calcext:value-type="float">
            <text:p>5969</text:p>
          </table:table-cell>
          <table:table-cell/>
          <table:table-cell table:formula="of:=&quot;insert into demanda (precio,mes,demanda) values (&quot;&amp;[.B255]&amp;&quot;,&quot;&amp;[.D255]&amp;&quot;,&quot;&amp;[.I255]&amp;&quot;);&quot;" office:value-type="string" office:string-value="insert into demanda (precio,mes,demanda) values (100,1,5969);" calcext:value-type="string">
            <text:p>insert into demanda (precio,mes,demanda) values (100,1,5969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256]*100)/60)%" office:value-type="percentage" office:value="1.66666666666667" calcext:value-type="percentage">
            <text:p>166.67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256]" office:value-type="percentage" office:value="1.6" calcext:value-type="percentage">
            <text:p>160.00 %</text:p>
          </table:table-cell>
          <table:table-cell table:formula="of:=(9200*(100%+[.E256])) - (9200*(100%+[.E256]))*([.C256]-100%)" office:value-type="float" office:value="4906.66666666667" calcext:value-type="float">
            <text:p>4907</text:p>
          </table:table-cell>
          <table:table-cell table:formula="of:=(RANDBETWEEN([.G256]-5000;[.G256]))" office:value-type="float" office:value="1054" calcext:value-type="float">
            <text:p>1054</text:p>
          </table:table-cell>
          <table:table-cell table:formula="of:=RANDBETWEEN([.H256];[.G256])" office:value-type="float" office:value="1648" calcext:value-type="float">
            <text:p>1648</text:p>
          </table:table-cell>
          <table:table-cell/>
          <table:table-cell table:formula="of:=&quot;insert into demanda (precio,mes,demanda) values (&quot;&amp;[.B256]&amp;&quot;,&quot;&amp;[.D256]&amp;&quot;,&quot;&amp;[.I256]&amp;&quot;);&quot;" office:value-type="string" office:string-value="insert into demanda (precio,mes,demanda) values (100,2,1648);" calcext:value-type="string">
            <text:p>insert into demanda (precio,mes,demanda) values (100,2,1648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257]*100)/60)%" office:value-type="percentage" office:value="1.66666666666667" calcext:value-type="percentage">
            <text:p>166.67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257]" office:value-type="percentage" office:value="1.65" calcext:value-type="percentage">
            <text:p>165.00 %</text:p>
          </table:table-cell>
          <table:table-cell table:formula="of:=(9200*(100%+[.E257])) - (9200*(100%+[.E257]))*([.C257]-100%)" office:value-type="float" office:value="5060" calcext:value-type="float">
            <text:p>5060</text:p>
          </table:table-cell>
          <table:table-cell table:formula="of:=(RANDBETWEEN([.G257]-5000;[.G257]))" office:value-type="float" office:value="3205" calcext:value-type="float">
            <text:p>3205</text:p>
          </table:table-cell>
          <table:table-cell table:formula="of:=RANDBETWEEN([.H257];[.G257])" office:value-type="float" office:value="5060" calcext:value-type="float">
            <text:p>5060</text:p>
          </table:table-cell>
          <table:table-cell/>
          <table:table-cell table:formula="of:=&quot;insert into demanda (precio,mes,demanda) values (&quot;&amp;[.B257]&amp;&quot;,&quot;&amp;[.D257]&amp;&quot;,&quot;&amp;[.I257]&amp;&quot;);&quot;" office:value-type="string" office:string-value="insert into demanda (precio,mes,demanda) values (100,3,5060);" calcext:value-type="string">
            <text:p>insert into demanda (precio,mes,demanda) values (100,3,5060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258]*100)/60)%" office:value-type="percentage" office:value="1.66666666666667" calcext:value-type="percentage">
            <text:p>166.67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258]" office:value-type="percentage" office:value="1.8" calcext:value-type="percentage">
            <text:p>180.00 %</text:p>
          </table:table-cell>
          <table:table-cell table:formula="of:=(9200*(100%+[.E258])) - (9200*(100%+[.E258]))*([.C258]-100%)" office:value-type="float" office:value="5520" calcext:value-type="float">
            <text:p>5520</text:p>
          </table:table-cell>
          <table:table-cell table:formula="of:=(RANDBETWEEN([.G258]-5000;[.G258]))" office:value-type="float" office:value="5092" calcext:value-type="float">
            <text:p>5092</text:p>
          </table:table-cell>
          <table:table-cell table:formula="of:=RANDBETWEEN([.H258];[.G258])" office:value-type="float" office:value="5475" calcext:value-type="float">
            <text:p>5475</text:p>
          </table:table-cell>
          <table:table-cell/>
          <table:table-cell table:formula="of:=&quot;insert into demanda (precio,mes,demanda) values (&quot;&amp;[.B258]&amp;&quot;,&quot;&amp;[.D258]&amp;&quot;,&quot;&amp;[.I258]&amp;&quot;);&quot;" office:value-type="string" office:string-value="insert into demanda (precio,mes,demanda) values (100,4,5475);" calcext:value-type="string">
            <text:p>insert into demanda (precio,mes,demanda) values (100,4,5475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259]*100)/60)%" office:value-type="percentage" office:value="1.66666666666667" calcext:value-type="percentage">
            <text:p>166.67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259]" office:value-type="percentage" office:value="1.75" calcext:value-type="percentage">
            <text:p>175.00 %</text:p>
          </table:table-cell>
          <table:table-cell table:formula="of:=(9200*(100%+[.E259])) - (9200*(100%+[.E259]))*([.C259]-100%)" office:value-type="float" office:value="5366.66666666667" calcext:value-type="float">
            <text:p>5367</text:p>
          </table:table-cell>
          <table:table-cell table:formula="of:=(RANDBETWEEN([.G259]-5000;[.G259]))" office:value-type="float" office:value="4438" calcext:value-type="float">
            <text:p>4438</text:p>
          </table:table-cell>
          <table:table-cell table:formula="of:=RANDBETWEEN([.H259];[.G259])" office:value-type="float" office:value="4526" calcext:value-type="float">
            <text:p>4526</text:p>
          </table:table-cell>
          <table:table-cell/>
          <table:table-cell table:formula="of:=&quot;insert into demanda (precio,mes,demanda) values (&quot;&amp;[.B259]&amp;&quot;,&quot;&amp;[.D259]&amp;&quot;,&quot;&amp;[.I259]&amp;&quot;);&quot;" office:value-type="string" office:string-value="insert into demanda (precio,mes,demanda) values (100,5,4526);" calcext:value-type="string">
            <text:p>insert into demanda (precio,mes,demanda) values (100,5,4526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260]*100)/60)%" office:value-type="percentage" office:value="1.66666666666667" calcext:value-type="percentage">
            <text:p>166.67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260]" office:value-type="percentage" office:value="1.5" calcext:value-type="percentage">
            <text:p>150.00 %</text:p>
          </table:table-cell>
          <table:table-cell table:formula="of:=(9200*(100%+[.E260])) - (9200*(100%+[.E260]))*([.C260]-100%)" office:value-type="float" office:value="4600" calcext:value-type="float">
            <text:p>4600</text:p>
          </table:table-cell>
          <table:table-cell table:formula="of:=(RANDBETWEEN([.G260]-5000;[.G260]))" office:value-type="float" office:value="134" calcext:value-type="float">
            <text:p>134</text:p>
          </table:table-cell>
          <table:table-cell table:formula="of:=RANDBETWEEN([.H260];[.G260])" office:value-type="float" office:value="3899" calcext:value-type="float">
            <text:p>3899</text:p>
          </table:table-cell>
          <table:table-cell/>
          <table:table-cell table:formula="of:=&quot;insert into demanda (precio,mes,demanda) values (&quot;&amp;[.B260]&amp;&quot;,&quot;&amp;[.D260]&amp;&quot;,&quot;&amp;[.I260]&amp;&quot;);&quot;" office:value-type="string" office:string-value="insert into demanda (precio,mes,demanda) values (100,6,3899);" calcext:value-type="string">
            <text:p>insert into demanda (precio,mes,demanda) values (100,6,3899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261]*100)/60)%" office:value-type="percentage" office:value="1.66666666666667" calcext:value-type="percentage">
            <text:p>166.67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261]" office:value-type="percentage" office:value="1.4" calcext:value-type="percentage">
            <text:p>140.00 %</text:p>
          </table:table-cell>
          <table:table-cell table:formula="of:=(9200*(100%+[.E261])) - (9200*(100%+[.E261]))*([.C261]-100%)" office:value-type="float" office:value="4293.33333333334" calcext:value-type="float">
            <text:p>4293</text:p>
          </table:table-cell>
          <table:table-cell table:formula="of:=(RANDBETWEEN([.G261]-5000;[.G261]))" office:value-type="float" office:value="-292" calcext:value-type="float">
            <text:p>-292</text:p>
          </table:table-cell>
          <table:table-cell table:formula="of:=RANDBETWEEN([.H261];[.G261])" office:value-type="float" office:value="4203" calcext:value-type="float">
            <text:p>4203</text:p>
          </table:table-cell>
          <table:table-cell/>
          <table:table-cell table:formula="of:=&quot;insert into demanda (precio,mes,demanda) values (&quot;&amp;[.B261]&amp;&quot;,&quot;&amp;[.D261]&amp;&quot;,&quot;&amp;[.I261]&amp;&quot;);&quot;" office:value-type="string" office:string-value="insert into demanda (precio,mes,demanda) values (100,7,4203);" calcext:value-type="string">
            <text:p>insert into demanda (precio,mes,demanda) values (100,7,4203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262]*100)/60)%" office:value-type="percentage" office:value="1.66666666666667" calcext:value-type="percentage">
            <text:p>166.67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262]" office:value-type="percentage" office:value="1.63" calcext:value-type="percentage">
            <text:p>163.00 %</text:p>
          </table:table-cell>
          <table:table-cell table:formula="of:=(9200*(100%+[.E262])) - (9200*(100%+[.E262]))*([.C262]-100%)" office:value-type="float" office:value="4998.66666666667" calcext:value-type="float">
            <text:p>4999</text:p>
          </table:table-cell>
          <table:table-cell table:formula="of:=(RANDBETWEEN([.G262]-5000;[.G262]))" office:value-type="float" office:value="1854" calcext:value-type="float">
            <text:p>1854</text:p>
          </table:table-cell>
          <table:table-cell table:formula="of:=RANDBETWEEN([.H262];[.G262])" office:value-type="float" office:value="2643" calcext:value-type="float">
            <text:p>2643</text:p>
          </table:table-cell>
          <table:table-cell/>
          <table:table-cell table:formula="of:=&quot;insert into demanda (precio,mes,demanda) values (&quot;&amp;[.B262]&amp;&quot;,&quot;&amp;[.D262]&amp;&quot;,&quot;&amp;[.I262]&amp;&quot;);&quot;" office:value-type="string" office:string-value="insert into demanda (precio,mes,demanda) values (100,8,2643);" calcext:value-type="string">
            <text:p>insert into demanda (precio,mes,demanda) values (100,8,2643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263]*100)/60)%" office:value-type="percentage" office:value="1.66666666666667" calcext:value-type="percentage">
            <text:p>166.67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263]" office:value-type="percentage" office:value="1.8" calcext:value-type="percentage">
            <text:p>180.00 %</text:p>
          </table:table-cell>
          <table:table-cell table:formula="of:=(9200*(100%+[.E263])) - (9200*(100%+[.E263]))*([.C263]-100%)" office:value-type="float" office:value="5520" calcext:value-type="float">
            <text:p>5520</text:p>
          </table:table-cell>
          <table:table-cell table:formula="of:=(RANDBETWEEN([.G263]-5000;[.G263]))" office:value-type="float" office:value="1911" calcext:value-type="float">
            <text:p>1911</text:p>
          </table:table-cell>
          <table:table-cell table:formula="of:=RANDBETWEEN([.H263];[.G263])" office:value-type="float" office:value="2492" calcext:value-type="float">
            <text:p>2492</text:p>
          </table:table-cell>
          <table:table-cell/>
          <table:table-cell table:formula="of:=&quot;insert into demanda (precio,mes,demanda) values (&quot;&amp;[.B263]&amp;&quot;,&quot;&amp;[.D263]&amp;&quot;,&quot;&amp;[.I263]&amp;&quot;);&quot;" office:value-type="string" office:string-value="insert into demanda (precio,mes,demanda) values (100,9,2492);" calcext:value-type="string">
            <text:p>insert into demanda (precio,mes,demanda) values (100,9,2492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264]*100)/60)%" office:value-type="percentage" office:value="1.66666666666667" calcext:value-type="percentage">
            <text:p>166.67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5" calcext:value-type="percentage">
            <text:p>85.00 %</text:p>
          </table:table-cell>
          <table:table-cell table:formula="of:=100%+[.E264]" office:value-type="percentage" office:value="1.85" calcext:value-type="percentage">
            <text:p>185.00 %</text:p>
          </table:table-cell>
          <table:table-cell table:formula="of:=(9200*(100%+[.E264])) - (9200*(100%+[.E264]))*([.C264]-100%)" office:value-type="float" office:value="5673.33333333334" calcext:value-type="float">
            <text:p>5673</text:p>
          </table:table-cell>
          <table:table-cell table:formula="of:=(RANDBETWEEN([.G264]-5000;[.G264]))" office:value-type="float" office:value="2681" calcext:value-type="float">
            <text:p>2681</text:p>
          </table:table-cell>
          <table:table-cell table:formula="of:=RANDBETWEEN([.H264];[.G264])" office:value-type="float" office:value="5662" calcext:value-type="float">
            <text:p>5662</text:p>
          </table:table-cell>
          <table:table-cell/>
          <table:table-cell table:formula="of:=&quot;insert into demanda (precio,mes,demanda) values (&quot;&amp;[.B264]&amp;&quot;,&quot;&amp;[.D264]&amp;&quot;,&quot;&amp;[.I264]&amp;&quot;);&quot;" office:value-type="string" office:string-value="insert into demanda (precio,mes,demanda) values (100,10,5662);" calcext:value-type="string">
            <text:p>insert into demanda (precio,mes,demanda) values (100,10,5662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265]*100)/60)%" office:value-type="percentage" office:value="1.66666666666667" calcext:value-type="percentage">
            <text:p>166.67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265]" office:value-type="percentage" office:value="1.9" calcext:value-type="percentage">
            <text:p>190.00 %</text:p>
          </table:table-cell>
          <table:table-cell table:formula="of:=(9200*(100%+[.E265])) - (9200*(100%+[.E265]))*([.C265]-100%)" office:value-type="float" office:value="5826.66666666667" calcext:value-type="float">
            <text:p>5827</text:p>
          </table:table-cell>
          <table:table-cell table:formula="of:=(RANDBETWEEN([.G265]-5000;[.G265]))" office:value-type="float" office:value="5001" calcext:value-type="float">
            <text:p>5001</text:p>
          </table:table-cell>
          <table:table-cell table:formula="of:=RANDBETWEEN([.H265];[.G265])" office:value-type="float" office:value="5175" calcext:value-type="float">
            <text:p>5175</text:p>
          </table:table-cell>
          <table:table-cell/>
          <table:table-cell table:formula="of:=&quot;insert into demanda (precio,mes,demanda) values (&quot;&amp;[.B265]&amp;&quot;,&quot;&amp;[.D265]&amp;&quot;,&quot;&amp;[.I265]&amp;&quot;);&quot;" office:value-type="string" office:string-value="insert into demanda (precio,mes,demanda) values (100,11,5175);" calcext:value-type="string">
            <text:p>insert into demanda (precio,mes,demanda) values (100,11,5175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266]*100)/60)%" office:value-type="percentage" office:value="1.66666666666667" calcext:value-type="percentage">
            <text:p>166.67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266]" office:value-type="percentage" office:value="2" calcext:value-type="percentage">
            <text:p>200.00 %</text:p>
          </table:table-cell>
          <table:table-cell table:formula="of:=(9200*(100%+[.E266])) - (9200*(100%+[.E266]))*([.C266]-100%)" office:value-type="float" office:value="6133.33333333334" calcext:value-type="float">
            <text:p>6133</text:p>
          </table:table-cell>
          <table:table-cell table:formula="of:=(RANDBETWEEN([.G266]-5000;[.G266]))" office:value-type="float" office:value="4343" calcext:value-type="float">
            <text:p>4343</text:p>
          </table:table-cell>
          <table:table-cell table:formula="of:=RANDBETWEEN([.H266];[.G266])" office:value-type="float" office:value="4857" calcext:value-type="float">
            <text:p>4857</text:p>
          </table:table-cell>
          <table:table-cell/>
          <table:table-cell table:formula="of:=&quot;insert into demanda (precio,mes,demanda) values (&quot;&amp;[.B266]&amp;&quot;,&quot;&amp;[.D266]&amp;&quot;,&quot;&amp;[.I266]&amp;&quot;);&quot;" office:value-type="string" office:string-value="insert into demanda (precio,mes,demanda) values (100,12,4857);" calcext:value-type="string">
            <text:p>insert into demanda (precio,mes,demanda) values (100,12,4857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267]*100)/60)%" office:value-type="percentage" office:value="1.16666666666667" calcext:value-type="percentage">
            <text:p>116.67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267]" office:value-type="percentage" office:value="1.95" calcext:value-type="percentage">
            <text:p>195.00 %</text:p>
          </table:table-cell>
          <table:table-cell table:formula="of:=(9200*(100%+[.E267])) - (9200*(100%+[.E267]))*([.C267]-100%)" office:value-type="float" office:value="14950" calcext:value-type="float">
            <text:p>14950</text:p>
          </table:table-cell>
          <table:table-cell table:formula="of:=(RANDBETWEEN([.G267]-5000;[.G267]))" office:value-type="float" office:value="13891" calcext:value-type="float">
            <text:p>13891</text:p>
          </table:table-cell>
          <table:table-cell table:formula="of:=RANDBETWEEN([.H267];[.G267])" office:value-type="float" office:value="14727" calcext:value-type="float">
            <text:p>14727</text:p>
          </table:table-cell>
          <table:table-cell/>
          <table:table-cell table:formula="of:=&quot;insert into demanda (precio,mes,demanda) values (&quot;&amp;[.B267]&amp;&quot;,&quot;&amp;[.D267]&amp;&quot;,&quot;&amp;[.I267]&amp;&quot;);&quot;" office:value-type="string" office:string-value="insert into demanda (precio,mes,demanda) values (70,1,14727);" calcext:value-type="string">
            <text:p>insert into demanda (precio,mes,demanda) values (70,1,14727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268]*100)/60)%" office:value-type="percentage" office:value="1.16666666666667" calcext:value-type="percentage">
            <text:p>116.67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268]" office:value-type="percentage" office:value="1.6" calcext:value-type="percentage">
            <text:p>160.00 %</text:p>
          </table:table-cell>
          <table:table-cell table:formula="of:=(9200*(100%+[.E268])) - (9200*(100%+[.E268]))*([.C268]-100%)" office:value-type="float" office:value="12266.6666666667" calcext:value-type="float">
            <text:p>12267</text:p>
          </table:table-cell>
          <table:table-cell table:formula="of:=(RANDBETWEEN([.G268]-5000;[.G268]))" office:value-type="float" office:value="11340" calcext:value-type="float">
            <text:p>11340</text:p>
          </table:table-cell>
          <table:table-cell table:formula="of:=RANDBETWEEN([.H268];[.G268])" office:value-type="float" office:value="11424" calcext:value-type="float">
            <text:p>11424</text:p>
          </table:table-cell>
          <table:table-cell/>
          <table:table-cell table:formula="of:=&quot;insert into demanda (precio,mes,demanda) values (&quot;&amp;[.B268]&amp;&quot;,&quot;&amp;[.D268]&amp;&quot;,&quot;&amp;[.I268]&amp;&quot;);&quot;" office:value-type="string" office:string-value="insert into demanda (precio,mes,demanda) values (70,2,11424);" calcext:value-type="string">
            <text:p>insert into demanda (precio,mes,demanda) values (70,2,11424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269]*100)/60)%" office:value-type="percentage" office:value="1.16666666666667" calcext:value-type="percentage">
            <text:p>116.67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269]" office:value-type="percentage" office:value="1.65" calcext:value-type="percentage">
            <text:p>165.00 %</text:p>
          </table:table-cell>
          <table:table-cell table:formula="of:=(9200*(100%+[.E269])) - (9200*(100%+[.E269]))*([.C269]-100%)" office:value-type="float" office:value="12650" calcext:value-type="float">
            <text:p>12650</text:p>
          </table:table-cell>
          <table:table-cell table:formula="of:=(RANDBETWEEN([.G269]-5000;[.G269]))" office:value-type="float" office:value="12356" calcext:value-type="float">
            <text:p>12356</text:p>
          </table:table-cell>
          <table:table-cell table:formula="of:=RANDBETWEEN([.H269];[.G269])" office:value-type="float" office:value="12650" calcext:value-type="float">
            <text:p>12650</text:p>
          </table:table-cell>
          <table:table-cell/>
          <table:table-cell table:formula="of:=&quot;insert into demanda (precio,mes,demanda) values (&quot;&amp;[.B269]&amp;&quot;,&quot;&amp;[.D269]&amp;&quot;,&quot;&amp;[.I269]&amp;&quot;);&quot;" office:value-type="string" office:string-value="insert into demanda (precio,mes,demanda) values (70,3,12650);" calcext:value-type="string">
            <text:p>insert into demanda (precio,mes,demanda) values (70,3,12650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270]*100)/60)%" office:value-type="percentage" office:value="1.16666666666667" calcext:value-type="percentage">
            <text:p>116.67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270]" office:value-type="percentage" office:value="1.8" calcext:value-type="percentage">
            <text:p>180.00 %</text:p>
          </table:table-cell>
          <table:table-cell table:formula="of:=(9200*(100%+[.E270])) - (9200*(100%+[.E270]))*([.C270]-100%)" office:value-type="float" office:value="13800" calcext:value-type="float">
            <text:p>13800</text:p>
          </table:table-cell>
          <table:table-cell table:formula="of:=(RANDBETWEEN([.G270]-5000;[.G270]))" office:value-type="float" office:value="13265" calcext:value-type="float">
            <text:p>13265</text:p>
          </table:table-cell>
          <table:table-cell table:formula="of:=RANDBETWEEN([.H270];[.G270])" office:value-type="float" office:value="13643" calcext:value-type="float">
            <text:p>13643</text:p>
          </table:table-cell>
          <table:table-cell/>
          <table:table-cell table:formula="of:=&quot;insert into demanda (precio,mes,demanda) values (&quot;&amp;[.B270]&amp;&quot;,&quot;&amp;[.D270]&amp;&quot;,&quot;&amp;[.I270]&amp;&quot;);&quot;" office:value-type="string" office:string-value="insert into demanda (precio,mes,demanda) values (70,4,13643);" calcext:value-type="string">
            <text:p>insert into demanda (precio,mes,demanda) values (70,4,13643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271]*100)/60)%" office:value-type="percentage" office:value="1.16666666666667" calcext:value-type="percentage">
            <text:p>116.67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271]" office:value-type="percentage" office:value="1.75" calcext:value-type="percentage">
            <text:p>175.00 %</text:p>
          </table:table-cell>
          <table:table-cell table:formula="of:=(9200*(100%+[.E271])) - (9200*(100%+[.E271]))*([.C271]-100%)" office:value-type="float" office:value="13416.6666666667" calcext:value-type="float">
            <text:p>13417</text:p>
          </table:table-cell>
          <table:table-cell table:formula="of:=(RANDBETWEEN([.G271]-5000;[.G271]))" office:value-type="float" office:value="11468" calcext:value-type="float">
            <text:p>11468</text:p>
          </table:table-cell>
          <table:table-cell table:formula="of:=RANDBETWEEN([.H271];[.G271])" office:value-type="float" office:value="12688" calcext:value-type="float">
            <text:p>12688</text:p>
          </table:table-cell>
          <table:table-cell/>
          <table:table-cell table:formula="of:=&quot;insert into demanda (precio,mes,demanda) values (&quot;&amp;[.B271]&amp;&quot;,&quot;&amp;[.D271]&amp;&quot;,&quot;&amp;[.I271]&amp;&quot;);&quot;" office:value-type="string" office:string-value="insert into demanda (precio,mes,demanda) values (70,5,12688);" calcext:value-type="string">
            <text:p>insert into demanda (precio,mes,demanda) values (70,5,12688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272]*100)/60)%" office:value-type="percentage" office:value="1.16666666666667" calcext:value-type="percentage">
            <text:p>116.67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272]" office:value-type="percentage" office:value="1.5" calcext:value-type="percentage">
            <text:p>150.00 %</text:p>
          </table:table-cell>
          <table:table-cell table:formula="of:=(9200*(100%+[.E272])) - (9200*(100%+[.E272]))*([.C272]-100%)" office:value-type="float" office:value="11500" calcext:value-type="float">
            <text:p>11500</text:p>
          </table:table-cell>
          <table:table-cell table:formula="of:=(RANDBETWEEN([.G272]-5000;[.G272]))" office:value-type="float" office:value="10530" calcext:value-type="float">
            <text:p>10530</text:p>
          </table:table-cell>
          <table:table-cell table:formula="of:=RANDBETWEEN([.H272];[.G272])" office:value-type="float" office:value="10571" calcext:value-type="float">
            <text:p>10571</text:p>
          </table:table-cell>
          <table:table-cell/>
          <table:table-cell table:formula="of:=&quot;insert into demanda (precio,mes,demanda) values (&quot;&amp;[.B272]&amp;&quot;,&quot;&amp;[.D272]&amp;&quot;,&quot;&amp;[.I272]&amp;&quot;);&quot;" office:value-type="string" office:string-value="insert into demanda (precio,mes,demanda) values (70,6,10571);" calcext:value-type="string">
            <text:p>insert into demanda (precio,mes,demanda) values (70,6,10571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273]*100)/60)%" office:value-type="percentage" office:value="1.16666666666667" calcext:value-type="percentage">
            <text:p>116.67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273]" office:value-type="percentage" office:value="1.4" calcext:value-type="percentage">
            <text:p>140.00 %</text:p>
          </table:table-cell>
          <table:table-cell table:formula="of:=(9200*(100%+[.E273])) - (9200*(100%+[.E273]))*([.C273]-100%)" office:value-type="float" office:value="10733.3333333333" calcext:value-type="float">
            <text:p>10733</text:p>
          </table:table-cell>
          <table:table-cell table:formula="of:=(RANDBETWEEN([.G273]-5000;[.G273]))" office:value-type="float" office:value="8002" calcext:value-type="float">
            <text:p>8002</text:p>
          </table:table-cell>
          <table:table-cell table:formula="of:=RANDBETWEEN([.H273];[.G273])" office:value-type="float" office:value="9205" calcext:value-type="float">
            <text:p>9205</text:p>
          </table:table-cell>
          <table:table-cell/>
          <table:table-cell table:formula="of:=&quot;insert into demanda (precio,mes,demanda) values (&quot;&amp;[.B273]&amp;&quot;,&quot;&amp;[.D273]&amp;&quot;,&quot;&amp;[.I273]&amp;&quot;);&quot;" office:value-type="string" office:string-value="insert into demanda (precio,mes,demanda) values (70,7,9205);" calcext:value-type="string">
            <text:p>insert into demanda (precio,mes,demanda) values (70,7,9205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274]*100)/60)%" office:value-type="percentage" office:value="1.16666666666667" calcext:value-type="percentage">
            <text:p>116.67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274]" office:value-type="percentage" office:value="1.63" calcext:value-type="percentage">
            <text:p>163.00 %</text:p>
          </table:table-cell>
          <table:table-cell table:formula="of:=(9200*(100%+[.E274])) - (9200*(100%+[.E274]))*([.C274]-100%)" office:value-type="float" office:value="12496.6666666667" calcext:value-type="float">
            <text:p>12497</text:p>
          </table:table-cell>
          <table:table-cell table:formula="of:=(RANDBETWEEN([.G274]-5000;[.G274]))" office:value-type="float" office:value="11450" calcext:value-type="float">
            <text:p>11450</text:p>
          </table:table-cell>
          <table:table-cell table:formula="of:=RANDBETWEEN([.H274];[.G274])" office:value-type="float" office:value="11551" calcext:value-type="float">
            <text:p>11551</text:p>
          </table:table-cell>
          <table:table-cell/>
          <table:table-cell table:formula="of:=&quot;insert into demanda (precio,mes,demanda) values (&quot;&amp;[.B274]&amp;&quot;,&quot;&amp;[.D274]&amp;&quot;,&quot;&amp;[.I274]&amp;&quot;);&quot;" office:value-type="string" office:string-value="insert into demanda (precio,mes,demanda) values (70,8,11551);" calcext:value-type="string">
            <text:p>insert into demanda (precio,mes,demanda) values (70,8,11551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275]*100)/60)%" office:value-type="percentage" office:value="1.16666666666667" calcext:value-type="percentage">
            <text:p>116.67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275]" office:value-type="percentage" office:value="1.8" calcext:value-type="percentage">
            <text:p>180.00 %</text:p>
          </table:table-cell>
          <table:table-cell table:formula="of:=(9200*(100%+[.E275])) - (9200*(100%+[.E275]))*([.C275]-100%)" office:value-type="float" office:value="13800" calcext:value-type="float">
            <text:p>13800</text:p>
          </table:table-cell>
          <table:table-cell table:formula="of:=(RANDBETWEEN([.G275]-5000;[.G275]))" office:value-type="float" office:value="10641" calcext:value-type="float">
            <text:p>10641</text:p>
          </table:table-cell>
          <table:table-cell table:formula="of:=RANDBETWEEN([.H275];[.G275])" office:value-type="float" office:value="11699" calcext:value-type="float">
            <text:p>11699</text:p>
          </table:table-cell>
          <table:table-cell/>
          <table:table-cell table:formula="of:=&quot;insert into demanda (precio,mes,demanda) values (&quot;&amp;[.B275]&amp;&quot;,&quot;&amp;[.D275]&amp;&quot;,&quot;&amp;[.I275]&amp;&quot;);&quot;" office:value-type="string" office:string-value="insert into demanda (precio,mes,demanda) values (70,9,11699);" calcext:value-type="string">
            <text:p>insert into demanda (precio,mes,demanda) values (70,9,11699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276]*100)/60)%" office:value-type="percentage" office:value="1.16666666666667" calcext:value-type="percentage">
            <text:p>116.67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" calcext:value-type="percentage">
            <text:p>80.00 %</text:p>
          </table:table-cell>
          <table:table-cell table:formula="of:=100%+[.E276]" office:value-type="percentage" office:value="1.8" calcext:value-type="percentage">
            <text:p>180.00 %</text:p>
          </table:table-cell>
          <table:table-cell table:formula="of:=(9200*(100%+[.E276])) - (9200*(100%+[.E276]))*([.C276]-100%)" office:value-type="float" office:value="13800" calcext:value-type="float">
            <text:p>13800</text:p>
          </table:table-cell>
          <table:table-cell table:formula="of:=(RANDBETWEEN([.G276]-5000;[.G276]))" office:value-type="float" office:value="9897" calcext:value-type="float">
            <text:p>9897</text:p>
          </table:table-cell>
          <table:table-cell table:formula="of:=RANDBETWEEN([.H276];[.G276])" office:value-type="float" office:value="10828" calcext:value-type="float">
            <text:p>10828</text:p>
          </table:table-cell>
          <table:table-cell/>
          <table:table-cell table:formula="of:=&quot;insert into demanda (precio,mes,demanda) values (&quot;&amp;[.B276]&amp;&quot;,&quot;&amp;[.D276]&amp;&quot;,&quot;&amp;[.I276]&amp;&quot;);&quot;" office:value-type="string" office:string-value="insert into demanda (precio,mes,demanda) values (70,10,10828);" calcext:value-type="string">
            <text:p>insert into demanda (precio,mes,demanda) values (70,10,10828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277]*100)/60)%" office:value-type="percentage" office:value="1.16666666666667" calcext:value-type="percentage">
            <text:p>116.67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277]" office:value-type="percentage" office:value="1.9" calcext:value-type="percentage">
            <text:p>190.00 %</text:p>
          </table:table-cell>
          <table:table-cell table:formula="of:=(9200*(100%+[.E277])) - (9200*(100%+[.E277]))*([.C277]-100%)" office:value-type="float" office:value="14566.6666666667" calcext:value-type="float">
            <text:p>14567</text:p>
          </table:table-cell>
          <table:table-cell table:formula="of:=(RANDBETWEEN([.G277]-5000;[.G277]))" office:value-type="float" office:value="11371" calcext:value-type="float">
            <text:p>11371</text:p>
          </table:table-cell>
          <table:table-cell table:formula="of:=RANDBETWEEN([.H277];[.G277])" office:value-type="float" office:value="11555" calcext:value-type="float">
            <text:p>11555</text:p>
          </table:table-cell>
          <table:table-cell/>
          <table:table-cell table:formula="of:=&quot;insert into demanda (precio,mes,demanda) values (&quot;&amp;[.B277]&amp;&quot;,&quot;&amp;[.D277]&amp;&quot;,&quot;&amp;[.I277]&amp;&quot;);&quot;" office:value-type="string" office:string-value="insert into demanda (precio,mes,demanda) values (70,11,11555);" calcext:value-type="string">
            <text:p>insert into demanda (precio,mes,demanda) values (70,11,11555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278]*100)/60)%" office:value-type="percentage" office:value="1.16666666666667" calcext:value-type="percentage">
            <text:p>116.67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278]" office:value-type="percentage" office:value="2" calcext:value-type="percentage">
            <text:p>200.00 %</text:p>
          </table:table-cell>
          <table:table-cell table:formula="of:=(9200*(100%+[.E278])) - (9200*(100%+[.E278]))*([.C278]-100%)" office:value-type="float" office:value="15333.3333333333" calcext:value-type="float">
            <text:p>15333</text:p>
          </table:table-cell>
          <table:table-cell table:formula="of:=(RANDBETWEEN([.G278]-5000;[.G278]))" office:value-type="float" office:value="12889" calcext:value-type="float">
            <text:p>12889</text:p>
          </table:table-cell>
          <table:table-cell table:formula="of:=RANDBETWEEN([.H278];[.G278])" office:value-type="float" office:value="14800" calcext:value-type="float">
            <text:p>14800</text:p>
          </table:table-cell>
          <table:table-cell/>
          <table:table-cell table:formula="of:=&quot;insert into demanda (precio,mes,demanda) values (&quot;&amp;[.B278]&amp;&quot;,&quot;&amp;[.D278]&amp;&quot;,&quot;&amp;[.I278]&amp;&quot;);&quot;" office:value-type="string" office:string-value="insert into demanda (precio,mes,demanda) values (70,12,14800);" calcext:value-type="string">
            <text:p>insert into demanda (precio,mes,demanda) values (70,12,14800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279]*100)/60)%" office:value-type="percentage" office:value="0.833333333333333" calcext:value-type="percentage">
            <text:p>83.33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279]" office:value-type="percentage" office:value="1.95" calcext:value-type="percentage">
            <text:p>195.00 %</text:p>
          </table:table-cell>
          <table:table-cell table:formula="of:=(9200*(100%+[.E279])) - (9200*(100%+[.E279]))*([.C279]-100%)" office:value-type="float" office:value="20930" calcext:value-type="float">
            <text:p>20930</text:p>
          </table:table-cell>
          <table:table-cell table:formula="of:=(RANDBETWEEN([.G279]-5000;[.G279]))" office:value-type="float" office:value="20387" calcext:value-type="float">
            <text:p>20387</text:p>
          </table:table-cell>
          <table:table-cell table:formula="of:=RANDBETWEEN([.H279];[.G279])" office:value-type="float" office:value="20614" calcext:value-type="float">
            <text:p>20614</text:p>
          </table:table-cell>
          <table:table-cell/>
          <table:table-cell table:formula="of:=&quot;insert into demanda (precio,mes,demanda) values (&quot;&amp;[.B279]&amp;&quot;,&quot;&amp;[.D279]&amp;&quot;,&quot;&amp;[.I279]&amp;&quot;);&quot;" office:value-type="string" office:string-value="insert into demanda (precio,mes,demanda) values (50,1,20614);" calcext:value-type="string">
            <text:p>insert into demanda (precio,mes,demanda) values (50,1,20614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280]*100)/60)%" office:value-type="percentage" office:value="0.833333333333333" calcext:value-type="percentage">
            <text:p>83.33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280]" office:value-type="percentage" office:value="1.6" calcext:value-type="percentage">
            <text:p>160.00 %</text:p>
          </table:table-cell>
          <table:table-cell table:formula="of:=(9200*(100%+[.E280])) - (9200*(100%+[.E280]))*([.C280]-100%)" office:value-type="float" office:value="17173.3333333333" calcext:value-type="float">
            <text:p>17173</text:p>
          </table:table-cell>
          <table:table-cell table:formula="of:=(RANDBETWEEN([.G280]-5000;[.G280]))" office:value-type="float" office:value="12873" calcext:value-type="float">
            <text:p>12873</text:p>
          </table:table-cell>
          <table:table-cell table:formula="of:=RANDBETWEEN([.H280];[.G280])" office:value-type="float" office:value="16573" calcext:value-type="float">
            <text:p>16573</text:p>
          </table:table-cell>
          <table:table-cell/>
          <table:table-cell table:formula="of:=&quot;insert into demanda (precio,mes,demanda) values (&quot;&amp;[.B280]&amp;&quot;,&quot;&amp;[.D280]&amp;&quot;,&quot;&amp;[.I280]&amp;&quot;);&quot;" office:value-type="string" office:string-value="insert into demanda (precio,mes,demanda) values (50,2,16573);" calcext:value-type="string">
            <text:p>insert into demanda (precio,mes,demanda) values (50,2,16573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281]*100)/60)%" office:value-type="percentage" office:value="0.833333333333333" calcext:value-type="percentage">
            <text:p>83.33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281]" office:value-type="percentage" office:value="1.65" calcext:value-type="percentage">
            <text:p>165.00 %</text:p>
          </table:table-cell>
          <table:table-cell table:formula="of:=(9200*(100%+[.E281])) - (9200*(100%+[.E281]))*([.C281]-100%)" office:value-type="float" office:value="17710" calcext:value-type="float">
            <text:p>17710</text:p>
          </table:table-cell>
          <table:table-cell table:formula="of:=(RANDBETWEEN([.G281]-5000;[.G281]))" office:value-type="float" office:value="15652" calcext:value-type="float">
            <text:p>15652</text:p>
          </table:table-cell>
          <table:table-cell table:formula="of:=RANDBETWEEN([.H281];[.G281])" office:value-type="float" office:value="17002" calcext:value-type="float">
            <text:p>17002</text:p>
          </table:table-cell>
          <table:table-cell/>
          <table:table-cell table:formula="of:=&quot;insert into demanda (precio,mes,demanda) values (&quot;&amp;[.B281]&amp;&quot;,&quot;&amp;[.D281]&amp;&quot;,&quot;&amp;[.I281]&amp;&quot;);&quot;" office:value-type="string" office:string-value="insert into demanda (precio,mes,demanda) values (50,3,17002);" calcext:value-type="string">
            <text:p>insert into demanda (precio,mes,demanda) values (50,3,17002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282]*100)/60)%" office:value-type="percentage" office:value="0.833333333333333" calcext:value-type="percentage">
            <text:p>83.33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282]" office:value-type="percentage" office:value="1.8" calcext:value-type="percentage">
            <text:p>180.00 %</text:p>
          </table:table-cell>
          <table:table-cell table:formula="of:=(9200*(100%+[.E282])) - (9200*(100%+[.E282]))*([.C282]-100%)" office:value-type="float" office:value="19320" calcext:value-type="float">
            <text:p>19320</text:p>
          </table:table-cell>
          <table:table-cell table:formula="of:=(RANDBETWEEN([.G282]-5000;[.G282]))" office:value-type="float" office:value="18817" calcext:value-type="float">
            <text:p>18817</text:p>
          </table:table-cell>
          <table:table-cell table:formula="of:=RANDBETWEEN([.H282];[.G282])" office:value-type="float" office:value="19260" calcext:value-type="float">
            <text:p>19260</text:p>
          </table:table-cell>
          <table:table-cell/>
          <table:table-cell table:formula="of:=&quot;insert into demanda (precio,mes,demanda) values (&quot;&amp;[.B282]&amp;&quot;,&quot;&amp;[.D282]&amp;&quot;,&quot;&amp;[.I282]&amp;&quot;);&quot;" office:value-type="string" office:string-value="insert into demanda (precio,mes,demanda) values (50,4,19260);" calcext:value-type="string">
            <text:p>insert into demanda (precio,mes,demanda) values (50,4,19260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283]*100)/60)%" office:value-type="percentage" office:value="0.833333333333333" calcext:value-type="percentage">
            <text:p>83.33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283]" office:value-type="percentage" office:value="1.75" calcext:value-type="percentage">
            <text:p>175.00 %</text:p>
          </table:table-cell>
          <table:table-cell table:formula="of:=(9200*(100%+[.E283])) - (9200*(100%+[.E283]))*([.C283]-100%)" office:value-type="float" office:value="18783.3333333333" calcext:value-type="float">
            <text:p>18783</text:p>
          </table:table-cell>
          <table:table-cell table:formula="of:=(RANDBETWEEN([.G283]-5000;[.G283]))" office:value-type="float" office:value="15976" calcext:value-type="float">
            <text:p>15976</text:p>
          </table:table-cell>
          <table:table-cell table:formula="of:=RANDBETWEEN([.H283];[.G283])" office:value-type="float" office:value="17695" calcext:value-type="float">
            <text:p>17695</text:p>
          </table:table-cell>
          <table:table-cell/>
          <table:table-cell table:formula="of:=&quot;insert into demanda (precio,mes,demanda) values (&quot;&amp;[.B283]&amp;&quot;,&quot;&amp;[.D283]&amp;&quot;,&quot;&amp;[.I283]&amp;&quot;);&quot;" office:value-type="string" office:string-value="insert into demanda (precio,mes,demanda) values (50,5,17695);" calcext:value-type="string">
            <text:p>insert into demanda (precio,mes,demanda) values (50,5,17695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284]*100)/60)%" office:value-type="percentage" office:value="0.833333333333333" calcext:value-type="percentage">
            <text:p>83.33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284]" office:value-type="percentage" office:value="1.5" calcext:value-type="percentage">
            <text:p>150.00 %</text:p>
          </table:table-cell>
          <table:table-cell table:formula="of:=(9200*(100%+[.E284])) - (9200*(100%+[.E284]))*([.C284]-100%)" office:value-type="float" office:value="16100" calcext:value-type="float">
            <text:p>16100</text:p>
          </table:table-cell>
          <table:table-cell table:formula="of:=(RANDBETWEEN([.G284]-5000;[.G284]))" office:value-type="float" office:value="11109" calcext:value-type="float">
            <text:p>11109</text:p>
          </table:table-cell>
          <table:table-cell table:formula="of:=RANDBETWEEN([.H284];[.G284])" office:value-type="float" office:value="12387" calcext:value-type="float">
            <text:p>12387</text:p>
          </table:table-cell>
          <table:table-cell/>
          <table:table-cell table:formula="of:=&quot;insert into demanda (precio,mes,demanda) values (&quot;&amp;[.B284]&amp;&quot;,&quot;&amp;[.D284]&amp;&quot;,&quot;&amp;[.I284]&amp;&quot;);&quot;" office:value-type="string" office:string-value="insert into demanda (precio,mes,demanda) values (50,6,12387);" calcext:value-type="string">
            <text:p>insert into demanda (precio,mes,demanda) values (50,6,12387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285]*100)/60)%" office:value-type="percentage" office:value="0.833333333333333" calcext:value-type="percentage">
            <text:p>83.33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285]" office:value-type="percentage" office:value="1.4" calcext:value-type="percentage">
            <text:p>140.00 %</text:p>
          </table:table-cell>
          <table:table-cell table:formula="of:=(9200*(100%+[.E285])) - (9200*(100%+[.E285]))*([.C285]-100%)" office:value-type="float" office:value="15026.6666666667" calcext:value-type="float">
            <text:p>15027</text:p>
          </table:table-cell>
          <table:table-cell table:formula="of:=(RANDBETWEEN([.G285]-5000;[.G285]))" office:value-type="float" office:value="10930" calcext:value-type="float">
            <text:p>10930</text:p>
          </table:table-cell>
          <table:table-cell table:formula="of:=RANDBETWEEN([.H285];[.G285])" office:value-type="float" office:value="14474" calcext:value-type="float">
            <text:p>14474</text:p>
          </table:table-cell>
          <table:table-cell/>
          <table:table-cell table:formula="of:=&quot;insert into demanda (precio,mes,demanda) values (&quot;&amp;[.B285]&amp;&quot;,&quot;&amp;[.D285]&amp;&quot;,&quot;&amp;[.I285]&amp;&quot;);&quot;" office:value-type="string" office:string-value="insert into demanda (precio,mes,demanda) values (50,7,14474);" calcext:value-type="string">
            <text:p>insert into demanda (precio,mes,demanda) values (50,7,14474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286]*100)/60)%" office:value-type="percentage" office:value="0.833333333333333" calcext:value-type="percentage">
            <text:p>83.33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286]" office:value-type="percentage" office:value="1.63" calcext:value-type="percentage">
            <text:p>163.00 %</text:p>
          </table:table-cell>
          <table:table-cell table:formula="of:=(9200*(100%+[.E286])) - (9200*(100%+[.E286]))*([.C286]-100%)" office:value-type="float" office:value="17495.3333333333" calcext:value-type="float">
            <text:p>17495</text:p>
          </table:table-cell>
          <table:table-cell table:formula="of:=(RANDBETWEEN([.G286]-5000;[.G286]))" office:value-type="float" office:value="14141" calcext:value-type="float">
            <text:p>14141</text:p>
          </table:table-cell>
          <table:table-cell table:formula="of:=RANDBETWEEN([.H286];[.G286])" office:value-type="float" office:value="15672" calcext:value-type="float">
            <text:p>15672</text:p>
          </table:table-cell>
          <table:table-cell/>
          <table:table-cell table:formula="of:=&quot;insert into demanda (precio,mes,demanda) values (&quot;&amp;[.B286]&amp;&quot;,&quot;&amp;[.D286]&amp;&quot;,&quot;&amp;[.I286]&amp;&quot;);&quot;" office:value-type="string" office:string-value="insert into demanda (precio,mes,demanda) values (50,8,15672);" calcext:value-type="string">
            <text:p>insert into demanda (precio,mes,demanda) values (50,8,15672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287]*100)/60)%" office:value-type="percentage" office:value="0.833333333333333" calcext:value-type="percentage">
            <text:p>83.33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287]" office:value-type="percentage" office:value="1.8" calcext:value-type="percentage">
            <text:p>180.00 %</text:p>
          </table:table-cell>
          <table:table-cell table:formula="of:=(9200*(100%+[.E287])) - (9200*(100%+[.E287]))*([.C287]-100%)" office:value-type="float" office:value="19320" calcext:value-type="float">
            <text:p>19320</text:p>
          </table:table-cell>
          <table:table-cell table:formula="of:=(RANDBETWEEN([.G287]-5000;[.G287]))" office:value-type="float" office:value="15866" calcext:value-type="float">
            <text:p>15866</text:p>
          </table:table-cell>
          <table:table-cell table:formula="of:=RANDBETWEEN([.H287];[.G287])" office:value-type="float" office:value="16850" calcext:value-type="float">
            <text:p>16850</text:p>
          </table:table-cell>
          <table:table-cell/>
          <table:table-cell table:formula="of:=&quot;insert into demanda (precio,mes,demanda) values (&quot;&amp;[.B287]&amp;&quot;,&quot;&amp;[.D287]&amp;&quot;,&quot;&amp;[.I287]&amp;&quot;);&quot;" office:value-type="string" office:string-value="insert into demanda (precio,mes,demanda) values (50,9,16850);" calcext:value-type="string">
            <text:p>insert into demanda (precio,mes,demanda) values (50,9,16850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288]*100)/60)%" office:value-type="percentage" office:value="0.833333333333333" calcext:value-type="percentage">
            <text:p>83.33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5" calcext:value-type="percentage">
            <text:p>85.00 %</text:p>
          </table:table-cell>
          <table:table-cell table:formula="of:=100%+[.E288]" office:value-type="percentage" office:value="1.85" calcext:value-type="percentage">
            <text:p>185.00 %</text:p>
          </table:table-cell>
          <table:table-cell table:formula="of:=(9200*(100%+[.E288])) - (9200*(100%+[.E288]))*([.C288]-100%)" office:value-type="float" office:value="19856.6666666667" calcext:value-type="float">
            <text:p>19857</text:p>
          </table:table-cell>
          <table:table-cell table:formula="of:=(RANDBETWEEN([.G288]-5000;[.G288]))" office:value-type="float" office:value="17582" calcext:value-type="float">
            <text:p>17582</text:p>
          </table:table-cell>
          <table:table-cell table:formula="of:=RANDBETWEEN([.H288];[.G288])" office:value-type="float" office:value="19793" calcext:value-type="float">
            <text:p>19793</text:p>
          </table:table-cell>
          <table:table-cell/>
          <table:table-cell table:formula="of:=&quot;insert into demanda (precio,mes,demanda) values (&quot;&amp;[.B288]&amp;&quot;,&quot;&amp;[.D288]&amp;&quot;,&quot;&amp;[.I288]&amp;&quot;);&quot;" office:value-type="string" office:string-value="insert into demanda (precio,mes,demanda) values (50,10,19793);" calcext:value-type="string">
            <text:p>insert into demanda (precio,mes,demanda) values (50,10,19793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289]*100)/60)%" office:value-type="percentage" office:value="0.833333333333333" calcext:value-type="percentage">
            <text:p>83.33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289]" office:value-type="percentage" office:value="1.9" calcext:value-type="percentage">
            <text:p>190.00 %</text:p>
          </table:table-cell>
          <table:table-cell table:formula="of:=(9200*(100%+[.E289])) - (9200*(100%+[.E289]))*([.C289]-100%)" office:value-type="float" office:value="20393.3333333333" calcext:value-type="float">
            <text:p>20393</text:p>
          </table:table-cell>
          <table:table-cell table:formula="of:=(RANDBETWEEN([.G289]-5000;[.G289]))" office:value-type="float" office:value="17044" calcext:value-type="float">
            <text:p>17044</text:p>
          </table:table-cell>
          <table:table-cell table:formula="of:=RANDBETWEEN([.H289];[.G289])" office:value-type="float" office:value="20066" calcext:value-type="float">
            <text:p>20066</text:p>
          </table:table-cell>
          <table:table-cell/>
          <table:table-cell table:formula="of:=&quot;insert into demanda (precio,mes,demanda) values (&quot;&amp;[.B289]&amp;&quot;,&quot;&amp;[.D289]&amp;&quot;,&quot;&amp;[.I289]&amp;&quot;);&quot;" office:value-type="string" office:string-value="insert into demanda (precio,mes,demanda) values (50,11,20066);" calcext:value-type="string">
            <text:p>insert into demanda (precio,mes,demanda) values (50,11,20066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290]*100)/60)%" office:value-type="percentage" office:value="0.833333333333333" calcext:value-type="percentage">
            <text:p>83.33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290]" office:value-type="percentage" office:value="2" calcext:value-type="percentage">
            <text:p>200.00 %</text:p>
          </table:table-cell>
          <table:table-cell table:formula="of:=(9200*(100%+[.E290])) - (9200*(100%+[.E290]))*([.C290]-100%)" office:value-type="float" office:value="21466.6666666667" calcext:value-type="float">
            <text:p>21467</text:p>
          </table:table-cell>
          <table:table-cell table:formula="of:=(RANDBETWEEN([.G290]-5000;[.G290]))" office:value-type="float" office:value="19606" calcext:value-type="float">
            <text:p>19606</text:p>
          </table:table-cell>
          <table:table-cell table:formula="of:=RANDBETWEEN([.H290];[.G290])" office:value-type="float" office:value="21293" calcext:value-type="float">
            <text:p>21293</text:p>
          </table:table-cell>
          <table:table-cell/>
          <table:table-cell table:formula="of:=&quot;insert into demanda (precio,mes,demanda) values (&quot;&amp;[.B290]&amp;&quot;,&quot;&amp;[.D290]&amp;&quot;,&quot;&amp;[.I290]&amp;&quot;);&quot;" office:value-type="string" office:string-value="insert into demanda (precio,mes,demanda) values (50,12,21293);" calcext:value-type="string">
            <text:p>insert into demanda (precio,mes,demanda) values (50,12,21293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291]*100)/60)%" office:value-type="percentage" office:value="1.5" calcext:value-type="percentage">
            <text:p>150.00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291]" office:value-type="percentage" office:value="1.95" calcext:value-type="percentage">
            <text:p>195.00 %</text:p>
          </table:table-cell>
          <table:table-cell table:formula="of:=(9200*(100%+[.E291])) - (9200*(100%+[.E291]))*([.C291]-100%)" office:value-type="float" office:value="8970" calcext:value-type="float">
            <text:p>8970</text:p>
          </table:table-cell>
          <table:table-cell table:formula="of:=(RANDBETWEEN([.G291]-5000;[.G291]))" office:value-type="float" office:value="4489" calcext:value-type="float">
            <text:p>4489</text:p>
          </table:table-cell>
          <table:table-cell table:formula="of:=RANDBETWEEN([.H291];[.G291])" office:value-type="float" office:value="6474" calcext:value-type="float">
            <text:p>6474</text:p>
          </table:table-cell>
          <table:table-cell/>
          <table:table-cell table:formula="of:=&quot;insert into demanda (precio,mes,demanda) values (&quot;&amp;[.B291]&amp;&quot;,&quot;&amp;[.D291]&amp;&quot;,&quot;&amp;[.I291]&amp;&quot;);&quot;" office:value-type="string" office:string-value="insert into demanda (precio,mes,demanda) values (90,1,6474);" calcext:value-type="string">
            <text:p>insert into demanda (precio,mes,demanda) values (90,1,6474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292]*100)/60)%" office:value-type="percentage" office:value="1.5" calcext:value-type="percentage">
            <text:p>150.00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292]" office:value-type="percentage" office:value="1.6" calcext:value-type="percentage">
            <text:p>160.00 %</text:p>
          </table:table-cell>
          <table:table-cell table:formula="of:=(9200*(100%+[.E292])) - (9200*(100%+[.E292]))*([.C292]-100%)" office:value-type="float" office:value="7360" calcext:value-type="float">
            <text:p>7360</text:p>
          </table:table-cell>
          <table:table-cell table:formula="of:=(RANDBETWEEN([.G292]-5000;[.G292]))" office:value-type="float" office:value="6275" calcext:value-type="float">
            <text:p>6275</text:p>
          </table:table-cell>
          <table:table-cell table:formula="of:=RANDBETWEEN([.H292];[.G292])" office:value-type="float" office:value="6708" calcext:value-type="float">
            <text:p>6708</text:p>
          </table:table-cell>
          <table:table-cell/>
          <table:table-cell table:formula="of:=&quot;insert into demanda (precio,mes,demanda) values (&quot;&amp;[.B292]&amp;&quot;,&quot;&amp;[.D292]&amp;&quot;,&quot;&amp;[.I292]&amp;&quot;);&quot;" office:value-type="string" office:string-value="insert into demanda (precio,mes,demanda) values (90,2,6708);" calcext:value-type="string">
            <text:p>insert into demanda (precio,mes,demanda) values (90,2,6708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293]*100)/60)%" office:value-type="percentage" office:value="1.5" calcext:value-type="percentage">
            <text:p>150.00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293]" office:value-type="percentage" office:value="1.65" calcext:value-type="percentage">
            <text:p>165.00 %</text:p>
          </table:table-cell>
          <table:table-cell table:formula="of:=(9200*(100%+[.E293])) - (9200*(100%+[.E293]))*([.C293]-100%)" office:value-type="float" office:value="7590" calcext:value-type="float">
            <text:p>7590</text:p>
          </table:table-cell>
          <table:table-cell table:formula="of:=(RANDBETWEEN([.G293]-5000;[.G293]))" office:value-type="float" office:value="7311" calcext:value-type="float">
            <text:p>7311</text:p>
          </table:table-cell>
          <table:table-cell table:formula="of:=RANDBETWEEN([.H293];[.G293])" office:value-type="float" office:value="7553" calcext:value-type="float">
            <text:p>7553</text:p>
          </table:table-cell>
          <table:table-cell/>
          <table:table-cell table:formula="of:=&quot;insert into demanda (precio,mes,demanda) values (&quot;&amp;[.B293]&amp;&quot;,&quot;&amp;[.D293]&amp;&quot;,&quot;&amp;[.I293]&amp;&quot;);&quot;" office:value-type="string" office:string-value="insert into demanda (precio,mes,demanda) values (90,3,7553);" calcext:value-type="string">
            <text:p>insert into demanda (precio,mes,demanda) values (90,3,7553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294]*100)/60)%" office:value-type="percentage" office:value="1.5" calcext:value-type="percentage">
            <text:p>150.00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294]" office:value-type="percentage" office:value="1.8" calcext:value-type="percentage">
            <text:p>180.00 %</text:p>
          </table:table-cell>
          <table:table-cell table:formula="of:=(9200*(100%+[.E294])) - (9200*(100%+[.E294]))*([.C294]-100%)" office:value-type="float" office:value="8280" calcext:value-type="float">
            <text:p>8280</text:p>
          </table:table-cell>
          <table:table-cell table:formula="of:=(RANDBETWEEN([.G294]-5000;[.G294]))" office:value-type="float" office:value="6882" calcext:value-type="float">
            <text:p>6882</text:p>
          </table:table-cell>
          <table:table-cell table:formula="of:=RANDBETWEEN([.H294];[.G294])" office:value-type="float" office:value="7519" calcext:value-type="float">
            <text:p>7519</text:p>
          </table:table-cell>
          <table:table-cell/>
          <table:table-cell table:formula="of:=&quot;insert into demanda (precio,mes,demanda) values (&quot;&amp;[.B294]&amp;&quot;,&quot;&amp;[.D294]&amp;&quot;,&quot;&amp;[.I294]&amp;&quot;);&quot;" office:value-type="string" office:string-value="insert into demanda (precio,mes,demanda) values (90,4,7519);" calcext:value-type="string">
            <text:p>insert into demanda (precio,mes,demanda) values (90,4,7519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295]*100)/60)%" office:value-type="percentage" office:value="1.5" calcext:value-type="percentage">
            <text:p>150.00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295]" office:value-type="percentage" office:value="1.75" calcext:value-type="percentage">
            <text:p>175.00 %</text:p>
          </table:table-cell>
          <table:table-cell table:formula="of:=(9200*(100%+[.E295])) - (9200*(100%+[.E295]))*([.C295]-100%)" office:value-type="float" office:value="8050" calcext:value-type="float">
            <text:p>8050</text:p>
          </table:table-cell>
          <table:table-cell table:formula="of:=(RANDBETWEEN([.G295]-5000;[.G295]))" office:value-type="float" office:value="4075" calcext:value-type="float">
            <text:p>4075</text:p>
          </table:table-cell>
          <table:table-cell table:formula="of:=RANDBETWEEN([.H295];[.G295])" office:value-type="float" office:value="8006" calcext:value-type="float">
            <text:p>8006</text:p>
          </table:table-cell>
          <table:table-cell/>
          <table:table-cell table:formula="of:=&quot;insert into demanda (precio,mes,demanda) values (&quot;&amp;[.B295]&amp;&quot;,&quot;&amp;[.D295]&amp;&quot;,&quot;&amp;[.I295]&amp;&quot;);&quot;" office:value-type="string" office:string-value="insert into demanda (precio,mes,demanda) values (90,5,8006);" calcext:value-type="string">
            <text:p>insert into demanda (precio,mes,demanda) values (90,5,8006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296]*100)/60)%" office:value-type="percentage" office:value="1.5" calcext:value-type="percentage">
            <text:p>150.00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296]" office:value-type="percentage" office:value="1.5" calcext:value-type="percentage">
            <text:p>150.00 %</text:p>
          </table:table-cell>
          <table:table-cell table:formula="of:=(9200*(100%+[.E296])) - (9200*(100%+[.E296]))*([.C296]-100%)" office:value-type="float" office:value="6900" calcext:value-type="float">
            <text:p>6900</text:p>
          </table:table-cell>
          <table:table-cell table:formula="of:=(RANDBETWEEN([.G296]-5000;[.G296]))" office:value-type="float" office:value="5388" calcext:value-type="float">
            <text:p>5388</text:p>
          </table:table-cell>
          <table:table-cell table:formula="of:=RANDBETWEEN([.H296];[.G296])" office:value-type="float" office:value="5734" calcext:value-type="float">
            <text:p>5734</text:p>
          </table:table-cell>
          <table:table-cell/>
          <table:table-cell table:formula="of:=&quot;insert into demanda (precio,mes,demanda) values (&quot;&amp;[.B296]&amp;&quot;,&quot;&amp;[.D296]&amp;&quot;,&quot;&amp;[.I296]&amp;&quot;);&quot;" office:value-type="string" office:string-value="insert into demanda (precio,mes,demanda) values (90,6,5734);" calcext:value-type="string">
            <text:p>insert into demanda (precio,mes,demanda) values (90,6,5734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297]*100)/60)%" office:value-type="percentage" office:value="1.5" calcext:value-type="percentage">
            <text:p>150.00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297]" office:value-type="percentage" office:value="1.4" calcext:value-type="percentage">
            <text:p>140.00 %</text:p>
          </table:table-cell>
          <table:table-cell table:formula="of:=(9200*(100%+[.E297])) - (9200*(100%+[.E297]))*([.C297]-100%)" office:value-type="float" office:value="6440" calcext:value-type="float">
            <text:p>6440</text:p>
          </table:table-cell>
          <table:table-cell table:formula="of:=(RANDBETWEEN([.G297]-5000;[.G297]))" office:value-type="float" office:value="2329" calcext:value-type="float">
            <text:p>2329</text:p>
          </table:table-cell>
          <table:table-cell table:formula="of:=RANDBETWEEN([.H297];[.G297])" office:value-type="float" office:value="5277" calcext:value-type="float">
            <text:p>5277</text:p>
          </table:table-cell>
          <table:table-cell/>
          <table:table-cell table:formula="of:=&quot;insert into demanda (precio,mes,demanda) values (&quot;&amp;[.B297]&amp;&quot;,&quot;&amp;[.D297]&amp;&quot;,&quot;&amp;[.I297]&amp;&quot;);&quot;" office:value-type="string" office:string-value="insert into demanda (precio,mes,demanda) values (90,7,5277);" calcext:value-type="string">
            <text:p>insert into demanda (precio,mes,demanda) values (90,7,5277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298]*100)/60)%" office:value-type="percentage" office:value="1.5" calcext:value-type="percentage">
            <text:p>150.00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298]" office:value-type="percentage" office:value="1.63" calcext:value-type="percentage">
            <text:p>163.00 %</text:p>
          </table:table-cell>
          <table:table-cell table:formula="of:=(9200*(100%+[.E298])) - (9200*(100%+[.E298]))*([.C298]-100%)" office:value-type="float" office:value="7498" calcext:value-type="float">
            <text:p>7498</text:p>
          </table:table-cell>
          <table:table-cell table:formula="of:=(RANDBETWEEN([.G298]-5000;[.G298]))" office:value-type="float" office:value="6089" calcext:value-type="float">
            <text:p>6089</text:p>
          </table:table-cell>
          <table:table-cell table:formula="of:=RANDBETWEEN([.H298];[.G298])" office:value-type="float" office:value="6693" calcext:value-type="float">
            <text:p>6693</text:p>
          </table:table-cell>
          <table:table-cell/>
          <table:table-cell table:formula="of:=&quot;insert into demanda (precio,mes,demanda) values (&quot;&amp;[.B298]&amp;&quot;,&quot;&amp;[.D298]&amp;&quot;,&quot;&amp;[.I298]&amp;&quot;);&quot;" office:value-type="string" office:string-value="insert into demanda (precio,mes,demanda) values (90,8,6693);" calcext:value-type="string">
            <text:p>insert into demanda (precio,mes,demanda) values (90,8,6693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299]*100)/60)%" office:value-type="percentage" office:value="1.5" calcext:value-type="percentage">
            <text:p>150.00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299]" office:value-type="percentage" office:value="1.8" calcext:value-type="percentage">
            <text:p>180.00 %</text:p>
          </table:table-cell>
          <table:table-cell table:formula="of:=(9200*(100%+[.E299])) - (9200*(100%+[.E299]))*([.C299]-100%)" office:value-type="float" office:value="8280" calcext:value-type="float">
            <text:p>8280</text:p>
          </table:table-cell>
          <table:table-cell table:formula="of:=(RANDBETWEEN([.G299]-5000;[.G299]))" office:value-type="float" office:value="5922" calcext:value-type="float">
            <text:p>5922</text:p>
          </table:table-cell>
          <table:table-cell table:formula="of:=RANDBETWEEN([.H299];[.G299])" office:value-type="float" office:value="6263" calcext:value-type="float">
            <text:p>6263</text:p>
          </table:table-cell>
          <table:table-cell/>
          <table:table-cell table:formula="of:=&quot;insert into demanda (precio,mes,demanda) values (&quot;&amp;[.B299]&amp;&quot;,&quot;&amp;[.D299]&amp;&quot;,&quot;&amp;[.I299]&amp;&quot;);&quot;" office:value-type="string" office:string-value="insert into demanda (precio,mes,demanda) values (90,9,6263);" calcext:value-type="string">
            <text:p>insert into demanda (precio,mes,demanda) values (90,9,6263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300]*100)/60)%" office:value-type="percentage" office:value="1.5" calcext:value-type="percentage">
            <text:p>150.00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5" calcext:value-type="percentage">
            <text:p>85.00 %</text:p>
          </table:table-cell>
          <table:table-cell table:formula="of:=100%+[.E300]" office:value-type="percentage" office:value="1.85" calcext:value-type="percentage">
            <text:p>185.00 %</text:p>
          </table:table-cell>
          <table:table-cell table:formula="of:=(9200*(100%+[.E300])) - (9200*(100%+[.E300]))*([.C300]-100%)" office:value-type="float" office:value="8510" calcext:value-type="float">
            <text:p>8510</text:p>
          </table:table-cell>
          <table:table-cell table:formula="of:=(RANDBETWEEN([.G300]-5000;[.G300]))" office:value-type="float" office:value="5631" calcext:value-type="float">
            <text:p>5631</text:p>
          </table:table-cell>
          <table:table-cell table:formula="of:=RANDBETWEEN([.H300];[.G300])" office:value-type="float" office:value="7998" calcext:value-type="float">
            <text:p>7998</text:p>
          </table:table-cell>
          <table:table-cell/>
          <table:table-cell table:formula="of:=&quot;insert into demanda (precio,mes,demanda) values (&quot;&amp;[.B300]&amp;&quot;,&quot;&amp;[.D300]&amp;&quot;,&quot;&amp;[.I300]&amp;&quot;);&quot;" office:value-type="string" office:string-value="insert into demanda (precio,mes,demanda) values (90,10,7998);" calcext:value-type="string">
            <text:p>insert into demanda (precio,mes,demanda) values (90,10,7998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301]*100)/60)%" office:value-type="percentage" office:value="1.5" calcext:value-type="percentage">
            <text:p>150.00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301]" office:value-type="percentage" office:value="1.9" calcext:value-type="percentage">
            <text:p>190.00 %</text:p>
          </table:table-cell>
          <table:table-cell table:formula="of:=(9200*(100%+[.E301])) - (9200*(100%+[.E301]))*([.C301]-100%)" office:value-type="float" office:value="8740" calcext:value-type="float">
            <text:p>8740</text:p>
          </table:table-cell>
          <table:table-cell table:formula="of:=(RANDBETWEEN([.G301]-5000;[.G301]))" office:value-type="float" office:value="4298" calcext:value-type="float">
            <text:p>4298</text:p>
          </table:table-cell>
          <table:table-cell table:formula="of:=RANDBETWEEN([.H301];[.G301])" office:value-type="float" office:value="7960" calcext:value-type="float">
            <text:p>7960</text:p>
          </table:table-cell>
          <table:table-cell/>
          <table:table-cell table:formula="of:=&quot;insert into demanda (precio,mes,demanda) values (&quot;&amp;[.B301]&amp;&quot;,&quot;&amp;[.D301]&amp;&quot;,&quot;&amp;[.I301]&amp;&quot;);&quot;" office:value-type="string" office:string-value="insert into demanda (precio,mes,demanda) values (90,11,7960);" calcext:value-type="string">
            <text:p>insert into demanda (precio,mes,demanda) values (90,11,7960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302]*100)/60)%" office:value-type="percentage" office:value="1.5" calcext:value-type="percentage">
            <text:p>150.00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302]" office:value-type="percentage" office:value="2" calcext:value-type="percentage">
            <text:p>200.00 %</text:p>
          </table:table-cell>
          <table:table-cell table:formula="of:=(9200*(100%+[.E302])) - (9200*(100%+[.E302]))*([.C302]-100%)" office:value-type="float" office:value="9200" calcext:value-type="float">
            <text:p>9200</text:p>
          </table:table-cell>
          <table:table-cell table:formula="of:=(RANDBETWEEN([.G302]-5000;[.G302]))" office:value-type="float" office:value="6999" calcext:value-type="float">
            <text:p>6999</text:p>
          </table:table-cell>
          <table:table-cell table:formula="of:=RANDBETWEEN([.H302];[.G302])" office:value-type="float" office:value="8767" calcext:value-type="float">
            <text:p>8767</text:p>
          </table:table-cell>
          <table:table-cell/>
          <table:table-cell table:formula="of:=&quot;insert into demanda (precio,mes,demanda) values (&quot;&amp;[.B302]&amp;&quot;,&quot;&amp;[.D302]&amp;&quot;,&quot;&amp;[.I302]&amp;&quot;);&quot;" office:value-type="string" office:string-value="insert into demanda (precio,mes,demanda) values (90,12,8767);" calcext:value-type="string">
            <text:p>insert into demanda (precio,mes,demanda) values (90,12,8767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303]*100)/60)%" office:value-type="percentage" office:value="0.5" calcext:value-type="percentage">
            <text:p>50.00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303]" office:value-type="percentage" office:value="1.95" calcext:value-type="percentage">
            <text:p>195.00 %</text:p>
          </table:table-cell>
          <table:table-cell table:formula="of:=(9200*(100%+[.E303])) - (9200*(100%+[.E303]))*([.C303]-100%)" office:value-type="float" office:value="26910" calcext:value-type="float">
            <text:p>26910</text:p>
          </table:table-cell>
          <table:table-cell table:formula="of:=(RANDBETWEEN([.G303]-5000;[.G303]))" office:value-type="float" office:value="22856" calcext:value-type="float">
            <text:p>22856</text:p>
          </table:table-cell>
          <table:table-cell table:formula="of:=RANDBETWEEN([.H303];[.G303])" office:value-type="float" office:value="25053" calcext:value-type="float">
            <text:p>25053</text:p>
          </table:table-cell>
          <table:table-cell/>
          <table:table-cell table:formula="of:=&quot;insert into demanda (precio,mes,demanda) values (&quot;&amp;[.B303]&amp;&quot;,&quot;&amp;[.D303]&amp;&quot;,&quot;&amp;[.I303]&amp;&quot;);&quot;" office:value-type="string" office:string-value="insert into demanda (precio,mes,demanda) values (30,1,25053);" calcext:value-type="string">
            <text:p>insert into demanda (precio,mes,demanda) values (30,1,25053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304]*100)/60)%" office:value-type="percentage" office:value="0.5" calcext:value-type="percentage">
            <text:p>50.00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304]" office:value-type="percentage" office:value="1.6" calcext:value-type="percentage">
            <text:p>160.00 %</text:p>
          </table:table-cell>
          <table:table-cell table:formula="of:=(9200*(100%+[.E304])) - (9200*(100%+[.E304]))*([.C304]-100%)" office:value-type="float" office:value="22080" calcext:value-type="float">
            <text:p>22080</text:p>
          </table:table-cell>
          <table:table-cell table:formula="of:=(RANDBETWEEN([.G304]-5000;[.G304]))" office:value-type="float" office:value="19115" calcext:value-type="float">
            <text:p>19115</text:p>
          </table:table-cell>
          <table:table-cell table:formula="of:=RANDBETWEEN([.H304];[.G304])" office:value-type="float" office:value="21999" calcext:value-type="float">
            <text:p>21999</text:p>
          </table:table-cell>
          <table:table-cell/>
          <table:table-cell table:formula="of:=&quot;insert into demanda (precio,mes,demanda) values (&quot;&amp;[.B304]&amp;&quot;,&quot;&amp;[.D304]&amp;&quot;,&quot;&amp;[.I304]&amp;&quot;);&quot;" office:value-type="string" office:string-value="insert into demanda (precio,mes,demanda) values (30,2,21999);" calcext:value-type="string">
            <text:p>insert into demanda (precio,mes,demanda) values (30,2,21999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305]*100)/60)%" office:value-type="percentage" office:value="0.5" calcext:value-type="percentage">
            <text:p>50.00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305]" office:value-type="percentage" office:value="1.65" calcext:value-type="percentage">
            <text:p>165.00 %</text:p>
          </table:table-cell>
          <table:table-cell table:formula="of:=(9200*(100%+[.E305])) - (9200*(100%+[.E305]))*([.C305]-100%)" office:value-type="float" office:value="22770" calcext:value-type="float">
            <text:p>22770</text:p>
          </table:table-cell>
          <table:table-cell table:formula="of:=(RANDBETWEEN([.G305]-5000;[.G305]))" office:value-type="float" office:value="19462" calcext:value-type="float">
            <text:p>19462</text:p>
          </table:table-cell>
          <table:table-cell table:formula="of:=RANDBETWEEN([.H305];[.G305])" office:value-type="float" office:value="20949" calcext:value-type="float">
            <text:p>20949</text:p>
          </table:table-cell>
          <table:table-cell/>
          <table:table-cell table:formula="of:=&quot;insert into demanda (precio,mes,demanda) values (&quot;&amp;[.B305]&amp;&quot;,&quot;&amp;[.D305]&amp;&quot;,&quot;&amp;[.I305]&amp;&quot;);&quot;" office:value-type="string" office:string-value="insert into demanda (precio,mes,demanda) values (30,3,20949);" calcext:value-type="string">
            <text:p>insert into demanda (precio,mes,demanda) values (30,3,20949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306]*100)/60)%" office:value-type="percentage" office:value="0.5" calcext:value-type="percentage">
            <text:p>50.00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306]" office:value-type="percentage" office:value="1.8" calcext:value-type="percentage">
            <text:p>180.00 %</text:p>
          </table:table-cell>
          <table:table-cell table:formula="of:=(9200*(100%+[.E306])) - (9200*(100%+[.E306]))*([.C306]-100%)" office:value-type="float" office:value="24840" calcext:value-type="float">
            <text:p>24840</text:p>
          </table:table-cell>
          <table:table-cell table:formula="of:=(RANDBETWEEN([.G306]-5000;[.G306]))" office:value-type="float" office:value="24604" calcext:value-type="float">
            <text:p>24604</text:p>
          </table:table-cell>
          <table:table-cell table:formula="of:=RANDBETWEEN([.H306];[.G306])" office:value-type="float" office:value="24707" calcext:value-type="float">
            <text:p>24707</text:p>
          </table:table-cell>
          <table:table-cell/>
          <table:table-cell table:formula="of:=&quot;insert into demanda (precio,mes,demanda) values (&quot;&amp;[.B306]&amp;&quot;,&quot;&amp;[.D306]&amp;&quot;,&quot;&amp;[.I306]&amp;&quot;);&quot;" office:value-type="string" office:string-value="insert into demanda (precio,mes,demanda) values (30,4,24707);" calcext:value-type="string">
            <text:p>insert into demanda (precio,mes,demanda) values (30,4,24707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307]*100)/60)%" office:value-type="percentage" office:value="0.5" calcext:value-type="percentage">
            <text:p>50.00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307]" office:value-type="percentage" office:value="1.75" calcext:value-type="percentage">
            <text:p>175.00 %</text:p>
          </table:table-cell>
          <table:table-cell table:formula="of:=(9200*(100%+[.E307])) - (9200*(100%+[.E307]))*([.C307]-100%)" office:value-type="float" office:value="24150" calcext:value-type="float">
            <text:p>24150</text:p>
          </table:table-cell>
          <table:table-cell table:formula="of:=(RANDBETWEEN([.G307]-5000;[.G307]))" office:value-type="float" office:value="22529" calcext:value-type="float">
            <text:p>22529</text:p>
          </table:table-cell>
          <table:table-cell table:formula="of:=RANDBETWEEN([.H307];[.G307])" office:value-type="float" office:value="23650" calcext:value-type="float">
            <text:p>23650</text:p>
          </table:table-cell>
          <table:table-cell/>
          <table:table-cell table:formula="of:=&quot;insert into demanda (precio,mes,demanda) values (&quot;&amp;[.B307]&amp;&quot;,&quot;&amp;[.D307]&amp;&quot;,&quot;&amp;[.I307]&amp;&quot;);&quot;" office:value-type="string" office:string-value="insert into demanda (precio,mes,demanda) values (30,5,23650);" calcext:value-type="string">
            <text:p>insert into demanda (precio,mes,demanda) values (30,5,23650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308]*100)/60)%" office:value-type="percentage" office:value="0.5" calcext:value-type="percentage">
            <text:p>50.00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308]" office:value-type="percentage" office:value="1.5" calcext:value-type="percentage">
            <text:p>150.00 %</text:p>
          </table:table-cell>
          <table:table-cell table:formula="of:=(9200*(100%+[.E308])) - (9200*(100%+[.E308]))*([.C308]-100%)" office:value-type="float" office:value="20700" calcext:value-type="float">
            <text:p>20700</text:p>
          </table:table-cell>
          <table:table-cell table:formula="of:=(RANDBETWEEN([.G308]-5000;[.G308]))" office:value-type="float" office:value="17554" calcext:value-type="float">
            <text:p>17554</text:p>
          </table:table-cell>
          <table:table-cell table:formula="of:=RANDBETWEEN([.H308];[.G308])" office:value-type="float" office:value="17692" calcext:value-type="float">
            <text:p>17692</text:p>
          </table:table-cell>
          <table:table-cell/>
          <table:table-cell table:formula="of:=&quot;insert into demanda (precio,mes,demanda) values (&quot;&amp;[.B308]&amp;&quot;,&quot;&amp;[.D308]&amp;&quot;,&quot;&amp;[.I308]&amp;&quot;);&quot;" office:value-type="string" office:string-value="insert into demanda (precio,mes,demanda) values (30,6,17692);" calcext:value-type="string">
            <text:p>insert into demanda (precio,mes,demanda) values (30,6,17692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309]*100)/60)%" office:value-type="percentage" office:value="0.5" calcext:value-type="percentage">
            <text:p>50.00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309]" office:value-type="percentage" office:value="1.4" calcext:value-type="percentage">
            <text:p>140.00 %</text:p>
          </table:table-cell>
          <table:table-cell table:formula="of:=(9200*(100%+[.E309])) - (9200*(100%+[.E309]))*([.C309]-100%)" office:value-type="float" office:value="19320" calcext:value-type="float">
            <text:p>19320</text:p>
          </table:table-cell>
          <table:table-cell table:formula="of:=(RANDBETWEEN([.G309]-5000;[.G309]))" office:value-type="float" office:value="19124" calcext:value-type="float">
            <text:p>19124</text:p>
          </table:table-cell>
          <table:table-cell table:formula="of:=RANDBETWEEN([.H309];[.G309])" office:value-type="float" office:value="19233" calcext:value-type="float">
            <text:p>19233</text:p>
          </table:table-cell>
          <table:table-cell/>
          <table:table-cell table:formula="of:=&quot;insert into demanda (precio,mes,demanda) values (&quot;&amp;[.B309]&amp;&quot;,&quot;&amp;[.D309]&amp;&quot;,&quot;&amp;[.I309]&amp;&quot;);&quot;" office:value-type="string" office:string-value="insert into demanda (precio,mes,demanda) values (30,7,19233);" calcext:value-type="string">
            <text:p>insert into demanda (precio,mes,demanda) values (30,7,19233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310]*100)/60)%" office:value-type="percentage" office:value="0.5" calcext:value-type="percentage">
            <text:p>50.00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310]" office:value-type="percentage" office:value="1.63" calcext:value-type="percentage">
            <text:p>163.00 %</text:p>
          </table:table-cell>
          <table:table-cell table:formula="of:=(9200*(100%+[.E310])) - (9200*(100%+[.E310]))*([.C310]-100%)" office:value-type="float" office:value="22494" calcext:value-type="float">
            <text:p>22494</text:p>
          </table:table-cell>
          <table:table-cell table:formula="of:=(RANDBETWEEN([.G310]-5000;[.G310]))" office:value-type="float" office:value="18828" calcext:value-type="float">
            <text:p>18828</text:p>
          </table:table-cell>
          <table:table-cell table:formula="of:=RANDBETWEEN([.H310];[.G310])" office:value-type="float" office:value="19211" calcext:value-type="float">
            <text:p>19211</text:p>
          </table:table-cell>
          <table:table-cell/>
          <table:table-cell table:formula="of:=&quot;insert into demanda (precio,mes,demanda) values (&quot;&amp;[.B310]&amp;&quot;,&quot;&amp;[.D310]&amp;&quot;,&quot;&amp;[.I310]&amp;&quot;);&quot;" office:value-type="string" office:string-value="insert into demanda (precio,mes,demanda) values (30,8,19211);" calcext:value-type="string">
            <text:p>insert into demanda (precio,mes,demanda) values (30,8,19211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311]*100)/60)%" office:value-type="percentage" office:value="0.5" calcext:value-type="percentage">
            <text:p>50.00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311]" office:value-type="percentage" office:value="1.8" calcext:value-type="percentage">
            <text:p>180.00 %</text:p>
          </table:table-cell>
          <table:table-cell table:formula="of:=(9200*(100%+[.E311])) - (9200*(100%+[.E311]))*([.C311]-100%)" office:value-type="float" office:value="24840" calcext:value-type="float">
            <text:p>24840</text:p>
          </table:table-cell>
          <table:table-cell table:formula="of:=(RANDBETWEEN([.G311]-5000;[.G311]))" office:value-type="float" office:value="23010" calcext:value-type="float">
            <text:p>23010</text:p>
          </table:table-cell>
          <table:table-cell table:formula="of:=RANDBETWEEN([.H311];[.G311])" office:value-type="float" office:value="24103" calcext:value-type="float">
            <text:p>24103</text:p>
          </table:table-cell>
          <table:table-cell/>
          <table:table-cell table:formula="of:=&quot;insert into demanda (precio,mes,demanda) values (&quot;&amp;[.B311]&amp;&quot;,&quot;&amp;[.D311]&amp;&quot;,&quot;&amp;[.I311]&amp;&quot;);&quot;" office:value-type="string" office:string-value="insert into demanda (precio,mes,demanda) values (30,9,24103);" calcext:value-type="string">
            <text:p>insert into demanda (precio,mes,demanda) values (30,9,24103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312]*100)/60)%" office:value-type="percentage" office:value="0.5" calcext:value-type="percentage">
            <text:p>50.00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5" calcext:value-type="percentage">
            <text:p>85.00 %</text:p>
          </table:table-cell>
          <table:table-cell table:formula="of:=100%+[.E312]" office:value-type="percentage" office:value="1.85" calcext:value-type="percentage">
            <text:p>185.00 %</text:p>
          </table:table-cell>
          <table:table-cell table:formula="of:=(9200*(100%+[.E312])) - (9200*(100%+[.E312]))*([.C312]-100%)" office:value-type="float" office:value="25530" calcext:value-type="float">
            <text:p>25530</text:p>
          </table:table-cell>
          <table:table-cell table:formula="of:=(RANDBETWEEN([.G312]-5000;[.G312]))" office:value-type="float" office:value="22904" calcext:value-type="float">
            <text:p>22904</text:p>
          </table:table-cell>
          <table:table-cell table:formula="of:=RANDBETWEEN([.H312];[.G312])" office:value-type="float" office:value="23707" calcext:value-type="float">
            <text:p>23707</text:p>
          </table:table-cell>
          <table:table-cell/>
          <table:table-cell table:formula="of:=&quot;insert into demanda (precio,mes,demanda) values (&quot;&amp;[.B312]&amp;&quot;,&quot;&amp;[.D312]&amp;&quot;,&quot;&amp;[.I312]&amp;&quot;);&quot;" office:value-type="string" office:string-value="insert into demanda (precio,mes,demanda) values (30,10,23707);" calcext:value-type="string">
            <text:p>insert into demanda (precio,mes,demanda) values (30,10,23707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313]*100)/60)%" office:value-type="percentage" office:value="0.5" calcext:value-type="percentage">
            <text:p>50.00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313]" office:value-type="percentage" office:value="1.9" calcext:value-type="percentage">
            <text:p>190.00 %</text:p>
          </table:table-cell>
          <table:table-cell table:formula="of:=(9200*(100%+[.E313])) - (9200*(100%+[.E313]))*([.C313]-100%)" office:value-type="float" office:value="26220" calcext:value-type="float">
            <text:p>26220</text:p>
          </table:table-cell>
          <table:table-cell table:formula="of:=(RANDBETWEEN([.G313]-5000;[.G313]))" office:value-type="float" office:value="22332" calcext:value-type="float">
            <text:p>22332</text:p>
          </table:table-cell>
          <table:table-cell table:formula="of:=RANDBETWEEN([.H313];[.G313])" office:value-type="float" office:value="25327" calcext:value-type="float">
            <text:p>25327</text:p>
          </table:table-cell>
          <table:table-cell/>
          <table:table-cell table:formula="of:=&quot;insert into demanda (precio,mes,demanda) values (&quot;&amp;[.B313]&amp;&quot;,&quot;&amp;[.D313]&amp;&quot;,&quot;&amp;[.I313]&amp;&quot;);&quot;" office:value-type="string" office:string-value="insert into demanda (precio,mes,demanda) values (30,11,25327);" calcext:value-type="string">
            <text:p>insert into demanda (precio,mes,demanda) values (30,11,25327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314]*100)/60)%" office:value-type="percentage" office:value="0.5" calcext:value-type="percentage">
            <text:p>50.00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314]" office:value-type="percentage" office:value="2" calcext:value-type="percentage">
            <text:p>200.00 %</text:p>
          </table:table-cell>
          <table:table-cell table:formula="of:=(9200*(100%+[.E314])) - (9200*(100%+[.E314]))*([.C314]-100%)" office:value-type="float" office:value="27600" calcext:value-type="float">
            <text:p>27600</text:p>
          </table:table-cell>
          <table:table-cell table:formula="of:=(RANDBETWEEN([.G314]-5000;[.G314]))" office:value-type="float" office:value="26356" calcext:value-type="float">
            <text:p>26356</text:p>
          </table:table-cell>
          <table:table-cell table:formula="of:=RANDBETWEEN([.H314];[.G314])" office:value-type="float" office:value="27296" calcext:value-type="float">
            <text:p>27296</text:p>
          </table:table-cell>
          <table:table-cell/>
          <table:table-cell table:formula="of:=&quot;insert into demanda (precio,mes,demanda) values (&quot;&amp;[.B314]&amp;&quot;,&quot;&amp;[.D314]&amp;&quot;,&quot;&amp;[.I314]&amp;&quot;);&quot;" office:value-type="string" office:string-value="insert into demanda (precio,mes,demanda) values (30,12,27296);" calcext:value-type="string">
            <text:p>insert into demanda (precio,mes,demanda) values (30,12,27296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315]*100)/60)%" office:value-type="percentage" office:value="0.416666666666667" calcext:value-type="percentage">
            <text:p>41.67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315]" office:value-type="percentage" office:value="1.95" calcext:value-type="percentage">
            <text:p>195.00 %</text:p>
          </table:table-cell>
          <table:table-cell table:formula="of:=(9200*(100%+[.E315])) - (9200*(100%+[.E315]))*([.C315]-100%)" office:value-type="float" office:value="28405" calcext:value-type="float">
            <text:p>28405</text:p>
          </table:table-cell>
          <table:table-cell table:formula="of:=(RANDBETWEEN([.G315]-5000;[.G315]))" office:value-type="float" office:value="24216" calcext:value-type="float">
            <text:p>24216</text:p>
          </table:table-cell>
          <table:table-cell table:formula="of:=RANDBETWEEN([.H315];[.G315])" office:value-type="float" office:value="26190" calcext:value-type="float">
            <text:p>26190</text:p>
          </table:table-cell>
          <table:table-cell/>
          <table:table-cell table:formula="of:=&quot;insert into demanda (precio,mes,demanda) values (&quot;&amp;[.B315]&amp;&quot;,&quot;&amp;[.D315]&amp;&quot;,&quot;&amp;[.I315]&amp;&quot;);&quot;" office:value-type="string" office:string-value="insert into demanda (precio,mes,demanda) values (25,1,26190);" calcext:value-type="string">
            <text:p>insert into demanda (precio,mes,demanda) values (25,1,26190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316]*100)/60)%" office:value-type="percentage" office:value="0.416666666666667" calcext:value-type="percentage">
            <text:p>41.67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316]" office:value-type="percentage" office:value="1.6" calcext:value-type="percentage">
            <text:p>160.00 %</text:p>
          </table:table-cell>
          <table:table-cell table:formula="of:=(9200*(100%+[.E316])) - (9200*(100%+[.E316]))*([.C316]-100%)" office:value-type="float" office:value="23306.6666666667" calcext:value-type="float">
            <text:p>23307</text:p>
          </table:table-cell>
          <table:table-cell table:formula="of:=(RANDBETWEEN([.G316]-5000;[.G316]))" office:value-type="float" office:value="19285" calcext:value-type="float">
            <text:p>19285</text:p>
          </table:table-cell>
          <table:table-cell table:formula="of:=RANDBETWEEN([.H316];[.G316])" office:value-type="float" office:value="20536" calcext:value-type="float">
            <text:p>20536</text:p>
          </table:table-cell>
          <table:table-cell/>
          <table:table-cell table:formula="of:=&quot;insert into demanda (precio,mes,demanda) values (&quot;&amp;[.B316]&amp;&quot;,&quot;&amp;[.D316]&amp;&quot;,&quot;&amp;[.I316]&amp;&quot;);&quot;" office:value-type="string" office:string-value="insert into demanda (precio,mes,demanda) values (25,2,20536);" calcext:value-type="string">
            <text:p>insert into demanda (precio,mes,demanda) values (25,2,20536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317]*100)/60)%" office:value-type="percentage" office:value="0.416666666666667" calcext:value-type="percentage">
            <text:p>41.67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317]" office:value-type="percentage" office:value="1.65" calcext:value-type="percentage">
            <text:p>165.00 %</text:p>
          </table:table-cell>
          <table:table-cell table:formula="of:=(9200*(100%+[.E317])) - (9200*(100%+[.E317]))*([.C317]-100%)" office:value-type="float" office:value="24035" calcext:value-type="float">
            <text:p>24035</text:p>
          </table:table-cell>
          <table:table-cell table:formula="of:=(RANDBETWEEN([.G317]-5000;[.G317]))" office:value-type="float" office:value="19984" calcext:value-type="float">
            <text:p>19984</text:p>
          </table:table-cell>
          <table:table-cell table:formula="of:=RANDBETWEEN([.H317];[.G317])" office:value-type="float" office:value="21125" calcext:value-type="float">
            <text:p>21125</text:p>
          </table:table-cell>
          <table:table-cell/>
          <table:table-cell table:formula="of:=&quot;insert into demanda (precio,mes,demanda) values (&quot;&amp;[.B317]&amp;&quot;,&quot;&amp;[.D317]&amp;&quot;,&quot;&amp;[.I317]&amp;&quot;);&quot;" office:value-type="string" office:string-value="insert into demanda (precio,mes,demanda) values (25,3,21125);" calcext:value-type="string">
            <text:p>insert into demanda (precio,mes,demanda) values (25,3,21125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318]*100)/60)%" office:value-type="percentage" office:value="0.416666666666667" calcext:value-type="percentage">
            <text:p>41.67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318]" office:value-type="percentage" office:value="1.8" calcext:value-type="percentage">
            <text:p>180.00 %</text:p>
          </table:table-cell>
          <table:table-cell table:formula="of:=(9200*(100%+[.E318])) - (9200*(100%+[.E318]))*([.C318]-100%)" office:value-type="float" office:value="26220" calcext:value-type="float">
            <text:p>26220</text:p>
          </table:table-cell>
          <table:table-cell table:formula="of:=(RANDBETWEEN([.G318]-5000;[.G318]))" office:value-type="float" office:value="24526" calcext:value-type="float">
            <text:p>24526</text:p>
          </table:table-cell>
          <table:table-cell table:formula="of:=RANDBETWEEN([.H318];[.G318])" office:value-type="float" office:value="25496" calcext:value-type="float">
            <text:p>25496</text:p>
          </table:table-cell>
          <table:table-cell/>
          <table:table-cell table:formula="of:=&quot;insert into demanda (precio,mes,demanda) values (&quot;&amp;[.B318]&amp;&quot;,&quot;&amp;[.D318]&amp;&quot;,&quot;&amp;[.I318]&amp;&quot;);&quot;" office:value-type="string" office:string-value="insert into demanda (precio,mes,demanda) values (25,4,25496);" calcext:value-type="string">
            <text:p>insert into demanda (precio,mes,demanda) values (25,4,25496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319]*100)/60)%" office:value-type="percentage" office:value="0.416666666666667" calcext:value-type="percentage">
            <text:p>41.67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319]" office:value-type="percentage" office:value="1.75" calcext:value-type="percentage">
            <text:p>175.00 %</text:p>
          </table:table-cell>
          <table:table-cell table:formula="of:=(9200*(100%+[.E319])) - (9200*(100%+[.E319]))*([.C319]-100%)" office:value-type="float" office:value="25491.6666666667" calcext:value-type="float">
            <text:p>25492</text:p>
          </table:table-cell>
          <table:table-cell table:formula="of:=(RANDBETWEEN([.G319]-5000;[.G319]))" office:value-type="float" office:value="23734" calcext:value-type="float">
            <text:p>23734</text:p>
          </table:table-cell>
          <table:table-cell table:formula="of:=RANDBETWEEN([.H319];[.G319])" office:value-type="float" office:value="23858" calcext:value-type="float">
            <text:p>23858</text:p>
          </table:table-cell>
          <table:table-cell/>
          <table:table-cell table:formula="of:=&quot;insert into demanda (precio,mes,demanda) values (&quot;&amp;[.B319]&amp;&quot;,&quot;&amp;[.D319]&amp;&quot;,&quot;&amp;[.I319]&amp;&quot;);&quot;" office:value-type="string" office:string-value="insert into demanda (precio,mes,demanda) values (25,5,23858);" calcext:value-type="string">
            <text:p>insert into demanda (precio,mes,demanda) values (25,5,23858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320]*100)/60)%" office:value-type="percentage" office:value="0.416666666666667" calcext:value-type="percentage">
            <text:p>41.67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320]" office:value-type="percentage" office:value="1.5" calcext:value-type="percentage">
            <text:p>150.00 %</text:p>
          </table:table-cell>
          <table:table-cell table:formula="of:=(9200*(100%+[.E320])) - (9200*(100%+[.E320]))*([.C320]-100%)" office:value-type="float" office:value="21850" calcext:value-type="float">
            <text:p>21850</text:p>
          </table:table-cell>
          <table:table-cell table:formula="of:=(RANDBETWEEN([.G320]-5000;[.G320]))" office:value-type="float" office:value="18159" calcext:value-type="float">
            <text:p>18159</text:p>
          </table:table-cell>
          <table:table-cell table:formula="of:=RANDBETWEEN([.H320];[.G320])" office:value-type="float" office:value="20751" calcext:value-type="float">
            <text:p>20751</text:p>
          </table:table-cell>
          <table:table-cell/>
          <table:table-cell table:formula="of:=&quot;insert into demanda (precio,mes,demanda) values (&quot;&amp;[.B320]&amp;&quot;,&quot;&amp;[.D320]&amp;&quot;,&quot;&amp;[.I320]&amp;&quot;);&quot;" office:value-type="string" office:string-value="insert into demanda (precio,mes,demanda) values (25,6,20751);" calcext:value-type="string">
            <text:p>insert into demanda (precio,mes,demanda) values (25,6,20751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321]*100)/60)%" office:value-type="percentage" office:value="0.416666666666667" calcext:value-type="percentage">
            <text:p>41.67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321]" office:value-type="percentage" office:value="1.4" calcext:value-type="percentage">
            <text:p>140.00 %</text:p>
          </table:table-cell>
          <table:table-cell table:formula="of:=(9200*(100%+[.E321])) - (9200*(100%+[.E321]))*([.C321]-100%)" office:value-type="float" office:value="20393.3333333333" calcext:value-type="float">
            <text:p>20393</text:p>
          </table:table-cell>
          <table:table-cell table:formula="of:=(RANDBETWEEN([.G321]-5000;[.G321]))" office:value-type="float" office:value="17898" calcext:value-type="float">
            <text:p>17898</text:p>
          </table:table-cell>
          <table:table-cell table:formula="of:=RANDBETWEEN([.H321];[.G321])" office:value-type="float" office:value="18975" calcext:value-type="float">
            <text:p>18975</text:p>
          </table:table-cell>
          <table:table-cell/>
          <table:table-cell table:formula="of:=&quot;insert into demanda (precio,mes,demanda) values (&quot;&amp;[.B321]&amp;&quot;,&quot;&amp;[.D321]&amp;&quot;,&quot;&amp;[.I321]&amp;&quot;);&quot;" office:value-type="string" office:string-value="insert into demanda (precio,mes,demanda) values (25,7,18975);" calcext:value-type="string">
            <text:p>insert into demanda (precio,mes,demanda) values (25,7,18975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322]*100)/60)%" office:value-type="percentage" office:value="0.416666666666667" calcext:value-type="percentage">
            <text:p>41.67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322]" office:value-type="percentage" office:value="1.63" calcext:value-type="percentage">
            <text:p>163.00 %</text:p>
          </table:table-cell>
          <table:table-cell table:formula="of:=(9200*(100%+[.E322])) - (9200*(100%+[.E322]))*([.C322]-100%)" office:value-type="float" office:value="23743.6666666667" calcext:value-type="float">
            <text:p>23744</text:p>
          </table:table-cell>
          <table:table-cell table:formula="of:=(RANDBETWEEN([.G322]-5000;[.G322]))" office:value-type="float" office:value="23287" calcext:value-type="float">
            <text:p>23287</text:p>
          </table:table-cell>
          <table:table-cell table:formula="of:=RANDBETWEEN([.H322];[.G322])" office:value-type="float" office:value="23349" calcext:value-type="float">
            <text:p>23349</text:p>
          </table:table-cell>
          <table:table-cell/>
          <table:table-cell table:formula="of:=&quot;insert into demanda (precio,mes,demanda) values (&quot;&amp;[.B322]&amp;&quot;,&quot;&amp;[.D322]&amp;&quot;,&quot;&amp;[.I322]&amp;&quot;);&quot;" office:value-type="string" office:string-value="insert into demanda (precio,mes,demanda) values (25,8,23349);" calcext:value-type="string">
            <text:p>insert into demanda (precio,mes,demanda) values (25,8,23349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323]*100)/60)%" office:value-type="percentage" office:value="0.416666666666667" calcext:value-type="percentage">
            <text:p>41.67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323]" office:value-type="percentage" office:value="1.8" calcext:value-type="percentage">
            <text:p>180.00 %</text:p>
          </table:table-cell>
          <table:table-cell table:formula="of:=(9200*(100%+[.E323])) - (9200*(100%+[.E323]))*([.C323]-100%)" office:value-type="float" office:value="26220" calcext:value-type="float">
            <text:p>26220</text:p>
          </table:table-cell>
          <table:table-cell table:formula="of:=(RANDBETWEEN([.G323]-5000;[.G323]))" office:value-type="float" office:value="23046" calcext:value-type="float">
            <text:p>23046</text:p>
          </table:table-cell>
          <table:table-cell table:formula="of:=RANDBETWEEN([.H323];[.G323])" office:value-type="float" office:value="25825" calcext:value-type="float">
            <text:p>25825</text:p>
          </table:table-cell>
          <table:table-cell/>
          <table:table-cell table:formula="of:=&quot;insert into demanda (precio,mes,demanda) values (&quot;&amp;[.B323]&amp;&quot;,&quot;&amp;[.D323]&amp;&quot;,&quot;&amp;[.I323]&amp;&quot;);&quot;" office:value-type="string" office:string-value="insert into demanda (precio,mes,demanda) values (25,9,25825);" calcext:value-type="string">
            <text:p>insert into demanda (precio,mes,demanda) values (25,9,25825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324]*100)/60)%" office:value-type="percentage" office:value="0.416666666666667" calcext:value-type="percentage">
            <text:p>41.67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5" calcext:value-type="percentage">
            <text:p>85.00 %</text:p>
          </table:table-cell>
          <table:table-cell table:formula="of:=100%+[.E324]" office:value-type="percentage" office:value="1.85" calcext:value-type="percentage">
            <text:p>185.00 %</text:p>
          </table:table-cell>
          <table:table-cell table:formula="of:=(9200*(100%+[.E324])) - (9200*(100%+[.E324]))*([.C324]-100%)" office:value-type="float" office:value="26948.3333333333" calcext:value-type="float">
            <text:p>26948</text:p>
          </table:table-cell>
          <table:table-cell table:formula="of:=(RANDBETWEEN([.G324]-5000;[.G324]))" office:value-type="float" office:value="23790" calcext:value-type="float">
            <text:p>23790</text:p>
          </table:table-cell>
          <table:table-cell table:formula="of:=RANDBETWEEN([.H324];[.G324])" office:value-type="float" office:value="26639" calcext:value-type="float">
            <text:p>26639</text:p>
          </table:table-cell>
          <table:table-cell/>
          <table:table-cell table:formula="of:=&quot;insert into demanda (precio,mes,demanda) values (&quot;&amp;[.B324]&amp;&quot;,&quot;&amp;[.D324]&amp;&quot;,&quot;&amp;[.I324]&amp;&quot;);&quot;" office:value-type="string" office:string-value="insert into demanda (precio,mes,demanda) values (25,10,26639);" calcext:value-type="string">
            <text:p>insert into demanda (precio,mes,demanda) values (25,10,26639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325]*100)/60)%" office:value-type="percentage" office:value="0.416666666666667" calcext:value-type="percentage">
            <text:p>41.67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325]" office:value-type="percentage" office:value="1.9" calcext:value-type="percentage">
            <text:p>190.00 %</text:p>
          </table:table-cell>
          <table:table-cell table:formula="of:=(9200*(100%+[.E325])) - (9200*(100%+[.E325]))*([.C325]-100%)" office:value-type="float" office:value="27676.6666666667" calcext:value-type="float">
            <text:p>27677</text:p>
          </table:table-cell>
          <table:table-cell table:formula="of:=(RANDBETWEEN([.G325]-5000;[.G325]))" office:value-type="float" office:value="24172" calcext:value-type="float">
            <text:p>24172</text:p>
          </table:table-cell>
          <table:table-cell table:formula="of:=RANDBETWEEN([.H325];[.G325])" office:value-type="float" office:value="27448" calcext:value-type="float">
            <text:p>27448</text:p>
          </table:table-cell>
          <table:table-cell/>
          <table:table-cell table:formula="of:=&quot;insert into demanda (precio,mes,demanda) values (&quot;&amp;[.B325]&amp;&quot;,&quot;&amp;[.D325]&amp;&quot;,&quot;&amp;[.I325]&amp;&quot;);&quot;" office:value-type="string" office:string-value="insert into demanda (precio,mes,demanda) values (25,11,27448);" calcext:value-type="string">
            <text:p>insert into demanda (precio,mes,demanda) values (25,11,27448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326]*100)/60)%" office:value-type="percentage" office:value="0.416666666666667" calcext:value-type="percentage">
            <text:p>41.67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326]" office:value-type="percentage" office:value="2" calcext:value-type="percentage">
            <text:p>200.00 %</text:p>
          </table:table-cell>
          <table:table-cell table:formula="of:=(9200*(100%+[.E326])) - (9200*(100%+[.E326]))*([.C326]-100%)" office:value-type="float" office:value="29133.3333333333" calcext:value-type="float">
            <text:p>29133</text:p>
          </table:table-cell>
          <table:table-cell table:formula="of:=(RANDBETWEEN([.G326]-5000;[.G326]))" office:value-type="float" office:value="27568" calcext:value-type="float">
            <text:p>27568</text:p>
          </table:table-cell>
          <table:table-cell table:formula="of:=RANDBETWEEN([.H326];[.G326])" office:value-type="float" office:value="28639" calcext:value-type="float">
            <text:p>28639</text:p>
          </table:table-cell>
          <table:table-cell/>
          <table:table-cell table:formula="of:=&quot;insert into demanda (precio,mes,demanda) values (&quot;&amp;[.B326]&amp;&quot;,&quot;&amp;[.D326]&amp;&quot;,&quot;&amp;[.I326]&amp;&quot;);&quot;" office:value-type="string" office:string-value="insert into demanda (precio,mes,demanda) values (25,12,28639);" calcext:value-type="string">
            <text:p>insert into demanda (precio,mes,demanda) values (25,12,28639);</text:p>
          </table:table-cell>
          <table:table-cell/>
        </table:table-row>
        <table:table-row table:style-name="ro1">
          <table:table-cell table:style-name="ce4"/>
          <table:table-cell office:value-type="float" office:value="60" calcext:value-type="float">
            <text:p>60</text:p>
          </table:table-cell>
          <table:table-cell table:formula="of:=(([.B327]*100)/60)%" office:value-type="percentage" office:value="1" calcext:value-type="percentage">
            <text:p>100.00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327]" office:value-type="percentage" office:value="1.95" calcext:value-type="percentage">
            <text:p>195.00 %</text:p>
          </table:table-cell>
          <table:table-cell table:formula="of:=(9200*(100%+[.E327])) - (9200*(100%+[.E327]))*([.C327]-100%)" office:value-type="float" office:value="17940" calcext:value-type="float">
            <text:p>17940</text:p>
          </table:table-cell>
          <table:table-cell table:formula="of:=(RANDBETWEEN([.G327]-5000;[.G327]))" office:value-type="float" office:value="13596" calcext:value-type="float">
            <text:p>13596</text:p>
          </table:table-cell>
          <table:table-cell table:formula="of:=RANDBETWEEN([.H327];[.G327])" office:value-type="float" office:value="17328" calcext:value-type="float">
            <text:p>17328</text:p>
          </table:table-cell>
          <table:table-cell/>
          <table:table-cell table:formula="of:=&quot;insert into demanda (precio,mes,demanda) values (&quot;&amp;[.B327]&amp;&quot;,&quot;&amp;[.D327]&amp;&quot;,&quot;&amp;[.I327]&amp;&quot;);&quot;" office:value-type="string" office:string-value="insert into demanda (precio,mes,demanda) values (60,1,17328);" calcext:value-type="string">
            <text:p>insert into demanda (precio,mes,demanda) values (60,1,17328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328]*100)/60)%" office:value-type="percentage" office:value="1" calcext:value-type="percentage">
            <text:p>100.00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328]" office:value-type="percentage" office:value="1.6" calcext:value-type="percentage">
            <text:p>160.00 %</text:p>
          </table:table-cell>
          <table:table-cell table:formula="of:=(9200*(100%+[.E328])) - (9200*(100%+[.E328]))*([.C328]-100%)" office:value-type="float" office:value="14720" calcext:value-type="float">
            <text:p>14720</text:p>
          </table:table-cell>
          <table:table-cell table:formula="of:=(RANDBETWEEN([.G328]-5000;[.G328]))" office:value-type="float" office:value="9880" calcext:value-type="float">
            <text:p>9880</text:p>
          </table:table-cell>
          <table:table-cell table:formula="of:=RANDBETWEEN([.H328];[.G328])" office:value-type="float" office:value="13193" calcext:value-type="float">
            <text:p>13193</text:p>
          </table:table-cell>
          <table:table-cell/>
          <table:table-cell table:formula="of:=&quot;insert into demanda (precio,mes,demanda) values (&quot;&amp;[.B328]&amp;&quot;,&quot;&amp;[.D328]&amp;&quot;,&quot;&amp;[.I328]&amp;&quot;);&quot;" office:value-type="string" office:string-value="insert into demanda (precio,mes,demanda) values (60,2,13193);" calcext:value-type="string">
            <text:p>insert into demanda (precio,mes,demanda) values (60,2,13193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329]*100)/60)%" office:value-type="percentage" office:value="1" calcext:value-type="percentage">
            <text:p>100.00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329]" office:value-type="percentage" office:value="1.65" calcext:value-type="percentage">
            <text:p>165.00 %</text:p>
          </table:table-cell>
          <table:table-cell table:formula="of:=(9200*(100%+[.E329])) - (9200*(100%+[.E329]))*([.C329]-100%)" office:value-type="float" office:value="15180" calcext:value-type="float">
            <text:p>15180</text:p>
          </table:table-cell>
          <table:table-cell table:formula="of:=(RANDBETWEEN([.G329]-5000;[.G329]))" office:value-type="float" office:value="11299" calcext:value-type="float">
            <text:p>11299</text:p>
          </table:table-cell>
          <table:table-cell table:formula="of:=RANDBETWEEN([.H329];[.G329])" office:value-type="float" office:value="14616" calcext:value-type="float">
            <text:p>14616</text:p>
          </table:table-cell>
          <table:table-cell/>
          <table:table-cell table:formula="of:=&quot;insert into demanda (precio,mes,demanda) values (&quot;&amp;[.B329]&amp;&quot;,&quot;&amp;[.D329]&amp;&quot;,&quot;&amp;[.I329]&amp;&quot;);&quot;" office:value-type="string" office:string-value="insert into demanda (precio,mes,demanda) values (60,3,14616);" calcext:value-type="string">
            <text:p>insert into demanda (precio,mes,demanda) values (60,3,14616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330]*100)/60)%" office:value-type="percentage" office:value="1" calcext:value-type="percentage">
            <text:p>100.00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330]" office:value-type="percentage" office:value="1.8" calcext:value-type="percentage">
            <text:p>180.00 %</text:p>
          </table:table-cell>
          <table:table-cell table:formula="of:=(9200*(100%+[.E330])) - (9200*(100%+[.E330]))*([.C330]-100%)" office:value-type="float" office:value="16560" calcext:value-type="float">
            <text:p>16560</text:p>
          </table:table-cell>
          <table:table-cell table:formula="of:=(RANDBETWEEN([.G330]-5000;[.G330]))" office:value-type="float" office:value="11778" calcext:value-type="float">
            <text:p>11778</text:p>
          </table:table-cell>
          <table:table-cell table:formula="of:=RANDBETWEEN([.H330];[.G330])" office:value-type="float" office:value="15008" calcext:value-type="float">
            <text:p>15008</text:p>
          </table:table-cell>
          <table:table-cell/>
          <table:table-cell table:formula="of:=&quot;insert into demanda (precio,mes,demanda) values (&quot;&amp;[.B330]&amp;&quot;,&quot;&amp;[.D330]&amp;&quot;,&quot;&amp;[.I330]&amp;&quot;);&quot;" office:value-type="string" office:string-value="insert into demanda (precio,mes,demanda) values (60,4,15008);" calcext:value-type="string">
            <text:p>insert into demanda (precio,mes,demanda) values (60,4,15008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331]*100)/60)%" office:value-type="percentage" office:value="1" calcext:value-type="percentage">
            <text:p>100.00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331]" office:value-type="percentage" office:value="1.75" calcext:value-type="percentage">
            <text:p>175.00 %</text:p>
          </table:table-cell>
          <table:table-cell table:formula="of:=(9200*(100%+[.E331])) - (9200*(100%+[.E331]))*([.C331]-100%)" office:value-type="float" office:value="16100" calcext:value-type="float">
            <text:p>16100</text:p>
          </table:table-cell>
          <table:table-cell table:formula="of:=(RANDBETWEEN([.G331]-5000;[.G331]))" office:value-type="float" office:value="15253" calcext:value-type="float">
            <text:p>15253</text:p>
          </table:table-cell>
          <table:table-cell table:formula="of:=RANDBETWEEN([.H331];[.G331])" office:value-type="float" office:value="15734" calcext:value-type="float">
            <text:p>15734</text:p>
          </table:table-cell>
          <table:table-cell/>
          <table:table-cell table:formula="of:=&quot;insert into demanda (precio,mes,demanda) values (&quot;&amp;[.B331]&amp;&quot;,&quot;&amp;[.D331]&amp;&quot;,&quot;&amp;[.I331]&amp;&quot;);&quot;" office:value-type="string" office:string-value="insert into demanda (precio,mes,demanda) values (60,5,15734);" calcext:value-type="string">
            <text:p>insert into demanda (precio,mes,demanda) values (60,5,15734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332]*100)/60)%" office:value-type="percentage" office:value="1" calcext:value-type="percentage">
            <text:p>100.00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332]" office:value-type="percentage" office:value="1.5" calcext:value-type="percentage">
            <text:p>150.00 %</text:p>
          </table:table-cell>
          <table:table-cell table:formula="of:=(9200*(100%+[.E332])) - (9200*(100%+[.E332]))*([.C332]-100%)" office:value-type="float" office:value="13800" calcext:value-type="float">
            <text:p>13800</text:p>
          </table:table-cell>
          <table:table-cell table:formula="of:=(RANDBETWEEN([.G332]-5000;[.G332]))" office:value-type="float" office:value="11972" calcext:value-type="float">
            <text:p>11972</text:p>
          </table:table-cell>
          <table:table-cell table:formula="of:=RANDBETWEEN([.H332];[.G332])" office:value-type="float" office:value="13099" calcext:value-type="float">
            <text:p>13099</text:p>
          </table:table-cell>
          <table:table-cell/>
          <table:table-cell table:formula="of:=&quot;insert into demanda (precio,mes,demanda) values (&quot;&amp;[.B332]&amp;&quot;,&quot;&amp;[.D332]&amp;&quot;,&quot;&amp;[.I332]&amp;&quot;);&quot;" office:value-type="string" office:string-value="insert into demanda (precio,mes,demanda) values (60,6,13099);" calcext:value-type="string">
            <text:p>insert into demanda (precio,mes,demanda) values (60,6,13099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333]*100)/60)%" office:value-type="percentage" office:value="1" calcext:value-type="percentage">
            <text:p>100.00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333]" office:value-type="percentage" office:value="1.4" calcext:value-type="percentage">
            <text:p>140.00 %</text:p>
          </table:table-cell>
          <table:table-cell table:formula="of:=(9200*(100%+[.E333])) - (9200*(100%+[.E333]))*([.C333]-100%)" office:value-type="float" office:value="12880" calcext:value-type="float">
            <text:p>12880</text:p>
          </table:table-cell>
          <table:table-cell table:formula="of:=(RANDBETWEEN([.G333]-5000;[.G333]))" office:value-type="float" office:value="9542" calcext:value-type="float">
            <text:p>9542</text:p>
          </table:table-cell>
          <table:table-cell table:formula="of:=RANDBETWEEN([.H333];[.G333])" office:value-type="float" office:value="9716" calcext:value-type="float">
            <text:p>9716</text:p>
          </table:table-cell>
          <table:table-cell/>
          <table:table-cell table:formula="of:=&quot;insert into demanda (precio,mes,demanda) values (&quot;&amp;[.B333]&amp;&quot;,&quot;&amp;[.D333]&amp;&quot;,&quot;&amp;[.I333]&amp;&quot;);&quot;" office:value-type="string" office:string-value="insert into demanda (precio,mes,demanda) values (60,7,9716);" calcext:value-type="string">
            <text:p>insert into demanda (precio,mes,demanda) values (60,7,9716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334]*100)/60)%" office:value-type="percentage" office:value="1" calcext:value-type="percentage">
            <text:p>100.00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334]" office:value-type="percentage" office:value="1.63" calcext:value-type="percentage">
            <text:p>163.00 %</text:p>
          </table:table-cell>
          <table:table-cell table:formula="of:=(9200*(100%+[.E334])) - (9200*(100%+[.E334]))*([.C334]-100%)" office:value-type="float" office:value="14996" calcext:value-type="float">
            <text:p>14996</text:p>
          </table:table-cell>
          <table:table-cell table:formula="of:=(RANDBETWEEN([.G334]-5000;[.G334]))" office:value-type="float" office:value="11573" calcext:value-type="float">
            <text:p>11573</text:p>
          </table:table-cell>
          <table:table-cell table:formula="of:=RANDBETWEEN([.H334];[.G334])" office:value-type="float" office:value="14325" calcext:value-type="float">
            <text:p>14325</text:p>
          </table:table-cell>
          <table:table-cell/>
          <table:table-cell table:formula="of:=&quot;insert into demanda (precio,mes,demanda) values (&quot;&amp;[.B334]&amp;&quot;,&quot;&amp;[.D334]&amp;&quot;,&quot;&amp;[.I334]&amp;&quot;);&quot;" office:value-type="string" office:string-value="insert into demanda (precio,mes,demanda) values (60,8,14325);" calcext:value-type="string">
            <text:p>insert into demanda (precio,mes,demanda) values (60,8,14325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335]*100)/60)%" office:value-type="percentage" office:value="1" calcext:value-type="percentage">
            <text:p>100.00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335]" office:value-type="percentage" office:value="1.8" calcext:value-type="percentage">
            <text:p>180.00 %</text:p>
          </table:table-cell>
          <table:table-cell table:formula="of:=(9200*(100%+[.E335])) - (9200*(100%+[.E335]))*([.C335]-100%)" office:value-type="float" office:value="16560" calcext:value-type="float">
            <text:p>16560</text:p>
          </table:table-cell>
          <table:table-cell table:formula="of:=(RANDBETWEEN([.G335]-5000;[.G335]))" office:value-type="float" office:value="15858" calcext:value-type="float">
            <text:p>15858</text:p>
          </table:table-cell>
          <table:table-cell table:formula="of:=RANDBETWEEN([.H335];[.G335])" office:value-type="float" office:value="16497" calcext:value-type="float">
            <text:p>16497</text:p>
          </table:table-cell>
          <table:table-cell/>
          <table:table-cell table:formula="of:=&quot;insert into demanda (precio,mes,demanda) values (&quot;&amp;[.B335]&amp;&quot;,&quot;&amp;[.D335]&amp;&quot;,&quot;&amp;[.I335]&amp;&quot;);&quot;" office:value-type="string" office:string-value="insert into demanda (precio,mes,demanda) values (60,9,16497);" calcext:value-type="string">
            <text:p>insert into demanda (precio,mes,demanda) values (60,9,16497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336]*100)/60)%" office:value-type="percentage" office:value="1" calcext:value-type="percentage">
            <text:p>100.00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" calcext:value-type="percentage">
            <text:p>80.00 %</text:p>
          </table:table-cell>
          <table:table-cell table:formula="of:=100%+[.E336]" office:value-type="percentage" office:value="1.8" calcext:value-type="percentage">
            <text:p>180.00 %</text:p>
          </table:table-cell>
          <table:table-cell table:formula="of:=(9200*(100%+[.E336])) - (9200*(100%+[.E336]))*([.C336]-100%)" office:value-type="float" office:value="16560" calcext:value-type="float">
            <text:p>16560</text:p>
          </table:table-cell>
          <table:table-cell table:formula="of:=(RANDBETWEEN([.G336]-5000;[.G336]))" office:value-type="float" office:value="13883" calcext:value-type="float">
            <text:p>13883</text:p>
          </table:table-cell>
          <table:table-cell table:formula="of:=RANDBETWEEN([.H336];[.G336])" office:value-type="float" office:value="15908" calcext:value-type="float">
            <text:p>15908</text:p>
          </table:table-cell>
          <table:table-cell/>
          <table:table-cell table:formula="of:=&quot;insert into demanda (precio,mes,demanda) values (&quot;&amp;[.B336]&amp;&quot;,&quot;&amp;[.D336]&amp;&quot;,&quot;&amp;[.I336]&amp;&quot;);&quot;" office:value-type="string" office:string-value="insert into demanda (precio,mes,demanda) values (60,10,15908);" calcext:value-type="string">
            <text:p>insert into demanda (precio,mes,demanda) values (60,10,15908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337]*100)/60)%" office:value-type="percentage" office:value="1" calcext:value-type="percentage">
            <text:p>100.00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337]" office:value-type="percentage" office:value="1.9" calcext:value-type="percentage">
            <text:p>190.00 %</text:p>
          </table:table-cell>
          <table:table-cell table:formula="of:=(9200*(100%+[.E337])) - (9200*(100%+[.E337]))*([.C337]-100%)" office:value-type="float" office:value="17480" calcext:value-type="float">
            <text:p>17480</text:p>
          </table:table-cell>
          <table:table-cell table:formula="of:=(RANDBETWEEN([.G337]-5000;[.G337]))" office:value-type="float" office:value="14845" calcext:value-type="float">
            <text:p>14845</text:p>
          </table:table-cell>
          <table:table-cell table:formula="of:=RANDBETWEEN([.H337];[.G337])" office:value-type="float" office:value="15410" calcext:value-type="float">
            <text:p>15410</text:p>
          </table:table-cell>
          <table:table-cell/>
          <table:table-cell table:formula="of:=&quot;insert into demanda (precio,mes,demanda) values (&quot;&amp;[.B337]&amp;&quot;,&quot;&amp;[.D337]&amp;&quot;,&quot;&amp;[.I337]&amp;&quot;);&quot;" office:value-type="string" office:string-value="insert into demanda (precio,mes,demanda) values (60,11,15410);" calcext:value-type="string">
            <text:p>insert into demanda (precio,mes,demanda) values (60,11,15410);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(([.B338]*100)/60)%" office:value-type="percentage" office:value="1" calcext:value-type="percentage">
            <text:p>100.00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338]" office:value-type="percentage" office:value="2" calcext:value-type="percentage">
            <text:p>200.00 %</text:p>
          </table:table-cell>
          <table:table-cell table:formula="of:=(9200*(100%+[.E338])) - (9200*(100%+[.E338]))*([.C338]-100%)" office:value-type="float" office:value="18400" calcext:value-type="float">
            <text:p>18400</text:p>
          </table:table-cell>
          <table:table-cell table:formula="of:=(RANDBETWEEN([.G338]-5000;[.G338]))" office:value-type="float" office:value="15775" calcext:value-type="float">
            <text:p>15775</text:p>
          </table:table-cell>
          <table:table-cell table:formula="of:=RANDBETWEEN([.H338];[.G338])" office:value-type="float" office:value="17445" calcext:value-type="float">
            <text:p>17445</text:p>
          </table:table-cell>
          <table:table-cell/>
          <table:table-cell table:formula="of:=&quot;insert into demanda (precio,mes,demanda) values (&quot;&amp;[.B338]&amp;&quot;,&quot;&amp;[.D338]&amp;&quot;,&quot;&amp;[.I338]&amp;&quot;);&quot;" office:value-type="string" office:string-value="insert into demanda (precio,mes,demanda) values (60,12,17445);" calcext:value-type="string">
            <text:p>insert into demanda (precio,mes,demanda) values (60,12,17445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339]*100)/60)%" office:value-type="percentage" office:value="1.33333333333333" calcext:value-type="percentage">
            <text:p>133.33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339]" office:value-type="percentage" office:value="1.95" calcext:value-type="percentage">
            <text:p>195.00 %</text:p>
          </table:table-cell>
          <table:table-cell table:formula="of:=(9200*(100%+[.E339])) - (9200*(100%+[.E339]))*([.C339]-100%)" office:value-type="float" office:value="11960" calcext:value-type="float">
            <text:p>11960</text:p>
          </table:table-cell>
          <table:table-cell table:formula="of:=(RANDBETWEEN([.G339]-5000;[.G339]))" office:value-type="float" office:value="8825" calcext:value-type="float">
            <text:p>8825</text:p>
          </table:table-cell>
          <table:table-cell table:formula="of:=RANDBETWEEN([.H339];[.G339])" office:value-type="float" office:value="11715" calcext:value-type="float">
            <text:p>11715</text:p>
          </table:table-cell>
          <table:table-cell/>
          <table:table-cell table:formula="of:=&quot;insert into demanda (precio,mes,demanda) values (&quot;&amp;[.B339]&amp;&quot;,&quot;&amp;[.D339]&amp;&quot;,&quot;&amp;[.I339]&amp;&quot;);&quot;" office:value-type="string" office:string-value="insert into demanda (precio,mes,demanda) values (80,1,11715);" calcext:value-type="string">
            <text:p>insert into demanda (precio,mes,demanda) values (80,1,11715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340]*100)/60)%" office:value-type="percentage" office:value="1.33333333333333" calcext:value-type="percentage">
            <text:p>133.33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340]" office:value-type="percentage" office:value="1.6" calcext:value-type="percentage">
            <text:p>160.00 %</text:p>
          </table:table-cell>
          <table:table-cell table:formula="of:=(9200*(100%+[.E340])) - (9200*(100%+[.E340]))*([.C340]-100%)" office:value-type="float" office:value="9813.33333333333" calcext:value-type="float">
            <text:p>9813</text:p>
          </table:table-cell>
          <table:table-cell table:formula="of:=(RANDBETWEEN([.G340]-5000;[.G340]))" office:value-type="float" office:value="5174" calcext:value-type="float">
            <text:p>5174</text:p>
          </table:table-cell>
          <table:table-cell table:formula="of:=RANDBETWEEN([.H340];[.G340])" office:value-type="float" office:value="6662" calcext:value-type="float">
            <text:p>6662</text:p>
          </table:table-cell>
          <table:table-cell/>
          <table:table-cell table:formula="of:=&quot;insert into demanda (precio,mes,demanda) values (&quot;&amp;[.B340]&amp;&quot;,&quot;&amp;[.D340]&amp;&quot;,&quot;&amp;[.I340]&amp;&quot;);&quot;" office:value-type="string" office:string-value="insert into demanda (precio,mes,demanda) values (80,2,6662);" calcext:value-type="string">
            <text:p>insert into demanda (precio,mes,demanda) values (80,2,6662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341]*100)/60)%" office:value-type="percentage" office:value="1.33333333333333" calcext:value-type="percentage">
            <text:p>133.33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341]" office:value-type="percentage" office:value="1.65" calcext:value-type="percentage">
            <text:p>165.00 %</text:p>
          </table:table-cell>
          <table:table-cell table:formula="of:=(9200*(100%+[.E341])) - (9200*(100%+[.E341]))*([.C341]-100%)" office:value-type="float" office:value="10120" calcext:value-type="float">
            <text:p>10120</text:p>
          </table:table-cell>
          <table:table-cell table:formula="of:=(RANDBETWEEN([.G341]-5000;[.G341]))" office:value-type="float" office:value="7468" calcext:value-type="float">
            <text:p>7468</text:p>
          </table:table-cell>
          <table:table-cell table:formula="of:=RANDBETWEEN([.H341];[.G341])" office:value-type="float" office:value="9504" calcext:value-type="float">
            <text:p>9504</text:p>
          </table:table-cell>
          <table:table-cell/>
          <table:table-cell table:formula="of:=&quot;insert into demanda (precio,mes,demanda) values (&quot;&amp;[.B341]&amp;&quot;,&quot;&amp;[.D341]&amp;&quot;,&quot;&amp;[.I341]&amp;&quot;);&quot;" office:value-type="string" office:string-value="insert into demanda (precio,mes,demanda) values (80,3,9504);" calcext:value-type="string">
            <text:p>insert into demanda (precio,mes,demanda) values (80,3,9504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342]*100)/60)%" office:value-type="percentage" office:value="1.33333333333333" calcext:value-type="percentage">
            <text:p>133.33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342]" office:value-type="percentage" office:value="1.8" calcext:value-type="percentage">
            <text:p>180.00 %</text:p>
          </table:table-cell>
          <table:table-cell table:formula="of:=(9200*(100%+[.E342])) - (9200*(100%+[.E342]))*([.C342]-100%)" office:value-type="float" office:value="11040" calcext:value-type="float">
            <text:p>11040</text:p>
          </table:table-cell>
          <table:table-cell table:formula="of:=(RANDBETWEEN([.G342]-5000;[.G342]))" office:value-type="float" office:value="8922" calcext:value-type="float">
            <text:p>8922</text:p>
          </table:table-cell>
          <table:table-cell table:formula="of:=RANDBETWEEN([.H342];[.G342])" office:value-type="float" office:value="9527" calcext:value-type="float">
            <text:p>9527</text:p>
          </table:table-cell>
          <table:table-cell/>
          <table:table-cell table:formula="of:=&quot;insert into demanda (precio,mes,demanda) values (&quot;&amp;[.B342]&amp;&quot;,&quot;&amp;[.D342]&amp;&quot;,&quot;&amp;[.I342]&amp;&quot;);&quot;" office:value-type="string" office:string-value="insert into demanda (precio,mes,demanda) values (80,4,9527);" calcext:value-type="string">
            <text:p>insert into demanda (precio,mes,demanda) values (80,4,9527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343]*100)/60)%" office:value-type="percentage" office:value="1.33333333333333" calcext:value-type="percentage">
            <text:p>133.33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343]" office:value-type="percentage" office:value="1.75" calcext:value-type="percentage">
            <text:p>175.00 %</text:p>
          </table:table-cell>
          <table:table-cell table:formula="of:=(9200*(100%+[.E343])) - (9200*(100%+[.E343]))*([.C343]-100%)" office:value-type="float" office:value="10733.3333333333" calcext:value-type="float">
            <text:p>10733</text:p>
          </table:table-cell>
          <table:table-cell table:formula="of:=(RANDBETWEEN([.G343]-5000;[.G343]))" office:value-type="float" office:value="8181" calcext:value-type="float">
            <text:p>8181</text:p>
          </table:table-cell>
          <table:table-cell table:formula="of:=RANDBETWEEN([.H343];[.G343])" office:value-type="float" office:value="8510" calcext:value-type="float">
            <text:p>8510</text:p>
          </table:table-cell>
          <table:table-cell/>
          <table:table-cell table:formula="of:=&quot;insert into demanda (precio,mes,demanda) values (&quot;&amp;[.B343]&amp;&quot;,&quot;&amp;[.D343]&amp;&quot;,&quot;&amp;[.I343]&amp;&quot;);&quot;" office:value-type="string" office:string-value="insert into demanda (precio,mes,demanda) values (80,5,8510);" calcext:value-type="string">
            <text:p>insert into demanda (precio,mes,demanda) values (80,5,8510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344]*100)/60)%" office:value-type="percentage" office:value="1.33333333333333" calcext:value-type="percentage">
            <text:p>133.33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344]" office:value-type="percentage" office:value="1.5" calcext:value-type="percentage">
            <text:p>150.00 %</text:p>
          </table:table-cell>
          <table:table-cell table:formula="of:=(9200*(100%+[.E344])) - (9200*(100%+[.E344]))*([.C344]-100%)" office:value-type="float" office:value="9200" calcext:value-type="float">
            <text:p>9200</text:p>
          </table:table-cell>
          <table:table-cell table:formula="of:=(RANDBETWEEN([.G344]-5000;[.G344]))" office:value-type="float" office:value="8597" calcext:value-type="float">
            <text:p>8597</text:p>
          </table:table-cell>
          <table:table-cell table:formula="of:=RANDBETWEEN([.H344];[.G344])" office:value-type="float" office:value="9189" calcext:value-type="float">
            <text:p>9189</text:p>
          </table:table-cell>
          <table:table-cell/>
          <table:table-cell table:formula="of:=&quot;insert into demanda (precio,mes,demanda) values (&quot;&amp;[.B344]&amp;&quot;,&quot;&amp;[.D344]&amp;&quot;,&quot;&amp;[.I344]&amp;&quot;);&quot;" office:value-type="string" office:string-value="insert into demanda (precio,mes,demanda) values (80,6,9189);" calcext:value-type="string">
            <text:p>insert into demanda (precio,mes,demanda) values (80,6,9189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345]*100)/60)%" office:value-type="percentage" office:value="1.33333333333333" calcext:value-type="percentage">
            <text:p>133.33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345]" office:value-type="percentage" office:value="1.4" calcext:value-type="percentage">
            <text:p>140.00 %</text:p>
          </table:table-cell>
          <table:table-cell table:formula="of:=(9200*(100%+[.E345])) - (9200*(100%+[.E345]))*([.C345]-100%)" office:value-type="float" office:value="8586.66666666666" calcext:value-type="float">
            <text:p>8587</text:p>
          </table:table-cell>
          <table:table-cell table:formula="of:=(RANDBETWEEN([.G345]-5000;[.G345]))" office:value-type="float" office:value="6974" calcext:value-type="float">
            <text:p>6974</text:p>
          </table:table-cell>
          <table:table-cell table:formula="of:=RANDBETWEEN([.H345];[.G345])" office:value-type="float" office:value="7399" calcext:value-type="float">
            <text:p>7399</text:p>
          </table:table-cell>
          <table:table-cell/>
          <table:table-cell table:formula="of:=&quot;insert into demanda (precio,mes,demanda) values (&quot;&amp;[.B345]&amp;&quot;,&quot;&amp;[.D345]&amp;&quot;,&quot;&amp;[.I345]&amp;&quot;);&quot;" office:value-type="string" office:string-value="insert into demanda (precio,mes,demanda) values (80,7,7399);" calcext:value-type="string">
            <text:p>insert into demanda (precio,mes,demanda) values (80,7,7399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346]*100)/60)%" office:value-type="percentage" office:value="1.33333333333333" calcext:value-type="percentage">
            <text:p>133.33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346]" office:value-type="percentage" office:value="1.63" calcext:value-type="percentage">
            <text:p>163.00 %</text:p>
          </table:table-cell>
          <table:table-cell table:formula="of:=(9200*(100%+[.E346])) - (9200*(100%+[.E346]))*([.C346]-100%)" office:value-type="float" office:value="9997.33333333333" calcext:value-type="float">
            <text:p>9997</text:p>
          </table:table-cell>
          <table:table-cell table:formula="of:=(RANDBETWEEN([.G346]-5000;[.G346]))" office:value-type="float" office:value="5671" calcext:value-type="float">
            <text:p>5671</text:p>
          </table:table-cell>
          <table:table-cell table:formula="of:=RANDBETWEEN([.H346];[.G346])" office:value-type="float" office:value="8383" calcext:value-type="float">
            <text:p>8383</text:p>
          </table:table-cell>
          <table:table-cell/>
          <table:table-cell table:formula="of:=&quot;insert into demanda (precio,mes,demanda) values (&quot;&amp;[.B346]&amp;&quot;,&quot;&amp;[.D346]&amp;&quot;,&quot;&amp;[.I346]&amp;&quot;);&quot;" office:value-type="string" office:string-value="insert into demanda (precio,mes,demanda) values (80,8,8383);" calcext:value-type="string">
            <text:p>insert into demanda (precio,mes,demanda) values (80,8,8383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347]*100)/60)%" office:value-type="percentage" office:value="1.33333333333333" calcext:value-type="percentage">
            <text:p>133.33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347]" office:value-type="percentage" office:value="1.8" calcext:value-type="percentage">
            <text:p>180.00 %</text:p>
          </table:table-cell>
          <table:table-cell table:formula="of:=(9200*(100%+[.E347])) - (9200*(100%+[.E347]))*([.C347]-100%)" office:value-type="float" office:value="11040" calcext:value-type="float">
            <text:p>11040</text:p>
          </table:table-cell>
          <table:table-cell table:formula="of:=(RANDBETWEEN([.G347]-5000;[.G347]))" office:value-type="float" office:value="8303" calcext:value-type="float">
            <text:p>8303</text:p>
          </table:table-cell>
          <table:table-cell table:formula="of:=RANDBETWEEN([.H347];[.G347])" office:value-type="float" office:value="9633" calcext:value-type="float">
            <text:p>9633</text:p>
          </table:table-cell>
          <table:table-cell/>
          <table:table-cell table:formula="of:=&quot;insert into demanda (precio,mes,demanda) values (&quot;&amp;[.B347]&amp;&quot;,&quot;&amp;[.D347]&amp;&quot;,&quot;&amp;[.I347]&amp;&quot;);&quot;" office:value-type="string" office:string-value="insert into demanda (precio,mes,demanda) values (80,9,9633);" calcext:value-type="string">
            <text:p>insert into demanda (precio,mes,demanda) values (80,9,9633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348]*100)/60)%" office:value-type="percentage" office:value="1.33333333333333" calcext:value-type="percentage">
            <text:p>133.33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5" calcext:value-type="percentage">
            <text:p>85.00 %</text:p>
          </table:table-cell>
          <table:table-cell table:formula="of:=100%+[.E348]" office:value-type="percentage" office:value="1.85" calcext:value-type="percentage">
            <text:p>185.00 %</text:p>
          </table:table-cell>
          <table:table-cell table:formula="of:=(9200*(100%+[.E348])) - (9200*(100%+[.E348]))*([.C348]-100%)" office:value-type="float" office:value="11346.6666666667" calcext:value-type="float">
            <text:p>11347</text:p>
          </table:table-cell>
          <table:table-cell table:formula="of:=(RANDBETWEEN([.G348]-5000;[.G348]))" office:value-type="float" office:value="9125" calcext:value-type="float">
            <text:p>9125</text:p>
          </table:table-cell>
          <table:table-cell table:formula="of:=RANDBETWEEN([.H348];[.G348])" office:value-type="float" office:value="10913" calcext:value-type="float">
            <text:p>10913</text:p>
          </table:table-cell>
          <table:table-cell/>
          <table:table-cell table:formula="of:=&quot;insert into demanda (precio,mes,demanda) values (&quot;&amp;[.B348]&amp;&quot;,&quot;&amp;[.D348]&amp;&quot;,&quot;&amp;[.I348]&amp;&quot;);&quot;" office:value-type="string" office:string-value="insert into demanda (precio,mes,demanda) values (80,10,10913);" calcext:value-type="string">
            <text:p>insert into demanda (precio,mes,demanda) values (80,10,10913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349]*100)/60)%" office:value-type="percentage" office:value="1.33333333333333" calcext:value-type="percentage">
            <text:p>133.33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349]" office:value-type="percentage" office:value="1.9" calcext:value-type="percentage">
            <text:p>190.00 %</text:p>
          </table:table-cell>
          <table:table-cell table:formula="of:=(9200*(100%+[.E349])) - (9200*(100%+[.E349]))*([.C349]-100%)" office:value-type="float" office:value="11653.3333333333" calcext:value-type="float">
            <text:p>11653</text:p>
          </table:table-cell>
          <table:table-cell table:formula="of:=(RANDBETWEEN([.G349]-5000;[.G349]))" office:value-type="float" office:value="9795" calcext:value-type="float">
            <text:p>9795</text:p>
          </table:table-cell>
          <table:table-cell table:formula="of:=RANDBETWEEN([.H349];[.G349])" office:value-type="float" office:value="10745" calcext:value-type="float">
            <text:p>10745</text:p>
          </table:table-cell>
          <table:table-cell/>
          <table:table-cell table:formula="of:=&quot;insert into demanda (precio,mes,demanda) values (&quot;&amp;[.B349]&amp;&quot;,&quot;&amp;[.D349]&amp;&quot;,&quot;&amp;[.I349]&amp;&quot;);&quot;" office:value-type="string" office:string-value="insert into demanda (precio,mes,demanda) values (80,11,10745);" calcext:value-type="string">
            <text:p>insert into demanda (precio,mes,demanda) values (80,11,10745);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(([.B350]*100)/60)%" office:value-type="percentage" office:value="1.33333333333333" calcext:value-type="percentage">
            <text:p>133.33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350]" office:value-type="percentage" office:value="2" calcext:value-type="percentage">
            <text:p>200.00 %</text:p>
          </table:table-cell>
          <table:table-cell table:formula="of:=(9200*(100%+[.E350])) - (9200*(100%+[.E350]))*([.C350]-100%)" office:value-type="float" office:value="12266.6666666667" calcext:value-type="float">
            <text:p>12267</text:p>
          </table:table-cell>
          <table:table-cell table:formula="of:=(RANDBETWEEN([.G350]-5000;[.G350]))" office:value-type="float" office:value="7388" calcext:value-type="float">
            <text:p>7388</text:p>
          </table:table-cell>
          <table:table-cell table:formula="of:=RANDBETWEEN([.H350];[.G350])" office:value-type="float" office:value="9665" calcext:value-type="float">
            <text:p>9665</text:p>
          </table:table-cell>
          <table:table-cell/>
          <table:table-cell table:formula="of:=&quot;insert into demanda (precio,mes,demanda) values (&quot;&amp;[.B350]&amp;&quot;,&quot;&amp;[.D350]&amp;&quot;,&quot;&amp;[.I350]&amp;&quot;);&quot;" office:value-type="string" office:string-value="insert into demanda (precio,mes,demanda) values (80,12,9665);" calcext:value-type="string">
            <text:p>insert into demanda (precio,mes,demanda) values (80,12,9665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351]*100)/60)%" office:value-type="percentage" office:value="0.666666666666667" calcext:value-type="percentage">
            <text:p>66.67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351]" office:value-type="percentage" office:value="1.95" calcext:value-type="percentage">
            <text:p>195.00 %</text:p>
          </table:table-cell>
          <table:table-cell table:formula="of:=(9200*(100%+[.E351])) - (9200*(100%+[.E351]))*([.C351]-100%)" office:value-type="float" office:value="23920" calcext:value-type="float">
            <text:p>23920</text:p>
          </table:table-cell>
          <table:table-cell table:formula="of:=(RANDBETWEEN([.G351]-5000;[.G351]))" office:value-type="float" office:value="21180" calcext:value-type="float">
            <text:p>21180</text:p>
          </table:table-cell>
          <table:table-cell table:formula="of:=RANDBETWEEN([.H351];[.G351])" office:value-type="float" office:value="21945" calcext:value-type="float">
            <text:p>21945</text:p>
          </table:table-cell>
          <table:table-cell/>
          <table:table-cell table:formula="of:=&quot;insert into demanda (precio,mes,demanda) values (&quot;&amp;[.B351]&amp;&quot;,&quot;&amp;[.D351]&amp;&quot;,&quot;&amp;[.I351]&amp;&quot;);&quot;" office:value-type="string" office:string-value="insert into demanda (precio,mes,demanda) values (40,1,21945);" calcext:value-type="string">
            <text:p>insert into demanda (precio,mes,demanda) values (40,1,21945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352]*100)/60)%" office:value-type="percentage" office:value="0.666666666666667" calcext:value-type="percentage">
            <text:p>66.67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352]" office:value-type="percentage" office:value="1.6" calcext:value-type="percentage">
            <text:p>160.00 %</text:p>
          </table:table-cell>
          <table:table-cell table:formula="of:=(9200*(100%+[.E352])) - (9200*(100%+[.E352]))*([.C352]-100%)" office:value-type="float" office:value="19626.6666666667" calcext:value-type="float">
            <text:p>19627</text:p>
          </table:table-cell>
          <table:table-cell table:formula="of:=(RANDBETWEEN([.G352]-5000;[.G352]))" office:value-type="float" office:value="16387" calcext:value-type="float">
            <text:p>16387</text:p>
          </table:table-cell>
          <table:table-cell table:formula="of:=RANDBETWEEN([.H352];[.G352])" office:value-type="float" office:value="18850" calcext:value-type="float">
            <text:p>18850</text:p>
          </table:table-cell>
          <table:table-cell/>
          <table:table-cell table:formula="of:=&quot;insert into demanda (precio,mes,demanda) values (&quot;&amp;[.B352]&amp;&quot;,&quot;&amp;[.D352]&amp;&quot;,&quot;&amp;[.I352]&amp;&quot;);&quot;" office:value-type="string" office:string-value="insert into demanda (precio,mes,demanda) values (40,2,18850);" calcext:value-type="string">
            <text:p>insert into demanda (precio,mes,demanda) values (40,2,18850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353]*100)/60)%" office:value-type="percentage" office:value="0.666666666666667" calcext:value-type="percentage">
            <text:p>66.67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353]" office:value-type="percentage" office:value="1.65" calcext:value-type="percentage">
            <text:p>165.00 %</text:p>
          </table:table-cell>
          <table:table-cell table:formula="of:=(9200*(100%+[.E353])) - (9200*(100%+[.E353]))*([.C353]-100%)" office:value-type="float" office:value="20240" calcext:value-type="float">
            <text:p>20240</text:p>
          </table:table-cell>
          <table:table-cell table:formula="of:=(RANDBETWEEN([.G353]-5000;[.G353]))" office:value-type="float" office:value="17947" calcext:value-type="float">
            <text:p>17947</text:p>
          </table:table-cell>
          <table:table-cell table:formula="of:=RANDBETWEEN([.H353];[.G353])" office:value-type="float" office:value="19403" calcext:value-type="float">
            <text:p>19403</text:p>
          </table:table-cell>
          <table:table-cell/>
          <table:table-cell table:formula="of:=&quot;insert into demanda (precio,mes,demanda) values (&quot;&amp;[.B353]&amp;&quot;,&quot;&amp;[.D353]&amp;&quot;,&quot;&amp;[.I353]&amp;&quot;);&quot;" office:value-type="string" office:string-value="insert into demanda (precio,mes,demanda) values (40,3,19403);" calcext:value-type="string">
            <text:p>insert into demanda (precio,mes,demanda) values (40,3,19403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354]*100)/60)%" office:value-type="percentage" office:value="0.666666666666667" calcext:value-type="percentage">
            <text:p>66.67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354]" office:value-type="percentage" office:value="1.8" calcext:value-type="percentage">
            <text:p>180.00 %</text:p>
          </table:table-cell>
          <table:table-cell table:formula="of:=(9200*(100%+[.E354])) - (9200*(100%+[.E354]))*([.C354]-100%)" office:value-type="float" office:value="22080" calcext:value-type="float">
            <text:p>22080</text:p>
          </table:table-cell>
          <table:table-cell table:formula="of:=(RANDBETWEEN([.G354]-5000;[.G354]))" office:value-type="float" office:value="20697" calcext:value-type="float">
            <text:p>20697</text:p>
          </table:table-cell>
          <table:table-cell table:formula="of:=RANDBETWEEN([.H354];[.G354])" office:value-type="float" office:value="21748" calcext:value-type="float">
            <text:p>21748</text:p>
          </table:table-cell>
          <table:table-cell/>
          <table:table-cell table:formula="of:=&quot;insert into demanda (precio,mes,demanda) values (&quot;&amp;[.B354]&amp;&quot;,&quot;&amp;[.D354]&amp;&quot;,&quot;&amp;[.I354]&amp;&quot;);&quot;" office:value-type="string" office:string-value="insert into demanda (precio,mes,demanda) values (40,4,21748);" calcext:value-type="string">
            <text:p>insert into demanda (precio,mes,demanda) values (40,4,21748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355]*100)/60)%" office:value-type="percentage" office:value="0.666666666666667" calcext:value-type="percentage">
            <text:p>66.67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355]" office:value-type="percentage" office:value="1.75" calcext:value-type="percentage">
            <text:p>175.00 %</text:p>
          </table:table-cell>
          <table:table-cell table:formula="of:=(9200*(100%+[.E355])) - (9200*(100%+[.E355]))*([.C355]-100%)" office:value-type="float" office:value="21466.6666666667" calcext:value-type="float">
            <text:p>21467</text:p>
          </table:table-cell>
          <table:table-cell table:formula="of:=(RANDBETWEEN([.G355]-5000;[.G355]))" office:value-type="float" office:value="17188" calcext:value-type="float">
            <text:p>17188</text:p>
          </table:table-cell>
          <table:table-cell table:formula="of:=RANDBETWEEN([.H355];[.G355])" office:value-type="float" office:value="19166" calcext:value-type="float">
            <text:p>19166</text:p>
          </table:table-cell>
          <table:table-cell/>
          <table:table-cell table:formula="of:=&quot;insert into demanda (precio,mes,demanda) values (&quot;&amp;[.B355]&amp;&quot;,&quot;&amp;[.D355]&amp;&quot;,&quot;&amp;[.I355]&amp;&quot;);&quot;" office:value-type="string" office:string-value="insert into demanda (precio,mes,demanda) values (40,5,19166);" calcext:value-type="string">
            <text:p>insert into demanda (precio,mes,demanda) values (40,5,19166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356]*100)/60)%" office:value-type="percentage" office:value="0.666666666666667" calcext:value-type="percentage">
            <text:p>66.67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356]" office:value-type="percentage" office:value="1.5" calcext:value-type="percentage">
            <text:p>150.00 %</text:p>
          </table:table-cell>
          <table:table-cell table:formula="of:=(9200*(100%+[.E356])) - (9200*(100%+[.E356]))*([.C356]-100%)" office:value-type="float" office:value="18400" calcext:value-type="float">
            <text:p>18400</text:p>
          </table:table-cell>
          <table:table-cell table:formula="of:=(RANDBETWEEN([.G356]-5000;[.G356]))" office:value-type="float" office:value="14394" calcext:value-type="float">
            <text:p>14394</text:p>
          </table:table-cell>
          <table:table-cell table:formula="of:=RANDBETWEEN([.H356];[.G356])" office:value-type="float" office:value="16429" calcext:value-type="float">
            <text:p>16429</text:p>
          </table:table-cell>
          <table:table-cell/>
          <table:table-cell table:formula="of:=&quot;insert into demanda (precio,mes,demanda) values (&quot;&amp;[.B356]&amp;&quot;,&quot;&amp;[.D356]&amp;&quot;,&quot;&amp;[.I356]&amp;&quot;);&quot;" office:value-type="string" office:string-value="insert into demanda (precio,mes,demanda) values (40,6,16429);" calcext:value-type="string">
            <text:p>insert into demanda (precio,mes,demanda) values (40,6,16429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357]*100)/60)%" office:value-type="percentage" office:value="0.666666666666667" calcext:value-type="percentage">
            <text:p>66.67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357]" office:value-type="percentage" office:value="1.4" calcext:value-type="percentage">
            <text:p>140.00 %</text:p>
          </table:table-cell>
          <table:table-cell table:formula="of:=(9200*(100%+[.E357])) - (9200*(100%+[.E357]))*([.C357]-100%)" office:value-type="float" office:value="17173.3333333333" calcext:value-type="float">
            <text:p>17173</text:p>
          </table:table-cell>
          <table:table-cell table:formula="of:=(RANDBETWEEN([.G357]-5000;[.G357]))" office:value-type="float" office:value="14689" calcext:value-type="float">
            <text:p>14689</text:p>
          </table:table-cell>
          <table:table-cell table:formula="of:=RANDBETWEEN([.H357];[.G357])" office:value-type="float" office:value="16825" calcext:value-type="float">
            <text:p>16825</text:p>
          </table:table-cell>
          <table:table-cell/>
          <table:table-cell table:formula="of:=&quot;insert into demanda (precio,mes,demanda) values (&quot;&amp;[.B357]&amp;&quot;,&quot;&amp;[.D357]&amp;&quot;,&quot;&amp;[.I357]&amp;&quot;);&quot;" office:value-type="string" office:string-value="insert into demanda (precio,mes,demanda) values (40,7,16825);" calcext:value-type="string">
            <text:p>insert into demanda (precio,mes,demanda) values (40,7,16825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358]*100)/60)%" office:value-type="percentage" office:value="0.666666666666667" calcext:value-type="percentage">
            <text:p>66.67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358]" office:value-type="percentage" office:value="1.63" calcext:value-type="percentage">
            <text:p>163.00 %</text:p>
          </table:table-cell>
          <table:table-cell table:formula="of:=(9200*(100%+[.E358])) - (9200*(100%+[.E358]))*([.C358]-100%)" office:value-type="float" office:value="19994.6666666667" calcext:value-type="float">
            <text:p>19995</text:p>
          </table:table-cell>
          <table:table-cell table:formula="of:=(RANDBETWEEN([.G358]-5000;[.G358]))" office:value-type="float" office:value="18928" calcext:value-type="float">
            <text:p>18928</text:p>
          </table:table-cell>
          <table:table-cell table:formula="of:=RANDBETWEEN([.H358];[.G358])" office:value-type="float" office:value="19629" calcext:value-type="float">
            <text:p>19629</text:p>
          </table:table-cell>
          <table:table-cell/>
          <table:table-cell table:formula="of:=&quot;insert into demanda (precio,mes,demanda) values (&quot;&amp;[.B358]&amp;&quot;,&quot;&amp;[.D358]&amp;&quot;,&quot;&amp;[.I358]&amp;&quot;);&quot;" office:value-type="string" office:string-value="insert into demanda (precio,mes,demanda) values (40,8,19629);" calcext:value-type="string">
            <text:p>insert into demanda (precio,mes,demanda) values (40,8,19629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359]*100)/60)%" office:value-type="percentage" office:value="0.666666666666667" calcext:value-type="percentage">
            <text:p>66.67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359]" office:value-type="percentage" office:value="1.8" calcext:value-type="percentage">
            <text:p>180.00 %</text:p>
          </table:table-cell>
          <table:table-cell table:formula="of:=(9200*(100%+[.E359])) - (9200*(100%+[.E359]))*([.C359]-100%)" office:value-type="float" office:value="22080" calcext:value-type="float">
            <text:p>22080</text:p>
          </table:table-cell>
          <table:table-cell table:formula="of:=(RANDBETWEEN([.G359]-5000;[.G359]))" office:value-type="float" office:value="17501" calcext:value-type="float">
            <text:p>17501</text:p>
          </table:table-cell>
          <table:table-cell table:formula="of:=RANDBETWEEN([.H359];[.G359])" office:value-type="float" office:value="18743" calcext:value-type="float">
            <text:p>18743</text:p>
          </table:table-cell>
          <table:table-cell/>
          <table:table-cell table:formula="of:=&quot;insert into demanda (precio,mes,demanda) values (&quot;&amp;[.B359]&amp;&quot;,&quot;&amp;[.D359]&amp;&quot;,&quot;&amp;[.I359]&amp;&quot;);&quot;" office:value-type="string" office:string-value="insert into demanda (precio,mes,demanda) values (40,9,18743);" calcext:value-type="string">
            <text:p>insert into demanda (precio,mes,demanda) values (40,9,18743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360]*100)/60)%" office:value-type="percentage" office:value="0.666666666666667" calcext:value-type="percentage">
            <text:p>66.67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" calcext:value-type="percentage">
            <text:p>80.00 %</text:p>
          </table:table-cell>
          <table:table-cell table:formula="of:=100%+[.E360]" office:value-type="percentage" office:value="1.8" calcext:value-type="percentage">
            <text:p>180.00 %</text:p>
          </table:table-cell>
          <table:table-cell table:formula="of:=(9200*(100%+[.E360])) - (9200*(100%+[.E360]))*([.C360]-100%)" office:value-type="float" office:value="22080" calcext:value-type="float">
            <text:p>22080</text:p>
          </table:table-cell>
          <table:table-cell table:formula="of:=(RANDBETWEEN([.G360]-5000;[.G360]))" office:value-type="float" office:value="17948" calcext:value-type="float">
            <text:p>17948</text:p>
          </table:table-cell>
          <table:table-cell table:formula="of:=RANDBETWEEN([.H360];[.G360])" office:value-type="float" office:value="19363" calcext:value-type="float">
            <text:p>19363</text:p>
          </table:table-cell>
          <table:table-cell/>
          <table:table-cell table:formula="of:=&quot;insert into demanda (precio,mes,demanda) values (&quot;&amp;[.B360]&amp;&quot;,&quot;&amp;[.D360]&amp;&quot;,&quot;&amp;[.I360]&amp;&quot;);&quot;" office:value-type="string" office:string-value="insert into demanda (precio,mes,demanda) values (40,10,19363);" calcext:value-type="string">
            <text:p>insert into demanda (precio,mes,demanda) values (40,10,19363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361]*100)/60)%" office:value-type="percentage" office:value="0.666666666666667" calcext:value-type="percentage">
            <text:p>66.67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361]" office:value-type="percentage" office:value="1.9" calcext:value-type="percentage">
            <text:p>190.00 %</text:p>
          </table:table-cell>
          <table:table-cell table:formula="of:=(9200*(100%+[.E361])) - (9200*(100%+[.E361]))*([.C361]-100%)" office:value-type="float" office:value="23306.6666666667" calcext:value-type="float">
            <text:p>23307</text:p>
          </table:table-cell>
          <table:table-cell table:formula="of:=(RANDBETWEEN([.G361]-5000;[.G361]))" office:value-type="float" office:value="18710" calcext:value-type="float">
            <text:p>18710</text:p>
          </table:table-cell>
          <table:table-cell table:formula="of:=RANDBETWEEN([.H361];[.G361])" office:value-type="float" office:value="22156" calcext:value-type="float">
            <text:p>22156</text:p>
          </table:table-cell>
          <table:table-cell/>
          <table:table-cell table:formula="of:=&quot;insert into demanda (precio,mes,demanda) values (&quot;&amp;[.B361]&amp;&quot;,&quot;&amp;[.D361]&amp;&quot;,&quot;&amp;[.I361]&amp;&quot;);&quot;" office:value-type="string" office:string-value="insert into demanda (precio,mes,demanda) values (40,11,22156);" calcext:value-type="string">
            <text:p>insert into demanda (precio,mes,demanda) values (40,11,22156);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([.B362]*100)/60)%" office:value-type="percentage" office:value="0.666666666666667" calcext:value-type="percentage">
            <text:p>66.67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362]" office:value-type="percentage" office:value="2" calcext:value-type="percentage">
            <text:p>200.00 %</text:p>
          </table:table-cell>
          <table:table-cell table:formula="of:=(9200*(100%+[.E362])) - (9200*(100%+[.E362]))*([.C362]-100%)" office:value-type="float" office:value="24533.3333333333" calcext:value-type="float">
            <text:p>24533</text:p>
          </table:table-cell>
          <table:table-cell table:formula="of:=(RANDBETWEEN([.G362]-5000;[.G362]))" office:value-type="float" office:value="22750" calcext:value-type="float">
            <text:p>22750</text:p>
          </table:table-cell>
          <table:table-cell table:formula="of:=RANDBETWEEN([.H362];[.G362])" office:value-type="float" office:value="23440" calcext:value-type="float">
            <text:p>23440</text:p>
          </table:table-cell>
          <table:table-cell/>
          <table:table-cell table:formula="of:=&quot;insert into demanda (precio,mes,demanda) values (&quot;&amp;[.B362]&amp;&quot;,&quot;&amp;[.D362]&amp;&quot;,&quot;&amp;[.I362]&amp;&quot;);&quot;" office:value-type="string" office:string-value="insert into demanda (precio,mes,demanda) values (40,12,23440);" calcext:value-type="string">
            <text:p>insert into demanda (precio,mes,demanda) values (40,12,23440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363]*100)/60)%" office:value-type="percentage" office:value="1.66666666666667" calcext:value-type="percentage">
            <text:p>166.67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363]" office:value-type="percentage" office:value="1.95" calcext:value-type="percentage">
            <text:p>195.00 %</text:p>
          </table:table-cell>
          <table:table-cell table:formula="of:=(9200*(100%+[.E363])) - (9200*(100%+[.E363]))*([.C363]-100%)" office:value-type="float" office:value="5980" calcext:value-type="float">
            <text:p>5980</text:p>
          </table:table-cell>
          <table:table-cell table:formula="of:=(RANDBETWEEN([.G363]-5000;[.G363]))" office:value-type="float" office:value="4607" calcext:value-type="float">
            <text:p>4607</text:p>
          </table:table-cell>
          <table:table-cell table:formula="of:=RANDBETWEEN([.H363];[.G363])" office:value-type="float" office:value="4650" calcext:value-type="float">
            <text:p>4650</text:p>
          </table:table-cell>
          <table:table-cell/>
          <table:table-cell table:formula="of:=&quot;insert into demanda (precio,mes,demanda) values (&quot;&amp;[.B363]&amp;&quot;,&quot;&amp;[.D363]&amp;&quot;,&quot;&amp;[.I363]&amp;&quot;);&quot;" office:value-type="string" office:string-value="insert into demanda (precio,mes,demanda) values (100,1,4650);" calcext:value-type="string">
            <text:p>insert into demanda (precio,mes,demanda) values (100,1,4650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364]*100)/60)%" office:value-type="percentage" office:value="1.66666666666667" calcext:value-type="percentage">
            <text:p>166.67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364]" office:value-type="percentage" office:value="1.6" calcext:value-type="percentage">
            <text:p>160.00 %</text:p>
          </table:table-cell>
          <table:table-cell table:formula="of:=(9200*(100%+[.E364])) - (9200*(100%+[.E364]))*([.C364]-100%)" office:value-type="float" office:value="4906.66666666667" calcext:value-type="float">
            <text:p>4907</text:p>
          </table:table-cell>
          <table:table-cell table:formula="of:=(RANDBETWEEN([.G364]-5000;[.G364]))" office:value-type="float" office:value="3103" calcext:value-type="float">
            <text:p>3103</text:p>
          </table:table-cell>
          <table:table-cell table:formula="of:=RANDBETWEEN([.H364];[.G364])" office:value-type="float" office:value="4798" calcext:value-type="float">
            <text:p>4798</text:p>
          </table:table-cell>
          <table:table-cell/>
          <table:table-cell table:formula="of:=&quot;insert into demanda (precio,mes,demanda) values (&quot;&amp;[.B364]&amp;&quot;,&quot;&amp;[.D364]&amp;&quot;,&quot;&amp;[.I364]&amp;&quot;);&quot;" office:value-type="string" office:string-value="insert into demanda (precio,mes,demanda) values (100,2,4798);" calcext:value-type="string">
            <text:p>insert into demanda (precio,mes,demanda) values (100,2,4798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365]*100)/60)%" office:value-type="percentage" office:value="1.66666666666667" calcext:value-type="percentage">
            <text:p>166.67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365]" office:value-type="percentage" office:value="1.65" calcext:value-type="percentage">
            <text:p>165.00 %</text:p>
          </table:table-cell>
          <table:table-cell table:formula="of:=(9200*(100%+[.E365])) - (9200*(100%+[.E365]))*([.C365]-100%)" office:value-type="float" office:value="5060" calcext:value-type="float">
            <text:p>5060</text:p>
          </table:table-cell>
          <table:table-cell table:formula="of:=(RANDBETWEEN([.G365]-5000;[.G365]))" office:value-type="float" office:value="3107" calcext:value-type="float">
            <text:p>3107</text:p>
          </table:table-cell>
          <table:table-cell table:formula="of:=RANDBETWEEN([.H365];[.G365])" office:value-type="float" office:value="4794" calcext:value-type="float">
            <text:p>4794</text:p>
          </table:table-cell>
          <table:table-cell/>
          <table:table-cell table:formula="of:=&quot;insert into demanda (precio,mes,demanda) values (&quot;&amp;[.B365]&amp;&quot;,&quot;&amp;[.D365]&amp;&quot;,&quot;&amp;[.I365]&amp;&quot;);&quot;" office:value-type="string" office:string-value="insert into demanda (precio,mes,demanda) values (100,3,4794);" calcext:value-type="string">
            <text:p>insert into demanda (precio,mes,demanda) values (100,3,4794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366]*100)/60)%" office:value-type="percentage" office:value="1.66666666666667" calcext:value-type="percentage">
            <text:p>166.67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366]" office:value-type="percentage" office:value="1.8" calcext:value-type="percentage">
            <text:p>180.00 %</text:p>
          </table:table-cell>
          <table:table-cell table:formula="of:=(9200*(100%+[.E366])) - (9200*(100%+[.E366]))*([.C366]-100%)" office:value-type="float" office:value="5520" calcext:value-type="float">
            <text:p>5520</text:p>
          </table:table-cell>
          <table:table-cell table:formula="of:=(RANDBETWEEN([.G366]-5000;[.G366]))" office:value-type="float" office:value="3821" calcext:value-type="float">
            <text:p>3821</text:p>
          </table:table-cell>
          <table:table-cell table:formula="of:=RANDBETWEEN([.H366];[.G366])" office:value-type="float" office:value="4351" calcext:value-type="float">
            <text:p>4351</text:p>
          </table:table-cell>
          <table:table-cell/>
          <table:table-cell table:formula="of:=&quot;insert into demanda (precio,mes,demanda) values (&quot;&amp;[.B366]&amp;&quot;,&quot;&amp;[.D366]&amp;&quot;,&quot;&amp;[.I366]&amp;&quot;);&quot;" office:value-type="string" office:string-value="insert into demanda (precio,mes,demanda) values (100,4,4351);" calcext:value-type="string">
            <text:p>insert into demanda (precio,mes,demanda) values (100,4,4351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367]*100)/60)%" office:value-type="percentage" office:value="1.66666666666667" calcext:value-type="percentage">
            <text:p>166.67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367]" office:value-type="percentage" office:value="1.75" calcext:value-type="percentage">
            <text:p>175.00 %</text:p>
          </table:table-cell>
          <table:table-cell table:formula="of:=(9200*(100%+[.E367])) - (9200*(100%+[.E367]))*([.C367]-100%)" office:value-type="float" office:value="5366.66666666667" calcext:value-type="float">
            <text:p>5367</text:p>
          </table:table-cell>
          <table:table-cell table:formula="of:=(RANDBETWEEN([.G367]-5000;[.G367]))" office:value-type="float" office:value="989" calcext:value-type="float">
            <text:p>989</text:p>
          </table:table-cell>
          <table:table-cell table:formula="of:=RANDBETWEEN([.H367];[.G367])" office:value-type="float" office:value="4089" calcext:value-type="float">
            <text:p>4089</text:p>
          </table:table-cell>
          <table:table-cell/>
          <table:table-cell table:formula="of:=&quot;insert into demanda (precio,mes,demanda) values (&quot;&amp;[.B367]&amp;&quot;,&quot;&amp;[.D367]&amp;&quot;,&quot;&amp;[.I367]&amp;&quot;);&quot;" office:value-type="string" office:string-value="insert into demanda (precio,mes,demanda) values (100,5,4089);" calcext:value-type="string">
            <text:p>insert into demanda (precio,mes,demanda) values (100,5,4089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368]*100)/60)%" office:value-type="percentage" office:value="1.66666666666667" calcext:value-type="percentage">
            <text:p>166.67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368]" office:value-type="percentage" office:value="1.5" calcext:value-type="percentage">
            <text:p>150.00 %</text:p>
          </table:table-cell>
          <table:table-cell table:formula="of:=(9200*(100%+[.E368])) - (9200*(100%+[.E368]))*([.C368]-100%)" office:value-type="float" office:value="4600" calcext:value-type="float">
            <text:p>4600</text:p>
          </table:table-cell>
          <table:table-cell table:formula="of:=(RANDBETWEEN([.G368]-5000;[.G368]))" office:value-type="float" office:value="2202" calcext:value-type="float">
            <text:p>2202</text:p>
          </table:table-cell>
          <table:table-cell table:formula="of:=RANDBETWEEN([.H368];[.G368])" office:value-type="float" office:value="4124" calcext:value-type="float">
            <text:p>4124</text:p>
          </table:table-cell>
          <table:table-cell/>
          <table:table-cell table:formula="of:=&quot;insert into demanda (precio,mes,demanda) values (&quot;&amp;[.B368]&amp;&quot;,&quot;&amp;[.D368]&amp;&quot;,&quot;&amp;[.I368]&amp;&quot;);&quot;" office:value-type="string" office:string-value="insert into demanda (precio,mes,demanda) values (100,6,4124);" calcext:value-type="string">
            <text:p>insert into demanda (precio,mes,demanda) values (100,6,4124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369]*100)/60)%" office:value-type="percentage" office:value="1.66666666666667" calcext:value-type="percentage">
            <text:p>166.67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369]" office:value-type="percentage" office:value="1.4" calcext:value-type="percentage">
            <text:p>140.00 %</text:p>
          </table:table-cell>
          <table:table-cell table:formula="of:=(9200*(100%+[.E369])) - (9200*(100%+[.E369]))*([.C369]-100%)" office:value-type="float" office:value="4293.33333333334" calcext:value-type="float">
            <text:p>4293</text:p>
          </table:table-cell>
          <table:table-cell table:formula="of:=(RANDBETWEEN([.G369]-5000;[.G369]))" office:value-type="float" office:value="483" calcext:value-type="float">
            <text:p>483</text:p>
          </table:table-cell>
          <table:table-cell table:formula="of:=RANDBETWEEN([.H369];[.G369])" office:value-type="float" office:value="3416" calcext:value-type="float">
            <text:p>3416</text:p>
          </table:table-cell>
          <table:table-cell/>
          <table:table-cell table:formula="of:=&quot;insert into demanda (precio,mes,demanda) values (&quot;&amp;[.B369]&amp;&quot;,&quot;&amp;[.D369]&amp;&quot;,&quot;&amp;[.I369]&amp;&quot;);&quot;" office:value-type="string" office:string-value="insert into demanda (precio,mes,demanda) values (100,7,3416);" calcext:value-type="string">
            <text:p>insert into demanda (precio,mes,demanda) values (100,7,3416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370]*100)/60)%" office:value-type="percentage" office:value="1.66666666666667" calcext:value-type="percentage">
            <text:p>166.67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370]" office:value-type="percentage" office:value="1.63" calcext:value-type="percentage">
            <text:p>163.00 %</text:p>
          </table:table-cell>
          <table:table-cell table:formula="of:=(9200*(100%+[.E370])) - (9200*(100%+[.E370]))*([.C370]-100%)" office:value-type="float" office:value="4998.66666666667" calcext:value-type="float">
            <text:p>4999</text:p>
          </table:table-cell>
          <table:table-cell table:formula="of:=(RANDBETWEEN([.G370]-5000;[.G370]))" office:value-type="float" office:value="4602" calcext:value-type="float">
            <text:p>4602</text:p>
          </table:table-cell>
          <table:table-cell table:formula="of:=RANDBETWEEN([.H370];[.G370])" office:value-type="float" office:value="4974" calcext:value-type="float">
            <text:p>4974</text:p>
          </table:table-cell>
          <table:table-cell/>
          <table:table-cell table:formula="of:=&quot;insert into demanda (precio,mes,demanda) values (&quot;&amp;[.B370]&amp;&quot;,&quot;&amp;[.D370]&amp;&quot;,&quot;&amp;[.I370]&amp;&quot;);&quot;" office:value-type="string" office:string-value="insert into demanda (precio,mes,demanda) values (100,8,4974);" calcext:value-type="string">
            <text:p>insert into demanda (precio,mes,demanda) values (100,8,4974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371]*100)/60)%" office:value-type="percentage" office:value="1.66666666666667" calcext:value-type="percentage">
            <text:p>166.67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371]" office:value-type="percentage" office:value="1.8" calcext:value-type="percentage">
            <text:p>180.00 %</text:p>
          </table:table-cell>
          <table:table-cell table:formula="of:=(9200*(100%+[.E371])) - (9200*(100%+[.E371]))*([.C371]-100%)" office:value-type="float" office:value="5520" calcext:value-type="float">
            <text:p>5520</text:p>
          </table:table-cell>
          <table:table-cell table:formula="of:=(RANDBETWEEN([.G371]-5000;[.G371]))" office:value-type="float" office:value="2956" calcext:value-type="float">
            <text:p>2956</text:p>
          </table:table-cell>
          <table:table-cell table:formula="of:=RANDBETWEEN([.H371];[.G371])" office:value-type="float" office:value="3530" calcext:value-type="float">
            <text:p>3530</text:p>
          </table:table-cell>
          <table:table-cell/>
          <table:table-cell table:formula="of:=&quot;insert into demanda (precio,mes,demanda) values (&quot;&amp;[.B371]&amp;&quot;,&quot;&amp;[.D371]&amp;&quot;,&quot;&amp;[.I371]&amp;&quot;);&quot;" office:value-type="string" office:string-value="insert into demanda (precio,mes,demanda) values (100,9,3530);" calcext:value-type="string">
            <text:p>insert into demanda (precio,mes,demanda) values (100,9,3530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372]*100)/60)%" office:value-type="percentage" office:value="1.66666666666667" calcext:value-type="percentage">
            <text:p>166.67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5" calcext:value-type="percentage">
            <text:p>85.00 %</text:p>
          </table:table-cell>
          <table:table-cell table:formula="of:=100%+[.E372]" office:value-type="percentage" office:value="1.85" calcext:value-type="percentage">
            <text:p>185.00 %</text:p>
          </table:table-cell>
          <table:table-cell table:formula="of:=(9200*(100%+[.E372])) - (9200*(100%+[.E372]))*([.C372]-100%)" office:value-type="float" office:value="5673.33333333334" calcext:value-type="float">
            <text:p>5673</text:p>
          </table:table-cell>
          <table:table-cell table:formula="of:=(RANDBETWEEN([.G372]-5000;[.G372]))" office:value-type="float" office:value="5594" calcext:value-type="float">
            <text:p>5594</text:p>
          </table:table-cell>
          <table:table-cell table:formula="of:=RANDBETWEEN([.H372];[.G372])" office:value-type="float" office:value="5660" calcext:value-type="float">
            <text:p>5660</text:p>
          </table:table-cell>
          <table:table-cell/>
          <table:table-cell table:formula="of:=&quot;insert into demanda (precio,mes,demanda) values (&quot;&amp;[.B372]&amp;&quot;,&quot;&amp;[.D372]&amp;&quot;,&quot;&amp;[.I372]&amp;&quot;);&quot;" office:value-type="string" office:string-value="insert into demanda (precio,mes,demanda) values (100,10,5660);" calcext:value-type="string">
            <text:p>insert into demanda (precio,mes,demanda) values (100,10,5660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373]*100)/60)%" office:value-type="percentage" office:value="1.66666666666667" calcext:value-type="percentage">
            <text:p>166.67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373]" office:value-type="percentage" office:value="1.9" calcext:value-type="percentage">
            <text:p>190.00 %</text:p>
          </table:table-cell>
          <table:table-cell table:formula="of:=(9200*(100%+[.E373])) - (9200*(100%+[.E373]))*([.C373]-100%)" office:value-type="float" office:value="5826.66666666667" calcext:value-type="float">
            <text:p>5827</text:p>
          </table:table-cell>
          <table:table-cell table:formula="of:=(RANDBETWEEN([.G373]-5000;[.G373]))" office:value-type="float" office:value="3556" calcext:value-type="float">
            <text:p>3556</text:p>
          </table:table-cell>
          <table:table-cell table:formula="of:=RANDBETWEEN([.H373];[.G373])" office:value-type="float" office:value="5340" calcext:value-type="float">
            <text:p>5340</text:p>
          </table:table-cell>
          <table:table-cell/>
          <table:table-cell table:formula="of:=&quot;insert into demanda (precio,mes,demanda) values (&quot;&amp;[.B373]&amp;&quot;,&quot;&amp;[.D373]&amp;&quot;,&quot;&amp;[.I373]&amp;&quot;);&quot;" office:value-type="string" office:string-value="insert into demanda (precio,mes,demanda) values (100,11,5340);" calcext:value-type="string">
            <text:p>insert into demanda (precio,mes,demanda) values (100,11,5340);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(([.B374]*100)/60)%" office:value-type="percentage" office:value="1.66666666666667" calcext:value-type="percentage">
            <text:p>166.67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374]" office:value-type="percentage" office:value="2" calcext:value-type="percentage">
            <text:p>200.00 %</text:p>
          </table:table-cell>
          <table:table-cell table:formula="of:=(9200*(100%+[.E374])) - (9200*(100%+[.E374]))*([.C374]-100%)" office:value-type="float" office:value="6133.33333333334" calcext:value-type="float">
            <text:p>6133</text:p>
          </table:table-cell>
          <table:table-cell table:formula="of:=(RANDBETWEEN([.G374]-5000;[.G374]))" office:value-type="float" office:value="3275" calcext:value-type="float">
            <text:p>3275</text:p>
          </table:table-cell>
          <table:table-cell table:formula="of:=RANDBETWEEN([.H374];[.G374])" office:value-type="float" office:value="5655" calcext:value-type="float">
            <text:p>5655</text:p>
          </table:table-cell>
          <table:table-cell/>
          <table:table-cell table:formula="of:=&quot;insert into demanda (precio,mes,demanda) values (&quot;&amp;[.B374]&amp;&quot;,&quot;&amp;[.D374]&amp;&quot;,&quot;&amp;[.I374]&amp;&quot;);&quot;" office:value-type="string" office:string-value="insert into demanda (precio,mes,demanda) values (100,12,5655);" calcext:value-type="string">
            <text:p>insert into demanda (precio,mes,demanda) values (100,12,5655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375]*100)/60)%" office:value-type="percentage" office:value="1.16666666666667" calcext:value-type="percentage">
            <text:p>116.67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375]" office:value-type="percentage" office:value="1.95" calcext:value-type="percentage">
            <text:p>195.00 %</text:p>
          </table:table-cell>
          <table:table-cell table:formula="of:=(9200*(100%+[.E375])) - (9200*(100%+[.E375]))*([.C375]-100%)" office:value-type="float" office:value="14950" calcext:value-type="float">
            <text:p>14950</text:p>
          </table:table-cell>
          <table:table-cell table:formula="of:=(RANDBETWEEN([.G375]-5000;[.G375]))" office:value-type="float" office:value="14528" calcext:value-type="float">
            <text:p>14528</text:p>
          </table:table-cell>
          <table:table-cell table:formula="of:=RANDBETWEEN([.H375];[.G375])" office:value-type="float" office:value="14650" calcext:value-type="float">
            <text:p>14650</text:p>
          </table:table-cell>
          <table:table-cell/>
          <table:table-cell table:formula="of:=&quot;insert into demanda (precio,mes,demanda) values (&quot;&amp;[.B375]&amp;&quot;,&quot;&amp;[.D375]&amp;&quot;,&quot;&amp;[.I375]&amp;&quot;);&quot;" office:value-type="string" office:string-value="insert into demanda (precio,mes,demanda) values (70,1,14650);" calcext:value-type="string">
            <text:p>insert into demanda (precio,mes,demanda) values (70,1,14650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376]*100)/60)%" office:value-type="percentage" office:value="1.16666666666667" calcext:value-type="percentage">
            <text:p>116.67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376]" office:value-type="percentage" office:value="1.6" calcext:value-type="percentage">
            <text:p>160.00 %</text:p>
          </table:table-cell>
          <table:table-cell table:formula="of:=(9200*(100%+[.E376])) - (9200*(100%+[.E376]))*([.C376]-100%)" office:value-type="float" office:value="12266.6666666667" calcext:value-type="float">
            <text:p>12267</text:p>
          </table:table-cell>
          <table:table-cell table:formula="of:=(RANDBETWEEN([.G376]-5000;[.G376]))" office:value-type="float" office:value="8478" calcext:value-type="float">
            <text:p>8478</text:p>
          </table:table-cell>
          <table:table-cell table:formula="of:=RANDBETWEEN([.H376];[.G376])" office:value-type="float" office:value="9369" calcext:value-type="float">
            <text:p>9369</text:p>
          </table:table-cell>
          <table:table-cell/>
          <table:table-cell table:formula="of:=&quot;insert into demanda (precio,mes,demanda) values (&quot;&amp;[.B376]&amp;&quot;,&quot;&amp;[.D376]&amp;&quot;,&quot;&amp;[.I376]&amp;&quot;);&quot;" office:value-type="string" office:string-value="insert into demanda (precio,mes,demanda) values (70,2,9369);" calcext:value-type="string">
            <text:p>insert into demanda (precio,mes,demanda) values (70,2,9369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377]*100)/60)%" office:value-type="percentage" office:value="1.16666666666667" calcext:value-type="percentage">
            <text:p>116.67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377]" office:value-type="percentage" office:value="1.65" calcext:value-type="percentage">
            <text:p>165.00 %</text:p>
          </table:table-cell>
          <table:table-cell table:formula="of:=(9200*(100%+[.E377])) - (9200*(100%+[.E377]))*([.C377]-100%)" office:value-type="float" office:value="12650" calcext:value-type="float">
            <text:p>12650</text:p>
          </table:table-cell>
          <table:table-cell table:formula="of:=(RANDBETWEEN([.G377]-5000;[.G377]))" office:value-type="float" office:value="9514" calcext:value-type="float">
            <text:p>9514</text:p>
          </table:table-cell>
          <table:table-cell table:formula="of:=RANDBETWEEN([.H377];[.G377])" office:value-type="float" office:value="11093" calcext:value-type="float">
            <text:p>11093</text:p>
          </table:table-cell>
          <table:table-cell/>
          <table:table-cell table:formula="of:=&quot;insert into demanda (precio,mes,demanda) values (&quot;&amp;[.B377]&amp;&quot;,&quot;&amp;[.D377]&amp;&quot;,&quot;&amp;[.I377]&amp;&quot;);&quot;" office:value-type="string" office:string-value="insert into demanda (precio,mes,demanda) values (70,3,11093);" calcext:value-type="string">
            <text:p>insert into demanda (precio,mes,demanda) values (70,3,11093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378]*100)/60)%" office:value-type="percentage" office:value="1.16666666666667" calcext:value-type="percentage">
            <text:p>116.67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378]" office:value-type="percentage" office:value="1.8" calcext:value-type="percentage">
            <text:p>180.00 %</text:p>
          </table:table-cell>
          <table:table-cell table:formula="of:=(9200*(100%+[.E378])) - (9200*(100%+[.E378]))*([.C378]-100%)" office:value-type="float" office:value="13800" calcext:value-type="float">
            <text:p>13800</text:p>
          </table:table-cell>
          <table:table-cell table:formula="of:=(RANDBETWEEN([.G378]-5000;[.G378]))" office:value-type="float" office:value="11312" calcext:value-type="float">
            <text:p>11312</text:p>
          </table:table-cell>
          <table:table-cell table:formula="of:=RANDBETWEEN([.H378];[.G378])" office:value-type="float" office:value="12040" calcext:value-type="float">
            <text:p>12040</text:p>
          </table:table-cell>
          <table:table-cell/>
          <table:table-cell table:formula="of:=&quot;insert into demanda (precio,mes,demanda) values (&quot;&amp;[.B378]&amp;&quot;,&quot;&amp;[.D378]&amp;&quot;,&quot;&amp;[.I378]&amp;&quot;);&quot;" office:value-type="string" office:string-value="insert into demanda (precio,mes,demanda) values (70,4,12040);" calcext:value-type="string">
            <text:p>insert into demanda (precio,mes,demanda) values (70,4,12040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379]*100)/60)%" office:value-type="percentage" office:value="1.16666666666667" calcext:value-type="percentage">
            <text:p>116.67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379]" office:value-type="percentage" office:value="1.75" calcext:value-type="percentage">
            <text:p>175.00 %</text:p>
          </table:table-cell>
          <table:table-cell table:formula="of:=(9200*(100%+[.E379])) - (9200*(100%+[.E379]))*([.C379]-100%)" office:value-type="float" office:value="13416.6666666667" calcext:value-type="float">
            <text:p>13417</text:p>
          </table:table-cell>
          <table:table-cell table:formula="of:=(RANDBETWEEN([.G379]-5000;[.G379]))" office:value-type="float" office:value="10587" calcext:value-type="float">
            <text:p>10587</text:p>
          </table:table-cell>
          <table:table-cell table:formula="of:=RANDBETWEEN([.H379];[.G379])" office:value-type="float" office:value="12152" calcext:value-type="float">
            <text:p>12152</text:p>
          </table:table-cell>
          <table:table-cell/>
          <table:table-cell table:formula="of:=&quot;insert into demanda (precio,mes,demanda) values (&quot;&amp;[.B379]&amp;&quot;,&quot;&amp;[.D379]&amp;&quot;,&quot;&amp;[.I379]&amp;&quot;);&quot;" office:value-type="string" office:string-value="insert into demanda (precio,mes,demanda) values (70,5,12152);" calcext:value-type="string">
            <text:p>insert into demanda (precio,mes,demanda) values (70,5,12152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380]*100)/60)%" office:value-type="percentage" office:value="1.16666666666667" calcext:value-type="percentage">
            <text:p>116.67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380]" office:value-type="percentage" office:value="1.5" calcext:value-type="percentage">
            <text:p>150.00 %</text:p>
          </table:table-cell>
          <table:table-cell table:formula="of:=(9200*(100%+[.E380])) - (9200*(100%+[.E380]))*([.C380]-100%)" office:value-type="float" office:value="11500" calcext:value-type="float">
            <text:p>11500</text:p>
          </table:table-cell>
          <table:table-cell table:formula="of:=(RANDBETWEEN([.G380]-5000;[.G380]))" office:value-type="float" office:value="11325" calcext:value-type="float">
            <text:p>11325</text:p>
          </table:table-cell>
          <table:table-cell table:formula="of:=RANDBETWEEN([.H380];[.G380])" office:value-type="float" office:value="11437" calcext:value-type="float">
            <text:p>11437</text:p>
          </table:table-cell>
          <table:table-cell/>
          <table:table-cell table:formula="of:=&quot;insert into demanda (precio,mes,demanda) values (&quot;&amp;[.B380]&amp;&quot;,&quot;&amp;[.D380]&amp;&quot;,&quot;&amp;[.I380]&amp;&quot;);&quot;" office:value-type="string" office:string-value="insert into demanda (precio,mes,demanda) values (70,6,11437);" calcext:value-type="string">
            <text:p>insert into demanda (precio,mes,demanda) values (70,6,11437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381]*100)/60)%" office:value-type="percentage" office:value="1.16666666666667" calcext:value-type="percentage">
            <text:p>116.67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381]" office:value-type="percentage" office:value="1.4" calcext:value-type="percentage">
            <text:p>140.00 %</text:p>
          </table:table-cell>
          <table:table-cell table:formula="of:=(9200*(100%+[.E381])) - (9200*(100%+[.E381]))*([.C381]-100%)" office:value-type="float" office:value="10733.3333333333" calcext:value-type="float">
            <text:p>10733</text:p>
          </table:table-cell>
          <table:table-cell table:formula="of:=(RANDBETWEEN([.G381]-5000;[.G381]))" office:value-type="float" office:value="7583" calcext:value-type="float">
            <text:p>7583</text:p>
          </table:table-cell>
          <table:table-cell table:formula="of:=RANDBETWEEN([.H381];[.G381])" office:value-type="float" office:value="8101" calcext:value-type="float">
            <text:p>8101</text:p>
          </table:table-cell>
          <table:table-cell/>
          <table:table-cell table:formula="of:=&quot;insert into demanda (precio,mes,demanda) values (&quot;&amp;[.B381]&amp;&quot;,&quot;&amp;[.D381]&amp;&quot;,&quot;&amp;[.I381]&amp;&quot;);&quot;" office:value-type="string" office:string-value="insert into demanda (precio,mes,demanda) values (70,7,8101);" calcext:value-type="string">
            <text:p>insert into demanda (precio,mes,demanda) values (70,7,8101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382]*100)/60)%" office:value-type="percentage" office:value="1.16666666666667" calcext:value-type="percentage">
            <text:p>116.67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382]" office:value-type="percentage" office:value="1.63" calcext:value-type="percentage">
            <text:p>163.00 %</text:p>
          </table:table-cell>
          <table:table-cell table:formula="of:=(9200*(100%+[.E382])) - (9200*(100%+[.E382]))*([.C382]-100%)" office:value-type="float" office:value="12496.6666666667" calcext:value-type="float">
            <text:p>12497</text:p>
          </table:table-cell>
          <table:table-cell table:formula="of:=(RANDBETWEEN([.G382]-5000;[.G382]))" office:value-type="float" office:value="8559" calcext:value-type="float">
            <text:p>8559</text:p>
          </table:table-cell>
          <table:table-cell table:formula="of:=RANDBETWEEN([.H382];[.G382])" office:value-type="float" office:value="10324" calcext:value-type="float">
            <text:p>10324</text:p>
          </table:table-cell>
          <table:table-cell/>
          <table:table-cell table:formula="of:=&quot;insert into demanda (precio,mes,demanda) values (&quot;&amp;[.B382]&amp;&quot;,&quot;&amp;[.D382]&amp;&quot;,&quot;&amp;[.I382]&amp;&quot;);&quot;" office:value-type="string" office:string-value="insert into demanda (precio,mes,demanda) values (70,8,10324);" calcext:value-type="string">
            <text:p>insert into demanda (precio,mes,demanda) values (70,8,10324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383]*100)/60)%" office:value-type="percentage" office:value="1.16666666666667" calcext:value-type="percentage">
            <text:p>116.67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383]" office:value-type="percentage" office:value="1.8" calcext:value-type="percentage">
            <text:p>180.00 %</text:p>
          </table:table-cell>
          <table:table-cell table:formula="of:=(9200*(100%+[.E383])) - (9200*(100%+[.E383]))*([.C383]-100%)" office:value-type="float" office:value="13800" calcext:value-type="float">
            <text:p>13800</text:p>
          </table:table-cell>
          <table:table-cell table:formula="of:=(RANDBETWEEN([.G383]-5000;[.G383]))" office:value-type="float" office:value="12993" calcext:value-type="float">
            <text:p>12993</text:p>
          </table:table-cell>
          <table:table-cell table:formula="of:=RANDBETWEEN([.H383];[.G383])" office:value-type="float" office:value="13185" calcext:value-type="float">
            <text:p>13185</text:p>
          </table:table-cell>
          <table:table-cell/>
          <table:table-cell table:formula="of:=&quot;insert into demanda (precio,mes,demanda) values (&quot;&amp;[.B383]&amp;&quot;,&quot;&amp;[.D383]&amp;&quot;,&quot;&amp;[.I383]&amp;&quot;);&quot;" office:value-type="string" office:string-value="insert into demanda (precio,mes,demanda) values (70,9,13185);" calcext:value-type="string">
            <text:p>insert into demanda (precio,mes,demanda) values (70,9,13185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384]*100)/60)%" office:value-type="percentage" office:value="1.16666666666667" calcext:value-type="percentage">
            <text:p>116.67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" calcext:value-type="percentage">
            <text:p>80.00 %</text:p>
          </table:table-cell>
          <table:table-cell table:formula="of:=100%+[.E384]" office:value-type="percentage" office:value="1.8" calcext:value-type="percentage">
            <text:p>180.00 %</text:p>
          </table:table-cell>
          <table:table-cell table:formula="of:=(9200*(100%+[.E384])) - (9200*(100%+[.E384]))*([.C384]-100%)" office:value-type="float" office:value="13800" calcext:value-type="float">
            <text:p>13800</text:p>
          </table:table-cell>
          <table:table-cell table:formula="of:=(RANDBETWEEN([.G384]-5000;[.G384]))" office:value-type="float" office:value="11232" calcext:value-type="float">
            <text:p>11232</text:p>
          </table:table-cell>
          <table:table-cell table:formula="of:=RANDBETWEEN([.H384];[.G384])" office:value-type="float" office:value="11403" calcext:value-type="float">
            <text:p>11403</text:p>
          </table:table-cell>
          <table:table-cell/>
          <table:table-cell table:formula="of:=&quot;insert into demanda (precio,mes,demanda) values (&quot;&amp;[.B384]&amp;&quot;,&quot;&amp;[.D384]&amp;&quot;,&quot;&amp;[.I384]&amp;&quot;);&quot;" office:value-type="string" office:string-value="insert into demanda (precio,mes,demanda) values (70,10,11403);" calcext:value-type="string">
            <text:p>insert into demanda (precio,mes,demanda) values (70,10,11403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385]*100)/60)%" office:value-type="percentage" office:value="1.16666666666667" calcext:value-type="percentage">
            <text:p>116.67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385]" office:value-type="percentage" office:value="1.9" calcext:value-type="percentage">
            <text:p>190.00 %</text:p>
          </table:table-cell>
          <table:table-cell table:formula="of:=(9200*(100%+[.E385])) - (9200*(100%+[.E385]))*([.C385]-100%)" office:value-type="float" office:value="14566.6666666667" calcext:value-type="float">
            <text:p>14567</text:p>
          </table:table-cell>
          <table:table-cell table:formula="of:=(RANDBETWEEN([.G385]-5000;[.G385]))" office:value-type="float" office:value="9655" calcext:value-type="float">
            <text:p>9655</text:p>
          </table:table-cell>
          <table:table-cell table:formula="of:=RANDBETWEEN([.H385];[.G385])" office:value-type="float" office:value="10759" calcext:value-type="float">
            <text:p>10759</text:p>
          </table:table-cell>
          <table:table-cell/>
          <table:table-cell table:formula="of:=&quot;insert into demanda (precio,mes,demanda) values (&quot;&amp;[.B385]&amp;&quot;,&quot;&amp;[.D385]&amp;&quot;,&quot;&amp;[.I385]&amp;&quot;);&quot;" office:value-type="string" office:string-value="insert into demanda (precio,mes,demanda) values (70,11,10759);" calcext:value-type="string">
            <text:p>insert into demanda (precio,mes,demanda) values (70,11,10759);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(([.B386]*100)/60)%" office:value-type="percentage" office:value="1.16666666666667" calcext:value-type="percentage">
            <text:p>116.67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386]" office:value-type="percentage" office:value="2" calcext:value-type="percentage">
            <text:p>200.00 %</text:p>
          </table:table-cell>
          <table:table-cell table:formula="of:=(9200*(100%+[.E386])) - (9200*(100%+[.E386]))*([.C386]-100%)" office:value-type="float" office:value="15333.3333333333" calcext:value-type="float">
            <text:p>15333</text:p>
          </table:table-cell>
          <table:table-cell table:formula="of:=(RANDBETWEEN([.G386]-5000;[.G386]))" office:value-type="float" office:value="14253" calcext:value-type="float">
            <text:p>14253</text:p>
          </table:table-cell>
          <table:table-cell table:formula="of:=RANDBETWEEN([.H386];[.G386])" office:value-type="float" office:value="15035" calcext:value-type="float">
            <text:p>15035</text:p>
          </table:table-cell>
          <table:table-cell/>
          <table:table-cell table:formula="of:=&quot;insert into demanda (precio,mes,demanda) values (&quot;&amp;[.B386]&amp;&quot;,&quot;&amp;[.D386]&amp;&quot;,&quot;&amp;[.I386]&amp;&quot;);&quot;" office:value-type="string" office:string-value="insert into demanda (precio,mes,demanda) values (70,12,15035);" calcext:value-type="string">
            <text:p>insert into demanda (precio,mes,demanda) values (70,12,15035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387]*100)/60)%" office:value-type="percentage" office:value="0.833333333333333" calcext:value-type="percentage">
            <text:p>83.33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387]" office:value-type="percentage" office:value="1.95" calcext:value-type="percentage">
            <text:p>195.00 %</text:p>
          </table:table-cell>
          <table:table-cell table:formula="of:=(9200*(100%+[.E387])) - (9200*(100%+[.E387]))*([.C387]-100%)" office:value-type="float" office:value="20930" calcext:value-type="float">
            <text:p>20930</text:p>
          </table:table-cell>
          <table:table-cell table:formula="of:=(RANDBETWEEN([.G387]-5000;[.G387]))" office:value-type="float" office:value="19432" calcext:value-type="float">
            <text:p>19432</text:p>
          </table:table-cell>
          <table:table-cell table:formula="of:=RANDBETWEEN([.H387];[.G387])" office:value-type="float" office:value="20446" calcext:value-type="float">
            <text:p>20446</text:p>
          </table:table-cell>
          <table:table-cell/>
          <table:table-cell table:formula="of:=&quot;insert into demanda (precio,mes,demanda) values (&quot;&amp;[.B387]&amp;&quot;,&quot;&amp;[.D387]&amp;&quot;,&quot;&amp;[.I387]&amp;&quot;);&quot;" office:value-type="string" office:string-value="insert into demanda (precio,mes,demanda) values (50,1,20446);" calcext:value-type="string">
            <text:p>insert into demanda (precio,mes,demanda) values (50,1,20446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388]*100)/60)%" office:value-type="percentage" office:value="0.833333333333333" calcext:value-type="percentage">
            <text:p>83.33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388]" office:value-type="percentage" office:value="1.6" calcext:value-type="percentage">
            <text:p>160.00 %</text:p>
          </table:table-cell>
          <table:table-cell table:formula="of:=(9200*(100%+[.E388])) - (9200*(100%+[.E388]))*([.C388]-100%)" office:value-type="float" office:value="17173.3333333333" calcext:value-type="float">
            <text:p>17173</text:p>
          </table:table-cell>
          <table:table-cell table:formula="of:=(RANDBETWEEN([.G388]-5000;[.G388]))" office:value-type="float" office:value="13944" calcext:value-type="float">
            <text:p>13944</text:p>
          </table:table-cell>
          <table:table-cell table:formula="of:=RANDBETWEEN([.H388];[.G388])" office:value-type="float" office:value="14567" calcext:value-type="float">
            <text:p>14567</text:p>
          </table:table-cell>
          <table:table-cell/>
          <table:table-cell table:formula="of:=&quot;insert into demanda (precio,mes,demanda) values (&quot;&amp;[.B388]&amp;&quot;,&quot;&amp;[.D388]&amp;&quot;,&quot;&amp;[.I388]&amp;&quot;);&quot;" office:value-type="string" office:string-value="insert into demanda (precio,mes,demanda) values (50,2,14567);" calcext:value-type="string">
            <text:p>insert into demanda (precio,mes,demanda) values (50,2,14567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389]*100)/60)%" office:value-type="percentage" office:value="0.833333333333333" calcext:value-type="percentage">
            <text:p>83.33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389]" office:value-type="percentage" office:value="1.65" calcext:value-type="percentage">
            <text:p>165.00 %</text:p>
          </table:table-cell>
          <table:table-cell table:formula="of:=(9200*(100%+[.E389])) - (9200*(100%+[.E389]))*([.C389]-100%)" office:value-type="float" office:value="17710" calcext:value-type="float">
            <text:p>17710</text:p>
          </table:table-cell>
          <table:table-cell table:formula="of:=(RANDBETWEEN([.G389]-5000;[.G389]))" office:value-type="float" office:value="14698" calcext:value-type="float">
            <text:p>14698</text:p>
          </table:table-cell>
          <table:table-cell table:formula="of:=RANDBETWEEN([.H389];[.G389])" office:value-type="float" office:value="16824" calcext:value-type="float">
            <text:p>16824</text:p>
          </table:table-cell>
          <table:table-cell/>
          <table:table-cell table:formula="of:=&quot;insert into demanda (precio,mes,demanda) values (&quot;&amp;[.B389]&amp;&quot;,&quot;&amp;[.D389]&amp;&quot;,&quot;&amp;[.I389]&amp;&quot;);&quot;" office:value-type="string" office:string-value="insert into demanda (precio,mes,demanda) values (50,3,16824);" calcext:value-type="string">
            <text:p>insert into demanda (precio,mes,demanda) values (50,3,16824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390]*100)/60)%" office:value-type="percentage" office:value="0.833333333333333" calcext:value-type="percentage">
            <text:p>83.33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390]" office:value-type="percentage" office:value="1.8" calcext:value-type="percentage">
            <text:p>180.00 %</text:p>
          </table:table-cell>
          <table:table-cell table:formula="of:=(9200*(100%+[.E390])) - (9200*(100%+[.E390]))*([.C390]-100%)" office:value-type="float" office:value="19320" calcext:value-type="float">
            <text:p>19320</text:p>
          </table:table-cell>
          <table:table-cell table:formula="of:=(RANDBETWEEN([.G390]-5000;[.G390]))" office:value-type="float" office:value="15737" calcext:value-type="float">
            <text:p>15737</text:p>
          </table:table-cell>
          <table:table-cell table:formula="of:=RANDBETWEEN([.H390];[.G390])" office:value-type="float" office:value="16835" calcext:value-type="float">
            <text:p>16835</text:p>
          </table:table-cell>
          <table:table-cell/>
          <table:table-cell table:formula="of:=&quot;insert into demanda (precio,mes,demanda) values (&quot;&amp;[.B390]&amp;&quot;,&quot;&amp;[.D390]&amp;&quot;,&quot;&amp;[.I390]&amp;&quot;);&quot;" office:value-type="string" office:string-value="insert into demanda (precio,mes,demanda) values (50,4,16835);" calcext:value-type="string">
            <text:p>insert into demanda (precio,mes,demanda) values (50,4,16835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391]*100)/60)%" office:value-type="percentage" office:value="0.833333333333333" calcext:value-type="percentage">
            <text:p>83.33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391]" office:value-type="percentage" office:value="1.75" calcext:value-type="percentage">
            <text:p>175.00 %</text:p>
          </table:table-cell>
          <table:table-cell table:formula="of:=(9200*(100%+[.E391])) - (9200*(100%+[.E391]))*([.C391]-100%)" office:value-type="float" office:value="18783.3333333333" calcext:value-type="float">
            <text:p>18783</text:p>
          </table:table-cell>
          <table:table-cell table:formula="of:=(RANDBETWEEN([.G391]-5000;[.G391]))" office:value-type="float" office:value="13892" calcext:value-type="float">
            <text:p>13892</text:p>
          </table:table-cell>
          <table:table-cell table:formula="of:=RANDBETWEEN([.H391];[.G391])" office:value-type="float" office:value="17476" calcext:value-type="float">
            <text:p>17476</text:p>
          </table:table-cell>
          <table:table-cell/>
          <table:table-cell table:formula="of:=&quot;insert into demanda (precio,mes,demanda) values (&quot;&amp;[.B391]&amp;&quot;,&quot;&amp;[.D391]&amp;&quot;,&quot;&amp;[.I391]&amp;&quot;);&quot;" office:value-type="string" office:string-value="insert into demanda (precio,mes,demanda) values (50,5,17476);" calcext:value-type="string">
            <text:p>insert into demanda (precio,mes,demanda) values (50,5,17476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392]*100)/60)%" office:value-type="percentage" office:value="0.833333333333333" calcext:value-type="percentage">
            <text:p>83.33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392]" office:value-type="percentage" office:value="1.5" calcext:value-type="percentage">
            <text:p>150.00 %</text:p>
          </table:table-cell>
          <table:table-cell table:formula="of:=(9200*(100%+[.E392])) - (9200*(100%+[.E392]))*([.C392]-100%)" office:value-type="float" office:value="16100" calcext:value-type="float">
            <text:p>16100</text:p>
          </table:table-cell>
          <table:table-cell table:formula="of:=(RANDBETWEEN([.G392]-5000;[.G392]))" office:value-type="float" office:value="11218" calcext:value-type="float">
            <text:p>11218</text:p>
          </table:table-cell>
          <table:table-cell table:formula="of:=RANDBETWEEN([.H392];[.G392])" office:value-type="float" office:value="14699" calcext:value-type="float">
            <text:p>14699</text:p>
          </table:table-cell>
          <table:table-cell/>
          <table:table-cell table:formula="of:=&quot;insert into demanda (precio,mes,demanda) values (&quot;&amp;[.B392]&amp;&quot;,&quot;&amp;[.D392]&amp;&quot;,&quot;&amp;[.I392]&amp;&quot;);&quot;" office:value-type="string" office:string-value="insert into demanda (precio,mes,demanda) values (50,6,14699);" calcext:value-type="string">
            <text:p>insert into demanda (precio,mes,demanda) values (50,6,14699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393]*100)/60)%" office:value-type="percentage" office:value="0.833333333333333" calcext:value-type="percentage">
            <text:p>83.33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393]" office:value-type="percentage" office:value="1.4" calcext:value-type="percentage">
            <text:p>140.00 %</text:p>
          </table:table-cell>
          <table:table-cell table:formula="of:=(9200*(100%+[.E393])) - (9200*(100%+[.E393]))*([.C393]-100%)" office:value-type="float" office:value="15026.6666666667" calcext:value-type="float">
            <text:p>15027</text:p>
          </table:table-cell>
          <table:table-cell table:formula="of:=(RANDBETWEEN([.G393]-5000;[.G393]))" office:value-type="float" office:value="12106" calcext:value-type="float">
            <text:p>12106</text:p>
          </table:table-cell>
          <table:table-cell table:formula="of:=RANDBETWEEN([.H393];[.G393])" office:value-type="float" office:value="14509" calcext:value-type="float">
            <text:p>14509</text:p>
          </table:table-cell>
          <table:table-cell/>
          <table:table-cell table:formula="of:=&quot;insert into demanda (precio,mes,demanda) values (&quot;&amp;[.B393]&amp;&quot;,&quot;&amp;[.D393]&amp;&quot;,&quot;&amp;[.I393]&amp;&quot;);&quot;" office:value-type="string" office:string-value="insert into demanda (precio,mes,demanda) values (50,7,14509);" calcext:value-type="string">
            <text:p>insert into demanda (precio,mes,demanda) values (50,7,14509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394]*100)/60)%" office:value-type="percentage" office:value="0.833333333333333" calcext:value-type="percentage">
            <text:p>83.33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394]" office:value-type="percentage" office:value="1.63" calcext:value-type="percentage">
            <text:p>163.00 %</text:p>
          </table:table-cell>
          <table:table-cell table:formula="of:=(9200*(100%+[.E394])) - (9200*(100%+[.E394]))*([.C394]-100%)" office:value-type="float" office:value="17495.3333333333" calcext:value-type="float">
            <text:p>17495</text:p>
          </table:table-cell>
          <table:table-cell table:formula="of:=(RANDBETWEEN([.G394]-5000;[.G394]))" office:value-type="float" office:value="16866" calcext:value-type="float">
            <text:p>16866</text:p>
          </table:table-cell>
          <table:table-cell table:formula="of:=RANDBETWEEN([.H394];[.G394])" office:value-type="float" office:value="17132" calcext:value-type="float">
            <text:p>17132</text:p>
          </table:table-cell>
          <table:table-cell/>
          <table:table-cell table:formula="of:=&quot;insert into demanda (precio,mes,demanda) values (&quot;&amp;[.B394]&amp;&quot;,&quot;&amp;[.D394]&amp;&quot;,&quot;&amp;[.I394]&amp;&quot;);&quot;" office:value-type="string" office:string-value="insert into demanda (precio,mes,demanda) values (50,8,17132);" calcext:value-type="string">
            <text:p>insert into demanda (precio,mes,demanda) values (50,8,17132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395]*100)/60)%" office:value-type="percentage" office:value="0.833333333333333" calcext:value-type="percentage">
            <text:p>83.33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395]" office:value-type="percentage" office:value="1.8" calcext:value-type="percentage">
            <text:p>180.00 %</text:p>
          </table:table-cell>
          <table:table-cell table:formula="of:=(9200*(100%+[.E395])) - (9200*(100%+[.E395]))*([.C395]-100%)" office:value-type="float" office:value="19320" calcext:value-type="float">
            <text:p>19320</text:p>
          </table:table-cell>
          <table:table-cell table:formula="of:=(RANDBETWEEN([.G395]-5000;[.G395]))" office:value-type="float" office:value="15580" calcext:value-type="float">
            <text:p>15580</text:p>
          </table:table-cell>
          <table:table-cell table:formula="of:=RANDBETWEEN([.H395];[.G395])" office:value-type="float" office:value="18973" calcext:value-type="float">
            <text:p>18973</text:p>
          </table:table-cell>
          <table:table-cell/>
          <table:table-cell table:formula="of:=&quot;insert into demanda (precio,mes,demanda) values (&quot;&amp;[.B395]&amp;&quot;,&quot;&amp;[.D395]&amp;&quot;,&quot;&amp;[.I395]&amp;&quot;);&quot;" office:value-type="string" office:string-value="insert into demanda (precio,mes,demanda) values (50,9,18973);" calcext:value-type="string">
            <text:p>insert into demanda (precio,mes,demanda) values (50,9,18973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396]*100)/60)%" office:value-type="percentage" office:value="0.833333333333333" calcext:value-type="percentage">
            <text:p>83.33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5" calcext:value-type="percentage">
            <text:p>85.00 %</text:p>
          </table:table-cell>
          <table:table-cell table:formula="of:=100%+[.E396]" office:value-type="percentage" office:value="1.85" calcext:value-type="percentage">
            <text:p>185.00 %</text:p>
          </table:table-cell>
          <table:table-cell table:formula="of:=(9200*(100%+[.E396])) - (9200*(100%+[.E396]))*([.C396]-100%)" office:value-type="float" office:value="19856.6666666667" calcext:value-type="float">
            <text:p>19857</text:p>
          </table:table-cell>
          <table:table-cell table:formula="of:=(RANDBETWEEN([.G396]-5000;[.G396]))" office:value-type="float" office:value="17676" calcext:value-type="float">
            <text:p>17676</text:p>
          </table:table-cell>
          <table:table-cell table:formula="of:=RANDBETWEEN([.H396];[.G396])" office:value-type="float" office:value="19384" calcext:value-type="float">
            <text:p>19384</text:p>
          </table:table-cell>
          <table:table-cell/>
          <table:table-cell table:formula="of:=&quot;insert into demanda (precio,mes,demanda) values (&quot;&amp;[.B396]&amp;&quot;,&quot;&amp;[.D396]&amp;&quot;,&quot;&amp;[.I396]&amp;&quot;);&quot;" office:value-type="string" office:string-value="insert into demanda (precio,mes,demanda) values (50,10,19384);" calcext:value-type="string">
            <text:p>insert into demanda (precio,mes,demanda) values (50,10,19384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397]*100)/60)%" office:value-type="percentage" office:value="0.833333333333333" calcext:value-type="percentage">
            <text:p>83.33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397]" office:value-type="percentage" office:value="1.9" calcext:value-type="percentage">
            <text:p>190.00 %</text:p>
          </table:table-cell>
          <table:table-cell table:formula="of:=(9200*(100%+[.E397])) - (9200*(100%+[.E397]))*([.C397]-100%)" office:value-type="float" office:value="20393.3333333333" calcext:value-type="float">
            <text:p>20393</text:p>
          </table:table-cell>
          <table:table-cell table:formula="of:=(RANDBETWEEN([.G397]-5000;[.G397]))" office:value-type="float" office:value="18695" calcext:value-type="float">
            <text:p>18695</text:p>
          </table:table-cell>
          <table:table-cell table:formula="of:=RANDBETWEEN([.H397];[.G397])" office:value-type="float" office:value="19570" calcext:value-type="float">
            <text:p>19570</text:p>
          </table:table-cell>
          <table:table-cell/>
          <table:table-cell table:formula="of:=&quot;insert into demanda (precio,mes,demanda) values (&quot;&amp;[.B397]&amp;&quot;,&quot;&amp;[.D397]&amp;&quot;,&quot;&amp;[.I397]&amp;&quot;);&quot;" office:value-type="string" office:string-value="insert into demanda (precio,mes,demanda) values (50,11,19570);" calcext:value-type="string">
            <text:p>insert into demanda (precio,mes,demanda) values (50,11,19570);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(([.B398]*100)/60)%" office:value-type="percentage" office:value="0.833333333333333" calcext:value-type="percentage">
            <text:p>83.33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398]" office:value-type="percentage" office:value="2" calcext:value-type="percentage">
            <text:p>200.00 %</text:p>
          </table:table-cell>
          <table:table-cell table:formula="of:=(9200*(100%+[.E398])) - (9200*(100%+[.E398]))*([.C398]-100%)" office:value-type="float" office:value="21466.6666666667" calcext:value-type="float">
            <text:p>21467</text:p>
          </table:table-cell>
          <table:table-cell table:formula="of:=(RANDBETWEEN([.G398]-5000;[.G398]))" office:value-type="float" office:value="16755" calcext:value-type="float">
            <text:p>16755</text:p>
          </table:table-cell>
          <table:table-cell table:formula="of:=RANDBETWEEN([.H398];[.G398])" office:value-type="float" office:value="16866" calcext:value-type="float">
            <text:p>16866</text:p>
          </table:table-cell>
          <table:table-cell/>
          <table:table-cell table:formula="of:=&quot;insert into demanda (precio,mes,demanda) values (&quot;&amp;[.B398]&amp;&quot;,&quot;&amp;[.D398]&amp;&quot;,&quot;&amp;[.I398]&amp;&quot;);&quot;" office:value-type="string" office:string-value="insert into demanda (precio,mes,demanda) values (50,12,16866);" calcext:value-type="string">
            <text:p>insert into demanda (precio,mes,demanda) values (50,12,16866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399]*100)/60)%" office:value-type="percentage" office:value="1.5" calcext:value-type="percentage">
            <text:p>150.00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399]" office:value-type="percentage" office:value="1.95" calcext:value-type="percentage">
            <text:p>195.00 %</text:p>
          </table:table-cell>
          <table:table-cell table:formula="of:=(9200*(100%+[.E399])) - (9200*(100%+[.E399]))*([.C399]-100%)" office:value-type="float" office:value="8970" calcext:value-type="float">
            <text:p>8970</text:p>
          </table:table-cell>
          <table:table-cell table:formula="of:=(RANDBETWEEN([.G399]-5000;[.G399]))" office:value-type="float" office:value="6060" calcext:value-type="float">
            <text:p>6060</text:p>
          </table:table-cell>
          <table:table-cell table:formula="of:=RANDBETWEEN([.H399];[.G399])" office:value-type="float" office:value="6950" calcext:value-type="float">
            <text:p>6950</text:p>
          </table:table-cell>
          <table:table-cell/>
          <table:table-cell table:formula="of:=&quot;insert into demanda (precio,mes,demanda) values (&quot;&amp;[.B399]&amp;&quot;,&quot;&amp;[.D399]&amp;&quot;,&quot;&amp;[.I399]&amp;&quot;);&quot;" office:value-type="string" office:string-value="insert into demanda (precio,mes,demanda) values (90,1,6950);" calcext:value-type="string">
            <text:p>insert into demanda (precio,mes,demanda) values (90,1,6950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400]*100)/60)%" office:value-type="percentage" office:value="1.5" calcext:value-type="percentage">
            <text:p>150.00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400]" office:value-type="percentage" office:value="1.6" calcext:value-type="percentage">
            <text:p>160.00 %</text:p>
          </table:table-cell>
          <table:table-cell table:formula="of:=(9200*(100%+[.E400])) - (9200*(100%+[.E400]))*([.C400]-100%)" office:value-type="float" office:value="7360" calcext:value-type="float">
            <text:p>7360</text:p>
          </table:table-cell>
          <table:table-cell table:formula="of:=(RANDBETWEEN([.G400]-5000;[.G400]))" office:value-type="float" office:value="3475" calcext:value-type="float">
            <text:p>3475</text:p>
          </table:table-cell>
          <table:table-cell table:formula="of:=RANDBETWEEN([.H400];[.G400])" office:value-type="float" office:value="6587" calcext:value-type="float">
            <text:p>6587</text:p>
          </table:table-cell>
          <table:table-cell/>
          <table:table-cell table:formula="of:=&quot;insert into demanda (precio,mes,demanda) values (&quot;&amp;[.B400]&amp;&quot;,&quot;&amp;[.D400]&amp;&quot;,&quot;&amp;[.I400]&amp;&quot;);&quot;" office:value-type="string" office:string-value="insert into demanda (precio,mes,demanda) values (90,2,6587);" calcext:value-type="string">
            <text:p>insert into demanda (precio,mes,demanda) values (90,2,6587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401]*100)/60)%" office:value-type="percentage" office:value="1.5" calcext:value-type="percentage">
            <text:p>150.00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401]" office:value-type="percentage" office:value="1.65" calcext:value-type="percentage">
            <text:p>165.00 %</text:p>
          </table:table-cell>
          <table:table-cell table:formula="of:=(9200*(100%+[.E401])) - (9200*(100%+[.E401]))*([.C401]-100%)" office:value-type="float" office:value="7590" calcext:value-type="float">
            <text:p>7590</text:p>
          </table:table-cell>
          <table:table-cell table:formula="of:=(RANDBETWEEN([.G401]-5000;[.G401]))" office:value-type="float" office:value="5541" calcext:value-type="float">
            <text:p>5541</text:p>
          </table:table-cell>
          <table:table-cell table:formula="of:=RANDBETWEEN([.H401];[.G401])" office:value-type="float" office:value="6201" calcext:value-type="float">
            <text:p>6201</text:p>
          </table:table-cell>
          <table:table-cell/>
          <table:table-cell table:formula="of:=&quot;insert into demanda (precio,mes,demanda) values (&quot;&amp;[.B401]&amp;&quot;,&quot;&amp;[.D401]&amp;&quot;,&quot;&amp;[.I401]&amp;&quot;);&quot;" office:value-type="string" office:string-value="insert into demanda (precio,mes,demanda) values (90,3,6201);" calcext:value-type="string">
            <text:p>insert into demanda (precio,mes,demanda) values (90,3,6201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402]*100)/60)%" office:value-type="percentage" office:value="1.5" calcext:value-type="percentage">
            <text:p>150.00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402]" office:value-type="percentage" office:value="1.8" calcext:value-type="percentage">
            <text:p>180.00 %</text:p>
          </table:table-cell>
          <table:table-cell table:formula="of:=(9200*(100%+[.E402])) - (9200*(100%+[.E402]))*([.C402]-100%)" office:value-type="float" office:value="8280" calcext:value-type="float">
            <text:p>8280</text:p>
          </table:table-cell>
          <table:table-cell table:formula="of:=(RANDBETWEEN([.G402]-5000;[.G402]))" office:value-type="float" office:value="6422" calcext:value-type="float">
            <text:p>6422</text:p>
          </table:table-cell>
          <table:table-cell table:formula="of:=RANDBETWEEN([.H402];[.G402])" office:value-type="float" office:value="7251" calcext:value-type="float">
            <text:p>7251</text:p>
          </table:table-cell>
          <table:table-cell/>
          <table:table-cell table:formula="of:=&quot;insert into demanda (precio,mes,demanda) values (&quot;&amp;[.B402]&amp;&quot;,&quot;&amp;[.D402]&amp;&quot;,&quot;&amp;[.I402]&amp;&quot;);&quot;" office:value-type="string" office:string-value="insert into demanda (precio,mes,demanda) values (90,4,7251);" calcext:value-type="string">
            <text:p>insert into demanda (precio,mes,demanda) values (90,4,7251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403]*100)/60)%" office:value-type="percentage" office:value="1.5" calcext:value-type="percentage">
            <text:p>150.00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403]" office:value-type="percentage" office:value="1.75" calcext:value-type="percentage">
            <text:p>175.00 %</text:p>
          </table:table-cell>
          <table:table-cell table:formula="of:=(9200*(100%+[.E403])) - (9200*(100%+[.E403]))*([.C403]-100%)" office:value-type="float" office:value="8050" calcext:value-type="float">
            <text:p>8050</text:p>
          </table:table-cell>
          <table:table-cell table:formula="of:=(RANDBETWEEN([.G403]-5000;[.G403]))" office:value-type="float" office:value="6307" calcext:value-type="float">
            <text:p>6307</text:p>
          </table:table-cell>
          <table:table-cell table:formula="of:=RANDBETWEEN([.H403];[.G403])" office:value-type="float" office:value="7965" calcext:value-type="float">
            <text:p>7965</text:p>
          </table:table-cell>
          <table:table-cell/>
          <table:table-cell table:formula="of:=&quot;insert into demanda (precio,mes,demanda) values (&quot;&amp;[.B403]&amp;&quot;,&quot;&amp;[.D403]&amp;&quot;,&quot;&amp;[.I403]&amp;&quot;);&quot;" office:value-type="string" office:string-value="insert into demanda (precio,mes,demanda) values (90,5,7965);" calcext:value-type="string">
            <text:p>insert into demanda (precio,mes,demanda) values (90,5,7965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404]*100)/60)%" office:value-type="percentage" office:value="1.5" calcext:value-type="percentage">
            <text:p>150.00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404]" office:value-type="percentage" office:value="1.5" calcext:value-type="percentage">
            <text:p>150.00 %</text:p>
          </table:table-cell>
          <table:table-cell table:formula="of:=(9200*(100%+[.E404])) - (9200*(100%+[.E404]))*([.C404]-100%)" office:value-type="float" office:value="6900" calcext:value-type="float">
            <text:p>6900</text:p>
          </table:table-cell>
          <table:table-cell table:formula="of:=(RANDBETWEEN([.G404]-5000;[.G404]))" office:value-type="float" office:value="4635" calcext:value-type="float">
            <text:p>4635</text:p>
          </table:table-cell>
          <table:table-cell table:formula="of:=RANDBETWEEN([.H404];[.G404])" office:value-type="float" office:value="4723" calcext:value-type="float">
            <text:p>4723</text:p>
          </table:table-cell>
          <table:table-cell/>
          <table:table-cell table:formula="of:=&quot;insert into demanda (precio,mes,demanda) values (&quot;&amp;[.B404]&amp;&quot;,&quot;&amp;[.D404]&amp;&quot;,&quot;&amp;[.I404]&amp;&quot;);&quot;" office:value-type="string" office:string-value="insert into demanda (precio,mes,demanda) values (90,6,4723);" calcext:value-type="string">
            <text:p>insert into demanda (precio,mes,demanda) values (90,6,4723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405]*100)/60)%" office:value-type="percentage" office:value="1.5" calcext:value-type="percentage">
            <text:p>150.00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405]" office:value-type="percentage" office:value="1.4" calcext:value-type="percentage">
            <text:p>140.00 %</text:p>
          </table:table-cell>
          <table:table-cell table:formula="of:=(9200*(100%+[.E405])) - (9200*(100%+[.E405]))*([.C405]-100%)" office:value-type="float" office:value="6440" calcext:value-type="float">
            <text:p>6440</text:p>
          </table:table-cell>
          <table:table-cell table:formula="of:=(RANDBETWEEN([.G405]-5000;[.G405]))" office:value-type="float" office:value="2982" calcext:value-type="float">
            <text:p>2982</text:p>
          </table:table-cell>
          <table:table-cell table:formula="of:=RANDBETWEEN([.H405];[.G405])" office:value-type="float" office:value="4963" calcext:value-type="float">
            <text:p>4963</text:p>
          </table:table-cell>
          <table:table-cell/>
          <table:table-cell table:formula="of:=&quot;insert into demanda (precio,mes,demanda) values (&quot;&amp;[.B405]&amp;&quot;,&quot;&amp;[.D405]&amp;&quot;,&quot;&amp;[.I405]&amp;&quot;);&quot;" office:value-type="string" office:string-value="insert into demanda (precio,mes,demanda) values (90,7,4963);" calcext:value-type="string">
            <text:p>insert into demanda (precio,mes,demanda) values (90,7,4963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406]*100)/60)%" office:value-type="percentage" office:value="1.5" calcext:value-type="percentage">
            <text:p>150.00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406]" office:value-type="percentage" office:value="1.63" calcext:value-type="percentage">
            <text:p>163.00 %</text:p>
          </table:table-cell>
          <table:table-cell table:formula="of:=(9200*(100%+[.E406])) - (9200*(100%+[.E406]))*([.C406]-100%)" office:value-type="float" office:value="7498" calcext:value-type="float">
            <text:p>7498</text:p>
          </table:table-cell>
          <table:table-cell table:formula="of:=(RANDBETWEEN([.G406]-5000;[.G406]))" office:value-type="float" office:value="5451" calcext:value-type="float">
            <text:p>5451</text:p>
          </table:table-cell>
          <table:table-cell table:formula="of:=RANDBETWEEN([.H406];[.G406])" office:value-type="float" office:value="6328" calcext:value-type="float">
            <text:p>6328</text:p>
          </table:table-cell>
          <table:table-cell/>
          <table:table-cell table:formula="of:=&quot;insert into demanda (precio,mes,demanda) values (&quot;&amp;[.B406]&amp;&quot;,&quot;&amp;[.D406]&amp;&quot;,&quot;&amp;[.I406]&amp;&quot;);&quot;" office:value-type="string" office:string-value="insert into demanda (precio,mes,demanda) values (90,8,6328);" calcext:value-type="string">
            <text:p>insert into demanda (precio,mes,demanda) values (90,8,6328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407]*100)/60)%" office:value-type="percentage" office:value="1.5" calcext:value-type="percentage">
            <text:p>150.00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407]" office:value-type="percentage" office:value="1.8" calcext:value-type="percentage">
            <text:p>180.00 %</text:p>
          </table:table-cell>
          <table:table-cell table:formula="of:=(9200*(100%+[.E407])) - (9200*(100%+[.E407]))*([.C407]-100%)" office:value-type="float" office:value="8280" calcext:value-type="float">
            <text:p>8280</text:p>
          </table:table-cell>
          <table:table-cell table:formula="of:=(RANDBETWEEN([.G407]-5000;[.G407]))" office:value-type="float" office:value="7253" calcext:value-type="float">
            <text:p>7253</text:p>
          </table:table-cell>
          <table:table-cell table:formula="of:=RANDBETWEEN([.H407];[.G407])" office:value-type="float" office:value="7531" calcext:value-type="float">
            <text:p>7531</text:p>
          </table:table-cell>
          <table:table-cell/>
          <table:table-cell table:formula="of:=&quot;insert into demanda (precio,mes,demanda) values (&quot;&amp;[.B407]&amp;&quot;,&quot;&amp;[.D407]&amp;&quot;,&quot;&amp;[.I407]&amp;&quot;);&quot;" office:value-type="string" office:string-value="insert into demanda (precio,mes,demanda) values (90,9,7531);" calcext:value-type="string">
            <text:p>insert into demanda (precio,mes,demanda) values (90,9,7531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408]*100)/60)%" office:value-type="percentage" office:value="1.5" calcext:value-type="percentage">
            <text:p>150.00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5" calcext:value-type="percentage">
            <text:p>85.00 %</text:p>
          </table:table-cell>
          <table:table-cell table:formula="of:=100%+[.E408]" office:value-type="percentage" office:value="1.85" calcext:value-type="percentage">
            <text:p>185.00 %</text:p>
          </table:table-cell>
          <table:table-cell table:formula="of:=(9200*(100%+[.E408])) - (9200*(100%+[.E408]))*([.C408]-100%)" office:value-type="float" office:value="8510" calcext:value-type="float">
            <text:p>8510</text:p>
          </table:table-cell>
          <table:table-cell table:formula="of:=(RANDBETWEEN([.G408]-5000;[.G408]))" office:value-type="float" office:value="7515" calcext:value-type="float">
            <text:p>7515</text:p>
          </table:table-cell>
          <table:table-cell table:formula="of:=RANDBETWEEN([.H408];[.G408])" office:value-type="float" office:value="7824" calcext:value-type="float">
            <text:p>7824</text:p>
          </table:table-cell>
          <table:table-cell/>
          <table:table-cell table:formula="of:=&quot;insert into demanda (precio,mes,demanda) values (&quot;&amp;[.B408]&amp;&quot;,&quot;&amp;[.D408]&amp;&quot;,&quot;&amp;[.I408]&amp;&quot;);&quot;" office:value-type="string" office:string-value="insert into demanda (precio,mes,demanda) values (90,10,7824);" calcext:value-type="string">
            <text:p>insert into demanda (precio,mes,demanda) values (90,10,7824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409]*100)/60)%" office:value-type="percentage" office:value="1.5" calcext:value-type="percentage">
            <text:p>150.00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409]" office:value-type="percentage" office:value="1.9" calcext:value-type="percentage">
            <text:p>190.00 %</text:p>
          </table:table-cell>
          <table:table-cell table:formula="of:=(9200*(100%+[.E409])) - (9200*(100%+[.E409]))*([.C409]-100%)" office:value-type="float" office:value="8740" calcext:value-type="float">
            <text:p>8740</text:p>
          </table:table-cell>
          <table:table-cell table:formula="of:=(RANDBETWEEN([.G409]-5000;[.G409]))" office:value-type="float" office:value="4851" calcext:value-type="float">
            <text:p>4851</text:p>
          </table:table-cell>
          <table:table-cell table:formula="of:=RANDBETWEEN([.H409];[.G409])" office:value-type="float" office:value="6754" calcext:value-type="float">
            <text:p>6754</text:p>
          </table:table-cell>
          <table:table-cell/>
          <table:table-cell table:formula="of:=&quot;insert into demanda (precio,mes,demanda) values (&quot;&amp;[.B409]&amp;&quot;,&quot;&amp;[.D409]&amp;&quot;,&quot;&amp;[.I409]&amp;&quot;);&quot;" office:value-type="string" office:string-value="insert into demanda (precio,mes,demanda) values (90,11,6754);" calcext:value-type="string">
            <text:p>insert into demanda (precio,mes,demanda) values (90,11,6754);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(([.B410]*100)/60)%" office:value-type="percentage" office:value="1.5" calcext:value-type="percentage">
            <text:p>150.00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410]" office:value-type="percentage" office:value="2" calcext:value-type="percentage">
            <text:p>200.00 %</text:p>
          </table:table-cell>
          <table:table-cell table:formula="of:=(9200*(100%+[.E410])) - (9200*(100%+[.E410]))*([.C410]-100%)" office:value-type="float" office:value="9200" calcext:value-type="float">
            <text:p>9200</text:p>
          </table:table-cell>
          <table:table-cell table:formula="of:=(RANDBETWEEN([.G410]-5000;[.G410]))" office:value-type="float" office:value="7588" calcext:value-type="float">
            <text:p>7588</text:p>
          </table:table-cell>
          <table:table-cell table:formula="of:=RANDBETWEEN([.H410];[.G410])" office:value-type="float" office:value="7682" calcext:value-type="float">
            <text:p>7682</text:p>
          </table:table-cell>
          <table:table-cell/>
          <table:table-cell table:formula="of:=&quot;insert into demanda (precio,mes,demanda) values (&quot;&amp;[.B410]&amp;&quot;,&quot;&amp;[.D410]&amp;&quot;,&quot;&amp;[.I410]&amp;&quot;);&quot;" office:value-type="string" office:string-value="insert into demanda (precio,mes,demanda) values (90,12,7682);" calcext:value-type="string">
            <text:p>insert into demanda (precio,mes,demanda) values (90,12,7682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411]*100)/60)%" office:value-type="percentage" office:value="0.5" calcext:value-type="percentage">
            <text:p>50.00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411]" office:value-type="percentage" office:value="1.95" calcext:value-type="percentage">
            <text:p>195.00 %</text:p>
          </table:table-cell>
          <table:table-cell table:formula="of:=(9200*(100%+[.E411])) - (9200*(100%+[.E411]))*([.C411]-100%)" office:value-type="float" office:value="26910" calcext:value-type="float">
            <text:p>26910</text:p>
          </table:table-cell>
          <table:table-cell table:formula="of:=(RANDBETWEEN([.G411]-5000;[.G411]))" office:value-type="float" office:value="24431" calcext:value-type="float">
            <text:p>24431</text:p>
          </table:table-cell>
          <table:table-cell table:formula="of:=RANDBETWEEN([.H411];[.G411])" office:value-type="float" office:value="25111" calcext:value-type="float">
            <text:p>25111</text:p>
          </table:table-cell>
          <table:table-cell/>
          <table:table-cell table:formula="of:=&quot;insert into demanda (precio,mes,demanda) values (&quot;&amp;[.B411]&amp;&quot;,&quot;&amp;[.D411]&amp;&quot;,&quot;&amp;[.I411]&amp;&quot;);&quot;" office:value-type="string" office:string-value="insert into demanda (precio,mes,demanda) values (30,1,25111);" calcext:value-type="string">
            <text:p>insert into demanda (precio,mes,demanda) values (30,1,25111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412]*100)/60)%" office:value-type="percentage" office:value="0.5" calcext:value-type="percentage">
            <text:p>50.00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412]" office:value-type="percentage" office:value="1.6" calcext:value-type="percentage">
            <text:p>160.00 %</text:p>
          </table:table-cell>
          <table:table-cell table:formula="of:=(9200*(100%+[.E412])) - (9200*(100%+[.E412]))*([.C412]-100%)" office:value-type="float" office:value="22080" calcext:value-type="float">
            <text:p>22080</text:p>
          </table:table-cell>
          <table:table-cell table:formula="of:=(RANDBETWEEN([.G412]-5000;[.G412]))" office:value-type="float" office:value="19065" calcext:value-type="float">
            <text:p>19065</text:p>
          </table:table-cell>
          <table:table-cell table:formula="of:=RANDBETWEEN([.H412];[.G412])" office:value-type="float" office:value="19123" calcext:value-type="float">
            <text:p>19123</text:p>
          </table:table-cell>
          <table:table-cell/>
          <table:table-cell table:formula="of:=&quot;insert into demanda (precio,mes,demanda) values (&quot;&amp;[.B412]&amp;&quot;,&quot;&amp;[.D412]&amp;&quot;,&quot;&amp;[.I412]&amp;&quot;);&quot;" office:value-type="string" office:string-value="insert into demanda (precio,mes,demanda) values (30,2,19123);" calcext:value-type="string">
            <text:p>insert into demanda (precio,mes,demanda) values (30,2,19123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413]*100)/60)%" office:value-type="percentage" office:value="0.5" calcext:value-type="percentage">
            <text:p>50.00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413]" office:value-type="percentage" office:value="1.65" calcext:value-type="percentage">
            <text:p>165.00 %</text:p>
          </table:table-cell>
          <table:table-cell table:formula="of:=(9200*(100%+[.E413])) - (9200*(100%+[.E413]))*([.C413]-100%)" office:value-type="float" office:value="22770" calcext:value-type="float">
            <text:p>22770</text:p>
          </table:table-cell>
          <table:table-cell table:formula="of:=(RANDBETWEEN([.G413]-5000;[.G413]))" office:value-type="float" office:value="21708" calcext:value-type="float">
            <text:p>21708</text:p>
          </table:table-cell>
          <table:table-cell table:formula="of:=RANDBETWEEN([.H413];[.G413])" office:value-type="float" office:value="22023" calcext:value-type="float">
            <text:p>22023</text:p>
          </table:table-cell>
          <table:table-cell/>
          <table:table-cell table:formula="of:=&quot;insert into demanda (precio,mes,demanda) values (&quot;&amp;[.B413]&amp;&quot;,&quot;&amp;[.D413]&amp;&quot;,&quot;&amp;[.I413]&amp;&quot;);&quot;" office:value-type="string" office:string-value="insert into demanda (precio,mes,demanda) values (30,3,22023);" calcext:value-type="string">
            <text:p>insert into demanda (precio,mes,demanda) values (30,3,22023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414]*100)/60)%" office:value-type="percentage" office:value="0.5" calcext:value-type="percentage">
            <text:p>50.00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414]" office:value-type="percentage" office:value="1.8" calcext:value-type="percentage">
            <text:p>180.00 %</text:p>
          </table:table-cell>
          <table:table-cell table:formula="of:=(9200*(100%+[.E414])) - (9200*(100%+[.E414]))*([.C414]-100%)" office:value-type="float" office:value="24840" calcext:value-type="float">
            <text:p>24840</text:p>
          </table:table-cell>
          <table:table-cell table:formula="of:=(RANDBETWEEN([.G414]-5000;[.G414]))" office:value-type="float" office:value="24238" calcext:value-type="float">
            <text:p>24238</text:p>
          </table:table-cell>
          <table:table-cell table:formula="of:=RANDBETWEEN([.H414];[.G414])" office:value-type="float" office:value="24385" calcext:value-type="float">
            <text:p>24385</text:p>
          </table:table-cell>
          <table:table-cell/>
          <table:table-cell table:formula="of:=&quot;insert into demanda (precio,mes,demanda) values (&quot;&amp;[.B414]&amp;&quot;,&quot;&amp;[.D414]&amp;&quot;,&quot;&amp;[.I414]&amp;&quot;);&quot;" office:value-type="string" office:string-value="insert into demanda (precio,mes,demanda) values (30,4,24385);" calcext:value-type="string">
            <text:p>insert into demanda (precio,mes,demanda) values (30,4,24385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415]*100)/60)%" office:value-type="percentage" office:value="0.5" calcext:value-type="percentage">
            <text:p>50.00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415]" office:value-type="percentage" office:value="1.75" calcext:value-type="percentage">
            <text:p>175.00 %</text:p>
          </table:table-cell>
          <table:table-cell table:formula="of:=(9200*(100%+[.E415])) - (9200*(100%+[.E415]))*([.C415]-100%)" office:value-type="float" office:value="24150" calcext:value-type="float">
            <text:p>24150</text:p>
          </table:table-cell>
          <table:table-cell table:formula="of:=(RANDBETWEEN([.G415]-5000;[.G415]))" office:value-type="float" office:value="20506" calcext:value-type="float">
            <text:p>20506</text:p>
          </table:table-cell>
          <table:table-cell table:formula="of:=RANDBETWEEN([.H415];[.G415])" office:value-type="float" office:value="23559" calcext:value-type="float">
            <text:p>23559</text:p>
          </table:table-cell>
          <table:table-cell/>
          <table:table-cell table:formula="of:=&quot;insert into demanda (precio,mes,demanda) values (&quot;&amp;[.B415]&amp;&quot;,&quot;&amp;[.D415]&amp;&quot;,&quot;&amp;[.I415]&amp;&quot;);&quot;" office:value-type="string" office:string-value="insert into demanda (precio,mes,demanda) values (30,5,23559);" calcext:value-type="string">
            <text:p>insert into demanda (precio,mes,demanda) values (30,5,23559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416]*100)/60)%" office:value-type="percentage" office:value="0.5" calcext:value-type="percentage">
            <text:p>50.00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416]" office:value-type="percentage" office:value="1.5" calcext:value-type="percentage">
            <text:p>150.00 %</text:p>
          </table:table-cell>
          <table:table-cell table:formula="of:=(9200*(100%+[.E416])) - (9200*(100%+[.E416]))*([.C416]-100%)" office:value-type="float" office:value="20700" calcext:value-type="float">
            <text:p>20700</text:p>
          </table:table-cell>
          <table:table-cell table:formula="of:=(RANDBETWEEN([.G416]-5000;[.G416]))" office:value-type="float" office:value="20684" calcext:value-type="float">
            <text:p>20684</text:p>
          </table:table-cell>
          <table:table-cell table:formula="of:=RANDBETWEEN([.H416];[.G416])" office:value-type="float" office:value="20685" calcext:value-type="float">
            <text:p>20685</text:p>
          </table:table-cell>
          <table:table-cell/>
          <table:table-cell table:formula="of:=&quot;insert into demanda (precio,mes,demanda) values (&quot;&amp;[.B416]&amp;&quot;,&quot;&amp;[.D416]&amp;&quot;,&quot;&amp;[.I416]&amp;&quot;);&quot;" office:value-type="string" office:string-value="insert into demanda (precio,mes,demanda) values (30,6,20685);" calcext:value-type="string">
            <text:p>insert into demanda (precio,mes,demanda) values (30,6,20685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417]*100)/60)%" office:value-type="percentage" office:value="0.5" calcext:value-type="percentage">
            <text:p>50.00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417]" office:value-type="percentage" office:value="1.4" calcext:value-type="percentage">
            <text:p>140.00 %</text:p>
          </table:table-cell>
          <table:table-cell table:formula="of:=(9200*(100%+[.E417])) - (9200*(100%+[.E417]))*([.C417]-100%)" office:value-type="float" office:value="19320" calcext:value-type="float">
            <text:p>19320</text:p>
          </table:table-cell>
          <table:table-cell table:formula="of:=(RANDBETWEEN([.G417]-5000;[.G417]))" office:value-type="float" office:value="14935" calcext:value-type="float">
            <text:p>14935</text:p>
          </table:table-cell>
          <table:table-cell table:formula="of:=RANDBETWEEN([.H417];[.G417])" office:value-type="float" office:value="18146" calcext:value-type="float">
            <text:p>18146</text:p>
          </table:table-cell>
          <table:table-cell/>
          <table:table-cell table:formula="of:=&quot;insert into demanda (precio,mes,demanda) values (&quot;&amp;[.B417]&amp;&quot;,&quot;&amp;[.D417]&amp;&quot;,&quot;&amp;[.I417]&amp;&quot;);&quot;" office:value-type="string" office:string-value="insert into demanda (precio,mes,demanda) values (30,7,18146);" calcext:value-type="string">
            <text:p>insert into demanda (precio,mes,demanda) values (30,7,18146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418]*100)/60)%" office:value-type="percentage" office:value="0.5" calcext:value-type="percentage">
            <text:p>50.00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418]" office:value-type="percentage" office:value="1.63" calcext:value-type="percentage">
            <text:p>163.00 %</text:p>
          </table:table-cell>
          <table:table-cell table:formula="of:=(9200*(100%+[.E418])) - (9200*(100%+[.E418]))*([.C418]-100%)" office:value-type="float" office:value="22494" calcext:value-type="float">
            <text:p>22494</text:p>
          </table:table-cell>
          <table:table-cell table:formula="of:=(RANDBETWEEN([.G418]-5000;[.G418]))" office:value-type="float" office:value="19021" calcext:value-type="float">
            <text:p>19021</text:p>
          </table:table-cell>
          <table:table-cell table:formula="of:=RANDBETWEEN([.H418];[.G418])" office:value-type="float" office:value="20944" calcext:value-type="float">
            <text:p>20944</text:p>
          </table:table-cell>
          <table:table-cell/>
          <table:table-cell table:formula="of:=&quot;insert into demanda (precio,mes,demanda) values (&quot;&amp;[.B418]&amp;&quot;,&quot;&amp;[.D418]&amp;&quot;,&quot;&amp;[.I418]&amp;&quot;);&quot;" office:value-type="string" office:string-value="insert into demanda (precio,mes,demanda) values (30,8,20944);" calcext:value-type="string">
            <text:p>insert into demanda (precio,mes,demanda) values (30,8,20944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419]*100)/60)%" office:value-type="percentage" office:value="0.5" calcext:value-type="percentage">
            <text:p>50.00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419]" office:value-type="percentage" office:value="1.8" calcext:value-type="percentage">
            <text:p>180.00 %</text:p>
          </table:table-cell>
          <table:table-cell table:formula="of:=(9200*(100%+[.E419])) - (9200*(100%+[.E419]))*([.C419]-100%)" office:value-type="float" office:value="24840" calcext:value-type="float">
            <text:p>24840</text:p>
          </table:table-cell>
          <table:table-cell table:formula="of:=(RANDBETWEEN([.G419]-5000;[.G419]))" office:value-type="float" office:value="21020" calcext:value-type="float">
            <text:p>21020</text:p>
          </table:table-cell>
          <table:table-cell table:formula="of:=RANDBETWEEN([.H419];[.G419])" office:value-type="float" office:value="24296" calcext:value-type="float">
            <text:p>24296</text:p>
          </table:table-cell>
          <table:table-cell/>
          <table:table-cell table:formula="of:=&quot;insert into demanda (precio,mes,demanda) values (&quot;&amp;[.B419]&amp;&quot;,&quot;&amp;[.D419]&amp;&quot;,&quot;&amp;[.I419]&amp;&quot;);&quot;" office:value-type="string" office:string-value="insert into demanda (precio,mes,demanda) values (30,9,24296);" calcext:value-type="string">
            <text:p>insert into demanda (precio,mes,demanda) values (30,9,24296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420]*100)/60)%" office:value-type="percentage" office:value="0.5" calcext:value-type="percentage">
            <text:p>50.00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5" calcext:value-type="percentage">
            <text:p>85.00 %</text:p>
          </table:table-cell>
          <table:table-cell table:formula="of:=100%+[.E420]" office:value-type="percentage" office:value="1.85" calcext:value-type="percentage">
            <text:p>185.00 %</text:p>
          </table:table-cell>
          <table:table-cell table:formula="of:=(9200*(100%+[.E420])) - (9200*(100%+[.E420]))*([.C420]-100%)" office:value-type="float" office:value="25530" calcext:value-type="float">
            <text:p>25530</text:p>
          </table:table-cell>
          <table:table-cell table:formula="of:=(RANDBETWEEN([.G420]-5000;[.G420]))" office:value-type="float" office:value="23213" calcext:value-type="float">
            <text:p>23213</text:p>
          </table:table-cell>
          <table:table-cell table:formula="of:=RANDBETWEEN([.H420];[.G420])" office:value-type="float" office:value="23584" calcext:value-type="float">
            <text:p>23584</text:p>
          </table:table-cell>
          <table:table-cell/>
          <table:table-cell table:formula="of:=&quot;insert into demanda (precio,mes,demanda) values (&quot;&amp;[.B420]&amp;&quot;,&quot;&amp;[.D420]&amp;&quot;,&quot;&amp;[.I420]&amp;&quot;);&quot;" office:value-type="string" office:string-value="insert into demanda (precio,mes,demanda) values (30,10,23584);" calcext:value-type="string">
            <text:p>insert into demanda (precio,mes,demanda) values (30,10,23584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421]*100)/60)%" office:value-type="percentage" office:value="0.5" calcext:value-type="percentage">
            <text:p>50.00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421]" office:value-type="percentage" office:value="1.9" calcext:value-type="percentage">
            <text:p>190.00 %</text:p>
          </table:table-cell>
          <table:table-cell table:formula="of:=(9200*(100%+[.E421])) - (9200*(100%+[.E421]))*([.C421]-100%)" office:value-type="float" office:value="26220" calcext:value-type="float">
            <text:p>26220</text:p>
          </table:table-cell>
          <table:table-cell table:formula="of:=(RANDBETWEEN([.G421]-5000;[.G421]))" office:value-type="float" office:value="23331" calcext:value-type="float">
            <text:p>23331</text:p>
          </table:table-cell>
          <table:table-cell table:formula="of:=RANDBETWEEN([.H421];[.G421])" office:value-type="float" office:value="25274" calcext:value-type="float">
            <text:p>25274</text:p>
          </table:table-cell>
          <table:table-cell/>
          <table:table-cell table:formula="of:=&quot;insert into demanda (precio,mes,demanda) values (&quot;&amp;[.B421]&amp;&quot;,&quot;&amp;[.D421]&amp;&quot;,&quot;&amp;[.I421]&amp;&quot;);&quot;" office:value-type="string" office:string-value="insert into demanda (precio,mes,demanda) values (30,11,25274);" calcext:value-type="string">
            <text:p>insert into demanda (precio,mes,demanda) values (30,11,25274);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(([.B422]*100)/60)%" office:value-type="percentage" office:value="0.5" calcext:value-type="percentage">
            <text:p>50.00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422]" office:value-type="percentage" office:value="2" calcext:value-type="percentage">
            <text:p>200.00 %</text:p>
          </table:table-cell>
          <table:table-cell table:formula="of:=(9200*(100%+[.E422])) - (9200*(100%+[.E422]))*([.C422]-100%)" office:value-type="float" office:value="27600" calcext:value-type="float">
            <text:p>27600</text:p>
          </table:table-cell>
          <table:table-cell table:formula="of:=(RANDBETWEEN([.G422]-5000;[.G422]))" office:value-type="float" office:value="25126" calcext:value-type="float">
            <text:p>25126</text:p>
          </table:table-cell>
          <table:table-cell table:formula="of:=RANDBETWEEN([.H422];[.G422])" office:value-type="float" office:value="26459" calcext:value-type="float">
            <text:p>26459</text:p>
          </table:table-cell>
          <table:table-cell/>
          <table:table-cell table:formula="of:=&quot;insert into demanda (precio,mes,demanda) values (&quot;&amp;[.B422]&amp;&quot;,&quot;&amp;[.D422]&amp;&quot;,&quot;&amp;[.I422]&amp;&quot;);&quot;" office:value-type="string" office:string-value="insert into demanda (precio,mes,demanda) values (30,12,26459);" calcext:value-type="string">
            <text:p>insert into demanda (precio,mes,demanda) values (30,12,26459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423]*100)/60)%" office:value-type="percentage" office:value="0.416666666666667" calcext:value-type="percentage">
            <text:p>41.67 %</text:p>
          </table:table-cell>
          <table:table-cell office:value-type="float" office:value="1" calcext:value-type="float">
            <text:p>1</text:p>
          </table:table-cell>
          <table:table-cell office:value-type="percentage" office:value="0.95" calcext:value-type="percentage">
            <text:p>95.00 %</text:p>
          </table:table-cell>
          <table:table-cell table:formula="of:=100%+[.E423]" office:value-type="percentage" office:value="1.95" calcext:value-type="percentage">
            <text:p>195.00 %</text:p>
          </table:table-cell>
          <table:table-cell table:formula="of:=(9200*(100%+[.E423])) - (9200*(100%+[.E423]))*([.C423]-100%)" office:value-type="float" office:value="28405" calcext:value-type="float">
            <text:p>28405</text:p>
          </table:table-cell>
          <table:table-cell table:formula="of:=(RANDBETWEEN([.G423]-5000;[.G423]))" office:value-type="float" office:value="28061" calcext:value-type="float">
            <text:p>28061</text:p>
          </table:table-cell>
          <table:table-cell table:formula="of:=RANDBETWEEN([.H423];[.G423])" office:value-type="float" office:value="28208" calcext:value-type="float">
            <text:p>28208</text:p>
          </table:table-cell>
          <table:table-cell/>
          <table:table-cell table:formula="of:=&quot;insert into demanda (precio,mes,demanda) values (&quot;&amp;[.B423]&amp;&quot;,&quot;&amp;[.D423]&amp;&quot;,&quot;&amp;[.I423]&amp;&quot;);&quot;" office:value-type="string" office:string-value="insert into demanda (precio,mes,demanda) values (25,1,28208);" calcext:value-type="string">
            <text:p>insert into demanda (precio,mes,demanda) values (25,1,28208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424]*100)/60)%" office:value-type="percentage" office:value="0.416666666666667" calcext:value-type="percentage">
            <text:p>41.67 %</text:p>
          </table:table-cell>
          <table:table-cell office:value-type="float" office:value="2" calcext:value-type="float">
            <text:p>2</text:p>
          </table:table-cell>
          <table:table-cell office:value-type="percentage" office:value="0.6" calcext:value-type="percentage">
            <text:p>60.00 %</text:p>
          </table:table-cell>
          <table:table-cell table:formula="of:=100%+[.E424]" office:value-type="percentage" office:value="1.6" calcext:value-type="percentage">
            <text:p>160.00 %</text:p>
          </table:table-cell>
          <table:table-cell table:formula="of:=(9200*(100%+[.E424])) - (9200*(100%+[.E424]))*([.C424]-100%)" office:value-type="float" office:value="23306.6666666667" calcext:value-type="float">
            <text:p>23307</text:p>
          </table:table-cell>
          <table:table-cell table:formula="of:=(RANDBETWEEN([.G424]-5000;[.G424]))" office:value-type="float" office:value="19095" calcext:value-type="float">
            <text:p>19095</text:p>
          </table:table-cell>
          <table:table-cell table:formula="of:=RANDBETWEEN([.H424];[.G424])" office:value-type="float" office:value="20864" calcext:value-type="float">
            <text:p>20864</text:p>
          </table:table-cell>
          <table:table-cell/>
          <table:table-cell table:formula="of:=&quot;insert into demanda (precio,mes,demanda) values (&quot;&amp;[.B424]&amp;&quot;,&quot;&amp;[.D424]&amp;&quot;,&quot;&amp;[.I424]&amp;&quot;);&quot;" office:value-type="string" office:string-value="insert into demanda (precio,mes,demanda) values (25,2,20864);" calcext:value-type="string">
            <text:p>insert into demanda (precio,mes,demanda) values (25,2,20864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425]*100)/60)%" office:value-type="percentage" office:value="0.416666666666667" calcext:value-type="percentage">
            <text:p>41.67 %</text:p>
          </table:table-cell>
          <table:table-cell office:value-type="float" office:value="3" calcext:value-type="float">
            <text:p>3</text:p>
          </table:table-cell>
          <table:table-cell office:value-type="percentage" office:value="0.65" calcext:value-type="percentage">
            <text:p>65.00 %</text:p>
          </table:table-cell>
          <table:table-cell table:formula="of:=100%+[.E425]" office:value-type="percentage" office:value="1.65" calcext:value-type="percentage">
            <text:p>165.00 %</text:p>
          </table:table-cell>
          <table:table-cell table:formula="of:=(9200*(100%+[.E425])) - (9200*(100%+[.E425]))*([.C425]-100%)" office:value-type="float" office:value="24035" calcext:value-type="float">
            <text:p>24035</text:p>
          </table:table-cell>
          <table:table-cell table:formula="of:=(RANDBETWEEN([.G425]-5000;[.G425]))" office:value-type="float" office:value="21343" calcext:value-type="float">
            <text:p>21343</text:p>
          </table:table-cell>
          <table:table-cell table:formula="of:=RANDBETWEEN([.H425];[.G425])" office:value-type="float" office:value="22689" calcext:value-type="float">
            <text:p>22689</text:p>
          </table:table-cell>
          <table:table-cell/>
          <table:table-cell table:formula="of:=&quot;insert into demanda (precio,mes,demanda) values (&quot;&amp;[.B425]&amp;&quot;,&quot;&amp;[.D425]&amp;&quot;,&quot;&amp;[.I425]&amp;&quot;);&quot;" office:value-type="string" office:string-value="insert into demanda (precio,mes,demanda) values (25,3,22689);" calcext:value-type="string">
            <text:p>insert into demanda (precio,mes,demanda) values (25,3,22689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426]*100)/60)%" office:value-type="percentage" office:value="0.416666666666667" calcext:value-type="percentage">
            <text:p>41.67 %</text:p>
          </table:table-cell>
          <table:table-cell office:value-type="float" office:value="4" calcext:value-type="float">
            <text:p>4</text:p>
          </table:table-cell>
          <table:table-cell office:value-type="percentage" office:value="0.8" calcext:value-type="percentage">
            <text:p>80.00 %</text:p>
          </table:table-cell>
          <table:table-cell table:formula="of:=100%+[.E426]" office:value-type="percentage" office:value="1.8" calcext:value-type="percentage">
            <text:p>180.00 %</text:p>
          </table:table-cell>
          <table:table-cell table:formula="of:=(9200*(100%+[.E426])) - (9200*(100%+[.E426]))*([.C426]-100%)" office:value-type="float" office:value="26220" calcext:value-type="float">
            <text:p>26220</text:p>
          </table:table-cell>
          <table:table-cell table:formula="of:=(RANDBETWEEN([.G426]-5000;[.G426]))" office:value-type="float" office:value="23300" calcext:value-type="float">
            <text:p>23300</text:p>
          </table:table-cell>
          <table:table-cell table:formula="of:=RANDBETWEEN([.H426];[.G426])" office:value-type="float" office:value="23970" calcext:value-type="float">
            <text:p>23970</text:p>
          </table:table-cell>
          <table:table-cell/>
          <table:table-cell table:formula="of:=&quot;insert into demanda (precio,mes,demanda) values (&quot;&amp;[.B426]&amp;&quot;,&quot;&amp;[.D426]&amp;&quot;,&quot;&amp;[.I426]&amp;&quot;);&quot;" office:value-type="string" office:string-value="insert into demanda (precio,mes,demanda) values (25,4,23970);" calcext:value-type="string">
            <text:p>insert into demanda (precio,mes,demanda) values (25,4,23970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427]*100)/60)%" office:value-type="percentage" office:value="0.416666666666667" calcext:value-type="percentage">
            <text:p>41.67 %</text:p>
          </table:table-cell>
          <table:table-cell office:value-type="float" office:value="5" calcext:value-type="float">
            <text:p>5</text:p>
          </table:table-cell>
          <table:table-cell office:value-type="percentage" office:value="0.75" calcext:value-type="percentage">
            <text:p>75.00 %</text:p>
          </table:table-cell>
          <table:table-cell table:formula="of:=100%+[.E427]" office:value-type="percentage" office:value="1.75" calcext:value-type="percentage">
            <text:p>175.00 %</text:p>
          </table:table-cell>
          <table:table-cell table:formula="of:=(9200*(100%+[.E427])) - (9200*(100%+[.E427]))*([.C427]-100%)" office:value-type="float" office:value="25491.6666666667" calcext:value-type="float">
            <text:p>25492</text:p>
          </table:table-cell>
          <table:table-cell table:formula="of:=(RANDBETWEEN([.G427]-5000;[.G427]))" office:value-type="float" office:value="22162" calcext:value-type="float">
            <text:p>22162</text:p>
          </table:table-cell>
          <table:table-cell table:formula="of:=RANDBETWEEN([.H427];[.G427])" office:value-type="float" office:value="24564" calcext:value-type="float">
            <text:p>24564</text:p>
          </table:table-cell>
          <table:table-cell/>
          <table:table-cell table:formula="of:=&quot;insert into demanda (precio,mes,demanda) values (&quot;&amp;[.B427]&amp;&quot;,&quot;&amp;[.D427]&amp;&quot;,&quot;&amp;[.I427]&amp;&quot;);&quot;" office:value-type="string" office:string-value="insert into demanda (precio,mes,demanda) values (25,5,24564);" calcext:value-type="string">
            <text:p>insert into demanda (precio,mes,demanda) values (25,5,24564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428]*100)/60)%" office:value-type="percentage" office:value="0.416666666666667" calcext:value-type="percentage">
            <text:p>41.67 %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.00 %</text:p>
          </table:table-cell>
          <table:table-cell table:formula="of:=100%+[.E428]" office:value-type="percentage" office:value="1.5" calcext:value-type="percentage">
            <text:p>150.00 %</text:p>
          </table:table-cell>
          <table:table-cell table:formula="of:=(9200*(100%+[.E428])) - (9200*(100%+[.E428]))*([.C428]-100%)" office:value-type="float" office:value="21850" calcext:value-type="float">
            <text:p>21850</text:p>
          </table:table-cell>
          <table:table-cell table:formula="of:=(RANDBETWEEN([.G428]-5000;[.G428]))" office:value-type="float" office:value="19412" calcext:value-type="float">
            <text:p>19412</text:p>
          </table:table-cell>
          <table:table-cell table:formula="of:=RANDBETWEEN([.H428];[.G428])" office:value-type="float" office:value="19460" calcext:value-type="float">
            <text:p>19460</text:p>
          </table:table-cell>
          <table:table-cell/>
          <table:table-cell table:formula="of:=&quot;insert into demanda (precio,mes,demanda) values (&quot;&amp;[.B428]&amp;&quot;,&quot;&amp;[.D428]&amp;&quot;,&quot;&amp;[.I428]&amp;&quot;);&quot;" office:value-type="string" office:string-value="insert into demanda (precio,mes,demanda) values (25,6,19460);" calcext:value-type="string">
            <text:p>insert into demanda (precio,mes,demanda) values (25,6,19460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429]*100)/60)%" office:value-type="percentage" office:value="0.416666666666667" calcext:value-type="percentage">
            <text:p>41.67 %</text:p>
          </table:table-cell>
          <table:table-cell office:value-type="float" office:value="7" calcext:value-type="float">
            <text:p>7</text:p>
          </table:table-cell>
          <table:table-cell office:value-type="percentage" office:value="0.4" calcext:value-type="percentage">
            <text:p>40.00 %</text:p>
          </table:table-cell>
          <table:table-cell table:formula="of:=100%+[.E429]" office:value-type="percentage" office:value="1.4" calcext:value-type="percentage">
            <text:p>140.00 %</text:p>
          </table:table-cell>
          <table:table-cell table:formula="of:=(9200*(100%+[.E429])) - (9200*(100%+[.E429]))*([.C429]-100%)" office:value-type="float" office:value="20393.3333333333" calcext:value-type="float">
            <text:p>20393</text:p>
          </table:table-cell>
          <table:table-cell table:formula="of:=(RANDBETWEEN([.G429]-5000;[.G429]))" office:value-type="float" office:value="17891" calcext:value-type="float">
            <text:p>17891</text:p>
          </table:table-cell>
          <table:table-cell table:formula="of:=RANDBETWEEN([.H429];[.G429])" office:value-type="float" office:value="18097" calcext:value-type="float">
            <text:p>18097</text:p>
          </table:table-cell>
          <table:table-cell/>
          <table:table-cell table:formula="of:=&quot;insert into demanda (precio,mes,demanda) values (&quot;&amp;[.B429]&amp;&quot;,&quot;&amp;[.D429]&amp;&quot;,&quot;&amp;[.I429]&amp;&quot;);&quot;" office:value-type="string" office:string-value="insert into demanda (precio,mes,demanda) values (25,7,18097);" calcext:value-type="string">
            <text:p>insert into demanda (precio,mes,demanda) values (25,7,18097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430]*100)/60)%" office:value-type="percentage" office:value="0.416666666666667" calcext:value-type="percentage">
            <text:p>41.67 %</text:p>
          </table:table-cell>
          <table:table-cell office:value-type="float" office:value="8" calcext:value-type="float">
            <text:p>8</text:p>
          </table:table-cell>
          <table:table-cell office:value-type="percentage" office:value="0.63" calcext:value-type="percentage">
            <text:p>63.00 %</text:p>
          </table:table-cell>
          <table:table-cell table:formula="of:=100%+[.E430]" office:value-type="percentage" office:value="1.63" calcext:value-type="percentage">
            <text:p>163.00 %</text:p>
          </table:table-cell>
          <table:table-cell table:formula="of:=(9200*(100%+[.E430])) - (9200*(100%+[.E430]))*([.C430]-100%)" office:value-type="float" office:value="23743.6666666667" calcext:value-type="float">
            <text:p>23744</text:p>
          </table:table-cell>
          <table:table-cell table:formula="of:=(RANDBETWEEN([.G430]-5000;[.G430]))" office:value-type="float" office:value="23586" calcext:value-type="float">
            <text:p>23586</text:p>
          </table:table-cell>
          <table:table-cell table:formula="of:=RANDBETWEEN([.H430];[.G430])" office:value-type="float" office:value="23720" calcext:value-type="float">
            <text:p>23720</text:p>
          </table:table-cell>
          <table:table-cell/>
          <table:table-cell table:formula="of:=&quot;insert into demanda (precio,mes,demanda) values (&quot;&amp;[.B430]&amp;&quot;,&quot;&amp;[.D430]&amp;&quot;,&quot;&amp;[.I430]&amp;&quot;);&quot;" office:value-type="string" office:string-value="insert into demanda (precio,mes,demanda) values (25,8,23720);" calcext:value-type="string">
            <text:p>insert into demanda (precio,mes,demanda) values (25,8,23720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431]*100)/60)%" office:value-type="percentage" office:value="0.416666666666667" calcext:value-type="percentage">
            <text:p>41.67 %</text:p>
          </table:table-cell>
          <table:table-cell office:value-type="float" office:value="9" calcext:value-type="float">
            <text:p>9</text:p>
          </table:table-cell>
          <table:table-cell office:value-type="percentage" office:value="0.8" calcext:value-type="percentage">
            <text:p>80.00 %</text:p>
          </table:table-cell>
          <table:table-cell table:formula="of:=100%+[.E431]" office:value-type="percentage" office:value="1.8" calcext:value-type="percentage">
            <text:p>180.00 %</text:p>
          </table:table-cell>
          <table:table-cell table:formula="of:=(9200*(100%+[.E431])) - (9200*(100%+[.E431]))*([.C431]-100%)" office:value-type="float" office:value="26220" calcext:value-type="float">
            <text:p>26220</text:p>
          </table:table-cell>
          <table:table-cell table:formula="of:=(RANDBETWEEN([.G431]-5000;[.G431]))" office:value-type="float" office:value="23224" calcext:value-type="float">
            <text:p>23224</text:p>
          </table:table-cell>
          <table:table-cell table:formula="of:=RANDBETWEEN([.H431];[.G431])" office:value-type="float" office:value="23864" calcext:value-type="float">
            <text:p>23864</text:p>
          </table:table-cell>
          <table:table-cell/>
          <table:table-cell table:formula="of:=&quot;insert into demanda (precio,mes,demanda) values (&quot;&amp;[.B431]&amp;&quot;,&quot;&amp;[.D431]&amp;&quot;,&quot;&amp;[.I431]&amp;&quot;);&quot;" office:value-type="string" office:string-value="insert into demanda (precio,mes,demanda) values (25,9,23864);" calcext:value-type="string">
            <text:p>insert into demanda (precio,mes,demanda) values (25,9,23864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432]*100)/60)%" office:value-type="percentage" office:value="0.416666666666667" calcext:value-type="percentage">
            <text:p>41.67 %</text:p>
          </table:table-cell>
          <table:table-cell office:value-type="float" office:value="10" calcext:value-type="float">
            <text:p>10</text:p>
          </table:table-cell>
          <table:table-cell office:value-type="percentage" office:value="0.85" calcext:value-type="percentage">
            <text:p>85.00 %</text:p>
          </table:table-cell>
          <table:table-cell table:formula="of:=100%+[.E432]" office:value-type="percentage" office:value="1.85" calcext:value-type="percentage">
            <text:p>185.00 %</text:p>
          </table:table-cell>
          <table:table-cell table:formula="of:=(9200*(100%+[.E432])) - (9200*(100%+[.E432]))*([.C432]-100%)" office:value-type="float" office:value="26948.3333333333" calcext:value-type="float">
            <text:p>26948</text:p>
          </table:table-cell>
          <table:table-cell table:formula="of:=(RANDBETWEEN([.G432]-5000;[.G432]))" office:value-type="float" office:value="23992" calcext:value-type="float">
            <text:p>23992</text:p>
          </table:table-cell>
          <table:table-cell table:formula="of:=RANDBETWEEN([.H432];[.G432])" office:value-type="float" office:value="26718" calcext:value-type="float">
            <text:p>26718</text:p>
          </table:table-cell>
          <table:table-cell/>
          <table:table-cell table:formula="of:=&quot;insert into demanda (precio,mes,demanda) values (&quot;&amp;[.B432]&amp;&quot;,&quot;&amp;[.D432]&amp;&quot;,&quot;&amp;[.I432]&amp;&quot;);&quot;" office:value-type="string" office:string-value="insert into demanda (precio,mes,demanda) values (25,10,26718);" calcext:value-type="string">
            <text:p>insert into demanda (precio,mes,demanda) values (25,10,26718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433]*100)/60)%" office:value-type="percentage" office:value="0.416666666666667" calcext:value-type="percentage">
            <text:p>41.67 %</text:p>
          </table:table-cell>
          <table:table-cell office:value-type="float" office:value="11" calcext:value-type="float">
            <text:p>11</text:p>
          </table:table-cell>
          <table:table-cell office:value-type="percentage" office:value="0.9" calcext:value-type="percentage">
            <text:p>90.00 %</text:p>
          </table:table-cell>
          <table:table-cell table:formula="of:=100%+[.E433]" office:value-type="percentage" office:value="1.9" calcext:value-type="percentage">
            <text:p>190.00 %</text:p>
          </table:table-cell>
          <table:table-cell table:formula="of:=(9200*(100%+[.E433])) - (9200*(100%+[.E433]))*([.C433]-100%)" office:value-type="float" office:value="27676.6666666667" calcext:value-type="float">
            <text:p>27677</text:p>
          </table:table-cell>
          <table:table-cell table:formula="of:=(RANDBETWEEN([.G433]-5000;[.G433]))" office:value-type="float" office:value="26814" calcext:value-type="float">
            <text:p>26814</text:p>
          </table:table-cell>
          <table:table-cell table:formula="of:=RANDBETWEEN([.H433];[.G433])" office:value-type="float" office:value="26822" calcext:value-type="float">
            <text:p>26822</text:p>
          </table:table-cell>
          <table:table-cell/>
          <table:table-cell table:formula="of:=&quot;insert into demanda (precio,mes,demanda) values (&quot;&amp;[.B433]&amp;&quot;,&quot;&amp;[.D433]&amp;&quot;,&quot;&amp;[.I433]&amp;&quot;);&quot;" office:value-type="string" office:string-value="insert into demanda (precio,mes,demanda) values (25,11,26822);" calcext:value-type="string">
            <text:p>insert into demanda (precio,mes,demanda) values (25,11,26822);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(([.B434]*100)/60)%" office:value-type="percentage" office:value="0.416666666666667" calcext:value-type="percentage">
            <text:p>41.67 %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.00 %</text:p>
          </table:table-cell>
          <table:table-cell table:formula="of:=100%+[.E434]" office:value-type="percentage" office:value="2" calcext:value-type="percentage">
            <text:p>200.00 %</text:p>
          </table:table-cell>
          <table:table-cell table:formula="of:=(9200*(100%+[.E434])) - (9200*(100%+[.E434]))*([.C434]-100%)" office:value-type="float" office:value="29133.3333333333" calcext:value-type="float">
            <text:p>29133</text:p>
          </table:table-cell>
          <table:table-cell table:formula="of:=(RANDBETWEEN([.G434]-5000;[.G434]))" office:value-type="float" office:value="25379" calcext:value-type="float">
            <text:p>25379</text:p>
          </table:table-cell>
          <table:table-cell table:formula="of:=RANDBETWEEN([.H434];[.G434])" office:value-type="float" office:value="28799" calcext:value-type="float">
            <text:p>28799</text:p>
          </table:table-cell>
          <table:table-cell/>
          <table:table-cell table:formula="of:=&quot;insert into demanda (precio,mes,demanda) values (&quot;&amp;[.B434]&amp;&quot;,&quot;&amp;[.D434]&amp;&quot;,&quot;&amp;[.I434]&amp;&quot;);&quot;" office:value-type="string" office:string-value="insert into demanda (precio,mes,demanda) values (25,12,28799);" calcext:value-type="string">
            <text:p>insert into demanda (precio,mes,demanda) values (25,12,28799)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N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16:24:43.75472664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24:50.958840933</meta:creation-date>
    <meta:editing-duration>PT28M10S</meta:editing-duration>
    <meta:editing-cycles>9</meta:editing-cycles>
    <meta:generator>LibreOffice/6.0.7.3$Linux_X86_64 LibreOffice_project/00m0$Build-3</meta:generator>
    <dc:date>2020-02-11T17:24:19.723646033</dc:date>
    <meta:document-statistic meta:table-count="1" meta:cell-count="3897" meta:object-count="0"/>
  </office:meta>
</office:document-meta>
</file>